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4">
      <style:text-properties style:text-position="25%" fo:color="#000000"/>
    </style:style>
    <style:style style:family="text" style:name="T2" style:display-name="T2" style:parent-style-name="CharStyle4">
      <style:text-properties fo:color="#000000"/>
    </style:style>
    <style:style style:family="text" style:name="T3" style:display-name="T3" style:parent-style-name="CharStyle3">
      <style:text-properties fo:color="#000000"/>
    </style:style>
    <style:style style:family="text" style:name="T4" style:display-name="T4" style:parent-style-name="CharStyle5">
      <style:text-properties fo:color="#000000"/>
    </style:style>
    <style:style style:family="text" style:name="T5" style:display-name="T5" style:parent-style-name="CharStyle3">
      <style:text-properties fo:color="#000000"/>
    </style:style>
    <style:style style:family="text" style:name="T6" style:display-name="T6" style:parent-style-name="CharStyle5">
      <style:text-properties fo:color="#000000"/>
    </style:style>
    <style:style style:family="text" style:name="T7" style:display-name="T7" style:parent-style-name="CharStyle3">
      <style:text-properties fo:color="#000000"/>
    </style:style>
    <style:style style:family="text" style:name="T8" style:display-name="T8" style:parent-style-name="CharStyle5">
      <style:text-properties style:text-position="25%" fo:color="#000000"/>
    </style:style>
    <style:style style:family="text" style:name="T9" style:display-name="T9" style:parent-style-name="CharStyle5">
      <style:text-properties fo:color="#000000"/>
    </style:style>
    <style:style style:family="text" style:name="T10" style:display-name="T10" style:parent-style-name="CharStyle3">
      <style:text-properties fo:color="#000000"/>
    </style:style>
    <style:style style:family="text" style:name="T11" style:display-name="T11" style:parent-style-name="CharStyle6">
      <style:text-properties style:text-position="25%" fo:color="#000000" fo:background-color="#FFFFFF"/>
    </style:style>
    <style:style style:family="text" style:name="T12" style:display-name="T12" style:parent-style-name="CharStyle4">
      <style:text-properties fo:color="#000000"/>
    </style:style>
    <style:style style:family="text" style:name="T13" style:display-name="T13" style:parent-style-name="CharStyle3">
      <style:text-properties fo:color="#000000"/>
    </style:style>
    <style:style style:family="text" style:name="T14" style:display-name="T14" style:parent-style-name="CharStyle7">
      <style:text-properties fo:color="#000000"/>
    </style:style>
    <style:style style:family="text" style:name="T15" style:display-name="T15" style:parent-style-name="CharStyle3">
      <style:text-properties fo:color="#000000"/>
    </style:style>
    <style:style style:family="text" style:name="T16" style:display-name="T16" style:parent-style-name="CharStyle5">
      <style:text-properties fo:color="#000000"/>
    </style:style>
    <style:style style:family="text" style:name="T17" style:display-name="T17" style:parent-style-name="CharStyle3">
      <style:text-properties fo:color="#000000"/>
    </style:style>
    <style:style style:family="text" style:name="T18" style:display-name="T18" style:parent-style-name="CharStyle3">
      <style:text-properties fo:color="#000000"/>
    </style:style>
    <style:style style:family="text" style:name="T19" style:display-name="T19" style:parent-style-name="CharStyle4">
      <style:text-properties style:text-position="25%" fo:color="#000000"/>
    </style:style>
    <style:style style:family="text" style:name="T20" style:display-name="T20" style:parent-style-name="CharStyle4">
      <style:text-properties fo:color="#000000"/>
    </style:style>
    <style:style style:family="text" style:name="T21" style:display-name="T21" style:parent-style-name="CharStyle3">
      <style:text-properties fo:color="#000000"/>
    </style:style>
    <style:style style:family="text" style:name="T22" style:display-name="T22" style:parent-style-name="CharStyle5">
      <style:text-properties fo:color="#000000"/>
    </style:style>
    <style:style style:family="text" style:name="T23" style:display-name="T23" style:parent-style-name="CharStyle3">
      <style:text-properties fo:color="#000000"/>
    </style:style>
    <style:style style:family="text" style:name="T24" style:display-name="T24" style:parent-style-name="CharStyle3">
      <style:text-properties fo:language="he" style:language-asian="he" style:language-complex="he" fo:country="IL" style:country-asian="IL" style:country-complex="IL" fo:color="#000000"/>
    </style:style>
    <style:style style:family="text" style:name="T25" style:display-name="T25" style:parent-style-name="CharStyle3">
      <style:text-properties fo:color="#000000"/>
    </style:style>
    <style:style style:family="text" style:name="T26" style:display-name="T26" style:parent-style-name="CharStyle3">
      <style:text-properties fo:language="he" style:language-asian="he" style:language-complex="he" fo:country="IL" style:country-asian="IL" style:country-complex="IL" fo:color="#000000"/>
    </style:style>
    <style:style style:family="text" style:name="T27" style:display-name="T27" style:parent-style-name="CharStyle3">
      <style:text-properties fo:color="#000000"/>
    </style:style>
    <style:style style:family="text" style:name="T28" style:display-name="T28" style:parent-style-name="CharStyle4">
      <style:text-properties fo:color="#000000"/>
    </style:style>
    <style:style style:family="text" style:name="T29" style:display-name="T29" style:parent-style-name="CharStyle3">
      <style:text-properties fo:color="#000000"/>
    </style:style>
    <style:style style:family="text" style:name="T30" style:display-name="T30" style:parent-style-name="CharStyle5">
      <style:text-properties fo:color="#000000"/>
    </style:style>
    <style:style style:family="text" style:name="T31" style:display-name="T31" style:parent-style-name="CharStyle3">
      <style:text-properties fo:color="#000000"/>
    </style:style>
    <style:style style:family="text" style:name="T32" style:display-name="T32" style:parent-style-name="CharStyle3">
      <style:text-properties fo:color="#000000"/>
    </style:style>
    <style:style style:family="text" style:name="T33" style:display-name="T33" style:parent-style-name="CharStyle5">
      <style:text-properties fo:color="#000000"/>
    </style:style>
    <style:style style:family="text" style:name="T34" style:display-name="T34" style:parent-style-name="CharStyle3">
      <style:text-properties fo:color="#000000"/>
    </style:style>
    <style:style style:family="text" style:name="T35" style:display-name="T35" style:parent-style-name="CharStyle3">
      <style:text-properties fo:color="#000000"/>
    </style:style>
    <style:style style:family="text" style:name="T36" style:display-name="T36" style:parent-style-name="CharStyle4">
      <style:text-properties style:text-position="25%" fo:color="#000000"/>
    </style:style>
    <style:style style:family="text" style:name="T37" style:display-name="T37" style:parent-style-name="CharStyle4">
      <style:text-properties fo:color="#000000"/>
    </style:style>
    <style:style style:family="text" style:name="T38" style:display-name="T38" style:parent-style-name="CharStyle3">
      <style:text-properties fo:color="#000000"/>
    </style:style>
    <style:style style:family="text" style:name="T39" style:display-name="T39" style:parent-style-name="CharStyle4">
      <style:text-properties style:text-position="25%" fo:color="#000000"/>
    </style:style>
    <style:style style:family="text" style:name="T40" style:display-name="T40" style:parent-style-name="CharStyle4">
      <style:text-properties fo:color="#000000"/>
    </style:style>
    <style:style style:family="text" style:name="T41" style:display-name="T41" style:parent-style-name="CharStyle3">
      <style:text-properties fo:color="#000000"/>
    </style:style>
    <style:style style:family="text" style:name="T42" style:display-name="T42" style:parent-style-name="CharStyle5">
      <style:text-properties fo:color="#000000"/>
    </style:style>
    <style:style style:family="text" style:name="T43" style:display-name="T43" style:parent-style-name="CharStyle8">
      <style:text-properties fo:color="#000000"/>
    </style:style>
    <style:style style:family="text" style:name="T44" style:display-name="T44" style:parent-style-name="CharStyle5">
      <style:text-properties fo:color="#000000"/>
    </style:style>
    <style:style style:family="text" style:name="T45" style:display-name="T45" style:parent-style-name="CharStyle3">
      <style:text-properties fo:color="#000000"/>
    </style:style>
    <style:style style:family="text" style:name="T46" style:display-name="T46" style:parent-style-name="CharStyle5">
      <style:text-properties fo:color="#000000"/>
    </style:style>
    <style:style style:family="text" style:name="T47" style:display-name="T47" style:parent-style-name="CharStyle3">
      <style:text-properties fo:color="#000000"/>
    </style:style>
    <style:style style:family="text" style:name="T48" style:display-name="T48" style:parent-style-name="CharStyle5">
      <style:text-properties fo:color="#000000"/>
    </style:style>
    <style:style style:family="text" style:name="T49" style:display-name="T49" style:parent-style-name="CharStyle3">
      <style:text-properties fo:color="#000000"/>
    </style:style>
    <style:style style:family="text" style:name="T50" style:display-name="T50" style:parent-style-name="CharStyle5">
      <style:text-properties fo:color="#000000"/>
    </style:style>
    <style:style style:family="text" style:name="T51" style:display-name="T51" style:parent-style-name="CharStyle3">
      <style:text-properties fo:color="#000000"/>
    </style:style>
    <style:style style:family="text" style:name="T52" style:display-name="T52" style:parent-style-name="CharStyle5">
      <style:text-properties fo:color="#000000"/>
    </style:style>
    <style:style style:family="text" style:name="T53" style:display-name="T53" style:parent-style-name="CharStyle3">
      <style:text-properties fo:color="#000000"/>
    </style:style>
    <style:style style:family="text" style:name="T54" style:display-name="T54" style:parent-style-name="CharStyle5">
      <style:text-properties fo:color="#000000"/>
    </style:style>
    <style:style style:family="text" style:name="T55" style:display-name="T55" style:parent-style-name="CharStyle3">
      <style:text-properties fo:color="#000000"/>
    </style:style>
    <style:style style:family="text" style:name="T56" style:display-name="T56" style:parent-style-name="CharStyle5">
      <style:text-properties fo:color="#000000"/>
    </style:style>
    <style:style style:family="text" style:name="T57" style:display-name="T57" style:parent-style-name="CharStyle3">
      <style:text-properties fo:color="#000000"/>
    </style:style>
    <style:style style:family="text" style:name="T58" style:display-name="T58" style:parent-style-name="CharStyle4">
      <style:text-properties style:text-position="25%" fo:color="#000000"/>
    </style:style>
    <style:style style:family="text" style:name="T59" style:display-name="T59" style:parent-style-name="CharStyle4">
      <style:text-properties fo:color="#000000"/>
    </style:style>
    <style:style style:family="text" style:name="T60" style:display-name="T60" style:parent-style-name="CharStyle3">
      <style:text-properties fo:color="#000000"/>
    </style:style>
    <style:style style:family="text" style:name="T61" style:display-name="T61" style:parent-style-name="CharStyle5">
      <style:text-properties fo:color="#000000"/>
    </style:style>
    <style:style style:family="text" style:name="T62" style:display-name="T62" style:parent-style-name="CharStyle3">
      <style:text-properties fo:color="#000000"/>
    </style:style>
    <style:style style:family="text" style:name="T63" style:display-name="T63" style:parent-style-name="CharStyle4">
      <style:text-properties style:text-position="25%" fo:color="#000000"/>
    </style:style>
    <style:style style:family="text" style:name="T64" style:display-name="T64" style:parent-style-name="CharStyle4">
      <style:text-properties fo:color="#000000"/>
    </style:style>
    <style:style style:family="text" style:name="T65" style:display-name="T65" style:parent-style-name="CharStyle3">
      <style:text-properties fo:color="#000000"/>
    </style:style>
    <style:style style:family="text" style:name="T66" style:display-name="T66" style:parent-style-name="CharStyle5">
      <style:text-properties fo:color="#000000"/>
    </style:style>
    <style:style style:family="text" style:name="T67" style:display-name="T67" style:parent-style-name="CharStyle3">
      <style:text-properties fo:color="#000000"/>
    </style:style>
    <style:style style:family="text" style:name="T68" style:display-name="T68" style:parent-style-name="CharStyle4">
      <style:text-properties style:text-position="25%" fo:color="#000000"/>
    </style:style>
    <style:style style:family="text" style:name="T69" style:display-name="T69" style:parent-style-name="CharStyle4">
      <style:text-properties fo:color="#000000"/>
    </style:style>
    <style:style style:family="text" style:name="T70" style:display-name="T70" style:parent-style-name="CharStyle3">
      <style:text-properties fo:color="#000000"/>
    </style:style>
    <style:style style:family="text" style:name="T71" style:display-name="T71" style:parent-style-name="CharStyle5">
      <style:text-properties fo:color="#000000"/>
    </style:style>
    <style:style style:family="text" style:name="T72" style:display-name="T72" style:parent-style-name="CharStyle3">
      <style:text-properties fo:color="#000000"/>
    </style:style>
    <style:style style:family="text" style:name="T73" style:display-name="T73" style:parent-style-name="CharStyle9">
      <style:text-properties fo:color="#000000"/>
    </style:style>
    <style:style style:family="text" style:name="T74" style:display-name="T74" style:parent-style-name="CharStyle4">
      <style:text-properties style:text-position="25%" fo:color="#000000"/>
    </style:style>
    <style:style style:family="text" style:name="T75" style:display-name="T75" style:parent-style-name="CharStyle4">
      <style:text-properties fo:color="#000000"/>
    </style:style>
    <style:style style:family="text" style:name="T76" style:display-name="T76" style:parent-style-name="CharStyle3">
      <style:text-properties fo:color="#000000"/>
    </style:style>
    <style:style style:family="text" style:name="T77" style:display-name="T77" style:parent-style-name="CharStyle5">
      <style:text-properties fo:color="#000000"/>
    </style:style>
    <style:style style:family="text" style:name="T78" style:display-name="T78" style:parent-style-name="CharStyle3">
      <style:text-properties fo:color="#000000"/>
    </style:style>
    <style:style style:family="text" style:name="T79" style:display-name="T79" style:parent-style-name="CharStyle4">
      <style:text-properties style:text-position="25%" fo:color="#000000"/>
    </style:style>
    <style:style style:family="text" style:name="T80" style:display-name="T80" style:parent-style-name="CharStyle4">
      <style:text-properties fo:color="#000000"/>
    </style:style>
    <style:style style:family="text" style:name="T81" style:display-name="T81" style:parent-style-name="CharStyle3">
      <style:text-properties fo:color="#000000"/>
    </style:style>
    <style:style style:family="text" style:name="T82" style:display-name="T82" style:parent-style-name="CharStyle4">
      <style:text-properties style:text-position="25%" fo:color="#000000"/>
    </style:style>
    <style:style style:family="text" style:name="T83" style:display-name="T83" style:parent-style-name="CharStyle4">
      <style:text-properties fo:color="#000000"/>
    </style:style>
    <style:style style:family="text" style:name="T84" style:display-name="T84" style:parent-style-name="CharStyle3">
      <style:text-properties fo:color="#000000"/>
    </style:style>
    <style:style style:family="text" style:name="T85" style:display-name="T85" style:parent-style-name="CharStyle5">
      <style:text-properties fo:color="#000000"/>
    </style:style>
    <style:style style:family="text" style:name="T86" style:display-name="T86" style:parent-style-name="CharStyle3">
      <style:text-properties fo:color="#000000"/>
    </style:style>
    <style:style style:family="text" style:name="T87" style:display-name="T87" style:parent-style-name="CharStyle4">
      <style:text-properties style:text-position="25%" fo:color="#000000"/>
    </style:style>
    <style:style style:family="text" style:name="T88" style:display-name="T88" style:parent-style-name="CharStyle4">
      <style:text-properties fo:color="#000000"/>
    </style:style>
    <style:style style:family="text" style:name="T89" style:display-name="T89" style:parent-style-name="CharStyle3">
      <style:text-properties fo:color="#000000"/>
    </style:style>
    <style:style style:family="text" style:name="T90" style:display-name="T90" style:parent-style-name="CharStyle5">
      <style:text-properties fo:color="#000000"/>
    </style:style>
    <style:style style:family="text" style:name="T91" style:display-name="T91" style:parent-style-name="CharStyle3">
      <style:text-properties fo:color="#000000"/>
    </style:style>
    <style:style style:family="text" style:name="T92" style:display-name="T92" style:parent-style-name="CharStyle4">
      <style:text-properties style:text-position="25%" fo:color="#000000"/>
    </style:style>
    <style:style style:family="text" style:name="T93" style:display-name="T93" style:parent-style-name="CharStyle4">
      <style:text-properties fo:color="#000000"/>
    </style:style>
    <style:style style:family="text" style:name="T94" style:display-name="T94" style:parent-style-name="CharStyle3">
      <style:text-properties fo:color="#000000"/>
    </style:style>
    <style:style style:family="text" style:name="T95" style:display-name="T95" style:parent-style-name="CharStyle5">
      <style:text-properties fo:color="#000000"/>
    </style:style>
    <style:style style:family="text" style:name="T96" style:display-name="T96" style:parent-style-name="CharStyle3">
      <style:text-properties fo:color="#000000"/>
    </style:style>
    <style:style style:family="text" style:name="T97" style:display-name="T97" style:parent-style-name="CharStyle4">
      <style:text-properties style:text-position="25%" fo:color="#000000"/>
    </style:style>
    <style:style style:family="text" style:name="T98" style:display-name="T98" style:parent-style-name="CharStyle4">
      <style:text-properties fo:color="#000000"/>
    </style:style>
    <style:style style:family="text" style:name="T99" style:display-name="T99" style:parent-style-name="CharStyle3">
      <style:text-properties fo:color="#000000"/>
    </style:style>
    <style:style style:family="text" style:name="T100" style:display-name="T100" style:parent-style-name="CharStyle5">
      <style:text-properties fo:color="#000000"/>
    </style:style>
    <style:style style:family="text" style:name="T101" style:display-name="T101" style:parent-style-name="CharStyle3">
      <style:text-properties fo:color="#000000"/>
    </style:style>
    <style:style style:family="text" style:name="T102" style:display-name="T102" style:parent-style-name="CharStyle4">
      <style:text-properties style:text-position="25%" fo:color="#000000"/>
    </style:style>
    <style:style style:family="text" style:name="T103" style:display-name="T103" style:parent-style-name="CharStyle4">
      <style:text-properties fo:color="#000000"/>
    </style:style>
    <style:style style:family="text" style:name="T104" style:display-name="T104" style:parent-style-name="CharStyle3">
      <style:text-properties fo:color="#000000"/>
    </style:style>
    <style:style style:family="text" style:name="T105" style:display-name="T105" style:parent-style-name="CharStyle4">
      <style:text-properties style:text-position="25%" fo:color="#000000"/>
    </style:style>
    <style:style style:family="text" style:name="T106" style:display-name="T106" style:parent-style-name="CharStyle4">
      <style:text-properties fo:color="#000000"/>
    </style:style>
    <style:style style:family="text" style:name="T107" style:display-name="T107" style:parent-style-name="CharStyle3">
      <style:text-properties fo:color="#000000"/>
    </style:style>
    <style:style style:family="text" style:name="T108" style:display-name="T108" style:parent-style-name="CharStyle5">
      <style:text-properties fo:color="#000000"/>
    </style:style>
    <style:style style:family="text" style:name="T109" style:display-name="T109" style:parent-style-name="CharStyle3">
      <style:text-properties fo:color="#000000"/>
    </style:style>
    <style:style style:family="text" style:name="T110" style:display-name="T110" style:parent-style-name="CharStyle5">
      <style:text-properties fo:color="#000000"/>
    </style:style>
    <style:style style:family="text" style:name="T111" style:display-name="T111" style:parent-style-name="CharStyle3">
      <style:text-properties fo:color="#000000"/>
    </style:style>
    <style:style style:family="text" style:name="T112" style:display-name="T112" style:parent-style-name="CharStyle5">
      <style:text-properties fo:color="#000000"/>
    </style:style>
    <style:style style:family="text" style:name="T113" style:display-name="T113" style:parent-style-name="CharStyle3">
      <style:text-properties fo:color="#000000"/>
    </style:style>
    <style:style style:family="text" style:name="T114" style:display-name="T114" style:parent-style-name="CharStyle5">
      <style:text-properties fo:color="#000000"/>
    </style:style>
    <style:style style:family="text" style:name="T115" style:display-name="T115" style:parent-style-name="CharStyle3">
      <style:text-properties fo:color="#000000"/>
    </style:style>
    <style:style style:family="text" style:name="T116" style:display-name="T116" style:parent-style-name="CharStyle5">
      <style:text-properties fo:color="#000000"/>
    </style:style>
    <style:style style:family="text" style:name="T117" style:display-name="T117" style:parent-style-name="CharStyle3">
      <style:text-properties fo:color="#000000"/>
    </style:style>
    <style:style style:family="text" style:name="T118" style:display-name="T118" style:parent-style-name="CharStyle4">
      <style:text-properties style:text-position="25%" fo:color="#000000"/>
    </style:style>
    <style:style style:family="text" style:name="T119" style:display-name="T119" style:parent-style-name="CharStyle4">
      <style:text-properties fo:color="#000000"/>
    </style:style>
    <style:style style:family="text" style:name="T120" style:display-name="T120" style:parent-style-name="CharStyle3">
      <style:text-properties fo:color="#000000"/>
    </style:style>
    <style:style style:family="text" style:name="T121" style:display-name="T121" style:parent-style-name="CharStyle5">
      <style:text-properties fo:color="#000000"/>
    </style:style>
    <style:style style:family="text" style:name="T122" style:display-name="T122" style:parent-style-name="CharStyle3">
      <style:text-properties fo:color="#000000"/>
    </style:style>
    <style:style style:family="text" style:name="T123" style:display-name="T123" style:parent-style-name="CharStyle4">
      <style:text-properties style:text-position="25%" fo:color="#000000"/>
    </style:style>
    <style:style style:family="text" style:name="T124" style:display-name="T124" style:parent-style-name="CharStyle4">
      <style:text-properties fo:color="#000000"/>
    </style:style>
    <style:style style:family="text" style:name="T125" style:display-name="T125" style:parent-style-name="CharStyle3">
      <style:text-properties fo:color="#000000"/>
    </style:style>
    <style:style style:family="text" style:name="T126" style:display-name="T126" style:parent-style-name="CharStyle5">
      <style:text-properties fo:color="#000000"/>
    </style:style>
    <style:style style:family="text" style:name="T127" style:display-name="T127" style:parent-style-name="CharStyle3">
      <style:text-properties fo:color="#000000"/>
    </style:style>
    <style:style style:family="text" style:name="T128" style:display-name="T128" style:parent-style-name="CharStyle4">
      <style:text-properties style:text-position="25%" fo:color="#000000"/>
    </style:style>
    <style:style style:family="text" style:name="T129" style:display-name="T129" style:parent-style-name="CharStyle4">
      <style:text-properties fo:color="#000000"/>
    </style:style>
    <style:style style:family="text" style:name="T130" style:display-name="T130" style:parent-style-name="CharStyle3">
      <style:text-properties fo:color="#000000"/>
    </style:style>
    <style:style style:family="text" style:name="T131" style:display-name="T131" style:parent-style-name="CharStyle5">
      <style:text-properties fo:color="#000000"/>
    </style:style>
    <style:style style:family="text" style:name="T132" style:display-name="T132" style:parent-style-name="CharStyle3">
      <style:text-properties fo:color="#000000"/>
    </style:style>
    <style:style style:family="text" style:name="T133" style:display-name="T133" style:parent-style-name="CharStyle4">
      <style:text-properties style:text-position="25%" fo:color="#000000"/>
    </style:style>
    <style:style style:family="text" style:name="T134" style:display-name="T134" style:parent-style-name="CharStyle4">
      <style:text-properties fo:color="#000000"/>
    </style:style>
    <style:style style:family="text" style:name="T135" style:display-name="T135" style:parent-style-name="CharStyle3">
      <style:text-properties fo:color="#000000"/>
    </style:style>
    <style:style style:family="text" style:name="T136" style:display-name="T136" style:parent-style-name="CharStyle4">
      <style:text-properties style:text-position="25%" fo:color="#000000"/>
    </style:style>
    <style:style style:family="text" style:name="T137" style:display-name="T137" style:parent-style-name="CharStyle4">
      <style:text-properties fo:color="#000000"/>
    </style:style>
    <style:style style:family="text" style:name="T138" style:display-name="T138" style:parent-style-name="CharStyle3">
      <style:text-properties fo:color="#000000"/>
    </style:style>
    <style:style style:family="text" style:name="T139" style:display-name="T139" style:parent-style-name="CharStyle5">
      <style:text-properties fo:color="#000000"/>
    </style:style>
    <style:style style:family="text" style:name="T140" style:display-name="T140" style:parent-style-name="CharStyle3">
      <style:text-properties fo:color="#000000"/>
    </style:style>
    <style:style style:family="text" style:name="T141" style:display-name="T141" style:parent-style-name="CharStyle4">
      <style:text-properties style:text-position="25%" fo:color="#000000"/>
    </style:style>
    <style:style style:family="text" style:name="T142" style:display-name="T142" style:parent-style-name="CharStyle4">
      <style:text-properties fo:color="#000000"/>
    </style:style>
    <style:style style:family="text" style:name="T143" style:display-name="T143" style:parent-style-name="CharStyle3">
      <style:text-properties fo:color="#000000"/>
    </style:style>
    <style:style style:family="text" style:name="T144" style:display-name="T144" style:parent-style-name="CharStyle5">
      <style:text-properties fo:color="#000000"/>
    </style:style>
    <style:style style:family="text" style:name="T145" style:display-name="T145" style:parent-style-name="CharStyle3">
      <style:text-properties fo:color="#000000"/>
    </style:style>
    <style:style style:family="text" style:name="T146" style:display-name="T146" style:parent-style-name="CharStyle4">
      <style:text-properties style:text-position="25%" fo:color="#000000"/>
    </style:style>
    <style:style style:family="text" style:name="T147" style:display-name="T147" style:parent-style-name="CharStyle4">
      <style:text-properties fo:color="#000000"/>
    </style:style>
    <style:style style:family="text" style:name="T148" style:display-name="T148" style:parent-style-name="CharStyle3">
      <style:text-properties fo:color="#000000"/>
    </style:style>
    <style:style style:family="text" style:name="T149" style:display-name="T149" style:parent-style-name="CharStyle5">
      <style:text-properties fo:color="#000000"/>
    </style:style>
    <style:style style:family="text" style:name="T150" style:display-name="T150" style:parent-style-name="CharStyle3">
      <style:text-properties fo:color="#000000"/>
    </style:style>
    <style:style style:family="text" style:name="T151" style:display-name="T151" style:parent-style-name="CharStyle4">
      <style:text-properties fo:color="#000000"/>
    </style:style>
    <style:style style:family="text" style:name="T152" style:display-name="T152" style:parent-style-name="CharStyle3">
      <style:text-properties fo:color="#000000"/>
    </style:style>
    <style:style style:family="text" style:name="T153" style:display-name="T153" style:parent-style-name="CharStyle5">
      <style:text-properties fo:color="#000000"/>
    </style:style>
    <style:style style:family="text" style:name="T154" style:display-name="T154" style:parent-style-name="CharStyle3">
      <style:text-properties fo:color="#000000"/>
    </style:style>
    <style:style style:family="text" style:name="T155" style:display-name="T155" style:parent-style-name="CharStyle4">
      <style:text-properties fo:color="#000000"/>
    </style:style>
    <style:style style:family="text" style:name="T156" style:display-name="T156" style:parent-style-name="CharStyle3">
      <style:text-properties fo:color="#000000"/>
    </style:style>
    <style:style style:family="text" style:name="T157" style:display-name="T157" style:parent-style-name="CharStyle5">
      <style:text-properties fo:color="#000000"/>
    </style:style>
    <style:style style:family="text" style:name="T158" style:display-name="T158" style:parent-style-name="CharStyle3">
      <style:text-properties fo:color="#000000"/>
    </style:style>
    <style:style style:family="text" style:name="T159" style:display-name="T159" style:parent-style-name="CharStyle4">
      <style:text-properties style:text-position="25%" fo:color="#000000"/>
    </style:style>
    <style:style style:family="text" style:name="T160" style:display-name="T160" style:parent-style-name="CharStyle4">
      <style:text-properties fo:color="#000000"/>
    </style:style>
    <style:style style:family="text" style:name="T161" style:display-name="T161" style:parent-style-name="CharStyle3">
      <style:text-properties fo:color="#000000"/>
    </style:style>
    <style:style style:family="text" style:name="T162" style:display-name="T162" style:parent-style-name="CharStyle5">
      <style:text-properties fo:color="#000000"/>
    </style:style>
    <style:style style:family="text" style:name="T163" style:display-name="T163" style:parent-style-name="CharStyle3">
      <style:text-properties fo:color="#000000"/>
    </style:style>
    <style:style style:family="text" style:name="T164" style:display-name="T164" style:parent-style-name="CharStyle4">
      <style:text-properties style:text-position="25%" fo:color="#000000"/>
    </style:style>
    <style:style style:family="text" style:name="T165" style:display-name="T165" style:parent-style-name="CharStyle4">
      <style:text-properties fo:color="#000000"/>
    </style:style>
    <style:style style:family="text" style:name="T166" style:display-name="T166" style:parent-style-name="CharStyle3">
      <style:text-properties fo:color="#000000"/>
    </style:style>
    <style:style style:family="text" style:name="T167" style:display-name="T167" style:parent-style-name="CharStyle4">
      <style:text-properties style:text-position="25%" fo:color="#000000"/>
    </style:style>
    <style:style style:family="text" style:name="T168" style:display-name="T168" style:parent-style-name="CharStyle4">
      <style:text-properties fo:color="#000000"/>
    </style:style>
    <style:style style:family="text" style:name="T169" style:display-name="T169" style:parent-style-name="CharStyle3">
      <style:text-properties fo:color="#000000"/>
    </style:style>
    <style:style style:family="text" style:name="T170" style:display-name="T170" style:parent-style-name="CharStyle5">
      <style:text-properties fo:color="#000000"/>
    </style:style>
    <style:style style:family="text" style:name="T171" style:display-name="T171" style:parent-style-name="CharStyle3">
      <style:text-properties fo:color="#000000"/>
    </style:style>
    <style:style style:family="text" style:name="T172" style:display-name="T172" style:parent-style-name="CharStyle5">
      <style:text-properties fo:color="#000000"/>
    </style:style>
    <style:style style:family="text" style:name="T173" style:display-name="T173" style:parent-style-name="CharStyle3">
      <style:text-properties fo:color="#000000"/>
    </style:style>
    <style:style style:family="text" style:name="T174" style:display-name="T174" style:parent-style-name="CharStyle5">
      <style:text-properties fo:color="#000000"/>
    </style:style>
    <style:style style:family="text" style:name="T175" style:display-name="T175" style:parent-style-name="CharStyle3">
      <style:text-properties fo:color="#000000"/>
    </style:style>
    <style:style style:family="text" style:name="T176" style:display-name="T176" style:parent-style-name="CharStyle4">
      <style:text-properties fo:color="#000000"/>
    </style:style>
    <style:style style:family="text" style:name="T177" style:display-name="T177" style:parent-style-name="CharStyle3">
      <style:text-properties fo:color="#000000"/>
    </style:style>
    <style:style style:family="text" style:name="T178" style:display-name="T178" style:parent-style-name="CharStyle5">
      <style:text-properties fo:color="#000000"/>
    </style:style>
    <style:style style:family="text" style:name="T179" style:display-name="T179" style:parent-style-name="CharStyle3">
      <style:text-properties fo:color="#000000"/>
    </style:style>
    <style:style style:family="text" style:name="T180" style:display-name="T180" style:parent-style-name="CharStyle4">
      <style:text-properties style:text-position="25%" fo:color="#000000"/>
    </style:style>
    <style:style style:family="text" style:name="T181" style:display-name="T181" style:parent-style-name="CharStyle4">
      <style:text-properties fo:color="#000000"/>
    </style:style>
    <style:style style:family="text" style:name="T182" style:display-name="T182" style:parent-style-name="CharStyle3">
      <style:text-properties fo:color="#000000"/>
    </style:style>
    <style:style style:family="text" style:name="T183" style:display-name="T183" style:parent-style-name="CharStyle5">
      <style:text-properties fo:color="#000000"/>
    </style:style>
    <style:style style:family="text" style:name="T184" style:display-name="T184" style:parent-style-name="CharStyle3">
      <style:text-properties fo:color="#000000"/>
    </style:style>
    <style:style style:family="text" style:name="T185" style:display-name="T185" style:parent-style-name="CharStyle5">
      <style:text-properties fo:color="#000000"/>
    </style:style>
    <style:style style:family="text" style:name="T186" style:display-name="T186" style:parent-style-name="CharStyle3">
      <style:text-properties fo:color="#000000"/>
    </style:style>
    <style:style style:family="text" style:name="T187" style:display-name="T187" style:parent-style-name="CharStyle4">
      <style:text-properties style:text-position="25%" fo:color="#000000"/>
    </style:style>
    <style:style style:family="text" style:name="T188" style:display-name="T188" style:parent-style-name="CharStyle4">
      <style:text-properties fo:color="#000000"/>
    </style:style>
    <style:style style:family="text" style:name="T189" style:display-name="T189" style:parent-style-name="CharStyle3">
      <style:text-properties fo:color="#000000"/>
    </style:style>
    <style:style style:family="text" style:name="T190" style:display-name="T190" style:parent-style-name="CharStyle5">
      <style:text-properties fo:color="#000000"/>
    </style:style>
    <style:style style:family="text" style:name="T191" style:display-name="T191" style:parent-style-name="CharStyle3">
      <style:text-properties fo:color="#000000"/>
    </style:style>
    <style:style style:family="text" style:name="T192" style:display-name="T192" style:parent-style-name="CharStyle4">
      <style:text-properties style:text-position="25%" fo:color="#000000"/>
    </style:style>
    <style:style style:family="text" style:name="T193" style:display-name="T193" style:parent-style-name="CharStyle4">
      <style:text-properties fo:color="#000000"/>
    </style:style>
    <style:style style:family="text" style:name="T194" style:display-name="T194" style:parent-style-name="CharStyle3">
      <style:text-properties fo:color="#000000"/>
    </style:style>
    <style:style style:family="text" style:name="T195" style:display-name="T195" style:parent-style-name="CharStyle5">
      <style:text-properties fo:color="#000000"/>
    </style:style>
    <style:style style:family="text" style:name="T196" style:display-name="T196" style:parent-style-name="CharStyle3">
      <style:text-properties fo:color="#000000"/>
    </style:style>
    <style:style style:family="text" style:name="T197" style:display-name="T197" style:parent-style-name="CharStyle4">
      <style:text-properties style:text-position="25%" fo:color="#000000"/>
    </style:style>
    <style:style style:family="text" style:name="T198" style:display-name="T198" style:parent-style-name="CharStyle4">
      <style:text-properties fo:color="#000000"/>
    </style:style>
    <style:style style:family="text" style:name="T199" style:display-name="T199" style:parent-style-name="CharStyle3">
      <style:text-properties fo:color="#000000"/>
    </style:style>
    <style:style style:family="text" style:name="T200" style:display-name="T200" style:parent-style-name="CharStyle5">
      <style:text-properties fo:color="#000000"/>
    </style:style>
    <style:style style:family="text" style:name="T201" style:display-name="T201" style:parent-style-name="CharStyle3">
      <style:text-properties fo:color="#000000"/>
    </style:style>
    <style:style style:family="text" style:name="T202" style:display-name="T202" style:parent-style-name="CharStyle5">
      <style:text-properties fo:color="#000000"/>
    </style:style>
    <style:style style:family="text" style:name="T203" style:display-name="T203" style:parent-style-name="CharStyle3">
      <style:text-properties fo:color="#000000"/>
    </style:style>
    <style:style style:family="text" style:name="T204" style:display-name="T204" style:parent-style-name="CharStyle5">
      <style:text-properties fo:color="#000000"/>
    </style:style>
    <style:style style:family="text" style:name="T205" style:display-name="T205" style:parent-style-name="CharStyle8">
      <style:text-properties fo:color="#000000"/>
    </style:style>
    <style:style style:family="text" style:name="T206" style:display-name="T206" style:parent-style-name="CharStyle5">
      <style:text-properties fo:color="#000000"/>
    </style:style>
    <style:style style:family="text" style:name="T207" style:display-name="T207" style:parent-style-name="CharStyle8">
      <style:text-properties fo:color="#000000"/>
    </style:style>
    <style:style style:family="text" style:name="T208" style:display-name="T208" style:parent-style-name="CharStyle5">
      <style:text-properties fo:color="#000000"/>
    </style:style>
    <style:style style:family="text" style:name="T209" style:display-name="T209" style:parent-style-name="CharStyle3">
      <style:text-properties fo:color="#000000"/>
    </style:style>
    <style:style style:family="text" style:name="T210" style:display-name="T210" style:parent-style-name="CharStyle5">
      <style:text-properties fo:color="#000000"/>
    </style:style>
    <style:style style:family="text" style:name="T211" style:display-name="T211" style:parent-style-name="CharStyle3">
      <style:text-properties fo:color="#000000"/>
    </style:style>
    <style:style style:family="text" style:name="T212" style:display-name="T212" style:parent-style-name="CharStyle5">
      <style:text-properties fo:color="#000000"/>
    </style:style>
    <style:style style:family="text" style:name="T213" style:display-name="T213" style:parent-style-name="CharStyle3">
      <style:text-properties fo:color="#000000"/>
    </style:style>
    <style:style style:family="text" style:name="T214" style:display-name="T214" style:parent-style-name="CharStyle5">
      <style:text-properties fo:color="#000000"/>
    </style:style>
    <style:style style:family="text" style:name="T215" style:display-name="T215" style:parent-style-name="CharStyle3">
      <style:text-properties fo:color="#000000"/>
    </style:style>
    <style:style style:family="text" style:name="T216" style:display-name="T216" style:parent-style-name="CharStyle5">
      <style:text-properties fo:color="#000000"/>
    </style:style>
    <style:style style:family="text" style:name="T217" style:display-name="T217" style:parent-style-name="CharStyle3">
      <style:text-properties fo:color="#000000"/>
    </style:style>
    <style:style style:family="text" style:name="T218" style:display-name="T218" style:parent-style-name="CharStyle4">
      <style:text-properties fo:color="#000000"/>
    </style:style>
    <style:style style:family="text" style:name="T219" style:display-name="T219" style:parent-style-name="CharStyle3">
      <style:text-properties fo:color="#000000"/>
    </style:style>
    <style:style style:family="text" style:name="T220" style:display-name="T220" style:parent-style-name="CharStyle5">
      <style:text-properties fo:color="#000000"/>
    </style:style>
    <style:style style:family="text" style:name="T221" style:display-name="T221" style:parent-style-name="CharStyle3">
      <style:text-properties fo:color="#000000"/>
    </style:style>
    <style:style style:family="text" style:name="T222" style:display-name="T222" style:parent-style-name="CharStyle4">
      <style:text-properties fo:color="#000000"/>
    </style:style>
    <style:style style:family="text" style:name="T223" style:display-name="T223" style:parent-style-name="CharStyle3">
      <style:text-properties fo:color="#000000"/>
    </style:style>
    <style:style style:family="text" style:name="T224" style:display-name="T224" style:parent-style-name="CharStyle5">
      <style:text-properties fo:color="#000000"/>
    </style:style>
    <style:style style:family="text" style:name="T225" style:display-name="T225" style:parent-style-name="CharStyle3">
      <style:text-properties fo:color="#000000"/>
    </style:style>
    <style:style style:family="text" style:name="T226" style:display-name="T226" style:parent-style-name="CharStyle5">
      <style:text-properties fo:color="#000000"/>
    </style:style>
    <style:style style:family="text" style:name="T227" style:display-name="T227" style:parent-style-name="CharStyle3">
      <style:text-properties fo:color="#000000"/>
    </style:style>
    <style:style style:family="text" style:name="T228" style:display-name="T228" style:parent-style-name="CharStyle4">
      <style:text-properties fo:color="#000000"/>
    </style:style>
    <style:style style:family="text" style:name="T229" style:display-name="T229" style:parent-style-name="CharStyle3">
      <style:text-properties fo:color="#000000"/>
    </style:style>
    <style:style style:family="text" style:name="T230" style:display-name="T230" style:parent-style-name="CharStyle5">
      <style:text-properties fo:color="#000000"/>
    </style:style>
    <style:style style:family="text" style:name="T231" style:display-name="T231" style:parent-style-name="CharStyle3">
      <style:text-properties fo:color="#000000"/>
    </style:style>
    <style:style style:family="text" style:name="T232" style:display-name="T232" style:parent-style-name="CharStyle4">
      <style:text-properties fo:color="#000000"/>
    </style:style>
    <style:style style:family="text" style:name="T233" style:display-name="T233" style:parent-style-name="CharStyle3">
      <style:text-properties fo:color="#000000"/>
    </style:style>
    <style:style style:family="text" style:name="T234" style:display-name="T234" style:parent-style-name="CharStyle5">
      <style:text-properties fo:color="#000000"/>
    </style:style>
    <style:style style:family="text" style:name="T235" style:display-name="T235" style:parent-style-name="CharStyle3">
      <style:text-properties fo:color="#000000"/>
    </style:style>
    <style:style style:family="text" style:name="T236" style:display-name="T236" style:parent-style-name="CharStyle12">
      <style:text-properties fo:color="#00CFAF"/>
    </style:style>
    <style:style style:family="text" style:name="T237" style:display-name="T237" style:parent-style-name="CharStyle15">
      <style:text-properties fo:color="#333333"/>
    </style:style>
    <style:style style:family="text" style:name="T238" style:display-name="T238" style:parent-style-name="CharStyle18">
      <style:text-properties fo:color="#000000"/>
    </style:style>
    <style:style style:family="text" style:name="T239" style:display-name="T239" style:parent-style-name="CharStyle19">
      <style:text-properties fo:color="#000000"/>
    </style:style>
    <style:style style:family="text" style:name="T240" style:display-name="T240" style:parent-style-name="CharStyle20">
      <style:text-properties fo:color="#3874A1"/>
    </style:style>
    <style:style style:family="text" style:name="T241" style:display-name="T241" style:parent-style-name="CharStyle22">
      <style:text-properties fo:color="#000000"/>
    </style:style>
    <style:style style:family="text" style:name="T242" style:display-name="T242" style:parent-style-name="CharStyle17">
      <style:text-properties fo:color="#222222"/>
    </style:style>
    <style:style style:family="text" style:name="T243" style:display-name="T243" style:parent-style-name="CharStyle15">
      <style:text-properties fo:color="#333333"/>
    </style:style>
    <style:style style:family="text" style:name="T244" style:display-name="T244" style:parent-style-name="CharStyle19">
      <style:text-properties fo:color="#000000"/>
    </style:style>
    <style:style style:family="text" style:name="T245" style:display-name="T245" style:parent-style-name="CharStyle17">
      <style:text-properties fo:color="#222222"/>
    </style:style>
    <style:style style:family="text" style:name="T246" style:display-name="T246" style:parent-style-name="CharStyle24">
      <style:text-properties fo:color="#3874A1"/>
    </style:style>
    <style:style style:family="text" style:name="T247" style:display-name="T247" style:parent-style-name="CharStyle25">
      <style:text-properties fo:color="#222222"/>
    </style:style>
    <style:style style:family="text" style:name="T248" style:display-name="T248" style:parent-style-name="CharStyle26">
      <style:text-properties fo:color="#000000"/>
    </style:style>
    <style:style style:family="text" style:name="T249" style:display-name="T249" style:parent-style-name="CharStyle15">
      <style:text-properties fo:color="#333333"/>
    </style:style>
    <style:style style:family="text" style:name="T250" style:display-name="T250" style:parent-style-name="CharStyle26">
      <style:text-properties fo:color="#000000"/>
    </style:style>
    <style:style style:family="text" style:name="T251" style:display-name="T251" style:parent-style-name="CharStyle15">
      <style:text-properties fo:color="#333333"/>
    </style:style>
    <style:style style:family="text" style:name="T252" style:display-name="T252" style:parent-style-name="CharStyle27">
      <style:text-properties fo:color="#333333"/>
    </style:style>
    <style:style style:family="text" style:name="T253" style:display-name="T253" style:parent-style-name="CharStyle28">
      <style:text-properties fo:color="#9E9E9E"/>
    </style:style>
    <style:style style:family="text" style:name="T254" style:display-name="T254" style:parent-style-name="CharStyle17">
      <style:text-properties fo:color="#222222"/>
    </style:style>
    <style:style style:family="text" style:name="T255" style:display-name="T255" style:parent-style-name="CharStyle29">
      <style:text-properties fo:color="#017479"/>
    </style:style>
    <style:style style:family="text" style:name="T256" style:display-name="T256" style:parent-style-name="CharStyle30">
      <style:text-properties fo:color="#333333"/>
    </style:style>
    <style:style style:family="text" style:name="T257" style:display-name="T257" style:parent-style-name="CharStyle31">
      <style:text-properties fo:color="#3874A1"/>
    </style:style>
    <style:style style:family="text" style:name="T258" style:display-name="T258" style:parent-style-name="CharStyle32">
      <style:text-properties fo:color="#000000"/>
    </style:style>
    <style:style style:family="text" style:name="T259" style:display-name="T259" style:parent-style-name="CharStyle31">
      <style:text-properties fo:color="#3874A1"/>
    </style:style>
    <style:style style:family="text" style:name="T260" style:display-name="T260" style:parent-style-name="CharStyle32">
      <style:text-properties fo:color="#000000"/>
    </style:style>
    <style:style style:family="text" style:name="T261" style:display-name="T261" style:parent-style-name="CharStyle14">
      <style:text-properties fo:color="#000000"/>
    </style:style>
    <style:style style:family="text" style:name="T262" style:display-name="T262" style:parent-style-name="CharStyle34">
      <style:text-properties fo:color="#000000"/>
    </style:style>
    <style:style style:family="text" style:name="T264" style:display-name="T264" style:parent-style-name="CharStyle34">
      <style:text-properties fo:color="#000000"/>
    </style:style>
    <style:style style:family="text" style:name="T265" style:display-name="T265" style:parent-style-name="CharStyle34">
      <style:text-properties fo:color="#000000"/>
    </style:style>
    <style:style style:family="text" style:name="T266" style:display-name="T266" style:parent-style-name="CharStyle34">
      <style:text-properties fo:color="#000000"/>
    </style:style>
    <style:style style:family="text" style:name="T267" style:display-name="T267" style:parent-style-name="CharStyle39">
      <style:text-properties fo:color="#000000"/>
    </style:style>
    <style:style style:family="text" style:name="T268" style:display-name="T268" style:parent-style-name="CharStyle39">
      <style:text-properties fo:color="#000000"/>
    </style:style>
    <style:style style:family="text" style:name="T269" style:display-name="T269" style:parent-style-name="CharStyle39">
      <style:text-properties fo:color="#000000"/>
    </style:style>
    <style:style style:family="text" style:name="T270" style:display-name="T270" style:parent-style-name="CharStyle40">
      <style:text-properties fo:language="ar" style:language-asian="ar" style:language-complex="ar" fo:country="SA" style:country-asian="SA" style:country-complex="SA" fo:color="#000000"/>
    </style:style>
    <style:style style:family="text" style:name="T271" style:display-name="T271" style:parent-style-name="CharStyle40">
      <style:text-properties fo:color="#000000"/>
    </style:style>
    <style:style style:family="text" style:name="T272" style:display-name="T272" style:parent-style-name="CharStyle40">
      <style:text-properties fo:language="ar" style:language-asian="ar" style:language-complex="ar" fo:country="SA" style:country-asian="SA" style:country-complex="SA" fo:color="#000000"/>
    </style:style>
    <style:style style:family="text" style:name="T273" style:display-name="T273" style:parent-style-name="CharStyle39">
      <style:text-properties fo:color="#000000"/>
    </style:style>
    <style:style style:family="text" style:name="T274" style:display-name="T274" style:parent-style-name="CharStyle40">
      <style:text-properties fo:language="ar" style:language-asian="ar" style:language-complex="ar" fo:country="SA" style:country-asian="SA" style:country-complex="SA" fo:color="#000000"/>
    </style:style>
    <style:style style:family="text" style:name="T275" style:display-name="T275" style:parent-style-name="CharStyle40">
      <style:text-properties fo:color="#000000"/>
    </style:style>
    <style:style style:family="text" style:name="T276" style:display-name="T276" style:parent-style-name="CharStyle40">
      <style:text-properties fo:language="ar" style:language-asian="ar" style:language-complex="ar" fo:country="SA" style:country-asian="SA" style:country-complex="SA" fo:color="#000000"/>
    </style:style>
    <style:style style:family="text" style:name="T277" style:display-name="T277" style:parent-style-name="CharStyle39">
      <style:text-properties fo:color="#000000"/>
    </style:style>
    <style:style style:family="text" style:name="T278" style:display-name="T278" style:parent-style-name="CharStyle40">
      <style:text-properties fo:language="ar" style:language-asian="ar" style:language-complex="ar" fo:country="SA" style:country-asian="SA" style:country-complex="SA" fo:color="#000000"/>
    </style:style>
    <style:style style:family="text" style:name="T279" style:display-name="T279" style:parent-style-name="CharStyle39">
      <style:text-properties fo:color="#000000"/>
    </style:style>
    <style:style style:family="text" style:name="T280" style:display-name="T280" style:parent-style-name="CharStyle40">
      <style:text-properties fo:language="ar" style:language-asian="ar" style:language-complex="ar" fo:country="SA" style:country-asian="SA" style:country-complex="SA" fo:color="#000000"/>
    </style:style>
    <style:style style:family="text" style:name="T281" style:display-name="T281" style:parent-style-name="CharStyle39">
      <style:text-properties fo:color="#000000"/>
    </style:style>
    <style:style style:family="text" style:name="T282" style:display-name="T282" style:parent-style-name="CharStyle40">
      <style:text-properties fo:color="#000000"/>
    </style:style>
    <style:style style:family="text" style:name="T283" style:display-name="T283" style:parent-style-name="CharStyle40">
      <style:text-properties fo:language="ar" style:language-asian="ar" style:language-complex="ar" fo:country="SA" style:country-asian="SA" style:country-complex="SA" fo:color="#000000"/>
    </style:style>
    <style:style style:family="text" style:name="T284" style:display-name="T284" style:parent-style-name="CharStyle39">
      <style:text-properties fo:color="#000000"/>
    </style:style>
    <style:style style:family="text" style:name="T285" style:display-name="T285" style:parent-style-name="CharStyle40">
      <style:text-properties fo:language="ar" style:language-asian="ar" style:language-complex="ar" fo:country="SA" style:country-asian="SA" style:country-complex="SA" fo:color="#000000"/>
    </style:style>
    <style:style style:family="text" style:name="T286" style:display-name="T286" style:parent-style-name="CharStyle40">
      <style:text-properties fo:color="#000000"/>
    </style:style>
    <style:style style:family="text" style:name="T287" style:display-name="T287" style:parent-style-name="CharStyle40">
      <style:text-properties fo:language="ar" style:language-asian="ar" style:language-complex="ar" fo:country="SA" style:country-asian="SA" style:country-complex="SA" fo:color="#000000"/>
    </style:style>
    <style:style style:family="text" style:name="T288" style:display-name="T288" style:parent-style-name="CharStyle39">
      <style:text-properties fo:color="#000000"/>
    </style:style>
    <style:style style:family="text" style:name="T289" style:display-name="T289" style:parent-style-name="CharStyle40">
      <style:text-properties fo:color="#000000"/>
    </style:style>
    <style:style style:family="text" style:name="T290" style:display-name="T290" style:parent-style-name="CharStyle40">
      <style:text-properties fo:language="ar" style:language-asian="ar" style:language-complex="ar" fo:country="SA" style:country-asian="SA" style:country-complex="SA" fo:color="#000000"/>
    </style:style>
    <style:style style:family="text" style:name="T291" style:display-name="T291" style:parent-style-name="CharStyle39">
      <style:text-properties fo:color="#000000"/>
    </style:style>
    <style:style style:family="text" style:name="T292" style:display-name="T292" style:parent-style-name="CharStyle40">
      <style:text-properties fo:color="#000000"/>
    </style:style>
    <style:style style:family="text" style:name="T293" style:display-name="T293" style:parent-style-name="CharStyle40">
      <style:text-properties fo:language="ar" style:language-asian="ar" style:language-complex="ar" fo:country="SA" style:country-asian="SA" style:country-complex="SA" fo:color="#000000"/>
    </style:style>
    <style:style style:family="text" style:name="T294" style:display-name="T294" style:parent-style-name="CharStyle40">
      <style:text-properties fo:color="#000000"/>
    </style:style>
    <style:style style:family="text" style:name="T295" style:display-name="T295" style:parent-style-name="CharStyle40">
      <style:text-properties fo:language="ar" style:language-asian="ar" style:language-complex="ar" fo:country="SA" style:country-asian="SA" style:country-complex="SA" fo:color="#000000"/>
    </style:style>
    <style:style style:family="text" style:name="T296" style:display-name="T296" style:parent-style-name="CharStyle39">
      <style:text-properties fo:color="#000000"/>
    </style:style>
    <style:style style:family="text" style:name="T297" style:display-name="T297" style:parent-style-name="CharStyle40">
      <style:text-properties fo:color="#000000"/>
    </style:style>
    <style:style style:family="text" style:name="T298" style:display-name="T298" style:parent-style-name="CharStyle40">
      <style:text-properties fo:language="ar" style:language-asian="ar" style:language-complex="ar" fo:country="SA" style:country-asian="SA" style:country-complex="SA" fo:color="#000000"/>
    </style:style>
    <style:style style:family="text" style:name="T299" style:display-name="T299" style:parent-style-name="CharStyle39">
      <style:text-properties fo:color="#000000"/>
    </style:style>
    <style:style style:family="text" style:name="T300" style:display-name="T300" style:parent-style-name="CharStyle34">
      <style:text-properties fo:color="#000000"/>
    </style:style>
    <style:style style:family="text" style:name="T301" style:display-name="T301" style:parent-style-name="CharStyle43">
      <style:text-properties fo:color="#000000" fo:background-color="#FFFFFF"/>
    </style:style>
    <style:style style:family="text" style:name="T302" style:display-name="T302" style:parent-style-name="CharStyle44">
      <style:text-properties fo:color="#000000"/>
    </style:style>
    <style:style style:family="text" style:name="T303" style:display-name="T303" style:parent-style-name="CharStyle42">
      <style:text-properties fo:color="#000000"/>
    </style:style>
    <style:style style:family="text" style:name="T304" style:display-name="T304" style:parent-style-name="CharStyle34">
      <style:text-properties fo:color="#000000"/>
    </style:style>
    <style:style style:family="text" style:name="T305" style:display-name="T305" style:parent-style-name="CharStyle34">
      <style:text-properties fo:color="#000000"/>
    </style:style>
    <style:style style:family="text" style:name="T306" style:display-name="T306" style:parent-style-name="CharStyle34">
      <style:text-properties fo:color="#000000"/>
    </style:style>
    <style:style style:family="text" style:name="T307" style:display-name="T307" style:parent-style-name="CharStyle45">
      <style:text-properties fo:color="#000000"/>
    </style:style>
    <style:style style:family="text" style:name="T308" style:display-name="T308" style:parent-style-name="CharStyle44">
      <style:text-properties fo:color="#000000"/>
    </style:style>
    <style:style style:family="text" style:name="T309" style:display-name="T309" style:parent-style-name="CharStyle42">
      <style:text-properties fo:color="#000000"/>
    </style:style>
    <style:style style:family="text" style:name="T310" style:display-name="T310" style:parent-style-name="CharStyle34">
      <style:text-properties fo:color="#000000"/>
    </style:style>
    <style:style style:family="text" style:name="T311" style:display-name="T311" style:parent-style-name="CharStyle34">
      <style:text-properties fo:color="#000000"/>
    </style:style>
    <style:style style:family="text" style:name="T312" style:display-name="T312" style:parent-style-name="CharStyle34">
      <style:text-properties fo:color="#000000"/>
    </style:style>
    <style:style style:family="text" style:name="T313" style:display-name="T313" style:parent-style-name="CharStyle34">
      <style:text-properties fo:color="#000000"/>
    </style:style>
    <style:style style:family="text" style:name="T314" style:display-name="T314" style:parent-style-name="CharStyle34">
      <style:text-properties fo:color="#000000"/>
    </style:style>
    <style:style style:family="text" style:name="T315" style:display-name="T315" style:parent-style-name="CharStyle34">
      <style:text-properties fo:color="#000000"/>
    </style:style>
    <style:style style:family="text" style:name="T316" style:display-name="T316" style:parent-style-name="CharStyle34">
      <style:text-properties fo:color="#000000"/>
    </style:style>
    <style:style style:family="text" style:name="T317" style:display-name="T317" style:parent-style-name="CharStyle34">
      <style:text-properties fo:color="#000000"/>
    </style:style>
    <style:style style:family="text" style:name="T318" style:display-name="T318" style:parent-style-name="CharStyle34">
      <style:text-properties fo:color="#000000"/>
    </style:style>
    <style:style style:family="text" style:name="T319" style:display-name="T319" style:parent-style-name="CharStyle44">
      <style:text-properties fo:color="#000000"/>
    </style:style>
    <style:style style:family="text" style:name="T320" style:display-name="T320" style:parent-style-name="CharStyle42">
      <style:text-properties fo:color="#000000"/>
    </style:style>
    <style:style style:family="text" style:name="T321" style:display-name="T321" style:parent-style-name="CharStyle34">
      <style:text-properties fo:color="#000000"/>
    </style:style>
    <style:style style:family="text" style:name="T322" style:display-name="T322" style:parent-style-name="CharStyle34">
      <style:text-properties fo:color="#000000"/>
    </style:style>
    <style:style style:family="text" style:name="T323" style:display-name="T323" style:parent-style-name="CharStyle34">
      <style:text-properties fo:color="#000000"/>
    </style:style>
    <style:style style:family="text" style:name="T324" style:display-name="T324" style:parent-style-name="CharStyle44">
      <style:text-properties fo:color="#000000"/>
    </style:style>
    <style:style style:family="text" style:name="T325" style:display-name="T325" style:parent-style-name="CharStyle42">
      <style:text-properties fo:color="#000000"/>
    </style:style>
    <style:style style:family="text" style:name="T326" style:display-name="T326" style:parent-style-name="CharStyle34">
      <style:text-properties fo:color="#000000"/>
    </style:style>
    <style:style style:family="text" style:name="T327" style:display-name="T327" style:parent-style-name="CharStyle34">
      <style:text-properties fo:color="#000000"/>
    </style:style>
    <style:style style:family="text" style:name="T328" style:display-name="T328" style:parent-style-name="CharStyle34">
      <style:text-properties fo:color="#000000"/>
    </style:style>
    <style:style style:family="text" style:name="T329" style:display-name="T329" style:parent-style-name="CharStyle34">
      <style:text-properties fo:color="#000000"/>
    </style:style>
    <style:style style:family="text" style:name="T330" style:display-name="T330" style:parent-style-name="CharStyle34">
      <style:text-properties fo:color="#000000"/>
    </style:style>
    <style:style style:family="text" style:name="T331" style:display-name="T331" style:parent-style-name="CharStyle34">
      <style:text-properties style:text-position="25%" fo:color="#000000"/>
    </style:style>
    <style:style style:family="text" style:name="T332" style:display-name="T332" style:parent-style-name="CharStyle34">
      <style:text-properties fo:color="#000000"/>
    </style:style>
    <style:style style:family="text" style:name="T333" style:display-name="T333" style:parent-style-name="CharStyle34">
      <style:text-properties fo:color="#000000"/>
    </style:style>
    <style:style style:family="text" style:name="T334" style:display-name="T334" style:parent-style-name="CharStyle34">
      <style:text-properties fo:color="#000000"/>
    </style:style>
    <style:style style:family="text" style:name="T335" style:display-name="T335" style:parent-style-name="CharStyle34">
      <style:text-properties fo:color="#000000"/>
    </style:style>
    <style:style style:family="text" style:name="T336" style:display-name="T336" style:parent-style-name="CharStyle34">
      <style:text-properties fo:color="#000000"/>
    </style:style>
    <style:style style:family="text" style:name="T337" style:display-name="T337" style:parent-style-name="CharStyle34">
      <style:text-properties fo:color="#000000"/>
    </style:style>
    <style:style style:family="text" style:name="T338" style:display-name="T338" style:parent-style-name="CharStyle34">
      <style:text-properties fo:color="#000000"/>
    </style:style>
    <style:style style:family="text" style:name="T339" style:display-name="T339" style:parent-style-name="CharStyle34">
      <style:text-properties fo:color="#000000"/>
    </style:style>
    <style:style style:family="text" style:name="T340" style:display-name="T340" style:parent-style-name="CharStyle34">
      <style:text-properties fo:color="#000000"/>
    </style:style>
    <style:style style:family="text" style:name="T341" style:display-name="T341" style:parent-style-name="CharStyle34">
      <style:text-properties style:text-position="25%" fo:color="#000000"/>
    </style:style>
    <style:style style:family="text" style:name="T342" style:display-name="T342" style:parent-style-name="CharStyle34">
      <style:text-properties fo:color="#000000"/>
    </style:style>
    <style:style style:family="text" style:name="T343" style:display-name="T343" style:parent-style-name="CharStyle34">
      <style:text-properties style:text-position="25%" fo:color="#000000"/>
    </style:style>
    <style:style style:family="text" style:name="T344" style:display-name="T344" style:parent-style-name="CharStyle34">
      <style:text-properties fo:color="#000000"/>
    </style:style>
    <style:style style:family="text" style:name="T345" style:display-name="T345" style:parent-style-name="CharStyle34">
      <style:text-properties fo:color="#000000"/>
    </style:style>
    <style:style style:family="text" style:name="T346" style:display-name="T346" style:parent-style-name="CharStyle34">
      <style:text-properties fo:color="#000000"/>
    </style:style>
    <style:style style:family="text" style:name="T347" style:display-name="T347" style:parent-style-name="CharStyle34">
      <style:text-properties fo:color="#000000"/>
    </style:style>
    <style:style style:family="text" style:name="T348" style:display-name="T348" style:parent-style-name="CharStyle34">
      <style:text-properties fo:color="#000000"/>
    </style:style>
    <style:style style:family="text" style:name="T349" style:display-name="T349" style:parent-style-name="CharStyle46">
      <style:text-properties fo:color="#000000" fo:background-color="#FFFFFF"/>
    </style:style>
    <style:style style:family="text" style:name="T350" style:display-name="T350" style:parent-style-name="CharStyle34">
      <style:text-properties fo:color="#000000"/>
    </style:style>
    <style:style style:family="text" style:name="T351" style:display-name="T351" style:parent-style-name="CharStyle34">
      <style:text-properties fo:color="#000000"/>
    </style:style>
    <style:style style:family="text" style:name="T352" style:display-name="T352" style:parent-style-name="CharStyle34">
      <style:text-properties fo:color="#000000"/>
    </style:style>
    <style:style style:family="text" style:name="T353" style:display-name="T353" style:parent-style-name="CharStyle34">
      <style:text-properties fo:color="#000000"/>
    </style:style>
    <style:style style:family="text" style:name="T354" style:display-name="T354" style:parent-style-name="CharStyle34">
      <style:text-properties style:text-position="25%" fo:color="#000000"/>
    </style:style>
    <style:style style:family="text" style:name="T355" style:display-name="T355" style:parent-style-name="CharStyle34">
      <style:text-properties fo:color="#000000"/>
    </style:style>
    <style:style style:family="text" style:name="T356" style:display-name="T356" style:parent-style-name="CharStyle34">
      <style:text-properties fo:color="#000000"/>
    </style:style>
    <style:style style:family="text" style:name="T357" style:display-name="T357" style:parent-style-name="CharStyle34">
      <style:text-properties style:text-position="25%" fo:color="#000000"/>
    </style:style>
    <style:style style:family="text" style:name="T358" style:display-name="T358" style:parent-style-name="CharStyle49">
      <style:text-properties style:text-position="25%" fo:color="#000000"/>
    </style:style>
    <style:style style:family="text" style:name="T359" style:display-name="T359" style:parent-style-name="CharStyle49">
      <style:text-properties fo:color="#000000"/>
    </style:style>
    <style:style style:family="text" style:name="T360" style:display-name="T360" style:parent-style-name="CharStyle48">
      <style:text-properties fo:color="#000000"/>
    </style:style>
    <style:style style:family="text" style:name="T361" style:display-name="T361" style:parent-style-name="CharStyle50">
      <style:text-properties fo:color="#000000"/>
    </style:style>
    <style:style style:family="text" style:name="T362" style:display-name="T362" style:parent-style-name="CharStyle48">
      <style:text-properties fo:color="#000000"/>
    </style:style>
    <style:style style:family="text" style:name="T363" style:display-name="T363" style:parent-style-name="CharStyle48">
      <style:text-properties fo:color="#000000"/>
    </style:style>
    <style:style style:family="text" style:name="T364" style:display-name="T364" style:parent-style-name="CharStyle49">
      <style:text-properties style:text-position="25%" fo:color="#000000"/>
    </style:style>
    <style:style style:family="text" style:name="T365" style:display-name="T365" style:parent-style-name="CharStyle49">
      <style:text-properties fo:color="#000000"/>
    </style:style>
    <style:style style:family="text" style:name="T366" style:display-name="T366" style:parent-style-name="CharStyle48">
      <style:text-properties fo:color="#000000"/>
    </style:style>
    <style:style style:family="text" style:name="T367" style:display-name="T367" style:parent-style-name="CharStyle50">
      <style:text-properties fo:color="#000000"/>
    </style:style>
    <style:style style:family="text" style:name="T368" style:display-name="T368" style:parent-style-name="CharStyle48">
      <style:text-properties fo:color="#000000"/>
    </style:style>
    <style:style style:family="text" style:name="T369" style:display-name="T369" style:parent-style-name="CharStyle51">
      <style:text-properties fo:color="#000000"/>
    </style:style>
    <style:style style:family="text" style:name="T370" style:display-name="T370" style:parent-style-name="CharStyle51">
      <style:text-properties fo:color="#000000"/>
    </style:style>
    <style:style style:family="text" style:name="T371" style:display-name="T371" style:parent-style-name="CharStyle52">
      <style:text-properties fo:color="#000000"/>
    </style:style>
    <style:style style:family="text" style:name="T372" style:display-name="T372" style:parent-style-name="CharStyle51">
      <style:text-properties fo:color="#000000"/>
    </style:style>
    <style:style style:family="text" style:name="T373" style:display-name="T373" style:parent-style-name="CharStyle11">
      <style:text-properties fo:color="#000000"/>
    </style:style>
    <style:style style:family="text" style:name="T374" style:display-name="T374" style:parent-style-name="CharStyle55">
      <style:text-properties fo:color="#000000"/>
    </style:style>
    <style:style style:family="text" style:name="T375" style:display-name="T375" style:parent-style-name="CharStyle11">
      <style:text-properties fo:color="#000000"/>
    </style:style>
    <style:style style:family="text" style:name="T376" style:display-name="T376" style:parent-style-name="CharStyle55">
      <style:text-properties fo:color="#000000"/>
    </style:style>
    <style:style style:family="text" style:name="T377" style:display-name="T377" style:parent-style-name="CharStyle11">
      <style:text-properties fo:color="#000000"/>
    </style:style>
    <style:style style:family="text" style:name="T378" style:display-name="T378" style:parent-style-name="CharStyle11">
      <style:text-properties fo:color="#000000"/>
    </style:style>
    <style:style style:family="text" style:name="T379" style:display-name="T379" style:parent-style-name="CharStyle55">
      <style:text-properties fo:color="#000000"/>
    </style:style>
    <style:style style:family="text" style:name="T380" style:display-name="T380" style:parent-style-name="CharStyle11">
      <style:text-properties fo:color="#000000"/>
    </style:style>
    <style:style style:family="text" style:name="T381" style:display-name="T381" style:parent-style-name="CharStyle55">
      <style:text-properties fo:color="#000000"/>
    </style:style>
    <style:style style:family="text" style:name="T382" style:display-name="T382" style:parent-style-name="CharStyle11">
      <style:text-properties fo:color="#000000"/>
    </style:style>
    <style:style style:family="text" style:name="T383" style:display-name="T383" style:parent-style-name="CharStyle55">
      <style:text-properties fo:color="#000000"/>
    </style:style>
    <style:style style:family="text" style:name="T384" style:display-name="T384" style:parent-style-name="CharStyle11">
      <style:text-properties fo:color="#000000"/>
    </style:style>
    <style:style style:family="text" style:name="T385" style:display-name="T385" style:parent-style-name="CharStyle11">
      <style:text-properties fo:color="#000000"/>
    </style:style>
    <style:style style:family="text" style:name="T386" style:display-name="T386" style:parent-style-name="CharStyle56">
      <style:text-properties fo:color="#000000"/>
    </style:style>
    <style:style style:family="text" style:name="T387" style:display-name="T387" style:parent-style-name="CharStyle11">
      <style:text-properties fo:color="#000000"/>
    </style:style>
    <style:style style:family="text" style:name="T388" style:display-name="T388" style:parent-style-name="CharStyle11">
      <style:text-properties fo:color="#000000"/>
    </style:style>
    <style:style style:family="text" style:name="T389" style:display-name="T389" style:parent-style-name="CharStyle55">
      <style:text-properties fo:color="#000000"/>
    </style:style>
    <style:style style:family="text" style:name="T390" style:display-name="T390" style:parent-style-name="CharStyle11">
      <style:text-properties fo:color="#000000"/>
    </style:style>
    <style:style style:family="text" style:name="T391" style:display-name="T391" style:parent-style-name="CharStyle55">
      <style:text-properties fo:color="#000000"/>
    </style:style>
    <style:style style:family="text" style:name="T392" style:display-name="T392" style:parent-style-name="CharStyle57">
      <style:text-properties fo:color="#000000"/>
    </style:style>
    <style:style style:family="text" style:name="T393" style:display-name="T393" style:parent-style-name="CharStyle11">
      <style:text-properties fo:color="#000000"/>
    </style:style>
    <style:style style:family="text" style:name="T394" style:display-name="T394" style:parent-style-name="CharStyle56">
      <style:text-properties fo:color="#000000"/>
    </style:style>
    <style:style style:family="text" style:name="T395" style:display-name="T395" style:parent-style-name="CharStyle11">
      <style:text-properties fo:color="#000000"/>
    </style:style>
    <style:style style:family="text" style:name="T396" style:display-name="T396" style:parent-style-name="CharStyle11">
      <style:text-properties fo:color="#000000"/>
    </style:style>
    <style:style style:family="text" style:name="T397" style:display-name="T397" style:parent-style-name="CharStyle55">
      <style:text-properties fo:color="#000000"/>
    </style:style>
    <style:style style:family="text" style:name="T398" style:display-name="T398" style:parent-style-name="CharStyle11">
      <style:text-properties fo:color="#000000"/>
    </style:style>
    <style:style style:family="text" style:name="T399" style:display-name="T399" style:parent-style-name="CharStyle55">
      <style:text-properties fo:color="#000000"/>
    </style:style>
    <style:style style:family="text" style:name="T400" style:display-name="T400" style:parent-style-name="CharStyle55">
      <style:text-properties fo:color="#000000"/>
    </style:style>
    <style:style style:family="text" style:name="T401" style:display-name="T401" style:parent-style-name="CharStyle11">
      <style:text-properties fo:color="#000000"/>
    </style:style>
    <style:style style:family="text" style:name="T402" style:display-name="T402" style:parent-style-name="CharStyle55">
      <style:text-properties fo:color="#000000"/>
    </style:style>
    <style:style style:family="text" style:name="T403" style:display-name="T403" style:parent-style-name="CharStyle58">
      <style:text-properties fo:language="en" style:language-asian="en" style:language-complex="en" fo:country="US" style:country-asian="US" style:country-complex="US" fo:color="#000000"/>
    </style:style>
    <style:style style:family="text" style:name="T404" style:display-name="T404" style:parent-style-name="CharStyle34">
      <style:text-properties fo:color="#000000"/>
    </style:style>
    <style:style style:family="text" style:name="T405" style:display-name="T405" style:parent-style-name="CharStyle34">
      <style:text-properties fo:color="#000000"/>
    </style:style>
    <style:style style:family="text" style:name="T406" style:display-name="T406" style:parent-style-name="CharStyle34">
      <style:text-properties fo:color="#000000"/>
    </style:style>
    <style:style style:family="text" style:name="T407" style:display-name="T407" style:parent-style-name="CharStyle59">
      <style:text-properties fo:color="#000000"/>
    </style:style>
    <style:style style:family="text" style:name="T408" style:display-name="T408" style:parent-style-name="CharStyle34">
      <style:text-properties fo:color="#000000"/>
    </style:style>
    <style:style style:family="text" style:name="T409" style:display-name="T409" style:parent-style-name="CharStyle34">
      <style:text-properties style:text-position="25%" fo:color="#000000"/>
    </style:style>
    <style:style style:family="text" style:name="T410" style:display-name="T410" style:parent-style-name="CharStyle34">
      <style:text-properties fo:color="#000000"/>
    </style:style>
    <style:style style:family="text" style:name="T411" style:display-name="T411" style:parent-style-name="CharStyle59">
      <style:text-properties fo:color="#000000"/>
    </style:style>
    <style:style style:family="text" style:name="T412" style:display-name="T412" style:parent-style-name="CharStyle34">
      <style:text-properties fo:color="#000000"/>
    </style:style>
    <style:style style:family="text" style:name="T413" style:display-name="T413" style:parent-style-name="CharStyle44">
      <style:text-properties fo:color="#000000"/>
    </style:style>
    <style:style style:family="text" style:name="T414" style:display-name="T414" style:parent-style-name="CharStyle42">
      <style:text-properties fo:color="#000000"/>
    </style:style>
    <style:style style:family="text" style:name="T415" style:display-name="T415" style:parent-style-name="CharStyle60">
      <style:text-properties fo:color="#000000"/>
    </style:style>
    <style:style style:family="text" style:name="T416" style:display-name="T416" style:parent-style-name="CharStyle42">
      <style:text-properties fo:color="#000000"/>
    </style:style>
    <style:style style:family="text" style:name="T417" style:display-name="T417" style:parent-style-name="CharStyle34">
      <style:text-properties fo:color="#000000"/>
    </style:style>
    <style:style style:family="text" style:name="T418" style:display-name="T418" style:parent-style-name="CharStyle62">
      <style:text-properties fo:color="#000000"/>
    </style:style>
    <style:style style:family="text" style:name="T419" style:display-name="T419" style:parent-style-name="CharStyle34">
      <style:text-properties fo:color="#000000"/>
    </style:style>
    <style:style style:family="text" style:name="T420" style:display-name="T420" style:parent-style-name="CharStyle34">
      <style:text-properties fo:color="#000000"/>
    </style:style>
    <style:style style:family="text" style:name="T421" style:display-name="T421" style:parent-style-name="CharStyle34">
      <style:text-properties fo:color="#000000"/>
    </style:style>
    <style:style style:family="text" style:name="T422" style:display-name="T422" style:parent-style-name="CharStyle59">
      <style:text-properties fo:color="#000000"/>
    </style:style>
    <style:style style:family="text" style:name="T423" style:display-name="T423" style:parent-style-name="CharStyle34">
      <style:text-properties fo:color="#000000"/>
    </style:style>
    <style:style style:family="text" style:name="T424" style:display-name="T424" style:parent-style-name="CharStyle59">
      <style:text-properties fo:color="#000000"/>
    </style:style>
    <style:style style:family="text" style:name="T425" style:display-name="T425" style:parent-style-name="CharStyle34">
      <style:text-properties fo:color="#000000"/>
    </style:style>
    <style:style style:family="text" style:name="T426" style:display-name="T426" style:parent-style-name="CharStyle34">
      <style:text-properties fo:color="#000000"/>
    </style:style>
    <style:style style:family="text" style:name="T427" style:display-name="T427" style:parent-style-name="CharStyle34">
      <style:text-properties fo:color="#000000"/>
    </style:style>
    <style:style style:family="text" style:name="T428" style:display-name="T428" style:parent-style-name="CharStyle34">
      <style:text-properties style:text-position="25%" fo:color="#000000"/>
    </style:style>
    <style:style style:family="text" style:name="T429" style:display-name="T429" style:parent-style-name="CharStyle34">
      <style:text-properties fo:color="#000000"/>
    </style:style>
    <style:style style:family="text" style:name="T430" style:display-name="T430" style:parent-style-name="CharStyle59">
      <style:text-properties fo:color="#000000"/>
    </style:style>
    <style:style style:family="text" style:name="T431" style:display-name="T431" style:parent-style-name="CharStyle34">
      <style:text-properties fo:color="#000000"/>
    </style:style>
    <style:style style:family="text" style:name="T432" style:display-name="T432" style:parent-style-name="CharStyle34">
      <style:text-properties style:text-position="25%" fo:color="#000000"/>
    </style:style>
    <style:style style:family="text" style:name="T433" style:display-name="T433" style:parent-style-name="CharStyle44">
      <style:text-properties fo:color="#000000"/>
    </style:style>
    <style:style style:family="text" style:name="T434" style:display-name="T434" style:parent-style-name="CharStyle42">
      <style:text-properties fo:color="#000000"/>
    </style:style>
    <style:style style:family="text" style:name="T435" style:display-name="T435" style:parent-style-name="CharStyle11">
      <style:text-properties fo:color="#000000"/>
    </style:style>
    <style:style style:family="text" style:name="T436" style:display-name="T436" style:parent-style-name="CharStyle11">
      <style:text-properties fo:color="#000000"/>
    </style:style>
    <style:style style:family="text" style:name="T437" style:display-name="T437" style:parent-style-name="CharStyle11">
      <style:text-properties fo:color="#000000"/>
    </style:style>
    <style:style style:family="text" style:name="T438" style:display-name="T438" style:parent-style-name="CharStyle54">
      <style:text-properties fo:color="#000000"/>
    </style:style>
    <style:style style:family="text" style:name="T439" style:display-name="T439" style:parent-style-name="CharStyle11">
      <style:text-properties fo:color="#000000"/>
    </style:style>
    <style:style style:family="text" style:name="T440" style:display-name="T440" style:parent-style-name="CharStyle11">
      <style:text-properties fo:color="#000000"/>
    </style:style>
    <style:style style:family="text" style:name="T441" style:display-name="T441" style:parent-style-name="CharStyle54">
      <style:text-properties fo:color="#000000"/>
    </style:style>
    <style:style style:family="text" style:name="T442" style:display-name="T442" style:parent-style-name="CharStyle11">
      <style:text-properties fo:color="#000000"/>
    </style:style>
    <style:style style:family="text" style:name="T443" style:display-name="T443" style:parent-style-name="CharStyle11">
      <style:text-properties fo:color="#000000"/>
    </style:style>
    <style:style style:family="text" style:name="T444" style:display-name="T444" style:parent-style-name="CharStyle54">
      <style:text-properties fo:color="#000000"/>
    </style:style>
    <style:style style:family="text" style:name="T445" style:display-name="T445" style:parent-style-name="CharStyle11">
      <style:text-properties fo:color="#000000"/>
    </style:style>
    <style:style style:family="text" style:name="T446" style:display-name="T446" style:parent-style-name="CharStyle11">
      <style:text-properties fo:color="#000000"/>
    </style:style>
    <style:style style:family="text" style:name="T447" style:display-name="T447" style:parent-style-name="CharStyle11">
      <style:text-properties fo:color="#000000"/>
    </style:style>
    <style:style style:family="text" style:name="T448" style:display-name="T448" style:parent-style-name="CharStyle11">
      <style:text-properties fo:color="#000000"/>
    </style:style>
    <style:style style:family="text" style:name="T449" style:display-name="T449" style:parent-style-name="CharStyle11">
      <style:text-properties fo:color="#000000"/>
    </style:style>
    <style:style style:family="text" style:name="T450" style:display-name="T450" style:parent-style-name="CharStyle11">
      <style:text-properties fo:color="#000000"/>
    </style:style>
    <style:style style:family="text" style:name="T451" style:display-name="T451" style:parent-style-name="CharStyle11">
      <style:text-properties fo:color="#000000"/>
    </style:style>
    <style:style style:family="text" style:name="T452" style:display-name="T452" style:parent-style-name="CharStyle11">
      <style:text-properties fo:color="#000000"/>
    </style:style>
    <style:style style:family="text" style:name="T453" style:display-name="T453" style:parent-style-name="CharStyle59">
      <style:text-properties fo:color="#000000"/>
    </style:style>
    <style:style style:family="text" style:name="T454" style:display-name="T454" style:parent-style-name="CharStyle63">
      <style:text-properties fo:color="#000000"/>
    </style:style>
    <style:style style:family="text" style:name="T455" style:display-name="T455" style:parent-style-name="CharStyle59">
      <style:text-properties fo:color="#000000"/>
    </style:style>
    <style:style style:family="text" style:name="T456" style:display-name="T456" style:parent-style-name="CharStyle34">
      <style:text-properties fo:color="#000000"/>
    </style:style>
    <style:style style:family="text" style:name="T457" style:display-name="T457" style:parent-style-name="CharStyle34">
      <style:text-properties style:text-position="25%" fo:color="#000000"/>
    </style:style>
    <style:style style:family="text" style:name="T458" style:display-name="T458" style:parent-style-name="CharStyle34">
      <style:text-properties fo:color="#000000"/>
    </style:style>
    <style:style style:family="text" style:name="T459" style:display-name="T459" style:parent-style-name="CharStyle59">
      <style:text-properties fo:color="#000000"/>
    </style:style>
    <style:style style:family="text" style:name="T460" style:display-name="T460" style:parent-style-name="CharStyle59">
      <style:text-properties style:text-position="25%" fo:color="#000000"/>
    </style:style>
    <style:style style:family="text" style:name="T461" style:display-name="T461" style:parent-style-name="CharStyle34">
      <style:text-properties fo:color="#000000"/>
    </style:style>
    <style:style style:family="text" style:name="T462" style:display-name="T462" style:parent-style-name="CharStyle34">
      <style:text-properties style:text-position="25%" fo:color="#000000"/>
    </style:style>
    <style:style style:family="text" style:name="T463" style:display-name="T463" style:parent-style-name="CharStyle34">
      <style:text-properties fo:color="#000000"/>
    </style:style>
    <style:style style:family="text" style:name="T464" style:display-name="T464" style:parent-style-name="CharStyle59">
      <style:text-properties fo:color="#000000"/>
    </style:style>
    <style:style style:family="text" style:name="T465" style:display-name="T465" style:parent-style-name="CharStyle63">
      <style:text-properties fo:language="he" style:language-asian="he" style:language-complex="he" fo:country="IL" style:country-asian="IL" style:country-complex="IL" fo:color="#000000"/>
    </style:style>
    <style:style style:family="text" style:name="T466" style:display-name="T466" style:parent-style-name="CharStyle59">
      <style:text-properties fo:color="#000000"/>
    </style:style>
    <style:style style:family="text" style:name="T467" style:display-name="T467" style:parent-style-name="CharStyle34">
      <style:text-properties fo:color="#000000"/>
    </style:style>
    <style:style style:family="text" style:name="T468" style:display-name="T468" style:parent-style-name="CharStyle59">
      <style:text-properties fo:color="#000000"/>
    </style:style>
    <style:style style:family="text" style:name="T469" style:display-name="T469" style:parent-style-name="CharStyle34">
      <style:text-properties fo:color="#000000"/>
    </style:style>
    <style:style style:family="text" style:name="T470" style:display-name="T470" style:parent-style-name="CharStyle59">
      <style:text-properties fo:color="#000000"/>
    </style:style>
    <style:style style:family="text" style:name="T471" style:display-name="T471" style:parent-style-name="CharStyle59">
      <style:text-properties fo:language="he" style:language-asian="he" style:language-complex="he" fo:country="IL" style:country-asian="IL" style:country-complex="IL" fo:color="#000000"/>
    </style:style>
    <style:style style:family="text" style:name="T472" style:display-name="T472" style:parent-style-name="CharStyle34">
      <style:text-properties fo:color="#000000"/>
    </style:style>
    <style:style style:family="text" style:name="T473" style:display-name="T473" style:parent-style-name="CharStyle64">
      <style:text-properties fo:color="#000000"/>
    </style:style>
    <style:style style:family="text" style:name="T474" style:display-name="T474" style:parent-style-name="CharStyle34">
      <style:text-properties fo:color="#000000"/>
    </style:style>
    <style:style style:family="text" style:name="T475" style:display-name="T475" style:parent-style-name="CharStyle34">
      <style:text-properties style:text-position="25%" fo:color="#000000"/>
    </style:style>
    <style:style style:family="text" style:name="T476" style:display-name="T476" style:parent-style-name="CharStyle34">
      <style:text-properties fo:color="#000000"/>
    </style:style>
    <style:style style:family="text" style:name="T477" style:display-name="T477" style:parent-style-name="CharStyle65">
      <style:text-properties fo:color="#000000"/>
    </style:style>
    <style:style style:family="text" style:name="T478" style:display-name="T478" style:parent-style-name="CharStyle34">
      <style:text-properties fo:color="#000000"/>
    </style:style>
    <style:style style:family="text" style:name="T479" style:display-name="T479" style:parent-style-name="CharStyle59">
      <style:text-properties fo:color="#000000"/>
    </style:style>
    <style:style style:family="text" style:name="T480" style:display-name="T480" style:parent-style-name="CharStyle34">
      <style:text-properties fo:color="#000000"/>
    </style:style>
    <style:style style:family="text" style:name="T481" style:display-name="T481" style:parent-style-name="CharStyle59">
      <style:text-properties fo:color="#000000"/>
    </style:style>
    <style:style style:family="text" style:name="T482" style:display-name="T482" style:parent-style-name="CharStyle34">
      <style:text-properties fo:color="#000000"/>
    </style:style>
    <style:style style:family="text" style:name="T483" style:display-name="T483" style:parent-style-name="CharStyle59">
      <style:text-properties fo:color="#000000"/>
    </style:style>
    <style:style style:family="text" style:name="T484" style:display-name="T484" style:parent-style-name="CharStyle34">
      <style:text-properties fo:color="#000000"/>
    </style:style>
    <style:style style:family="text" style:name="T485" style:display-name="T485" style:parent-style-name="CharStyle64">
      <style:text-properties fo:color="#000000"/>
    </style:style>
    <style:style style:family="text" style:name="T486" style:display-name="T486" style:parent-style-name="CharStyle34">
      <style:text-properties style:text-position="25%" fo:color="#000000"/>
    </style:style>
    <style:style style:family="text" style:name="T487" style:display-name="T487" style:parent-style-name="CharStyle34">
      <style:text-properties fo:color="#000000"/>
    </style:style>
    <style:style style:family="text" style:name="T488" style:display-name="T488" style:parent-style-name="CharStyle34">
      <style:text-properties style:text-position="25%" fo:color="#000000"/>
    </style:style>
    <style:style style:family="text" style:name="T489" style:display-name="T489" style:parent-style-name="CharStyle34">
      <style:text-properties fo:color="#000000"/>
    </style:style>
    <style:style style:family="text" style:name="T490" style:display-name="T490" style:parent-style-name="CharStyle34">
      <style:text-properties fo:color="#000000"/>
    </style:style>
    <style:style style:family="text" style:name="T491" style:display-name="T491" style:parent-style-name="CharStyle59">
      <style:text-properties fo:color="#000000"/>
    </style:style>
    <style:style style:family="text" style:name="T492" style:display-name="T492" style:parent-style-name="CharStyle34">
      <style:text-properties fo:color="#000000"/>
    </style:style>
    <style:style style:family="text" style:name="T493" style:display-name="T493" style:parent-style-name="CharStyle34">
      <style:text-properties fo:color="#000000"/>
    </style:style>
    <style:style style:family="text" style:name="T494" style:display-name="T494" style:parent-style-name="CharStyle34">
      <style:text-properties style:text-position="25%" fo:color="#000000"/>
    </style:style>
    <style:style style:family="text" style:name="T495" style:display-name="T495" style:parent-style-name="CharStyle44">
      <style:text-properties fo:color="#000000"/>
    </style:style>
    <style:style style:family="text" style:name="T496" style:display-name="T496" style:parent-style-name="CharStyle42">
      <style:text-properties fo:color="#000000"/>
    </style:style>
    <style:style style:family="text" style:name="T497" style:display-name="T497" style:parent-style-name="CharStyle11">
      <style:text-properties fo:color="#000000"/>
    </style:style>
    <style:style style:family="text" style:name="T498" style:display-name="T498" style:parent-style-name="CharStyle11">
      <style:text-properties fo:color="#000000"/>
    </style:style>
    <style:style style:family="text" style:name="T499" style:display-name="T499" style:parent-style-name="CharStyle58">
      <style:text-properties fo:color="#000000"/>
    </style:style>
    <style:style style:family="text" style:name="T500" style:display-name="T500" style:parent-style-name="CharStyle11">
      <style:text-properties fo:color="#000000"/>
    </style:style>
    <style:style style:family="text" style:name="T501" style:display-name="T501" style:parent-style-name="CharStyle54">
      <style:text-properties fo:color="#000000"/>
    </style:style>
    <style:style style:family="text" style:name="T502" style:display-name="T502" style:parent-style-name="CharStyle11">
      <style:text-properties fo:color="#000000"/>
    </style:style>
    <style:style style:family="text" style:name="T503" style:display-name="T503" style:parent-style-name="CharStyle11">
      <style:text-properties fo:color="#000000"/>
    </style:style>
    <style:style style:family="text" style:name="T504" style:display-name="T504" style:parent-style-name="CharStyle11">
      <style:text-properties fo:color="#000000"/>
    </style:style>
    <style:style style:family="text" style:name="T505" style:display-name="T505" style:parent-style-name="CharStyle11">
      <style:text-properties fo:color="#000000"/>
    </style:style>
    <style:style style:family="text" style:name="T506" style:display-name="T506" style:parent-style-name="CharStyle11">
      <style:text-properties fo:color="#000000"/>
    </style:style>
    <style:style style:family="text" style:name="T507" style:display-name="T507" style:parent-style-name="CharStyle11">
      <style:text-properties fo:color="#000000"/>
    </style:style>
    <style:style style:family="text" style:name="T508" style:display-name="T508" style:parent-style-name="CharStyle11">
      <style:text-properties fo:color="#000000"/>
    </style:style>
    <style:style style:family="text" style:name="T509" style:display-name="T509" style:parent-style-name="CharStyle11">
      <style:text-properties fo:color="#000000"/>
    </style:style>
    <style:style style:family="text" style:name="T510" style:display-name="T510" style:parent-style-name="CharStyle11">
      <style:text-properties fo:color="#000000"/>
    </style:style>
    <style:style style:family="text" style:name="T511" style:display-name="T511" style:parent-style-name="CharStyle54">
      <style:text-properties fo:color="#000000"/>
    </style:style>
    <style:style style:family="text" style:name="T512" style:display-name="T512" style:parent-style-name="CharStyle54">
      <style:text-properties style:text-position="25%" fo:color="#000000"/>
    </style:style>
    <style:style style:family="text" style:name="T513" style:display-name="T513" style:parent-style-name="CharStyle54">
      <style:text-properties fo:color="#000000"/>
    </style:style>
    <style:style style:family="text" style:name="T514" style:display-name="T514" style:parent-style-name="CharStyle11">
      <style:text-properties fo:color="#000000"/>
    </style:style>
    <style:style style:family="text" style:name="T515" style:display-name="T515" style:parent-style-name="CharStyle11">
      <style:text-properties fo:color="#000000"/>
    </style:style>
    <style:style style:family="text" style:name="T516" style:display-name="T516" style:parent-style-name="CharStyle11">
      <style:text-properties fo:color="#000000"/>
    </style:style>
    <style:style style:family="text" style:name="T517" style:display-name="T517" style:parent-style-name="CharStyle11">
      <style:text-properties fo:color="#000000"/>
    </style:style>
    <style:style style:family="text" style:name="T518" style:display-name="T518" style:parent-style-name="CharStyle34">
      <style:text-properties fo:color="#000000"/>
    </style:style>
    <style:style style:family="text" style:name="T519" style:display-name="T519" style:parent-style-name="CharStyle44">
      <style:text-properties fo:color="#000000"/>
    </style:style>
    <style:style style:family="text" style:name="T520" style:display-name="T520" style:parent-style-name="CharStyle42">
      <style:text-properties fo:color="#000000"/>
    </style:style>
    <style:style style:family="text" style:name="T521" style:display-name="T521" style:parent-style-name="CharStyle66">
      <style:text-properties fo:color="#000000"/>
    </style:style>
    <style:style style:family="text" style:name="T522" style:display-name="T522" style:parent-style-name="CharStyle44">
      <style:text-properties style:text-position="25%" fo:color="#000000"/>
    </style:style>
    <style:style style:family="text" style:name="T523" style:display-name="T523" style:parent-style-name="CharStyle34">
      <style:text-properties fo:color="#000000"/>
    </style:style>
    <style:style style:family="text" style:name="T524" style:display-name="T524" style:parent-style-name="CharStyle67">
      <style:text-properties fo:color="#000000"/>
    </style:style>
    <style:style style:family="text" style:name="T525" style:display-name="T525" style:parent-style-name="CharStyle34">
      <style:text-properties fo:color="#000000"/>
    </style:style>
    <style:style style:family="text" style:name="T526" style:display-name="T526" style:parent-style-name="CharStyle34">
      <style:text-properties fo:color="#000000"/>
    </style:style>
    <style:style style:family="text" style:name="T527" style:display-name="T527" style:parent-style-name="CharStyle34">
      <style:text-properties fo:language="ar" style:language-asian="ar" style:language-complex="ar" fo:country="SA" style:country-asian="SA" style:country-complex="SA" fo:color="#000000"/>
    </style:style>
    <style:style style:family="text" style:name="T528" style:display-name="T528" style:parent-style-name="CharStyle34">
      <style:text-properties fo:color="#000000"/>
    </style:style>
    <style:style style:family="text" style:name="T529" style:display-name="T529" style:parent-style-name="CharStyle67">
      <style:text-properties fo:color="#000000"/>
    </style:style>
    <style:style style:family="text" style:name="T530" style:display-name="T530" style:parent-style-name="CharStyle67">
      <style:text-properties fo:language="en" style:language-asian="en" style:language-complex="en" fo:country="US" style:country-asian="US" style:country-complex="US" fo:color="#000000"/>
    </style:style>
    <style:style style:family="text" style:name="T531" style:display-name="T531" style:parent-style-name="CharStyle34">
      <style:text-properties fo:color="#000000"/>
    </style:style>
    <style:style style:family="text" style:name="T532" style:display-name="T532" style:parent-style-name="CharStyle34">
      <style:text-properties fo:color="#000000"/>
    </style:style>
    <style:style style:family="text" style:name="T533" style:display-name="T533" style:parent-style-name="CharStyle34">
      <style:text-properties fo:color="#000000"/>
    </style:style>
    <style:style style:family="text" style:name="T534" style:display-name="T534" style:parent-style-name="CharStyle67">
      <style:text-properties fo:color="#000000"/>
    </style:style>
    <style:style style:family="text" style:name="T535" style:display-name="T535" style:parent-style-name="CharStyle67">
      <style:text-properties fo:language="en" style:language-asian="en" style:language-complex="en" fo:country="US" style:country-asian="US" style:country-complex="US" fo:color="#000000"/>
    </style:style>
    <style:style style:family="text" style:name="T536" style:display-name="T536" style:parent-style-name="CharStyle34">
      <style:text-properties fo:color="#000000"/>
    </style:style>
    <style:style style:family="text" style:name="T537" style:display-name="T537" style:parent-style-name="CharStyle34">
      <style:text-properties fo:color="#000000"/>
    </style:style>
    <style:style style:family="text" style:name="T538" style:display-name="T538" style:parent-style-name="CharStyle68">
      <style:text-properties fo:color="#000000"/>
    </style:style>
    <style:style style:family="text" style:name="T539" style:display-name="T539" style:parent-style-name="CharStyle34">
      <style:text-properties fo:color="#000000"/>
    </style:style>
    <style:style style:family="text" style:name="T540" style:display-name="T540" style:parent-style-name="CharStyle59">
      <style:text-properties fo:color="#000000"/>
    </style:style>
    <style:style style:family="text" style:name="T541" style:display-name="T541" style:parent-style-name="CharStyle34">
      <style:text-properties fo:color="#000000"/>
    </style:style>
    <style:style style:family="text" style:name="T542" style:display-name="T542" style:parent-style-name="CharStyle59">
      <style:text-properties fo:color="#000000"/>
    </style:style>
    <style:style style:family="text" style:name="T543" style:display-name="T543" style:parent-style-name="CharStyle34">
      <style:text-properties fo:color="#000000"/>
    </style:style>
    <style:style style:family="text" style:name="T544" style:display-name="T544" style:parent-style-name="CharStyle59">
      <style:text-properties fo:color="#000000"/>
    </style:style>
    <style:style style:family="text" style:name="T545" style:display-name="T545" style:parent-style-name="CharStyle34">
      <style:text-properties fo:color="#000000"/>
    </style:style>
    <style:style style:family="text" style:name="T546" style:display-name="T546" style:parent-style-name="CharStyle59">
      <style:text-properties fo:color="#000000"/>
    </style:style>
    <style:style style:family="text" style:name="T547" style:display-name="T547" style:parent-style-name="CharStyle34">
      <style:text-properties fo:color="#000000"/>
    </style:style>
    <style:style style:family="text" style:name="T548" style:display-name="T548" style:parent-style-name="CharStyle34">
      <style:text-properties fo:color="#000000"/>
    </style:style>
    <style:style style:family="text" style:name="T549" style:display-name="T549" style:parent-style-name="CharStyle34">
      <style:text-properties fo:color="#000000"/>
    </style:style>
    <style:style style:family="text" style:name="T550" style:display-name="T550" style:parent-style-name="CharStyle34">
      <style:text-properties fo:color="#000000"/>
    </style:style>
    <style:style style:family="text" style:name="T551" style:display-name="T551" style:parent-style-name="CharStyle34">
      <style:text-properties fo:color="#000000"/>
    </style:style>
    <style:style style:family="text" style:name="T552" style:display-name="T552" style:parent-style-name="CharStyle34">
      <style:text-properties style:text-position="25%" fo:color="#000000"/>
    </style:style>
    <style:style style:family="text" style:name="T553" style:display-name="T553" style:parent-style-name="CharStyle34">
      <style:text-properties fo:color="#000000"/>
    </style:style>
    <style:style style:family="text" style:name="T554" style:display-name="T554" style:parent-style-name="CharStyle59">
      <style:text-properties fo:color="#000000"/>
    </style:style>
    <style:style style:family="text" style:name="T555" style:display-name="T555" style:parent-style-name="CharStyle34">
      <style:text-properties fo:color="#000000"/>
    </style:style>
    <style:style style:family="text" style:name="T556" style:display-name="T556" style:parent-style-name="CharStyle59">
      <style:text-properties fo:color="#000000"/>
    </style:style>
    <style:style style:family="text" style:name="T557" style:display-name="T557" style:parent-style-name="CharStyle34">
      <style:text-properties fo:color="#000000"/>
    </style:style>
    <style:style style:family="text" style:name="T558" style:display-name="T558" style:parent-style-name="CharStyle34">
      <style:text-properties style:text-position="25%" fo:color="#000000"/>
    </style:style>
    <style:style style:family="text" style:name="T559" style:display-name="T559" style:parent-style-name="CharStyle34">
      <style:text-properties fo:color="#000000"/>
    </style:style>
    <style:style style:family="text" style:name="T560" style:display-name="T560" style:parent-style-name="CharStyle44">
      <style:text-properties fo:color="#000000"/>
    </style:style>
    <style:style style:family="text" style:name="T561" style:display-name="T561" style:parent-style-name="CharStyle42">
      <style:text-properties fo:color="#000000"/>
    </style:style>
    <style:style style:family="text" style:name="T562" style:display-name="T562" style:parent-style-name="CharStyle34">
      <style:text-properties fo:color="#000000"/>
    </style:style>
    <style:style style:family="text" style:name="T563" style:display-name="T563" style:parent-style-name="CharStyle34">
      <style:text-properties fo:color="#000000"/>
    </style:style>
    <style:style style:family="text" style:name="T564" style:display-name="T564" style:parent-style-name="CharStyle34">
      <style:text-properties fo:color="#000000"/>
    </style:style>
    <style:style style:family="text" style:name="T565" style:display-name="T565" style:parent-style-name="CharStyle34">
      <style:text-properties style:text-position="25%" fo:color="#000000"/>
    </style:style>
    <style:style style:family="text" style:name="T566" style:display-name="T566" style:parent-style-name="CharStyle34">
      <style:text-properties fo:color="#000000"/>
    </style:style>
    <style:style style:family="text" style:name="T567" style:display-name="T567" style:parent-style-name="CharStyle34">
      <style:text-properties fo:color="#000000"/>
    </style:style>
    <style:style style:family="text" style:name="T568" style:display-name="T568" style:parent-style-name="CharStyle34">
      <style:text-properties fo:color="#000000"/>
    </style:style>
    <style:style style:family="text" style:name="T569" style:display-name="T569" style:parent-style-name="CharStyle34">
      <style:text-properties fo:color="#000000"/>
    </style:style>
    <style:style style:family="text" style:name="T570" style:display-name="T570" style:parent-style-name="CharStyle34">
      <style:text-properties fo:color="#000000"/>
    </style:style>
    <style:style style:family="text" style:name="T571" style:display-name="T571" style:parent-style-name="CharStyle59">
      <style:text-properties fo:color="#000000"/>
    </style:style>
    <style:style style:family="text" style:name="T572" style:display-name="T572" style:parent-style-name="CharStyle34">
      <style:text-properties fo:color="#000000"/>
    </style:style>
    <style:style style:family="text" style:name="T573" style:display-name="T573" style:parent-style-name="CharStyle59">
      <style:text-properties fo:color="#000000"/>
    </style:style>
    <style:style style:family="text" style:name="T574" style:display-name="T574" style:parent-style-name="CharStyle34">
      <style:text-properties fo:color="#000000"/>
    </style:style>
    <style:style style:family="text" style:name="T575" style:display-name="T575" style:parent-style-name="CharStyle59">
      <style:text-properties fo:color="#000000"/>
    </style:style>
    <style:style style:family="text" style:name="T576" style:display-name="T576" style:parent-style-name="CharStyle34">
      <style:text-properties fo:color="#000000"/>
    </style:style>
    <style:style style:family="text" style:name="T577" style:display-name="T577" style:parent-style-name="CharStyle59">
      <style:text-properties fo:color="#000000"/>
    </style:style>
    <style:style style:family="text" style:name="T578" style:display-name="T578" style:parent-style-name="CharStyle34">
      <style:text-properties fo:color="#000000"/>
    </style:style>
    <style:style style:family="text" style:name="T579" style:display-name="T579" style:parent-style-name="CharStyle34">
      <style:text-properties style:text-position="25%" fo:color="#000000"/>
    </style:style>
    <style:style style:family="text" style:name="T580" style:display-name="T580" style:parent-style-name="CharStyle34">
      <style:text-properties fo:color="#000000"/>
    </style:style>
    <style:style style:family="text" style:name="T581" style:display-name="T581" style:parent-style-name="CharStyle44">
      <style:text-properties fo:color="#000000"/>
    </style:style>
    <style:style style:family="text" style:name="T582" style:display-name="T582" style:parent-style-name="CharStyle42">
      <style:text-properties fo:color="#000000"/>
    </style:style>
    <style:style style:family="text" style:name="T583" style:display-name="T583" style:parent-style-name="CharStyle34">
      <style:text-properties fo:color="#000000"/>
    </style:style>
    <style:style style:family="text" style:name="T584" style:display-name="T584" style:parent-style-name="CharStyle34">
      <style:text-properties fo:color="#000000"/>
    </style:style>
    <style:style style:family="text" style:name="T585" style:display-name="T585" style:parent-style-name="CharStyle34">
      <style:text-properties fo:color="#000000"/>
    </style:style>
    <style:style style:family="text" style:name="T586" style:display-name="T586" style:parent-style-name="CharStyle34">
      <style:text-properties fo:color="#000000"/>
    </style:style>
    <style:style style:family="text" style:name="T587" style:display-name="T587" style:parent-style-name="CharStyle34">
      <style:text-properties fo:color="#000000"/>
    </style:style>
    <style:style style:family="text" style:name="T588" style:display-name="T588" style:parent-style-name="CharStyle59">
      <style:text-properties fo:color="#000000"/>
    </style:style>
    <style:style style:family="text" style:name="T589" style:display-name="T589" style:parent-style-name="CharStyle34">
      <style:text-properties fo:color="#000000"/>
    </style:style>
    <style:style style:family="text" style:name="T590" style:display-name="T590" style:parent-style-name="CharStyle59">
      <style:text-properties fo:color="#000000"/>
    </style:style>
    <style:style style:family="text" style:name="T591" style:display-name="T591" style:parent-style-name="CharStyle34">
      <style:text-properties fo:color="#000000"/>
    </style:style>
    <style:style style:family="text" style:name="T592" style:display-name="T592" style:parent-style-name="CharStyle59">
      <style:text-properties fo:color="#000000"/>
    </style:style>
    <style:style style:family="text" style:name="T593" style:display-name="T593" style:parent-style-name="CharStyle34">
      <style:text-properties fo:color="#000000"/>
    </style:style>
    <style:style style:family="text" style:name="T594" style:display-name="T594" style:parent-style-name="CharStyle34">
      <style:text-properties style:text-position="25%" fo:color="#000000"/>
    </style:style>
    <style:style style:family="text" style:name="T595" style:display-name="T595" style:parent-style-name="CharStyle34">
      <style:text-properties fo:color="#000000"/>
    </style:style>
    <style:style style:family="text" style:name="T596" style:display-name="T596" style:parent-style-name="CharStyle11">
      <style:text-properties fo:color="#000000"/>
    </style:style>
    <style:style style:family="text" style:name="T597" style:display-name="T597" style:parent-style-name="CharStyle11">
      <style:text-properties style:text-position="25%" fo:color="#000000"/>
    </style:style>
    <style:style style:family="text" style:name="T598" style:display-name="T598" style:parent-style-name="CharStyle11">
      <style:text-properties fo:color="#000000"/>
    </style:style>
    <style:style style:family="text" style:name="T599" style:display-name="T599" style:parent-style-name="CharStyle11">
      <style:text-properties fo:color="#000000"/>
    </style:style>
    <style:style style:family="text" style:name="T600" style:display-name="T600" style:parent-style-name="CharStyle69">
      <style:text-properties fo:color="#000000"/>
    </style:style>
    <style:style style:family="text" style:name="T601" style:display-name="T601" style:parent-style-name="CharStyle11">
      <style:text-properties fo:color="#000000"/>
    </style:style>
    <style:style style:family="text" style:name="T602" style:display-name="T602" style:parent-style-name="CharStyle11">
      <style:text-properties fo:color="#000000"/>
    </style:style>
    <style:style style:family="text" style:name="T603" style:display-name="T603" style:parent-style-name="CharStyle11">
      <style:text-properties fo:color="#000000"/>
    </style:style>
    <style:style style:family="text" style:name="T604" style:display-name="T604" style:parent-style-name="CharStyle11">
      <style:text-properties fo:color="#000000"/>
    </style:style>
    <style:style style:family="text" style:name="T605" style:display-name="T605" style:parent-style-name="CharStyle11">
      <style:text-properties fo:color="#000000"/>
    </style:style>
    <style:style style:family="text" style:name="T606" style:display-name="T606" style:parent-style-name="CharStyle11">
      <style:text-properties fo:color="#000000"/>
    </style:style>
    <style:style style:family="text" style:name="T607" style:display-name="T607" style:parent-style-name="CharStyle11">
      <style:text-properties fo:color="#000000"/>
    </style:style>
    <style:style style:family="text" style:name="T608" style:display-name="T608" style:parent-style-name="CharStyle11">
      <style:text-properties fo:color="#000000"/>
    </style:style>
    <style:style style:family="text" style:name="T609" style:display-name="T609" style:parent-style-name="CharStyle11">
      <style:text-properties fo:color="#000000"/>
    </style:style>
    <style:style style:family="text" style:name="T610" style:display-name="T610" style:parent-style-name="CharStyle34">
      <style:text-properties fo:color="#000000"/>
    </style:style>
    <style:style style:family="text" style:name="T611" style:display-name="T611" style:parent-style-name="CharStyle59">
      <style:text-properties fo:color="#000000"/>
    </style:style>
    <style:style style:family="text" style:name="T612" style:display-name="T612" style:parent-style-name="CharStyle63">
      <style:text-properties fo:color="#000000"/>
    </style:style>
    <style:style style:family="text" style:name="T613" style:display-name="T613" style:parent-style-name="CharStyle59">
      <style:text-properties fo:color="#000000"/>
    </style:style>
    <style:style style:family="text" style:name="T614" style:display-name="T614" style:parent-style-name="CharStyle34">
      <style:text-properties fo:color="#000000"/>
    </style:style>
    <style:style style:family="text" style:name="T615" style:display-name="T615" style:parent-style-name="CharStyle59">
      <style:text-properties fo:color="#000000"/>
    </style:style>
    <style:style style:family="text" style:name="T616" style:display-name="T616" style:parent-style-name="CharStyle63">
      <style:text-properties fo:color="#000000"/>
    </style:style>
    <style:style style:family="text" style:name="T617" style:display-name="T617" style:parent-style-name="CharStyle59">
      <style:text-properties fo:color="#000000"/>
    </style:style>
    <style:style style:family="text" style:name="T618" style:display-name="T618" style:parent-style-name="CharStyle34">
      <style:text-properties fo:color="#000000"/>
    </style:style>
    <style:style style:family="text" style:name="T619" style:display-name="T619" style:parent-style-name="CharStyle34">
      <style:text-properties fo:color="#000000"/>
    </style:style>
    <style:style style:family="text" style:name="T620" style:display-name="T620" style:parent-style-name="CharStyle70">
      <style:text-properties fo:color="#000000"/>
    </style:style>
    <style:style style:family="text" style:name="T621" style:display-name="T621" style:parent-style-name="CharStyle49">
      <style:text-properties style:text-position="25%" fo:color="#000000"/>
    </style:style>
    <style:style style:family="text" style:name="T622" style:display-name="T622" style:parent-style-name="CharStyle49">
      <style:text-properties fo:color="#000000"/>
    </style:style>
    <style:style style:family="text" style:name="T623" style:display-name="T623" style:parent-style-name="CharStyle48">
      <style:text-properties fo:color="#000000"/>
    </style:style>
    <style:style style:family="text" style:name="T624" style:display-name="T624" style:parent-style-name="CharStyle71">
      <style:text-properties fo:color="#000000"/>
    </style:style>
    <style:style style:family="text" style:name="T625" style:display-name="T625" style:parent-style-name="CharStyle48">
      <style:text-properties fo:color="#000000"/>
    </style:style>
    <style:style style:family="text" style:name="T626" style:display-name="T626" style:parent-style-name="CharStyle49">
      <style:text-properties style:text-position="25%" fo:color="#000000"/>
    </style:style>
    <style:style style:family="text" style:name="T627" style:display-name="T627" style:parent-style-name="CharStyle49">
      <style:text-properties fo:color="#000000"/>
    </style:style>
    <style:style style:family="text" style:name="T628" style:display-name="T628" style:parent-style-name="CharStyle48">
      <style:text-properties fo:color="#000000"/>
    </style:style>
    <style:style style:family="text" style:name="T629" style:display-name="T629" style:parent-style-name="CharStyle50">
      <style:text-properties fo:color="#000000"/>
    </style:style>
    <style:style style:family="text" style:name="T630" style:display-name="T630" style:parent-style-name="CharStyle48">
      <style:text-properties fo:color="#000000"/>
    </style:style>
    <style:style style:family="text" style:name="T631" style:display-name="T631" style:parent-style-name="CharStyle54">
      <style:text-properties fo:color="#000000"/>
    </style:style>
    <style:style style:family="text" style:name="T632" style:display-name="T632" style:parent-style-name="CharStyle11">
      <style:text-properties fo:color="#000000"/>
    </style:style>
    <style:style style:family="text" style:name="T633" style:display-name="T633" style:parent-style-name="CharStyle11">
      <style:text-properties fo:color="#000000"/>
    </style:style>
    <style:style style:family="text" style:name="T634" style:display-name="T634" style:parent-style-name="CharStyle11">
      <style:text-properties fo:color="#000000"/>
    </style:style>
    <style:style style:family="text" style:name="T635" style:display-name="T635" style:parent-style-name="CharStyle11">
      <style:text-properties fo:color="#000000"/>
    </style:style>
    <style:style style:family="text" style:name="T636" style:display-name="T636" style:parent-style-name="CharStyle11">
      <style:text-properties fo:color="#000000"/>
    </style:style>
    <style:style style:family="text" style:name="T637" style:display-name="T637" style:parent-style-name="CharStyle34">
      <style:text-properties fo:color="#000000"/>
    </style:style>
    <style:style style:family="text" style:name="T638" style:display-name="T638" style:parent-style-name="CharStyle34">
      <style:text-properties fo:color="#000000"/>
    </style:style>
    <style:style style:family="text" style:name="T639" style:display-name="T639" style:parent-style-name="CharStyle59">
      <style:text-properties fo:color="#000000"/>
    </style:style>
    <style:style style:family="text" style:name="T640" style:display-name="T640" style:parent-style-name="CharStyle34">
      <style:text-properties fo:color="#000000"/>
    </style:style>
    <style:style style:family="text" style:name="T641" style:display-name="T641" style:parent-style-name="CharStyle59">
      <style:text-properties fo:color="#000000"/>
    </style:style>
    <style:style style:family="text" style:name="T642" style:display-name="T642" style:parent-style-name="CharStyle34">
      <style:text-properties fo:color="#000000"/>
    </style:style>
    <style:style style:family="text" style:name="T643" style:display-name="T643" style:parent-style-name="CharStyle59">
      <style:text-properties fo:color="#000000"/>
    </style:style>
    <style:style style:family="text" style:name="T644" style:display-name="T644" style:parent-style-name="CharStyle34">
      <style:text-properties fo:color="#000000"/>
    </style:style>
    <style:style style:family="text" style:name="T645" style:display-name="T645" style:parent-style-name="CharStyle34">
      <style:text-properties fo:color="#000000"/>
    </style:style>
    <style:style style:family="text" style:name="T646" style:display-name="T646" style:parent-style-name="CharStyle34">
      <style:text-properties fo:color="#000000"/>
    </style:style>
    <style:style style:family="text" style:name="T647" style:display-name="T647" style:parent-style-name="CharStyle34">
      <style:text-properties fo:color="#000000"/>
    </style:style>
    <style:style style:family="text" style:name="T648" style:display-name="T648" style:parent-style-name="CharStyle59">
      <style:text-properties fo:color="#000000"/>
    </style:style>
    <style:style style:family="text" style:name="T649" style:display-name="T649" style:parent-style-name="CharStyle34">
      <style:text-properties fo:color="#000000"/>
    </style:style>
    <style:style style:family="text" style:name="T650" style:display-name="T650" style:parent-style-name="CharStyle59">
      <style:text-properties fo:color="#000000"/>
    </style:style>
    <style:style style:family="text" style:name="T651" style:display-name="T651" style:parent-style-name="CharStyle34">
      <style:text-properties fo:color="#000000"/>
    </style:style>
    <style:style style:family="text" style:name="T652" style:display-name="T652" style:parent-style-name="CharStyle34">
      <style:text-properties style:text-position="25%" fo:color="#000000"/>
    </style:style>
    <style:style style:family="text" style:name="T653" style:display-name="T653" style:parent-style-name="CharStyle34">
      <style:text-properties fo:color="#000000"/>
    </style:style>
    <style:style style:family="text" style:name="T654" style:display-name="T654" style:parent-style-name="CharStyle34">
      <style:text-properties style:text-position="25%" fo:color="#000000"/>
    </style:style>
    <style:style style:family="text" style:name="T655" style:display-name="T655" style:parent-style-name="CharStyle34">
      <style:text-properties fo:color="#000000"/>
    </style:style>
    <style:style style:family="text" style:name="T656" style:display-name="T656" style:parent-style-name="CharStyle34">
      <style:text-properties fo:color="#000000"/>
    </style:style>
    <style:style style:family="text" style:name="T657" style:display-name="T657" style:parent-style-name="CharStyle34">
      <style:text-properties fo:color="#000000"/>
    </style:style>
    <style:style style:family="text" style:name="T658" style:display-name="T658" style:parent-style-name="CharStyle34">
      <style:text-properties fo:color="#000000"/>
    </style:style>
    <style:style style:family="text" style:name="T659" style:display-name="T659" style:parent-style-name="CharStyle34">
      <style:text-properties fo:color="#000000"/>
    </style:style>
    <style:style style:family="text" style:name="T660" style:display-name="T660" style:parent-style-name="CharStyle34">
      <style:text-properties fo:color="#000000"/>
    </style:style>
    <style:style style:family="text" style:name="T661" style:display-name="T661" style:parent-style-name="CharStyle34">
      <style:text-properties style:text-position="25%" fo:color="#000000"/>
    </style:style>
    <style:style style:family="text" style:name="T662" style:display-name="T662" style:parent-style-name="CharStyle34">
      <style:text-properties fo:color="#000000"/>
    </style:style>
    <style:style style:family="text" style:name="T663" style:display-name="T663" style:parent-style-name="CharStyle59">
      <style:text-properties fo:color="#000000"/>
    </style:style>
    <style:style style:family="text" style:name="T664" style:display-name="T664" style:parent-style-name="CharStyle34">
      <style:text-properties fo:color="#000000"/>
    </style:style>
    <style:style style:family="text" style:name="T665" style:display-name="T665" style:parent-style-name="CharStyle59">
      <style:text-properties fo:color="#000000"/>
    </style:style>
    <style:style style:family="text" style:name="T666" style:display-name="T666" style:parent-style-name="CharStyle34">
      <style:text-properties fo:color="#000000"/>
    </style:style>
    <style:style style:family="text" style:name="T667" style:display-name="T667" style:parent-style-name="CharStyle34">
      <style:text-properties fo:color="#000000"/>
    </style:style>
    <style:style style:family="text" style:name="T668" style:display-name="T668" style:parent-style-name="CharStyle34">
      <style:text-properties style:text-position="25%" fo:color="#000000"/>
    </style:style>
    <style:style style:family="text" style:name="T669" style:display-name="T669" style:parent-style-name="CharStyle34">
      <style:text-properties fo:color="#000000"/>
    </style:style>
    <style:style style:family="text" style:name="T670" style:display-name="T670" style:parent-style-name="CharStyle59">
      <style:text-properties fo:color="#000000"/>
    </style:style>
    <style:style style:family="text" style:name="T671" style:display-name="T671" style:parent-style-name="CharStyle34">
      <style:text-properties fo:color="#000000"/>
    </style:style>
    <style:style style:family="text" style:name="T672" style:display-name="T672" style:parent-style-name="CharStyle59">
      <style:text-properties fo:color="#000000"/>
    </style:style>
    <style:style style:family="text" style:name="T673" style:display-name="T673" style:parent-style-name="CharStyle34">
      <style:text-properties fo:color="#000000"/>
    </style:style>
    <style:style style:family="text" style:name="T674" style:display-name="T674" style:parent-style-name="CharStyle34">
      <style:text-properties style:text-position="25%" fo:color="#000000"/>
    </style:style>
    <style:style style:family="text" style:name="T675" style:display-name="T675" style:parent-style-name="CharStyle34">
      <style:text-properties fo:color="#000000"/>
    </style:style>
    <style:style style:family="text" style:name="T676" style:display-name="T676" style:parent-style-name="CharStyle34">
      <style:text-properties fo:color="#000000"/>
    </style:style>
    <style:style style:family="text" style:name="T677" style:display-name="T677" style:parent-style-name="CharStyle34">
      <style:text-properties fo:color="#000000"/>
    </style:style>
    <style:style style:family="text" style:name="T678" style:display-name="T678" style:parent-style-name="CharStyle34">
      <style:text-properties fo:color="#000000"/>
    </style:style>
    <style:style style:family="text" style:name="T679" style:display-name="T679" style:parent-style-name="CharStyle34">
      <style:text-properties fo:color="#000000"/>
    </style:style>
    <style:style style:family="text" style:name="T680" style:display-name="T680" style:parent-style-name="CharStyle34">
      <style:text-properties fo:color="#000000"/>
    </style:style>
    <style:style style:family="text" style:name="T681" style:display-name="T681" style:parent-style-name="CharStyle34">
      <style:text-properties fo:color="#000000"/>
    </style:style>
    <style:style style:family="text" style:name="T682" style:display-name="T682" style:parent-style-name="CharStyle34">
      <style:text-properties fo:color="#000000"/>
    </style:style>
    <style:style style:family="text" style:name="T683" style:display-name="T683" style:parent-style-name="CharStyle34">
      <style:text-properties fo:color="#000000"/>
    </style:style>
    <style:style style:family="text" style:name="T684" style:display-name="T684" style:parent-style-name="CharStyle34">
      <style:text-properties fo:color="#000000"/>
    </style:style>
    <style:style style:family="text" style:name="T685" style:display-name="T685" style:parent-style-name="CharStyle34">
      <style:text-properties fo:language="ar" style:language-asian="ar" style:language-complex="ar" fo:country="SA" style:country-asian="SA" style:country-complex="SA" fo:color="#000000"/>
    </style:style>
    <style:style style:family="text" style:name="T686" style:display-name="T686" style:parent-style-name="CharStyle34">
      <style:text-properties fo:color="#000000"/>
    </style:style>
    <style:style style:family="text" style:name="T687" style:display-name="T687" style:parent-style-name="CharStyle34">
      <style:text-properties fo:color="#000000"/>
    </style:style>
    <style:style style:family="text" style:name="T688" style:display-name="T688" style:parent-style-name="CharStyle34">
      <style:text-properties fo:color="#000000"/>
    </style:style>
    <style:style style:family="text" style:name="T689" style:display-name="T689" style:parent-style-name="CharStyle34">
      <style:text-properties fo:color="#000000"/>
    </style:style>
    <style:style style:family="text" style:name="T690" style:display-name="T690" style:parent-style-name="CharStyle34">
      <style:text-properties fo:color="#000000"/>
    </style:style>
    <style:style style:family="text" style:name="T691" style:display-name="T691" style:parent-style-name="CharStyle59">
      <style:text-properties fo:color="#000000"/>
    </style:style>
    <style:style style:family="text" style:name="T692" style:display-name="T692" style:parent-style-name="CharStyle34">
      <style:text-properties fo:color="#000000"/>
    </style:style>
    <style:style style:family="text" style:name="T693" style:display-name="T693" style:parent-style-name="CharStyle59">
      <style:text-properties fo:color="#000000"/>
    </style:style>
    <style:style style:family="text" style:name="T694" style:display-name="T694" style:parent-style-name="CharStyle34">
      <style:text-properties fo:color="#000000"/>
    </style:style>
    <style:style style:family="text" style:name="T695" style:display-name="T695" style:parent-style-name="CharStyle34">
      <style:text-properties fo:color="#000000"/>
    </style:style>
    <style:style style:family="text" style:name="T696" style:display-name="T696" style:parent-style-name="CharStyle34">
      <style:text-properties fo:color="#000000"/>
    </style:style>
    <style:style style:family="text" style:name="T697" style:display-name="T697" style:parent-style-name="CharStyle72">
      <style:text-properties fo:color="#000000"/>
    </style:style>
    <style:style style:family="text" style:name="T698" style:display-name="T698" style:parent-style-name="CharStyle34">
      <style:text-properties fo:color="#000000"/>
    </style:style>
    <style:style style:family="text" style:name="T699" style:display-name="T699" style:parent-style-name="CharStyle34">
      <style:text-properties fo:color="#000000"/>
    </style:style>
    <style:style style:family="text" style:name="T700" style:display-name="T700" style:parent-style-name="CharStyle34">
      <style:text-properties fo:color="#000000"/>
    </style:style>
    <style:style style:family="text" style:name="T701" style:display-name="T701" style:parent-style-name="CharStyle59">
      <style:text-properties fo:color="#000000"/>
    </style:style>
    <style:style style:family="text" style:name="T702" style:display-name="T702" style:parent-style-name="CharStyle34">
      <style:text-properties fo:color="#000000"/>
    </style:style>
    <style:style style:family="text" style:name="T703" style:display-name="T703" style:parent-style-name="CharStyle59">
      <style:text-properties fo:color="#000000"/>
    </style:style>
    <style:style style:family="text" style:name="T704" style:display-name="T704" style:parent-style-name="CharStyle34">
      <style:text-properties fo:color="#000000"/>
    </style:style>
    <style:style style:family="text" style:name="T705" style:display-name="T705" style:parent-style-name="CharStyle34">
      <style:text-properties fo:color="#000000"/>
    </style:style>
    <style:style style:family="text" style:name="T706" style:display-name="T706" style:parent-style-name="CharStyle59">
      <style:text-properties fo:color="#000000"/>
    </style:style>
    <style:style style:family="text" style:name="T707" style:display-name="T707" style:parent-style-name="CharStyle34">
      <style:text-properties fo:color="#000000"/>
    </style:style>
    <style:style style:family="text" style:name="T708" style:display-name="T708" style:parent-style-name="CharStyle59">
      <style:text-properties fo:color="#000000"/>
    </style:style>
    <style:style style:family="text" style:name="T709" style:display-name="T709" style:parent-style-name="CharStyle34">
      <style:text-properties fo:color="#000000"/>
    </style:style>
    <style:style style:family="text" style:name="T710" style:display-name="T710" style:parent-style-name="CharStyle59">
      <style:text-properties fo:color="#000000"/>
    </style:style>
    <style:style style:family="text" style:name="T711" style:display-name="T711" style:parent-style-name="CharStyle34">
      <style:text-properties fo:color="#000000"/>
    </style:style>
    <style:style style:family="text" style:name="T712" style:display-name="T712" style:parent-style-name="CharStyle59">
      <style:text-properties fo:color="#000000"/>
    </style:style>
    <style:style style:family="text" style:name="T713" style:display-name="T713" style:parent-style-name="CharStyle34">
      <style:text-properties fo:color="#000000"/>
    </style:style>
    <style:style style:family="text" style:name="T714" style:display-name="T714" style:parent-style-name="CharStyle59">
      <style:text-properties fo:color="#000000"/>
    </style:style>
    <style:style style:family="text" style:name="T715" style:display-name="T715" style:parent-style-name="CharStyle34">
      <style:text-properties fo:color="#000000"/>
    </style:style>
    <style:style style:family="text" style:name="T716" style:display-name="T716" style:parent-style-name="CharStyle34">
      <style:text-properties style:text-position="25%" fo:color="#000000"/>
    </style:style>
    <style:style style:family="text" style:name="T717" style:display-name="T717" style:parent-style-name="CharStyle34">
      <style:text-properties fo:color="#000000"/>
    </style:style>
    <style:style style:family="text" style:name="T718" style:display-name="T718" style:parent-style-name="CharStyle34">
      <style:text-properties fo:color="#000000"/>
    </style:style>
    <style:style style:family="text" style:name="T719" style:display-name="T719" style:parent-style-name="CharStyle34">
      <style:text-properties fo:color="#000000"/>
    </style:style>
    <style:style style:family="text" style:name="T720" style:display-name="T720" style:parent-style-name="CharStyle34">
      <style:text-properties fo:color="#000000"/>
    </style:style>
    <style:style style:family="text" style:name="T721" style:display-name="T721" style:parent-style-name="CharStyle34">
      <style:text-properties fo:color="#000000"/>
    </style:style>
    <style:style style:family="text" style:name="T722" style:display-name="T722" style:parent-style-name="CharStyle34">
      <style:text-properties fo:color="#000000"/>
    </style:style>
    <style:style style:family="text" style:name="T723" style:display-name="T723" style:parent-style-name="CharStyle34">
      <style:text-properties fo:color="#000000"/>
    </style:style>
    <style:style style:family="text" style:name="T724" style:display-name="T724" style:parent-style-name="CharStyle34">
      <style:text-properties fo:color="#000000"/>
    </style:style>
    <style:style style:family="text" style:name="T725" style:display-name="T725" style:parent-style-name="CharStyle59">
      <style:text-properties fo:color="#000000"/>
    </style:style>
    <style:style style:family="text" style:name="T726" style:display-name="T726" style:parent-style-name="CharStyle34">
      <style:text-properties fo:color="#000000"/>
    </style:style>
    <style:style style:family="text" style:name="T727" style:display-name="T727" style:parent-style-name="CharStyle59">
      <style:text-properties fo:color="#000000"/>
    </style:style>
    <style:style style:family="text" style:name="T728" style:display-name="T728" style:parent-style-name="CharStyle34">
      <style:text-properties fo:color="#000000"/>
    </style:style>
    <style:style style:family="text" style:name="T729" style:display-name="T729" style:parent-style-name="CharStyle59">
      <style:text-properties fo:color="#000000"/>
    </style:style>
    <style:style style:family="text" style:name="T730" style:display-name="T730" style:parent-style-name="CharStyle34">
      <style:text-properties fo:color="#000000"/>
    </style:style>
    <style:style style:family="text" style:name="T731" style:display-name="T731" style:parent-style-name="CharStyle59">
      <style:text-properties fo:color="#000000"/>
    </style:style>
    <style:style style:family="text" style:name="T732" style:display-name="T732" style:parent-style-name="CharStyle34">
      <style:text-properties fo:color="#000000"/>
    </style:style>
    <style:style style:family="text" style:name="T733" style:display-name="T733" style:parent-style-name="CharStyle34">
      <style:text-properties fo:color="#000000"/>
    </style:style>
    <style:style style:family="text" style:name="T734" style:display-name="T734" style:parent-style-name="CharStyle34">
      <style:text-properties fo:color="#000000"/>
    </style:style>
    <style:style style:family="text" style:name="T735" style:display-name="T735" style:parent-style-name="CharStyle34">
      <style:text-properties fo:color="#000000"/>
    </style:style>
    <style:style style:family="text" style:name="T736" style:display-name="T736" style:parent-style-name="CharStyle34">
      <style:text-properties style:text-position="25%" fo:color="#000000"/>
    </style:style>
    <style:style style:family="text" style:name="T737" style:display-name="T737" style:parent-style-name="CharStyle34">
      <style:text-properties fo:color="#000000"/>
    </style:style>
    <style:style style:family="text" style:name="T738" style:display-name="T738" style:parent-style-name="CharStyle34">
      <style:text-properties fo:color="#000000"/>
    </style:style>
    <style:style style:family="text" style:name="T739" style:display-name="T739" style:parent-style-name="CharStyle34">
      <style:text-properties fo:color="#000000"/>
    </style:style>
    <style:style style:family="text" style:name="T740" style:display-name="T740" style:parent-style-name="CharStyle34">
      <style:text-properties fo:color="#000000"/>
    </style:style>
    <style:style style:family="text" style:name="T741" style:display-name="T741" style:parent-style-name="CharStyle34">
      <style:text-properties fo:color="#000000"/>
    </style:style>
    <style:style style:family="text" style:name="T742" style:display-name="T742" style:parent-style-name="CharStyle59">
      <style:text-properties fo:color="#000000"/>
    </style:style>
    <style:style style:family="text" style:name="T743" style:display-name="T743" style:parent-style-name="CharStyle34">
      <style:text-properties fo:color="#000000"/>
    </style:style>
    <style:style style:family="text" style:name="T744" style:display-name="T744" style:parent-style-name="CharStyle59">
      <style:text-properties fo:color="#000000"/>
    </style:style>
    <style:style style:family="text" style:name="T745" style:display-name="T745" style:parent-style-name="CharStyle34">
      <style:text-properties fo:color="#000000"/>
    </style:style>
    <style:style style:family="text" style:name="T746" style:display-name="T746" style:parent-style-name="CharStyle34">
      <style:text-properties fo:color="#000000"/>
    </style:style>
    <style:style style:family="text" style:name="T747" style:display-name="T747" style:parent-style-name="CharStyle34">
      <style:text-properties fo:color="#000000"/>
    </style:style>
    <style:style style:family="text" style:name="T748" style:display-name="T748" style:parent-style-name="CharStyle34">
      <style:text-properties fo:color="#000000"/>
    </style:style>
    <style:style style:family="text" style:name="T749" style:display-name="T749" style:parent-style-name="CharStyle34">
      <style:text-properties fo:color="#000000"/>
    </style:style>
    <style:style style:family="text" style:name="T750" style:display-name="T750" style:parent-style-name="CharStyle34">
      <style:text-properties fo:color="#000000"/>
    </style:style>
    <style:style style:family="text" style:name="T751" style:display-name="T751" style:parent-style-name="CharStyle34">
      <style:text-properties fo:color="#000000"/>
    </style:style>
    <style:style style:family="text" style:name="T752" style:display-name="T752" style:parent-style-name="CharStyle34">
      <style:text-properties fo:color="#000000"/>
    </style:style>
    <style:style style:family="text" style:name="T753" style:display-name="T753" style:parent-style-name="CharStyle34">
      <style:text-properties fo:color="#000000"/>
    </style:style>
    <style:style style:family="text" style:name="T754" style:display-name="T754" style:parent-style-name="CharStyle34">
      <style:text-properties fo:color="#000000"/>
    </style:style>
    <style:style style:family="text" style:name="T755" style:display-name="T755" style:parent-style-name="CharStyle34">
      <style:text-properties fo:color="#000000"/>
    </style:style>
    <style:style style:family="text" style:name="T756" style:display-name="T756" style:parent-style-name="CharStyle64">
      <style:text-properties fo:color="#000000"/>
    </style:style>
    <style:style style:family="text" style:name="T757" style:display-name="T757" style:parent-style-name="CharStyle34">
      <style:text-properties fo:color="#000000"/>
    </style:style>
    <style:style style:family="text" style:name="T758" style:display-name="T758" style:parent-style-name="CharStyle64">
      <style:text-properties fo:color="#000000"/>
    </style:style>
    <style:style style:family="text" style:name="T759" style:display-name="T759" style:parent-style-name="CharStyle34">
      <style:text-properties fo:color="#000000"/>
    </style:style>
    <style:style style:family="text" style:name="T760" style:display-name="T760" style:parent-style-name="CharStyle64">
      <style:text-properties fo:color="#000000"/>
    </style:style>
    <style:style style:family="text" style:name="T761" style:display-name="T761" style:parent-style-name="CharStyle34">
      <style:text-properties fo:color="#000000"/>
    </style:style>
    <style:style style:family="text" style:name="T762" style:display-name="T762" style:parent-style-name="CharStyle34">
      <style:text-properties fo:color="#000000"/>
    </style:style>
    <style:style style:family="text" style:name="T763" style:display-name="T763" style:parent-style-name="CharStyle59">
      <style:text-properties fo:color="#000000"/>
    </style:style>
    <style:style style:family="text" style:name="T764" style:display-name="T764" style:parent-style-name="CharStyle34">
      <style:text-properties fo:color="#000000"/>
    </style:style>
    <style:style style:family="text" style:name="T765" style:display-name="T765" style:parent-style-name="CharStyle59">
      <style:text-properties fo:color="#000000"/>
    </style:style>
    <style:style style:family="text" style:name="T766" style:display-name="T766" style:parent-style-name="CharStyle34">
      <style:text-properties fo:color="#000000"/>
    </style:style>
    <style:style style:family="text" style:name="T767" style:display-name="T767" style:parent-style-name="CharStyle59">
      <style:text-properties fo:color="#000000"/>
    </style:style>
    <style:style style:family="text" style:name="T768" style:display-name="T768" style:parent-style-name="CharStyle34">
      <style:text-properties fo:color="#000000"/>
    </style:style>
    <style:style style:family="text" style:name="T769" style:display-name="T769" style:parent-style-name="CharStyle34">
      <style:text-properties fo:color="#000000"/>
    </style:style>
    <style:style style:family="text" style:name="T770" style:display-name="T770" style:parent-style-name="CharStyle34">
      <style:text-properties fo:color="#000000"/>
    </style:style>
    <style:style style:family="text" style:name="T771" style:display-name="T771" style:parent-style-name="CharStyle34">
      <style:text-properties style:text-position="25%" fo:color="#000000"/>
    </style:style>
    <style:style style:family="text" style:name="T772" style:display-name="T772" style:parent-style-name="CharStyle34">
      <style:text-properties fo:color="#000000"/>
    </style:style>
    <style:style style:family="text" style:name="T773" style:display-name="T773" style:parent-style-name="CharStyle34">
      <style:text-properties fo:color="#000000"/>
    </style:style>
    <style:style style:family="text" style:name="T774" style:display-name="T774" style:parent-style-name="CharStyle34">
      <style:text-properties fo:color="#000000"/>
    </style:style>
    <style:style style:family="text" style:name="T775" style:display-name="T775" style:parent-style-name="CharStyle34">
      <style:text-properties style:text-position="25%" fo:color="#000000"/>
    </style:style>
    <style:style style:family="text" style:name="T776" style:display-name="T776" style:parent-style-name="CharStyle34">
      <style:text-properties fo:color="#000000"/>
    </style:style>
    <style:style style:family="text" style:name="T777" style:display-name="T777" style:parent-style-name="CharStyle59">
      <style:text-properties fo:color="#000000"/>
    </style:style>
    <style:style style:family="text" style:name="T778" style:display-name="T778" style:parent-style-name="CharStyle34">
      <style:text-properties fo:color="#000000"/>
    </style:style>
    <style:style style:family="text" style:name="T779" style:display-name="T779" style:parent-style-name="CharStyle59">
      <style:text-properties fo:color="#000000"/>
    </style:style>
    <style:style style:family="text" style:name="T780" style:display-name="T780" style:parent-style-name="CharStyle34">
      <style:text-properties fo:color="#000000"/>
    </style:style>
    <style:style style:family="text" style:name="T781" style:display-name="T781" style:parent-style-name="CharStyle59">
      <style:text-properties fo:color="#000000"/>
    </style:style>
    <style:style style:family="text" style:name="T782" style:display-name="T782" style:parent-style-name="CharStyle34">
      <style:text-properties fo:color="#000000"/>
    </style:style>
    <style:style style:family="text" style:name="T783" style:display-name="T783" style:parent-style-name="CharStyle34">
      <style:text-properties fo:color="#000000"/>
    </style:style>
    <style:style style:family="text" style:name="T784" style:display-name="T784" style:parent-style-name="CharStyle34">
      <style:text-properties style:text-position="25%" fo:color="#000000"/>
    </style:style>
    <style:style style:family="text" style:name="T785" style:display-name="T785" style:parent-style-name="CharStyle34">
      <style:text-properties fo:color="#000000"/>
    </style:style>
    <style:style style:family="text" style:name="T786" style:display-name="T786" style:parent-style-name="CharStyle34">
      <style:text-properties fo:color="#000000"/>
    </style:style>
    <style:style style:family="text" style:name="T787" style:display-name="T787" style:parent-style-name="CharStyle34">
      <style:text-properties fo:color="#000000"/>
    </style:style>
    <style:style style:family="text" style:name="T788" style:display-name="T788" style:parent-style-name="CharStyle34">
      <style:text-properties fo:color="#000000"/>
    </style:style>
    <style:style style:family="text" style:name="T789" style:display-name="T789" style:parent-style-name="CharStyle34">
      <style:text-properties fo:color="#000000"/>
    </style:style>
    <style:style style:family="text" style:name="T790" style:display-name="T790" style:parent-style-name="CharStyle34">
      <style:text-properties fo:color="#000000"/>
    </style:style>
    <style:style style:family="text" style:name="T791" style:display-name="T791" style:parent-style-name="CharStyle34">
      <style:text-properties fo:color="#000000"/>
    </style:style>
    <style:style style:family="text" style:name="T792" style:display-name="T792" style:parent-style-name="CharStyle34">
      <style:text-properties style:text-position="25%" fo:color="#000000"/>
    </style:style>
    <style:style style:family="text" style:name="T793" style:display-name="T793" style:parent-style-name="CharStyle34">
      <style:text-properties fo:color="#000000"/>
    </style:style>
    <style:style style:family="text" style:name="T794" style:display-name="T794" style:parent-style-name="CharStyle34">
      <style:text-properties fo:color="#000000"/>
    </style:style>
    <style:style style:family="text" style:name="T795" style:display-name="T795" style:parent-style-name="CharStyle34">
      <style:text-properties fo:color="#000000"/>
    </style:style>
    <style:style style:family="text" style:name="T796" style:display-name="T796" style:parent-style-name="CharStyle59">
      <style:text-properties fo:color="#000000"/>
    </style:style>
    <style:style style:family="text" style:name="T797" style:display-name="T797" style:parent-style-name="CharStyle34">
      <style:text-properties fo:color="#000000"/>
    </style:style>
    <style:style style:family="text" style:name="T798" style:display-name="T798" style:parent-style-name="CharStyle59">
      <style:text-properties fo:color="#000000"/>
    </style:style>
    <style:style style:family="text" style:name="T799" style:display-name="T799" style:parent-style-name="CharStyle34">
      <style:text-properties fo:color="#000000"/>
    </style:style>
    <style:style style:family="text" style:name="T800" style:display-name="T800" style:parent-style-name="CharStyle59">
      <style:text-properties fo:color="#000000"/>
    </style:style>
    <style:style style:family="text" style:name="T801" style:display-name="T801" style:parent-style-name="CharStyle34">
      <style:text-properties fo:color="#000000"/>
    </style:style>
    <style:style style:family="text" style:name="T802" style:display-name="T802" style:parent-style-name="CharStyle59">
      <style:text-properties fo:color="#000000"/>
    </style:style>
    <style:style style:family="text" style:name="T803" style:display-name="T803" style:parent-style-name="CharStyle34">
      <style:text-properties fo:color="#000000"/>
    </style:style>
    <style:style style:family="text" style:name="T804" style:display-name="T804" style:parent-style-name="CharStyle59">
      <style:text-properties fo:color="#000000"/>
    </style:style>
    <style:style style:family="text" style:name="T805" style:display-name="T805" style:parent-style-name="CharStyle34">
      <style:text-properties fo:color="#000000"/>
    </style:style>
    <style:style style:family="text" style:name="T806" style:display-name="T806" style:parent-style-name="CharStyle34">
      <style:text-properties fo:color="#000000"/>
    </style:style>
    <style:style style:family="text" style:name="T807" style:display-name="T807" style:parent-style-name="CharStyle34">
      <style:text-properties fo:color="#000000"/>
    </style:style>
    <style:style style:family="text" style:name="T808" style:display-name="T808" style:parent-style-name="CharStyle34">
      <style:text-properties fo:color="#000000"/>
    </style:style>
    <style:style style:family="text" style:name="T809" style:display-name="T809" style:parent-style-name="CharStyle59">
      <style:text-properties fo:color="#000000"/>
    </style:style>
    <style:style style:family="text" style:name="T810" style:display-name="T810" style:parent-style-name="CharStyle34">
      <style:text-properties fo:color="#000000"/>
    </style:style>
    <style:style style:family="text" style:name="T811" style:display-name="T811" style:parent-style-name="CharStyle59">
      <style:text-properties fo:color="#000000"/>
    </style:style>
    <style:style style:family="text" style:name="T812" style:display-name="T812" style:parent-style-name="CharStyle34">
      <style:text-properties fo:color="#000000"/>
    </style:style>
    <style:style style:family="text" style:name="T813" style:display-name="T813" style:parent-style-name="CharStyle59">
      <style:text-properties fo:color="#000000"/>
    </style:style>
    <style:style style:family="text" style:name="T814" style:display-name="T814" style:parent-style-name="CharStyle34">
      <style:text-properties fo:color="#000000"/>
    </style:style>
    <style:style style:family="text" style:name="T815" style:display-name="T815" style:parent-style-name="CharStyle59">
      <style:text-properties fo:color="#000000"/>
    </style:style>
    <style:style style:family="text" style:name="T816" style:display-name="T816" style:parent-style-name="CharStyle34">
      <style:text-properties fo:color="#000000"/>
    </style:style>
    <style:style style:family="text" style:name="T817" style:display-name="T817" style:parent-style-name="CharStyle34">
      <style:text-properties fo:color="#000000"/>
    </style:style>
    <style:style style:family="text" style:name="T818" style:display-name="T818" style:parent-style-name="CharStyle59">
      <style:text-properties fo:color="#000000"/>
    </style:style>
    <style:style style:family="text" style:name="T819" style:display-name="T819" style:parent-style-name="CharStyle34">
      <style:text-properties fo:color="#000000"/>
    </style:style>
    <style:style style:family="text" style:name="T820" style:display-name="T820" style:parent-style-name="CharStyle34">
      <style:text-properties fo:color="#000000"/>
    </style:style>
    <style:style style:family="text" style:name="T821" style:display-name="T821" style:parent-style-name="CharStyle34">
      <style:text-properties fo:color="#000000"/>
    </style:style>
    <style:style style:family="text" style:name="T822" style:display-name="T822" style:parent-style-name="CharStyle34">
      <style:text-properties fo:color="#000000"/>
    </style:style>
    <style:style style:family="text" style:name="T823" style:display-name="T823" style:parent-style-name="CharStyle34">
      <style:text-properties style:text-position="25%" fo:color="#000000"/>
    </style:style>
    <style:style style:family="text" style:name="T824" style:display-name="T824" style:parent-style-name="CharStyle34">
      <style:text-properties fo:color="#000000"/>
    </style:style>
    <style:style style:family="text" style:name="T825" style:display-name="T825" style:parent-style-name="CharStyle34">
      <style:text-properties fo:color="#000000"/>
    </style:style>
    <style:style style:family="text" style:name="T826" style:display-name="T826" style:parent-style-name="CharStyle34">
      <style:text-properties fo:color="#000000"/>
    </style:style>
    <style:style style:family="text" style:name="T827" style:display-name="T827" style:parent-style-name="CharStyle59">
      <style:text-properties fo:color="#000000"/>
    </style:style>
    <style:style style:family="text" style:name="T828" style:display-name="T828" style:parent-style-name="CharStyle34">
      <style:text-properties fo:color="#000000"/>
    </style:style>
    <style:style style:family="text" style:name="T829" style:display-name="T829" style:parent-style-name="CharStyle34">
      <style:text-properties style:text-position="25%" fo:color="#000000"/>
    </style:style>
    <style:style style:family="text" style:name="T830" style:display-name="T830" style:parent-style-name="CharStyle34">
      <style:text-properties fo:color="#000000"/>
    </style:style>
    <style:style style:family="text" style:name="T831" style:display-name="T831" style:parent-style-name="CharStyle34">
      <style:text-properties fo:color="#000000"/>
    </style:style>
    <style:style style:family="text" style:name="T832" style:display-name="T832" style:parent-style-name="CharStyle59">
      <style:text-properties fo:color="#000000"/>
    </style:style>
    <style:style style:family="text" style:name="T833" style:display-name="T833" style:parent-style-name="CharStyle34">
      <style:text-properties fo:color="#000000"/>
    </style:style>
    <style:style style:family="text" style:name="T834" style:display-name="T834" style:parent-style-name="CharStyle34">
      <style:text-properties style:text-position="25%" fo:color="#000000"/>
    </style:style>
    <style:style style:family="text" style:name="T835" style:display-name="T835" style:parent-style-name="CharStyle34">
      <style:text-properties fo:color="#000000"/>
    </style:style>
    <style:style style:family="text" style:name="T836" style:display-name="T836" style:parent-style-name="CharStyle59">
      <style:text-properties fo:color="#000000"/>
    </style:style>
    <style:style style:family="text" style:name="T837" style:display-name="T837" style:parent-style-name="CharStyle34">
      <style:text-properties fo:color="#000000"/>
    </style:style>
    <style:style style:family="text" style:name="T838" style:display-name="T838" style:parent-style-name="CharStyle34">
      <style:text-properties fo:color="#000000"/>
    </style:style>
    <style:style style:family="text" style:name="T839" style:display-name="T839" style:parent-style-name="CharStyle59">
      <style:text-properties fo:color="#000000"/>
    </style:style>
    <style:style style:family="text" style:name="T840" style:display-name="T840" style:parent-style-name="CharStyle34">
      <style:text-properties fo:color="#000000"/>
    </style:style>
    <style:style style:family="text" style:name="T841" style:display-name="T841" style:parent-style-name="CharStyle34">
      <style:text-properties fo:color="#000000"/>
    </style:style>
    <style:style style:family="text" style:name="T842" style:display-name="T842" style:parent-style-name="CharStyle34">
      <style:text-properties fo:color="#000000"/>
    </style:style>
    <style:style style:family="text" style:name="T843" style:display-name="T843" style:parent-style-name="CharStyle34">
      <style:text-properties fo:color="#000000"/>
    </style:style>
    <style:style style:family="text" style:name="T844" style:display-name="T844" style:parent-style-name="CharStyle67">
      <style:text-properties fo:language="en" style:language-asian="en" style:language-complex="en" fo:country="US" style:country-asian="US" style:country-complex="US" fo:color="#000000"/>
    </style:style>
    <style:style style:family="text" style:name="T845" style:display-name="T845" style:parent-style-name="CharStyle34">
      <style:text-properties fo:color="#000000"/>
    </style:style>
    <style:style style:family="text" style:name="T846" style:display-name="T846" style:parent-style-name="CharStyle64">
      <style:text-properties fo:color="#000000"/>
    </style:style>
    <style:style style:family="text" style:name="T847" style:display-name="T847" style:parent-style-name="CharStyle68">
      <style:text-properties fo:color="#000000"/>
    </style:style>
    <style:style style:family="text" style:name="T848" style:display-name="T848" style:parent-style-name="CharStyle34">
      <style:text-properties fo:color="#000000"/>
    </style:style>
    <style:style style:family="text" style:name="T849" style:display-name="T849" style:parent-style-name="CharStyle59">
      <style:text-properties fo:color="#000000"/>
    </style:style>
    <style:style style:family="text" style:name="T850" style:display-name="T850" style:parent-style-name="CharStyle34">
      <style:text-properties fo:color="#000000"/>
    </style:style>
    <style:style style:family="text" style:name="T851" style:display-name="T851" style:parent-style-name="CharStyle59">
      <style:text-properties fo:color="#000000"/>
    </style:style>
    <style:style style:family="text" style:name="T852" style:display-name="T852" style:parent-style-name="CharStyle34">
      <style:text-properties fo:color="#000000"/>
    </style:style>
    <style:style style:family="text" style:name="T853" style:display-name="T853" style:parent-style-name="CharStyle59">
      <style:text-properties fo:color="#000000"/>
    </style:style>
    <style:style style:family="text" style:name="T854" style:display-name="T854" style:parent-style-name="CharStyle34">
      <style:text-properties fo:color="#000000"/>
    </style:style>
    <style:style style:family="text" style:name="T855" style:display-name="T855" style:parent-style-name="CharStyle59">
      <style:text-properties fo:color="#000000"/>
    </style:style>
    <style:style style:family="text" style:name="T856" style:display-name="T856" style:parent-style-name="CharStyle34">
      <style:text-properties fo:color="#000000"/>
    </style:style>
    <style:style style:family="text" style:name="T857" style:display-name="T857" style:parent-style-name="CharStyle59">
      <style:text-properties fo:color="#000000"/>
    </style:style>
    <style:style style:family="text" style:name="T858" style:display-name="T858" style:parent-style-name="CharStyle34">
      <style:text-properties fo:color="#000000"/>
    </style:style>
    <style:style style:family="text" style:name="T859" style:display-name="T859" style:parent-style-name="CharStyle59">
      <style:text-properties fo:color="#000000"/>
    </style:style>
    <style:style style:family="text" style:name="T860" style:display-name="T860" style:parent-style-name="CharStyle34">
      <style:text-properties fo:color="#000000"/>
    </style:style>
    <style:style style:family="text" style:name="T861" style:display-name="T861" style:parent-style-name="CharStyle59">
      <style:text-properties fo:color="#000000"/>
    </style:style>
    <style:style style:family="text" style:name="T862" style:display-name="T862" style:parent-style-name="CharStyle34">
      <style:text-properties fo:color="#000000"/>
    </style:style>
    <style:style style:family="text" style:name="T863" style:display-name="T863" style:parent-style-name="CharStyle34">
      <style:text-properties fo:color="#000000"/>
    </style:style>
    <style:style style:family="text" style:name="T864" style:display-name="T864" style:parent-style-name="CharStyle34">
      <style:text-properties fo:color="#000000"/>
    </style:style>
    <style:style style:family="text" style:name="T865" style:display-name="T865" style:parent-style-name="CharStyle34">
      <style:text-properties fo:color="#000000"/>
    </style:style>
    <style:style style:family="text" style:name="T866" style:display-name="T866" style:parent-style-name="CharStyle59">
      <style:text-properties fo:color="#000000"/>
    </style:style>
    <style:style style:family="text" style:name="T867" style:display-name="T867" style:parent-style-name="CharStyle34">
      <style:text-properties fo:color="#000000"/>
    </style:style>
    <style:style style:family="text" style:name="T868" style:display-name="T868" style:parent-style-name="CharStyle59">
      <style:text-properties fo:color="#000000"/>
    </style:style>
    <style:style style:family="text" style:name="T869" style:display-name="T869" style:parent-style-name="CharStyle34">
      <style:text-properties fo:color="#000000"/>
    </style:style>
    <style:style style:family="text" style:name="T870" style:display-name="T870" style:parent-style-name="CharStyle34">
      <style:text-properties fo:color="#000000"/>
    </style:style>
    <style:style style:family="text" style:name="T871" style:display-name="T871" style:parent-style-name="CharStyle59">
      <style:text-properties fo:color="#000000"/>
    </style:style>
    <style:style style:family="text" style:name="T872" style:display-name="T872" style:parent-style-name="CharStyle59">
      <style:text-properties style:text-position="25%" fo:color="#000000"/>
    </style:style>
    <style:style style:family="text" style:name="T873" style:display-name="T873" style:parent-style-name="CharStyle34">
      <style:text-properties fo:color="#000000"/>
    </style:style>
    <style:style style:family="text" style:name="T874" style:display-name="T874" style:parent-style-name="CharStyle34">
      <style:text-properties fo:color="#000000"/>
    </style:style>
    <style:style style:family="text" style:name="T875" style:display-name="T875" style:parent-style-name="CharStyle34">
      <style:text-properties fo:color="#000000"/>
    </style:style>
    <style:style style:family="text" style:name="T876" style:display-name="T876" style:parent-style-name="CharStyle59">
      <style:text-properties fo:color="#000000"/>
    </style:style>
    <style:style style:family="text" style:name="T877" style:display-name="T877" style:parent-style-name="CharStyle34">
      <style:text-properties fo:color="#000000"/>
    </style:style>
    <style:style style:family="text" style:name="T878" style:display-name="T878" style:parent-style-name="CharStyle59">
      <style:text-properties fo:color="#000000"/>
    </style:style>
    <style:style style:family="text" style:name="T879" style:display-name="T879" style:parent-style-name="CharStyle34">
      <style:text-properties fo:color="#000000"/>
    </style:style>
    <style:style style:family="text" style:name="T880" style:display-name="T880" style:parent-style-name="CharStyle59">
      <style:text-properties fo:color="#000000"/>
    </style:style>
    <style:style style:family="text" style:name="T881" style:display-name="T881" style:parent-style-name="CharStyle34">
      <style:text-properties fo:color="#000000"/>
    </style:style>
    <style:style style:family="text" style:name="T882" style:display-name="T882" style:parent-style-name="CharStyle59">
      <style:text-properties fo:color="#000000"/>
    </style:style>
    <style:style style:family="text" style:name="T883" style:display-name="T883" style:parent-style-name="CharStyle34">
      <style:text-properties fo:color="#000000"/>
    </style:style>
    <style:style style:family="text" style:name="T884" style:display-name="T884" style:parent-style-name="CharStyle59">
      <style:text-properties fo:color="#000000"/>
    </style:style>
    <style:style style:family="text" style:name="T885" style:display-name="T885" style:parent-style-name="CharStyle34">
      <style:text-properties fo:color="#000000"/>
    </style:style>
    <style:style style:family="text" style:name="T886" style:display-name="T886" style:parent-style-name="CharStyle59">
      <style:text-properties fo:color="#000000"/>
    </style:style>
    <style:style style:family="text" style:name="T887" style:display-name="T887" style:parent-style-name="CharStyle34">
      <style:text-properties fo:color="#000000"/>
    </style:style>
    <style:style style:family="text" style:name="T888" style:display-name="T888" style:parent-style-name="CharStyle59">
      <style:text-properties fo:color="#000000"/>
    </style:style>
    <style:style style:family="text" style:name="T889" style:display-name="T889" style:parent-style-name="CharStyle34">
      <style:text-properties fo:color="#000000"/>
    </style:style>
    <style:style style:family="text" style:name="T890" style:display-name="T890" style:parent-style-name="CharStyle34">
      <style:text-properties fo:color="#000000"/>
    </style:style>
    <style:style style:family="text" style:name="T891" style:display-name="T891" style:parent-style-name="CharStyle34">
      <style:text-properties fo:color="#000000"/>
    </style:style>
    <style:style style:family="text" style:name="T892" style:display-name="T892" style:parent-style-name="CharStyle34">
      <style:text-properties fo:color="#000000"/>
    </style:style>
    <style:style style:family="text" style:name="T893" style:display-name="T893" style:parent-style-name="CharStyle34">
      <style:text-properties fo:color="#000000"/>
    </style:style>
    <style:style style:family="text" style:name="T894" style:display-name="T894" style:parent-style-name="CharStyle34">
      <style:text-properties style:text-position="25%" fo:color="#000000"/>
    </style:style>
    <style:style style:family="text" style:name="T895" style:display-name="T895" style:parent-style-name="CharStyle34">
      <style:text-properties fo:color="#000000"/>
    </style:style>
    <style:style style:family="text" style:name="T896" style:display-name="T896" style:parent-style-name="CharStyle34">
      <style:text-properties fo:color="#000000"/>
    </style:style>
    <style:style style:family="text" style:name="T897" style:display-name="T897" style:parent-style-name="CharStyle67">
      <style:text-properties fo:language="he" style:language-asian="he" style:language-complex="he" fo:country="IL" style:country-asian="IL" style:country-complex="IL" fo:color="#000000"/>
    </style:style>
    <style:style style:family="text" style:name="T898" style:display-name="T898" style:parent-style-name="CharStyle67">
      <style:text-properties fo:language="en" style:language-asian="en" style:language-complex="en" fo:country="US" style:country-asian="US" style:country-complex="US" fo:color="#000000"/>
    </style:style>
    <style:style style:family="text" style:name="T899" style:display-name="T899" style:parent-style-name="CharStyle34">
      <style:text-properties fo:color="#000000"/>
    </style:style>
    <style:style style:family="text" style:name="T900" style:display-name="T900" style:parent-style-name="CharStyle67">
      <style:text-properties fo:color="#000000"/>
    </style:style>
    <style:style style:family="text" style:name="T901" style:display-name="T901" style:parent-style-name="CharStyle67">
      <style:text-properties fo:language="en" style:language-asian="en" style:language-complex="en" fo:country="US" style:country-asian="US" style:country-complex="US" fo:color="#000000"/>
    </style:style>
    <style:style style:family="text" style:name="T902" style:display-name="T902" style:parent-style-name="CharStyle34">
      <style:text-properties fo:color="#000000"/>
    </style:style>
    <style:style style:family="text" style:name="T903" style:display-name="T903" style:parent-style-name="CharStyle58">
      <style:text-properties fo:language="en" style:language-asian="en" style:language-complex="en" fo:country="US" style:country-asian="US" style:country-complex="US" fo:color="#000000"/>
    </style:style>
    <style:style style:family="text" style:name="T904" style:display-name="T904" style:parent-style-name="CharStyle58">
      <style:text-properties fo:color="#000000"/>
    </style:style>
    <style:style style:family="text" style:name="T905" style:display-name="T905" style:parent-style-name="CharStyle58">
      <style:text-properties fo:language="en" style:language-asian="en" style:language-complex="en" fo:country="US" style:country-asian="US" style:country-complex="US" fo:color="#000000"/>
    </style:style>
    <style:style style:family="text" style:name="T906" style:display-name="T906" style:parent-style-name="CharStyle11">
      <style:text-properties fo:color="#000000"/>
    </style:style>
    <style:style style:family="text" style:name="T907" style:display-name="T907" style:parent-style-name="CharStyle34">
      <style:text-properties fo:color="#000000"/>
    </style:style>
    <style:style style:family="text" style:name="T908" style:display-name="T908" style:parent-style-name="CharStyle59">
      <style:text-properties fo:color="#000000"/>
    </style:style>
    <style:style style:family="text" style:name="T909" style:display-name="T909" style:parent-style-name="CharStyle34">
      <style:text-properties fo:color="#000000"/>
    </style:style>
    <style:style style:family="text" style:name="T910" style:display-name="T910" style:parent-style-name="CharStyle59">
      <style:text-properties fo:color="#000000"/>
    </style:style>
    <style:style style:family="text" style:name="T911" style:display-name="T911" style:parent-style-name="CharStyle34">
      <style:text-properties fo:color="#000000"/>
    </style:style>
    <style:style style:family="text" style:name="T912" style:display-name="T912" style:parent-style-name="CharStyle59">
      <style:text-properties fo:color="#000000"/>
    </style:style>
    <style:style style:family="text" style:name="T913" style:display-name="T913" style:parent-style-name="CharStyle34">
      <style:text-properties fo:color="#000000"/>
    </style:style>
    <style:style style:family="text" style:name="T914" style:display-name="T914" style:parent-style-name="CharStyle59">
      <style:text-properties fo:color="#000000"/>
    </style:style>
    <style:style style:family="text" style:name="T915" style:display-name="T915" style:parent-style-name="CharStyle34">
      <style:text-properties fo:color="#000000"/>
    </style:style>
    <style:style style:family="text" style:name="T916" style:display-name="T916" style:parent-style-name="CharStyle59">
      <style:text-properties fo:color="#000000"/>
    </style:style>
    <style:style style:family="text" style:name="T917" style:display-name="T917" style:parent-style-name="CharStyle34">
      <style:text-properties fo:color="#000000"/>
    </style:style>
    <style:style style:family="text" style:name="T918" style:display-name="T918" style:parent-style-name="CharStyle59">
      <style:text-properties fo:color="#000000"/>
    </style:style>
    <style:style style:family="text" style:name="T919" style:display-name="T919" style:parent-style-name="CharStyle34">
      <style:text-properties fo:color="#000000"/>
    </style:style>
    <style:style style:family="text" style:name="T920" style:display-name="T920" style:parent-style-name="CharStyle59">
      <style:text-properties fo:color="#000000"/>
    </style:style>
    <style:style style:family="text" style:name="T921" style:display-name="T921" style:parent-style-name="CharStyle34">
      <style:text-properties fo:color="#000000"/>
    </style:style>
    <style:style style:family="text" style:name="T922" style:display-name="T922" style:parent-style-name="CharStyle34">
      <style:text-properties fo:color="#000000"/>
    </style:style>
    <style:style style:family="text" style:name="T923" style:display-name="T923" style:parent-style-name="CharStyle34">
      <style:text-properties fo:color="#000000"/>
    </style:style>
    <style:style style:family="text" style:name="T924" style:display-name="T924" style:parent-style-name="CharStyle59">
      <style:text-properties fo:color="#000000"/>
    </style:style>
    <style:style style:family="text" style:name="T925" style:display-name="T925" style:parent-style-name="CharStyle34">
      <style:text-properties fo:color="#000000"/>
    </style:style>
    <style:style style:family="text" style:name="T926" style:display-name="T926" style:parent-style-name="CharStyle34">
      <style:text-properties style:text-position="25%" fo:color="#000000"/>
    </style:style>
    <style:style style:family="text" style:name="T927" style:display-name="T927" style:parent-style-name="CharStyle34">
      <style:text-properties fo:color="#000000"/>
    </style:style>
    <style:style style:family="text" style:name="T928" style:display-name="T928" style:parent-style-name="CharStyle34">
      <style:text-properties fo:color="#000000"/>
    </style:style>
    <style:style style:family="text" style:name="T929" style:display-name="T929" style:parent-style-name="CharStyle34">
      <style:text-properties fo:color="#000000"/>
    </style:style>
    <style:style style:family="text" style:name="T930" style:display-name="T930" style:parent-style-name="CharStyle34">
      <style:text-properties fo:color="#000000"/>
    </style:style>
    <style:style style:family="text" style:name="T931" style:display-name="T931" style:parent-style-name="CharStyle34">
      <style:text-properties fo:color="#000000"/>
    </style:style>
    <style:style style:family="text" style:name="T932" style:display-name="T932" style:parent-style-name="CharStyle34">
      <style:text-properties fo:color="#000000"/>
    </style:style>
    <style:style style:family="text" style:name="T933" style:display-name="T933" style:parent-style-name="CharStyle34">
      <style:text-properties fo:color="#000000"/>
    </style:style>
    <style:style style:family="text" style:name="T934" style:display-name="T934" style:parent-style-name="CharStyle34">
      <style:text-properties fo:color="#000000"/>
    </style:style>
    <style:style style:family="text" style:name="T935" style:display-name="T935" style:parent-style-name="CharStyle59">
      <style:text-properties fo:color="#000000"/>
    </style:style>
    <style:style style:family="text" style:name="T936" style:display-name="T936" style:parent-style-name="CharStyle34">
      <style:text-properties fo:color="#000000"/>
    </style:style>
    <style:style style:family="text" style:name="T937" style:display-name="T937" style:parent-style-name="CharStyle34">
      <style:text-properties style:text-position="25%" fo:color="#000000"/>
    </style:style>
    <style:style style:family="text" style:name="T938" style:display-name="T938" style:parent-style-name="CharStyle34">
      <style:text-properties fo:color="#000000"/>
    </style:style>
    <style:style style:family="text" style:name="T939" style:display-name="T939" style:parent-style-name="CharStyle34">
      <style:text-properties fo:color="#000000"/>
    </style:style>
    <style:style style:family="text" style:name="T940" style:display-name="T940" style:parent-style-name="CharStyle34">
      <style:text-properties style:text-position="25%" fo:color="#000000"/>
    </style:style>
    <style:style style:family="text" style:name="T941" style:display-name="T941" style:parent-style-name="CharStyle34">
      <style:text-properties fo:color="#000000"/>
    </style:style>
    <style:style style:family="text" style:name="T942" style:display-name="T942" style:parent-style-name="CharStyle54">
      <style:text-properties fo:language="he" style:language-asian="he" style:language-complex="he" fo:country="IL" style:country-asian="IL" style:country-complex="IL" fo:color="#000000"/>
    </style:style>
    <style:style style:family="text" style:name="T943" style:display-name="T943" style:parent-style-name="CharStyle54">
      <style:text-properties fo:color="#000000"/>
    </style:style>
    <style:style style:family="text" style:name="T944" style:display-name="T944" style:parent-style-name="CharStyle54">
      <style:text-properties fo:language="he" style:language-asian="he" style:language-complex="he" fo:country="IL" style:country-asian="IL" style:country-complex="IL" fo:color="#000000"/>
    </style:style>
    <style:style style:family="text" style:name="T945" style:display-name="T945" style:parent-style-name="CharStyle34">
      <style:text-properties fo:color="#000000"/>
    </style:style>
    <style:style style:family="text" style:name="T946" style:display-name="T946" style:parent-style-name="CharStyle34">
      <style:text-properties fo:color="#000000"/>
    </style:style>
    <style:style style:family="text" style:name="T947" style:display-name="T947" style:parent-style-name="CharStyle34">
      <style:text-properties fo:color="#000000"/>
    </style:style>
    <style:style style:family="text" style:name="T948" style:display-name="T948" style:parent-style-name="CharStyle34">
      <style:text-properties fo:color="#000000"/>
    </style:style>
    <style:style style:family="text" style:name="T949" style:display-name="T949" style:parent-style-name="CharStyle34">
      <style:text-properties fo:color="#000000"/>
    </style:style>
    <style:style style:family="paragraph" style:name="P1" style:display-name="P1">
      <style:paragraph-properties fo:margin-bottom="0.489cm" fo:line-height="0.002cm" style:page-number="auto"/>
      <style:text-properties/>
    </style:style>
    <style:style style:family="paragraph" style:name="P2" style:display-name="P2">
      <style:paragraph-properties fo:margin-top="0.034cm" fo:margin-bottom="0.034cm" fo:line-height="0.423cm" style:page-number="auto"/>
      <style:text-properties fo:font-size="9.5999999999999996pt" style:font-size-asian="9.5999999999999996pt" style:font-size-complex="9.5999999999999996pt"/>
    </style:style>
    <style:style style:family="paragraph" style:name="P3" style:display-name="P3">
      <style:paragraph-properties fo:line-height="0.002cm" style:page-number="auto"/>
      <style:text-properties/>
    </style:style>
    <style:style style:family="paragraph" style:name="P4" style:display-name="P4">
      <style:paragraph-properties fo:line-height="0.002cm" style:page-number="auto"/>
      <style:text-properties/>
    </style:style>
    <style:style style:family="paragraph" style:name="P5" style:display-name="P5">
      <style:paragraph-properties fo:line-height="0.245cm" style:page-number="auto"/>
      <style:text-properties fo:font-size="5.5499999999999998pt" style:font-size-asian="5.5499999999999998pt" style:font-size-complex="5.5499999999999998pt"/>
    </style:style>
    <style:style style:family="paragraph" style:name="P6" style:display-name="P6">
      <style:paragraph-properties fo:line-height="0.002cm" style:page-number="auto"/>
      <style:text-properties/>
    </style:style>
    <style:style style:family="paragraph" style:name="P7" style:display-name="P7">
      <style:paragraph-properties fo:line-height="0.635cm" style:page-number="auto"/>
      <style:text-properties/>
    </style:style>
    <style:style style:family="paragraph" style:name="P8" style:display-name="P8">
      <style:paragraph-properties fo:line-height="0.635cm" style:page-number="auto"/>
      <style:text-properties/>
    </style:style>
    <style:style style:family="paragraph" style:name="P9" style:display-name="P9">
      <style:paragraph-properties fo:line-height="0.635cm" style:page-number="auto"/>
      <style:text-properties/>
    </style:style>
    <style:style style:family="paragraph" style:name="P10" style:display-name="P10">
      <style:paragraph-properties fo:line-height="0.635cm" style:page-number="auto"/>
      <style:text-properties/>
    </style:style>
    <style:style style:family="paragraph" style:name="P11" style:display-name="P11">
      <style:paragraph-properties fo:line-height="0.635cm" style:page-number="auto"/>
      <style:text-properties/>
    </style:style>
    <style:style style:family="paragraph" style:name="P12" style:display-name="P12">
      <style:paragraph-properties fo:line-height="0.635cm" style:page-number="auto"/>
      <style:text-properties/>
    </style:style>
    <style:style style:family="paragraph" style:name="P13" style:display-name="P13">
      <style:paragraph-properties fo:line-height="0.635cm" style:page-number="auto"/>
      <style:text-properties/>
    </style:style>
    <style:style style:family="paragraph" style:name="P14" style:display-name="P14">
      <style:paragraph-properties fo:line-height="0.635cm" style:page-number="auto"/>
      <style:text-properties/>
    </style:style>
    <style:style style:family="paragraph" style:name="P15" style:display-name="P15">
      <style:paragraph-properties fo:line-height="0.635cm" style:page-number="auto"/>
      <style:text-properties/>
    </style:style>
    <style:style style:family="paragraph" style:name="P16" style:display-name="P16">
      <style:paragraph-properties fo:line-height="0.635cm" style:page-number="auto"/>
      <style:text-properties/>
    </style:style>
    <style:style style:family="paragraph" style:name="P17" style:display-name="P17">
      <style:paragraph-properties fo:line-height="0.635cm" style:page-number="auto"/>
      <style:text-properties/>
    </style:style>
    <style:style style:family="paragraph" style:name="P18" style:display-name="P18">
      <style:paragraph-properties fo:line-height="0.635cm" style:page-number="auto"/>
      <style:text-properties/>
    </style:style>
    <style:style style:family="paragraph" style:name="P19" style:display-name="P19">
      <style:paragraph-properties fo:line-height="0.635cm" style:page-number="auto"/>
      <style:text-properties/>
    </style:style>
    <style:style style:family="paragraph" style:name="P20" style:display-name="P20">
      <style:paragraph-properties fo:line-height="0.635cm" style:page-number="auto"/>
      <style:text-properties/>
    </style:style>
    <style:style style:family="paragraph" style:name="P21" style:display-name="P21">
      <style:paragraph-properties fo:line-height="0.635cm" style:page-number="auto"/>
      <style:text-properties/>
    </style:style>
    <style:style style:family="paragraph" style:name="P22" style:display-name="P22">
      <style:paragraph-properties fo:line-height="0.635cm" style:page-number="auto"/>
      <style:text-properties/>
    </style:style>
    <style:style style:family="paragraph" style:name="P23" style:display-name="P23">
      <style:paragraph-properties fo:line-height="0.635cm" style:page-number="auto"/>
      <style:text-properties/>
    </style:style>
    <style:style style:family="paragraph" style:name="P24" style:display-name="P24">
      <style:paragraph-properties fo:line-height="0.635cm" style:page-number="auto"/>
      <style:text-properties/>
    </style:style>
    <style:style style:family="paragraph" style:name="P25" style:display-name="P25">
      <style:paragraph-properties fo:line-height="0.635cm" style:page-number="auto"/>
      <style:text-properties/>
    </style:style>
    <style:style style:family="paragraph" style:name="P26" style:display-name="P26">
      <style:paragraph-properties fo:line-height="0.635cm" style:page-number="auto"/>
      <style:text-properties/>
    </style:style>
    <style:style style:family="paragraph" style:name="P27" style:display-name="P27">
      <style:paragraph-properties fo:line-height="0.635cm" style:page-number="auto"/>
      <style:text-properties/>
    </style:style>
    <style:style style:family="paragraph" style:name="P28" style:display-name="P28">
      <style:paragraph-properties fo:line-height="0.635cm" style:page-number="auto"/>
      <style:text-properties/>
    </style:style>
    <style:style style:family="paragraph" style:name="P29" style:display-name="P29">
      <style:paragraph-properties fo:line-height="0.635cm" style:page-number="auto"/>
      <style:text-properties/>
    </style:style>
    <style:style style:family="paragraph" style:name="P30" style:display-name="P30">
      <style:paragraph-properties fo:line-height="0.635cm" style:page-number="auto"/>
      <style:text-properties/>
    </style:style>
    <style:style style:family="paragraph" style:name="P31" style:display-name="P31">
      <style:paragraph-properties fo:line-height="0.635cm" style:page-number="auto"/>
      <style:text-properties/>
    </style:style>
    <style:style style:family="paragraph" style:name="P32" style:display-name="P32">
      <style:paragraph-properties fo:line-height="0.635cm" style:page-number="auto"/>
      <style:text-properties/>
    </style:style>
    <style:style style:family="paragraph" style:name="P33" style:display-name="P33">
      <style:paragraph-properties fo:line-height="0.635cm" style:page-number="auto"/>
      <style:text-properties/>
    </style:style>
    <style:style style:family="paragraph" style:name="P34" style:display-name="P34">
      <style:paragraph-properties fo:line-height="0.635cm" style:page-number="auto"/>
      <style:text-properties/>
    </style:style>
    <style:style style:family="paragraph" style:name="P35" style:display-name="P35">
      <style:paragraph-properties fo:line-height="0.635cm" style:page-number="auto"/>
      <style:text-properties/>
    </style:style>
    <style:style style:family="paragraph" style:name="P36" style:display-name="P36">
      <style:paragraph-properties fo:line-height="0.635cm" style:page-number="auto"/>
      <style:text-properties/>
    </style:style>
    <style:style style:family="paragraph" style:name="P37" style:display-name="P37">
      <style:paragraph-properties fo:line-height="0.635cm" style:page-number="auto"/>
      <style:text-properties/>
    </style:style>
    <style:style style:family="paragraph" style:name="P38" style:display-name="P38">
      <style:paragraph-properties fo:line-height="0.635cm" style:page-number="auto"/>
      <style:text-properties/>
    </style:style>
    <style:style style:family="paragraph" style:name="P39" style:display-name="P39">
      <style:paragraph-properties fo:line-height="0.635cm" style:page-number="auto"/>
      <style:text-properties/>
    </style:style>
    <style:style style:family="paragraph" style:name="P40" style:display-name="P40">
      <style:paragraph-properties fo:margin-bottom="0.709cm" fo:line-height="0.002cm" style:page-number="auto"/>
      <style:text-properties/>
    </style:style>
    <style:style style:family="paragraph" style:name="P42" style:display-name="P42">
      <style:paragraph-properties fo:margin-bottom="0.986cm" fo:line-height="0.002cm" style:page-number="auto"/>
      <style:text-properties/>
    </style:style>
    <style:style style:family="paragraph" style:name="P43" style:display-name="P43">
      <style:paragraph-properties fo:line-height="0.002cm" style:page-number="auto"/>
      <style:text-properties/>
    </style:style>
    <style:style style:family="paragraph" style:name="P44" style:display-name="P44">
      <style:paragraph-properties fo:margin-bottom="0.986cm" fo:line-height="0.002cm" style:page-number="auto"/>
      <style:text-properties/>
    </style:style>
    <style:style style:family="paragraph" style:name="P45" style:display-name="P45">
      <style:paragraph-properties fo:margin-bottom="0.704cm" fo:line-height="0.002cm" style:page-number="auto"/>
      <style:text-properties/>
    </style:style>
    <style:style style:family="paragraph" style:name="P46" style:display-name="P46">
      <style:paragraph-properties fo:margin-bottom="0.951cm" fo:line-height="0.002cm" style:page-number="auto"/>
      <style:text-properties/>
    </style:style>
    <style:style style:family="paragraph" style:name="P47" style:display-name="P47">
      <style:paragraph-properties fo:line-height="0.002cm" style:page-number="auto"/>
      <style:text-properties/>
    </style:style>
    <style:style style:family="paragraph" style:name="P48" style:display-name="P48">
      <style:paragraph-properties fo:line-height="0.002cm" style:page-number="auto"/>
      <style:text-properties/>
    </style:style>
    <style:style style:family="paragraph" style:name="P49" style:display-name="P49">
      <style:paragraph-properties fo:line-height="0.002cm" style:page-number="auto"/>
      <style:text-properties/>
    </style:style>
    <style:style style:family="paragraph" style:name="P50" style:display-name="P50" style:parent-style-name="Style2">
      <style:paragraph-properties fo:background-color="transparent" fo:margin-top="0.000cm" fo:margin-bottom="0.000cm" fo:line-height="122.%" fo:margin-left="0.388cm" fo:margin-right="0.000cm" fo:text-indent="-0.388cm" fo:text-align="left" style:page-number="auto">
        <style:tab-stops>
          <style:tab-stop style:position="0.001cm" style:type="left"/>
        </style:tab-stops>
      </style:paragraph-properties>
      <style:text-properties/>
    </style:style>
    <style:style style:family="paragraph" style:name="P51" style:display-name="P51" style:parent-style-name="Style2">
      <style:paragraph-properties fo:background-color="transparent" fo:margin-top="0.000cm" fo:margin-bottom="0.000cm" fo:line-height="100.%" fo:margin-left="0.388cm" fo:margin-right="0.000cm" fo:text-indent="-0.388cm" fo:text-align="left" style:page-number="auto">
        <style:tab-stops>
          <style:tab-stop style:position="0.018cm" style:type="left"/>
        </style:tab-stops>
      </style:paragraph-properties>
      <style:text-properties/>
    </style:style>
    <style:style style:family="paragraph" style:name="P52" style:display-name="P52"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53" style:display-name="P53" style:parent-style-name="Style2">
      <style:paragraph-properties fo:background-color="transparent" fo:margin-top="0.000cm" fo:margin-bottom="0.000cm" fo:line-height="100.%" fo:margin-left="0.318cm" fo:margin-right="0.000cm" fo:text-indent="0.000cm" fo:text-align="left" style:page-number="auto"/>
      <style:text-properties/>
    </style:style>
    <style:style style:family="paragraph" style:name="P54" style:display-name="P54" style:parent-style-name="Style2">
      <style:paragraph-properties fo:background-color="transparent" fo:margin-top="0.000cm" fo:margin-bottom="0.000cm" fo:line-height="100.%" fo:margin-left="0.423cm" fo:margin-right="0.000cm" fo:text-indent="-0.423cm" fo:text-align="left" style:page-number="auto">
        <style:tab-stops>
          <style:tab-stop style:position="-0.119cm" style:type="left"/>
        </style:tab-stops>
      </style:paragraph-properties>
      <style:text-properties/>
    </style:style>
    <style:style style:family="paragraph" style:name="P55" style:display-name="P55" style:parent-style-name="Style2">
      <style:paragraph-properties fo:background-color="transparent" fo:margin-top="0.000cm" fo:margin-bottom="0.000cm" fo:line-height="100.%" fo:margin-left="0.388cm" fo:margin-right="0.000cm" fo:text-indent="-0.388cm" fo:text-align="left" style:page-number="auto">
        <style:tab-stops>
          <style:tab-stop style:position="-0.083cm" style:type="left"/>
        </style:tab-stops>
      </style:paragraph-properties>
      <style:text-properties/>
    </style:style>
    <style:style style:family="paragraph" style:name="P56" style:display-name="P56" style:parent-style-name="Style2">
      <style:paragraph-properties fo:background-color="transparent" fo:margin-top="0.000cm" fo:margin-bottom="0.000cm" fo:line-height="100.%" fo:margin-left="0.388cm" fo:margin-right="0.000cm" fo:text-indent="0.071cm" fo:text-align="left" style:page-number="auto"/>
      <style:text-properties/>
    </style:style>
    <style:style style:family="paragraph" style:name="P57" style:display-name="P57" style:parent-style-name="Style2">
      <style:paragraph-properties fo:background-color="transparent" fo:margin-top="0.000cm" fo:margin-bottom="0.000cm" fo:line-height="100.%" fo:margin-left="0.388cm" fo:margin-right="0.000cm" fo:text-indent="0.071cm" fo:text-align="left" style:page-number="auto"/>
      <style:text-properties/>
    </style:style>
    <style:style style:family="paragraph" style:name="P58" style:display-name="P58" style:parent-style-name="Style2">
      <style:paragraph-properties fo:background-color="transparent" fo:margin-top="0.000cm" fo:margin-bottom="0.000cm" fo:line-height="115.%" fo:margin-left="0.000cm" fo:margin-right="0.000cm" fo:text-indent="0.000cm" fo:text-align="left" style:page-number="auto">
        <style:tab-stops>
          <style:tab-stop style:position="0.296cm" style:type="left"/>
        </style:tab-stops>
      </style:paragraph-properties>
      <style:text-properties/>
    </style:style>
    <style:style style:family="paragraph" style:name="P59" style:display-name="P59" style:parent-style-name="Style2">
      <style:paragraph-properties fo:background-color="transparent" fo:margin-top="0.000cm" fo:margin-bottom="0.000cm" fo:line-height="115.%" fo:margin-left="0.459cm" fo:margin-right="0.000cm" fo:text-align="left" style:page-number="auto">
        <style:tab-stops>
          <style:tab-stop style:position="-0.078cm" style:type="left"/>
        </style:tab-stops>
      </style:paragraph-properties>
      <style:text-properties/>
    </style:style>
    <style:style style:family="paragraph" style:name="P60" style:display-name="P60" style:parent-style-name="Style2">
      <style:paragraph-properties fo:background-color="transparent" fo:margin-top="0.000cm" fo:margin-bottom="0.000cm" fo:line-height="96.%" fo:margin-left="0.000cm" fo:margin-right="0.000cm" fo:text-indent="0.000cm" fo:text-align="left" style:page-number="auto">
        <style:tab-stops>
          <style:tab-stop style:position="0.415cm" style:type="left"/>
        </style:tab-stops>
      </style:paragraph-properties>
      <style:text-properties/>
    </style:style>
    <style:style style:family="paragraph" style:name="P61" style:display-name="P61" style:parent-style-name="Style2">
      <style:paragraph-properties fo:background-color="transparent" fo:margin-top="0.000cm" fo:margin-bottom="0.000cm" fo:line-height="150.%" fo:margin-left="0.000cm" fo:margin-right="0.000cm" fo:text-indent="0.000cm" fo:text-align="left" style:page-number="auto">
        <style:tab-stops>
          <style:tab-stop style:position="0.389cm" style:type="left"/>
        </style:tab-stops>
      </style:paragraph-properties>
      <style:text-properties/>
    </style:style>
    <style:style style:family="paragraph" style:name="P62" style:display-name="P62" style:parent-style-name="Style2">
      <style:paragraph-properties fo:background-color="transparent" fo:margin-top="0.000cm" fo:margin-bottom="0.000cm" fo:line-height="96.%" fo:margin-left="0.564cm" fo:margin-right="0.000cm" fo:text-indent="-0.564cm" fo:text-align="left" style:page-number="auto">
        <style:tab-stops>
          <style:tab-stop style:position="-0.158cm" style:type="left"/>
        </style:tab-stops>
      </style:paragraph-properties>
      <style:text-properties/>
    </style:style>
    <style:style style:family="paragraph" style:name="P63" style:display-name="P63" style:parent-style-name="Style2">
      <style:paragraph-properties fo:background-color="transparent" fo:margin-top="0.000cm" fo:margin-bottom="0.000cm" fo:line-height="100.%" fo:margin-left="0.000cm" fo:margin-right="0.000cm" fo:text-indent="0.000cm" fo:text-align="left" style:page-number="auto">
        <style:tab-stops>
          <style:tab-stop style:position="0.474cm" style:type="left"/>
        </style:tab-stops>
      </style:paragraph-properties>
      <style:text-properties/>
    </style:style>
    <style:style style:family="paragraph" style:name="P64" style:display-name="P64" style:parent-style-name="Style2">
      <style:paragraph-properties fo:background-color="transparent" fo:margin-top="0.000cm" fo:margin-bottom="0.000cm" fo:line-height="100.%" fo:margin-left="0.000cm" fo:margin-right="0.000cm" fo:text-indent="0.000cm" fo:text-align="left" style:page-number="auto">
        <style:tab-stops>
          <style:tab-stop style:position="0.474cm" style:type="left"/>
        </style:tab-stops>
      </style:paragraph-properties>
      <style:text-properties/>
    </style:style>
    <style:style style:family="paragraph" style:name="P65" style:display-name="P65" style:parent-style-name="Style2">
      <style:paragraph-properties fo:background-color="transparent" fo:margin-top="0.000cm" fo:margin-bottom="0.000cm" fo:line-height="100.%" fo:margin-left="0.564cm" fo:margin-right="0.000cm" fo:text-indent="-0.564cm" fo:text-align="left" style:page-number="auto">
        <style:tab-stops>
          <style:tab-stop style:position="-0.158cm" style:type="left"/>
        </style:tab-stops>
      </style:paragraph-properties>
      <style:text-properties/>
    </style:style>
    <style:style style:family="paragraph" style:name="P66" style:display-name="P66" style:parent-style-name="Style2">
      <style:paragraph-properties fo:background-color="transparent" fo:margin-top="0.000cm" fo:margin-bottom="0.000cm" fo:line-height="100.%" fo:margin-left="0.529cm" fo:margin-right="0.000cm" fo:text-indent="-0.529cm" fo:text-align="left" style:page-number="auto">
        <style:tab-stops>
          <style:tab-stop style:position="-0.140cm" style:type="left"/>
        </style:tab-stops>
      </style:paragraph-properties>
      <style:text-properties/>
    </style:style>
    <style:style style:family="paragraph" style:name="P67" style:display-name="P67" style:parent-style-name="Style2">
      <style:paragraph-properties fo:background-color="transparent" fo:margin-top="0.000cm" fo:margin-bottom="0.000cm" fo:line-height="115.%" fo:margin-left="0.388cm" fo:margin-right="0.000cm" fo:text-indent="-0.388cm" fo:text-align="left" style:page-number="auto">
        <style:tab-stops>
          <style:tab-stop style:position="-0.092cm" style:type="left"/>
        </style:tab-stops>
      </style:paragraph-properties>
      <style:text-properties/>
    </style:style>
    <style:style style:family="paragraph" style:name="P68" style:display-name="P68" style:parent-style-name="Style2">
      <style:paragraph-properties fo:background-color="transparent" fo:margin-top="0.000cm" fo:margin-bottom="0.000cm" fo:line-height="122.%" fo:margin-left="0.459cm" fo:margin-right="0.000cm" fo:text-align="left" style:page-number="auto">
        <style:tab-stops>
          <style:tab-stop style:position="-0.069cm" style:type="left"/>
        </style:tab-stops>
      </style:paragraph-properties>
      <style:text-properties/>
    </style:style>
    <style:style style:family="paragraph" style:name="P69" style:display-name="P69" style:parent-style-name="Style2">
      <style:paragraph-properties fo:background-color="transparent" fo:margin-top="0.000cm" fo:margin-bottom="0.000cm" fo:line-height="100.%" fo:margin-left="0.529cm" fo:margin-right="0.000cm" fo:text-indent="-0.529cm" fo:text-align="left" style:page-number="auto">
        <style:tab-stops>
          <style:tab-stop style:position="-0.131cm" style:type="left"/>
        </style:tab-stops>
      </style:paragraph-properties>
      <style:text-properties/>
    </style:style>
    <style:style style:family="paragraph" style:name="P70" style:display-name="P70" style:parent-style-name="Style2">
      <style:paragraph-properties fo:background-color="transparent" fo:margin-top="0.000cm" fo:margin-bottom="0.000cm" fo:line-height="100.%" fo:margin-left="0.529cm" fo:margin-right="0.000cm" fo:text-indent="-0.529cm" fo:text-align="justify" style:page-number="auto">
        <style:tab-stops>
          <style:tab-stop style:position="-0.131cm" style:type="left"/>
        </style:tab-stops>
      </style:paragraph-properties>
      <style:text-properties/>
    </style:style>
    <style:style style:family="paragraph" style:name="P71" style:display-name="P71" style:parent-style-name="Style2">
      <style:paragraph-properties fo:background-color="transparent" fo:margin-top="0.000cm" fo:margin-bottom="0.000cm" fo:line-height="100.%" fo:margin-left="0.529cm" fo:margin-right="0.000cm" fo:text-indent="-0.529cm" fo:text-align="left" style:page-number="auto">
        <style:tab-stops>
          <style:tab-stop style:position="-0.131cm" style:type="left"/>
        </style:tab-stops>
      </style:paragraph-properties>
      <style:text-properties/>
    </style:style>
    <style:style style:family="paragraph" style:name="P72" style:display-name="P72" style:parent-style-name="Style2">
      <style:paragraph-properties fo:background-color="transparent" fo:margin-top="0.000cm" fo:margin-bottom="0.000cm" fo:line-height="100.%" fo:margin-left="0.564cm" fo:margin-right="0.000cm" fo:text-indent="-0.564cm" fo:text-align="left" style:page-number="auto">
        <style:tab-stops>
          <style:tab-stop style:position="-0.167cm" style:type="left"/>
        </style:tab-stops>
      </style:paragraph-properties>
      <style:text-properties/>
    </style:style>
    <style:style style:family="paragraph" style:name="P73" style:display-name="P73" style:parent-style-name="Style2">
      <style:paragraph-properties fo:background-color="transparent" fo:margin-top="0.000cm" fo:margin-bottom="0.000cm" fo:line-height="107.%" fo:margin-left="0.564cm" fo:margin-right="0.000cm" fo:text-indent="-0.564cm" fo:text-align="left" style:page-number="auto">
        <style:tab-stops>
          <style:tab-stop style:position="-0.167cm" style:type="left"/>
        </style:tab-stops>
      </style:paragraph-properties>
      <style:text-properties/>
    </style:style>
    <style:style style:family="paragraph" style:name="P74" style:display-name="P74" style:parent-style-name="Style2">
      <style:paragraph-properties fo:background-color="transparent" fo:margin-top="0.000cm" fo:margin-bottom="0.000cm" fo:line-height="100.%" fo:margin-left="0.000cm" fo:margin-right="0.000cm" fo:text-indent="0.000cm" fo:text-align="left" style:page-number="auto">
        <style:tab-stops>
          <style:tab-stop style:position="0.415cm" style:type="left"/>
        </style:tab-stops>
      </style:paragraph-properties>
      <style:text-properties/>
    </style:style>
    <style:style style:family="paragraph" style:name="P75" style:display-name="P75" style:parent-style-name="Style2">
      <style:paragraph-properties fo:background-color="transparent" fo:margin-top="0.000cm" fo:margin-bottom="0.000cm" fo:line-height="100.%" fo:margin-left="0.000cm" fo:margin-right="0.000cm" fo:text-indent="0.000cm" fo:text-align="left" style:page-number="auto">
        <style:tab-stops>
          <style:tab-stop style:position="0.415cm" style:type="left"/>
        </style:tab-stops>
      </style:paragraph-properties>
      <style:text-properties/>
    </style:style>
    <style:style style:family="paragraph" style:name="P76" style:display-name="P76" style:parent-style-name="Style2">
      <style:paragraph-properties fo:background-color="transparent" fo:margin-top="0.000cm" fo:margin-bottom="0.000cm" fo:line-height="100.%" fo:margin-left="0.000cm" fo:margin-right="0.000cm" fo:text-indent="0.000cm" fo:text-align="left" style:page-number="auto">
        <style:tab-stops>
          <style:tab-stop style:position="0.415cm" style:type="left"/>
        </style:tab-stops>
      </style:paragraph-properties>
      <style:text-properties/>
    </style:style>
    <style:style style:family="paragraph" style:name="P77" style:display-name="P77" style:parent-style-name="Style2">
      <style:paragraph-properties fo:background-color="transparent" fo:margin-top="0.000cm" fo:margin-bottom="0.000cm" fo:line-height="100.%" fo:margin-left="0.000cm" fo:margin-right="0.000cm" fo:text-indent="0.000cm" fo:text-align="left" style:page-number="auto">
        <style:tab-stops>
          <style:tab-stop style:position="0.406cm" style:type="left"/>
        </style:tab-stops>
      </style:paragraph-properties>
      <style:text-properties/>
    </style:style>
    <style:style style:family="paragraph" style:name="P78" style:display-name="P78" style:parent-style-name="Style2">
      <style:paragraph-properties fo:background-color="transparent" fo:margin-top="0.000cm" fo:margin-bottom="0.000cm" fo:line-height="100.%" fo:margin-left="0.000cm" fo:margin-right="0.000cm" fo:text-indent="0.000cm" fo:text-align="left" style:page-number="auto">
        <style:tab-stops>
          <style:tab-stop style:position="0.398cm" style:type="left"/>
        </style:tab-stops>
      </style:paragraph-properties>
      <style:text-properties/>
    </style:style>
    <style:style style:family="paragraph" style:name="P79" style:display-name="P79" style:parent-style-name="Style2">
      <style:paragraph-properties fo:background-color="transparent" fo:margin-top="0.000cm" fo:margin-bottom="0.000cm" fo:line-height="105.%" fo:margin-left="0.459cm" fo:margin-right="0.000cm" fo:text-align="left" style:page-number="auto">
        <style:tab-stops>
          <style:tab-stop style:position="-0.044cm" style:type="left"/>
        </style:tab-stops>
      </style:paragraph-properties>
      <style:text-properties/>
    </style:style>
    <style:style style:family="paragraph" style:name="P80" style:display-name="P80" style:parent-style-name="Style2">
      <style:paragraph-properties fo:background-color="transparent" fo:margin-top="0.000cm" fo:margin-bottom="0.000cm" fo:line-height="100.%" fo:margin-left="0.459cm" fo:margin-right="0.000cm" fo:text-align="left" style:page-number="auto">
        <style:tab-stops>
          <style:tab-stop style:position="-0.035cm" style:type="left"/>
        </style:tab-stops>
      </style:paragraph-properties>
      <style:text-properties/>
    </style:style>
    <style:style style:family="paragraph" style:name="P81" style:display-name="P81" style:parent-style-name="Style2">
      <style:paragraph-properties fo:background-color="transparent" fo:margin-top="0.000cm" fo:margin-bottom="0.000cm" fo:line-height="100.%" fo:margin-left="0.000cm" fo:margin-right="0.000cm" fo:text-indent="0.000cm" fo:text-align="left" style:page-number="auto">
        <style:tab-stops>
          <style:tab-stop style:position="0.398cm" style:type="left"/>
        </style:tab-stops>
      </style:paragraph-properties>
      <style:text-properties/>
    </style:style>
    <style:style style:family="paragraph" style:name="P82" style:display-name="P82" style:parent-style-name="Style2">
      <style:paragraph-properties fo:background-color="transparent" fo:margin-top="0.000cm" fo:margin-bottom="0.000cm" fo:line-height="100.%" fo:margin-left="0.459cm" fo:margin-right="0.000cm" fo:text-align="left" style:page-number="auto">
        <style:tab-stops>
          <style:tab-stop style:position="-0.052cm" style:type="left"/>
        </style:tab-stops>
      </style:paragraph-properties>
      <style:text-properties/>
    </style:style>
    <style:style style:family="paragraph" style:name="P83" style:display-name="P83" style:parent-style-name="Style2">
      <style:paragraph-properties fo:background-color="transparent" fo:margin-top="0.000cm" fo:margin-bottom="0.000cm" fo:line-height="100.%" fo:margin-left="0.494cm" fo:margin-right="0.000cm" fo:text-indent="-0.494cm" fo:text-align="left" style:page-number="auto">
        <style:tab-stops>
          <style:tab-stop style:position="-0.096cm" style:type="left"/>
        </style:tab-stops>
      </style:paragraph-properties>
      <style:text-properties/>
    </style:style>
    <style:style style:family="paragraph" style:name="P84" style:display-name="P84" style:parent-style-name="Style2">
      <style:paragraph-properties fo:background-color="transparent" fo:margin-top="0.000cm" fo:margin-bottom="0.000cm" fo:line-height="109.%" fo:margin-left="0.459cm" fo:margin-right="0.000cm" fo:text-align="left" style:page-number="auto">
        <style:tab-stops>
          <style:tab-stop style:position="-0.044cm" style:type="left"/>
        </style:tab-stops>
      </style:paragraph-properties>
      <style:text-properties/>
    </style:style>
    <style:style style:family="paragraph" style:name="P85" style:display-name="P85" style:parent-style-name="Style2">
      <style:paragraph-properties fo:background-color="transparent" fo:margin-top="0.000cm" fo:margin-bottom="0.000cm" fo:line-height="126.%" fo:margin-left="0.459cm" fo:margin-right="0.000cm" fo:text-align="left" style:page-number="auto">
        <style:tab-stops>
          <style:tab-stop style:position="-0.061cm" style:type="left"/>
        </style:tab-stops>
      </style:paragraph-properties>
      <style:text-properties/>
    </style:style>
    <style:style style:family="paragraph" style:name="P86" style:display-name="P86" style:parent-style-name="Style2">
      <style:paragraph-properties fo:background-color="transparent" fo:margin-top="0.000cm" fo:margin-bottom="0.000cm" fo:line-height="100.%" fo:margin-left="0.000cm" fo:margin-right="0.000cm" fo:text-indent="0.000cm" fo:text-align="left" style:page-number="auto">
        <style:tab-stops>
          <style:tab-stop style:position="0.398cm" style:type="left"/>
        </style:tab-stops>
      </style:paragraph-properties>
      <style:text-properties/>
    </style:style>
    <style:style style:family="paragraph" style:name="P87" style:display-name="P87" style:parent-style-name="Style2">
      <style:paragraph-properties fo:background-color="transparent" fo:margin-top="0.000cm" fo:margin-bottom="0.000cm" fo:line-height="111.%" fo:margin-left="0.494cm" fo:margin-right="0.000cm" fo:text-indent="-0.494cm" fo:text-align="left" style:page-number="auto">
        <style:tab-stops>
          <style:tab-stop style:position="-0.079cm" style:type="left"/>
        </style:tab-stops>
      </style:paragraph-properties>
      <style:text-properties/>
    </style:style>
    <style:style style:family="paragraph" style:name="P88" style:display-name="P88" style:parent-style-name="Style2">
      <style:paragraph-properties fo:background-color="transparent" fo:margin-top="0.000cm" fo:margin-bottom="0.000cm" fo:line-height="100.%" fo:margin-left="0.000cm" fo:margin-right="0.000cm" fo:text-indent="0.000cm" fo:text-align="left" style:page-number="auto">
        <style:tab-stops>
          <style:tab-stop style:position="0.398cm" style:type="left"/>
        </style:tab-stops>
      </style:paragraph-properties>
      <style:text-properties/>
    </style:style>
    <style:style style:family="paragraph" style:name="P89" style:display-name="P89" style:parent-style-name="Style2">
      <style:paragraph-properties fo:background-color="transparent" fo:margin-top="0.000cm" fo:margin-bottom="0.000cm" fo:line-height="100.%" fo:margin-left="0.000cm" fo:margin-right="0.000cm" fo:text-indent="0.000cm" fo:text-align="left" style:page-number="auto">
        <style:tab-stops>
          <style:tab-stop style:position="0.423cm" style:type="left"/>
        </style:tab-stops>
      </style:paragraph-properties>
      <style:text-properties/>
    </style:style>
    <style:style style:family="paragraph" style:name="P90" style:display-name="P90" style:parent-style-name="Style2">
      <style:paragraph-properties fo:background-color="transparent" fo:margin-top="0.000cm" fo:margin-bottom="0.000cm" fo:line-height="100.%" fo:margin-left="0.000cm" fo:margin-right="0.000cm" fo:text-indent="0.000cm" fo:text-align="left" style:page-number="auto">
        <style:tab-stops>
          <style:tab-stop style:position="0.398cm" style:type="left"/>
        </style:tab-stops>
      </style:paragraph-properties>
      <style:text-properties/>
    </style:style>
    <style:style style:family="paragraph" style:name="P91" style:display-name="P91" style:parent-style-name="Style2">
      <style:paragraph-properties fo:background-color="transparent" fo:margin-top="0.000cm" fo:margin-bottom="0.000cm" fo:line-height="100.%" fo:margin-left="0.459cm" fo:margin-right="0.000cm" fo:text-align="left" style:page-number="auto">
        <style:tab-stops>
          <style:tab-stop style:position="-0.035cm" style:type="left"/>
        </style:tab-stops>
      </style:paragraph-properties>
      <style:text-properties/>
    </style:style>
    <style:style style:family="paragraph" style:name="P92" style:display-name="P92" style:parent-style-name="Style10">
      <style:paragraph-properties fo:background-color="transparent" fo:margin-top="0.000cm" fo:margin-bottom="0.000cm" fo:line-height="100.%" fo:margin-left="0.000cm" fo:margin-right="0.000cm" fo:text-indent="0.000cm" fo:text-align="center" style:page-number="auto"/>
      <style:text-properties/>
    </style:style>
    <style:style style:family="paragraph" style:name="P93" style:display-name="P93" style:parent-style-name="Style13">
      <style:paragraph-properties fo:background-color="transparent" fo:margin-top="0.000cm" fo:margin-bottom="0.071cm" fo:line-height="100.%" fo:margin-left="0.000cm" fo:margin-right="0.000cm" fo:text-indent="0.000cm" fo:text-align="left" style:page-number="auto"/>
      <style:text-properties/>
    </style:style>
    <style:style style:family="paragraph" style:name="P94" style:display-name="P94" style:parent-style-name="Style16">
      <style:paragraph-properties fo:background-color="transparent" fo:margin-top="0.000cm" fo:margin-bottom="0.000cm" fo:line-height="100.%" fo:margin-left="0.000cm" fo:margin-right="0.000cm" fo:text-indent="0.000cm" fo:text-align="left" style:page-number="auto"/>
      <style:text-properties/>
    </style:style>
    <style:style style:family="paragraph" style:name="P95" style:display-name="P95" style:parent-style-name="Style16">
      <style:paragraph-properties fo:background-color="transparent" fo:margin-top="0.000cm" fo:margin-bottom="0.423cm" fo:line-height="100.%" fo:margin-left="0.000cm" fo:margin-right="0.000cm" fo:text-indent="0.000cm" fo:text-align="left" style:page-number="auto"/>
      <style:text-properties/>
    </style:style>
    <style:style style:family="paragraph" style:name="P96" style:display-name="P96" style:parent-style-name="Style21">
      <style:paragraph-properties fo:keep-with-next="always" fo:keep-together="always" fo:background-color="transparent" fo:margin-top="0.000cm" fo:line-height="100.%" fo:margin-left="0.000cm" fo:margin-right="0.000cm" fo:text-indent="0.000cm" fo:text-align="left" style:page-number="auto"/>
      <style:text-properties/>
    </style:style>
    <style:style style:family="paragraph" style:name="P97" style:display-name="P97" style:parent-style-name="Style16">
      <style:paragraph-properties fo:background-color="transparent" fo:margin-top="0.000cm" fo:margin-bottom="0.917cm" fo:line-height="100.%" fo:margin-left="0.000cm" fo:margin-right="0.000cm" fo:text-indent="0.000cm" fo:text-align="left" style:page-number="auto"/>
      <style:text-properties/>
    </style:style>
    <style:style style:family="paragraph" style:name="P98" style:display-name="P98" style:parent-style-name="Style13">
      <style:paragraph-properties fo:background-color="transparent" fo:margin-top="0.000cm" fo:margin-bottom="0.071cm" fo:line-height="100.%" fo:margin-left="0.000cm" fo:margin-right="0.000cm" fo:text-indent="0.000cm" fo:text-align="left" style:page-number="auto"/>
      <style:text-properties/>
    </style:style>
    <style:style style:family="paragraph" style:name="P99" style:display-name="P99" style:parent-style-name="Style16">
      <style:paragraph-properties fo:background-color="transparent" fo:margin-top="0.000cm" fo:margin-bottom="0.670cm" fo:line-height="100.%" fo:margin-left="0.000cm" fo:margin-right="0.000cm" fo:text-indent="0.000cm" fo:text-align="left" style:page-number="auto"/>
      <style:text-properties/>
    </style:style>
    <style:style style:family="paragraph" style:name="P100" style:display-name="P100" style:parent-style-name="Style16">
      <style:paragraph-properties fo:background-color="transparent" fo:margin-top="0.000cm" fo:margin-bottom="0.000cm" fo:line-height="100.%" fo:margin-left="0.000cm" fo:margin-right="0.000cm" fo:text-indent="0.000cm" fo:text-align="left" style:page-number="auto"/>
      <style:text-properties/>
    </style:style>
    <style:style style:family="paragraph" style:name="P101" style:display-name="P101" style:parent-style-name="Style23">
      <style:paragraph-properties fo:background-color="transparent" fo:margin-top="0.000cm" fo:margin-bottom="0.106cm" fo:line-height="100.%" fo:margin-left="0.000cm" fo:margin-right="0.000cm" fo:text-indent="0.000cm" fo:text-align="left" style:page-number="auto"/>
      <style:text-properties/>
    </style:style>
    <style:style style:family="paragraph" style:name="P102" style:display-name="P102" style:parent-style-name="Style23">
      <style:paragraph-properties fo:background-color="transparent" fo:margin-top="0.000cm" fo:margin-bottom="0.000cm" fo:line-height="100.%" fo:margin-left="0.000cm" fo:margin-right="0.000cm" fo:text-indent="0.000cm" fo:text-align="left" style:page-number="auto"/>
      <style:text-properties/>
    </style:style>
    <style:style style:family="paragraph" style:name="P103" style:display-name="P103" style:parent-style-name="Style13">
      <style:paragraph-properties fo:background-color="transparent" fo:margin-top="0.000cm" fo:margin-bottom="0.000cm" fo:line-height="100.%" fo:margin-left="0.000cm" fo:margin-right="0.000cm" fo:text-indent="0.000cm" fo:text-align="left" style:page-number="auto"/>
      <style:text-properties/>
    </style:style>
    <style:style style:family="paragraph" style:name="P104" style:display-name="P104" style:parent-style-name="Style13">
      <style:paragraph-properties fo:padding-top="0.000cm" fo:border-top="0.05pt solid #000000" fo:background-color="transparent" fo:margin-top="0.000cm" fo:margin-bottom="0.000cm" fo:line-height="100.%" fo:margin-left="0.000cm" fo:margin-right="0.000cm" fo:text-indent="0.000cm" fo:text-align="left" style:page-number="auto"/>
      <style:text-properties/>
    </style:style>
    <style:style style:family="paragraph" style:name="P105" style:display-name="P105" style:parent-style-name="Style16">
      <style:paragraph-properties fo:background-color="transparent" fo:margin-top="0.000cm" fo:margin-bottom="0.000cm" fo:line-height="100.%" fo:margin-left="0.000cm" fo:margin-right="0.000cm" fo:text-indent="0.000cm" fo:text-align="left" style:page-number="auto"/>
      <style:text-properties/>
    </style:style>
    <style:style style:family="paragraph" style:name="P106" style:display-name="P106" style:parent-style-name="Style16">
      <style:paragraph-properties fo:background-color="transparent" fo:margin-top="0.000cm" fo:margin-bottom="0.000cm" fo:line-height="100.%" fo:margin-left="0.000cm" fo:margin-right="0.000cm" fo:text-indent="0.000cm" fo:text-align="left" style:page-number="auto"/>
      <style:text-properties/>
    </style:style>
    <style:style style:family="paragraph" style:name="P107" style:display-name="P107" style:parent-style-name="Style16">
      <style:paragraph-properties fo:background-color="transparent" fo:margin-top="0.000cm" fo:margin-bottom="0.000cm" fo:line-height="100.%" fo:margin-left="0.000cm" fo:margin-right="0.000cm" fo:text-indent="0.000cm" fo:text-align="left" style:page-number="auto"/>
      <style:text-properties/>
    </style:style>
    <style:style style:family="paragraph" style:name="P108" style:display-name="P108" style:parent-style-name="Style13">
      <style:paragraph-properties fo:background-color="transparent" fo:margin-top="0.000cm" fo:margin-bottom="0.000cm" fo:line-height="100.%" fo:margin-left="0.000cm" fo:margin-right="0.000cm" fo:text-indent="0.000cm" fo:text-align="left" style:page-number="auto"/>
      <style:text-properties/>
    </style:style>
    <style:style style:family="paragraph" style:name="P109" style:display-name="P109" style:parent-style-name="Style33">
      <style:paragraph-properties fo:background-color="transparent" fo:margin-top="0.000cm" fo:margin-bottom="0.953cm" fo:line-height="100.%" fo:margin-left="0.000cm" fo:margin-right="0.000cm" fo:text-indent="0.000cm" fo:text-align="center" style:page-number="auto"/>
      <style:text-properties/>
    </style:style>
    <style:style style:family="paragraph" style:name="P111" style:display-name="P111"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112" style:display-name="P112"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113" style:display-name="P113" style:parent-style-name="Style33">
      <style:paragraph-properties fo:background-color="transparent" fo:margin-top="0.000cm" fo:margin-bottom="1.446cm" fo:margin-left="0.000cm" fo:margin-right="0.000cm" fo:text-indent="0.000cm" fo:text-align="left" style:page-number="auto"/>
      <style:text-properties/>
    </style:style>
    <style:style style:family="paragraph" style:name="P114" style:display-name="P114" style:parent-style-name="Style38">
      <style:paragraph-properties fo:background-color="transparent" fo:margin-top="0.000cm" fo:margin-bottom="1.446cm" fo:line-height="165.%" fo:margin-left="0.000cm" fo:margin-right="0.000cm" fo:text-indent="0.000cm" fo:text-align="center" style:page-number="auto"/>
      <style:text-properties/>
    </style:style>
    <style:style style:family="paragraph" style:name="P115" style:display-name="P115" style:parent-style-name="Style38">
      <style:paragraph-properties fo:background-color="transparent" fo:margin-top="0.000cm" fo:margin-bottom="0.000cm" fo:line-height="165.%" fo:margin-left="0.000cm" fo:margin-right="0.000cm" fo:text-indent="0.000cm" fo:text-align="right" style:page-number="auto"/>
      <style:text-properties/>
    </style:style>
    <style:style style:family="paragraph" style:name="P116" style:display-name="P116" style:parent-style-name="Style38">
      <style:paragraph-properties fo:background-color="transparent" fo:margin-top="0.000cm" fo:margin-bottom="0.000cm" fo:margin-left="0.000cm" fo:margin-right="0.000cm" fo:text-indent="0.000cm" fo:text-align="right" style:page-number="auto"/>
      <style:text-properties/>
    </style:style>
    <style:style style:family="paragraph" style:name="P117" style:display-name="P117" style:parent-style-name="Style33">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18" style:display-name="P118" style:parent-style-name="Style41">
      <style:paragraph-properties fo:keep-with-next="always" fo:keep-together="always" fo:background-color="transparent" fo:margin-top="0.000cm" fo:margin-bottom="0.247cm" fo:line-height="100.%" fo:margin-left="0.000cm" fo:margin-right="0.000cm" fo:text-indent="0.000cm" fo:text-align="center" style:page-number="auto">
        <style:tab-stops>
          <style:tab-stop style:position="1.168cm" style:type="left"/>
        </style:tab-stops>
      </style:paragraph-properties>
      <style:text-properties/>
    </style:style>
    <style:style style:family="paragraph" style:name="P119" style:display-name="P119" style:parent-style-name="Style33">
      <style:paragraph-properties fo:background-color="transparent" fo:margin-top="0.000cm" fo:margin-bottom="0.247cm" fo:line-height="100.%" fo:margin-left="0.000cm" fo:margin-right="0.000cm" fo:text-indent="1.693cm" fo:text-align="left" style:page-number="auto"/>
      <style:text-properties/>
    </style:style>
    <style:style style:family="paragraph" style:name="P120" style:display-name="P120" style:parent-style-name="Style33">
      <style:paragraph-properties fo:background-color="transparent" fo:margin-top="0.000cm" fo:margin-bottom="0.247cm" fo:line-height="100.%" fo:margin-left="0.000cm" fo:margin-right="0.000cm" fo:text-indent="1.693cm" fo:text-align="left" style:page-number="auto"/>
      <style:text-properties/>
    </style:style>
    <style:style style:family="paragraph" style:name="P121" style:display-name="P121" style:parent-style-name="Style33">
      <style:paragraph-properties fo:background-color="transparent" fo:margin-top="0.000cm" fo:margin-bottom="1.058cm" fo:line-height="100.%" fo:margin-left="0.000cm" fo:margin-right="0.000cm" fo:text-indent="1.693cm" fo:text-align="left" style:page-number="auto"/>
      <style:text-properties/>
    </style:style>
    <style:style style:family="paragraph" style:name="P122" style:display-name="P122" style:parent-style-name="Style41">
      <style:paragraph-properties fo:keep-with-next="always" fo:keep-together="always" fo:background-color="transparent" fo:margin-top="0.000cm" fo:margin-bottom="0.247cm" fo:line-height="100.%" fo:margin-left="0.000cm" fo:margin-right="0.000cm" fo:text-indent="1.199cm" fo:text-align="left" style:page-number="auto"/>
      <style:text-properties/>
    </style:style>
    <style:style style:family="paragraph" style:name="P123" style:display-name="P123" style:parent-style-name="Style33">
      <style:paragraph-properties fo:background-color="transparent" fo:margin-top="0.000cm" fo:margin-bottom="0.247cm" fo:line-height="100.%" fo:margin-left="0.000cm" fo:margin-right="0.000cm" fo:text-indent="1.693cm" fo:text-align="left" style:page-number="auto"/>
      <style:text-properties/>
    </style:style>
    <style:style style:family="paragraph" style:name="P124" style:display-name="P124" style:parent-style-name="Style33">
      <style:paragraph-properties fo:background-color="transparent" fo:margin-top="0.000cm" fo:margin-bottom="0.388cm" fo:line-height="100.%" fo:margin-left="0.000cm" fo:margin-right="0.000cm" fo:text-indent="1.693cm" fo:text-align="left" style:page-number="auto"/>
      <style:text-properties/>
    </style:style>
    <style:style style:family="paragraph" style:name="P125" style:display-name="P125" style:parent-style-name="Style33">
      <style:paragraph-properties fo:background-color="transparent" fo:margin-top="0.000cm" fo:margin-bottom="0.247cm" fo:line-height="100.%" fo:margin-left="0.000cm" fo:margin-right="0.000cm" fo:text-indent="0.000cm" fo:text-align="center" style:page-number="auto"/>
      <style:text-properties/>
    </style:style>
    <style:style style:family="paragraph" style:name="P126" style:display-name="P126" style:parent-style-name="Style33">
      <style:paragraph-properties fo:background-color="transparent" fo:margin-top="0.000cm" fo:margin-bottom="0.282cm" fo:line-height="100.%" fo:margin-left="0.000cm" fo:margin-right="0.000cm" fo:text-indent="0.000cm" fo:text-align="left" style:page-number="auto"/>
      <style:text-properties/>
    </style:style>
    <style:style style:family="paragraph" style:name="P127" style:display-name="P127" style:parent-style-name="Style33">
      <style:paragraph-properties fo:background-color="transparent" fo:margin-top="0.000cm" fo:margin-bottom="0.282cm" fo:line-height="100.%" fo:margin-left="0.000cm" fo:margin-right="0.000cm" fo:text-indent="0.000cm" fo:text-align="left" style:page-number="auto"/>
      <style:text-properties/>
    </style:style>
    <style:style style:family="paragraph" style:name="P128" style:display-name="P128" style:parent-style-name="Style33">
      <style:paragraph-properties fo:background-color="transparent" fo:margin-top="0.000cm" fo:margin-bottom="1.764cm" fo:line-height="100.%" fo:margin-left="0.000cm" fo:margin-right="0.000cm" fo:text-indent="0.000cm" fo:text-align="left" style:page-number="auto"/>
      <style:text-properties/>
    </style:style>
    <style:style style:family="paragraph" style:name="P129" style:display-name="P129" style:parent-style-name="Style33">
      <style:paragraph-properties fo:background-color="transparent" fo:margin-top="0.000cm" fo:margin-bottom="0.282cm" fo:line-height="100.%" fo:margin-left="0.000cm" fo:margin-right="0.000cm" fo:text-indent="0.000cm" fo:text-align="left" style:page-number="auto"/>
      <style:text-properties/>
    </style:style>
    <style:style style:family="paragraph" style:name="P130" style:display-name="P130" style:parent-style-name="Style33">
      <style:paragraph-properties fo:background-color="transparent" fo:margin-top="0.000cm" fo:margin-bottom="0.388cm" fo:line-height="100.%" fo:margin-left="0.000cm" fo:margin-right="0.000cm" fo:text-indent="0.000cm" fo:text-align="left" style:page-number="auto"/>
      <style:text-properties/>
    </style:style>
    <style:style style:family="paragraph" style:name="P131" style:display-name="P131" style:parent-style-name="Style33">
      <style:paragraph-properties fo:background-color="transparent" fo:margin-top="0.000cm" fo:margin-bottom="0.318cm" fo:line-height="100.%" fo:margin-left="0.000cm" fo:margin-right="0.000cm" fo:text-indent="0.000cm" fo:text-align="left" style:page-number="auto"/>
      <style:text-properties/>
    </style:style>
    <style:style style:family="paragraph" style:name="P132" style:display-name="P132" style:parent-style-name="Style41">
      <style:paragraph-properties fo:keep-with-next="always" fo:keep-together="always" fo:background-color="transparent" fo:margin-top="0.000cm" fo:line-height="100.%" fo:margin-left="0.000cm" fo:margin-right="0.000cm" fo:text-indent="0.000cm" fo:text-align="center" style:page-number="auto">
        <style:tab-stops>
          <style:tab-stop style:position="1.270cm" style:type="left"/>
        </style:tab-stops>
      </style:paragraph-properties>
      <style:text-properties/>
    </style:style>
    <style:style style:family="paragraph" style:name="P133" style:display-name="P133" style:parent-style-name="Style33">
      <style:paragraph-properties fo:background-color="transparent" fo:margin-top="0.000cm" fo:margin-bottom="0.318cm" fo:line-height="100.%" fo:margin-left="0.000cm" fo:margin-right="0.000cm" fo:text-indent="1.693cm" fo:text-align="left" style:page-number="auto"/>
      <style:text-properties/>
    </style:style>
    <style:style style:family="paragraph" style:name="P134" style:display-name="P134" style:parent-style-name="Style33">
      <style:paragraph-properties fo:background-color="transparent" fo:margin-top="0.000cm" fo:margin-bottom="0.318cm" fo:line-height="100.%" fo:margin-left="0.000cm" fo:margin-right="0.000cm" fo:text-indent="0.000cm" fo:text-align="center" style:page-number="auto"/>
      <style:text-properties/>
    </style:style>
    <style:style style:family="paragraph" style:name="P135" style:display-name="P135" style:parent-style-name="Style33">
      <style:paragraph-properties fo:background-color="transparent" fo:margin-top="0.000cm" fo:margin-bottom="0.706cm" fo:line-height="100.%" fo:margin-left="0.000cm" fo:margin-right="0.000cm" fo:text-indent="1.693cm" fo:text-align="left" style:page-number="auto"/>
      <style:text-properties/>
    </style:style>
    <style:style style:family="paragraph" style:name="P136" style:display-name="P136" style:parent-style-name="Style41">
      <style:paragraph-properties fo:keep-with-next="always" fo:keep-together="always" fo:background-color="transparent" fo:margin-top="0.000cm" fo:line-height="100.%" fo:margin-left="0.000cm" fo:margin-right="0.000cm" fo:text-indent="1.270cm" fo:text-align="left" style:page-number="auto"/>
      <style:text-properties/>
    </style:style>
    <style:style style:family="paragraph" style:name="P137" style:display-name="P137" style:parent-style-name="Style33">
      <style:paragraph-properties fo:background-color="transparent" fo:margin-top="0.000cm" fo:margin-bottom="0.318cm" fo:line-height="100.%" fo:margin-left="1.905cm" fo:margin-right="0.000cm" fo:text-indent="0.000cm" fo:text-align="left" style:page-number="auto"/>
      <style:text-properties/>
    </style:style>
    <style:style style:family="paragraph" style:name="P138" style:display-name="P138" style:parent-style-name="Style33">
      <style:paragraph-properties fo:background-color="transparent" fo:margin-top="0.000cm" fo:margin-bottom="0.388cm" fo:line-height="100.%" fo:margin-left="1.905cm" fo:margin-right="0.000cm" fo:text-indent="0.000cm" fo:text-align="left" style:page-number="auto"/>
      <style:text-properties/>
    </style:style>
    <style:style style:family="paragraph" style:name="P139" style:display-name="P139" style:parent-style-name="Style33">
      <style:paragraph-properties fo:background-color="transparent" fo:margin-top="0.000cm" fo:margin-bottom="0.318cm" fo:line-height="100.%" fo:margin-left="1.905cm" fo:margin-right="0.000cm" fo:text-indent="0.000cm" fo:text-align="left" style:page-number="auto"/>
      <style:text-properties/>
    </style:style>
    <style:style style:family="paragraph" style:name="P140" style:display-name="P140" style:parent-style-name="Style33">
      <style:paragraph-properties fo:background-color="transparent" fo:margin-top="0.000cm" fo:margin-bottom="0.000cm" fo:line-height="171.%" fo:margin-left="0.000cm" fo:margin-right="0.000cm" fo:text-indent="0.000cm" fo:text-align="left" style:page-number="auto"/>
      <style:text-properties/>
    </style:style>
    <style:style style:family="paragraph" style:name="P141" style:display-name="P141" style:parent-style-name="Style33">
      <style:paragraph-properties fo:background-color="transparent" fo:margin-top="0.000cm" fo:margin-bottom="1.094cm" fo:line-height="171.%" fo:margin-left="0.035cm" fo:margin-right="0.000cm" fo:text-indent="0.000cm" fo:text-align="center" style:page-number="auto"/>
      <style:text-properties/>
    </style:style>
    <style:style style:family="paragraph" style:name="P142" style:display-name="P142" style:parent-style-name="Style33">
      <style:paragraph-properties fo:background-color="transparent" fo:margin-top="0.000cm" fo:margin-bottom="0.000cm" fo:line-height="171.%" fo:margin-left="0.000cm" fo:margin-right="0.000cm" fo:text-indent="1.305cm" fo:text-align="left" style:page-number="auto"/>
      <style:text-properties/>
    </style:style>
    <style:style style:family="paragraph" style:name="P143" style:display-name="P143" style:parent-style-name="Style33">
      <style:paragraph-properties fo:background-color="transparent" fo:margin-top="0.000cm" fo:margin-bottom="0.000cm" fo:line-height="171.%" fo:margin-left="0.000cm" fo:margin-right="0.000cm" fo:text-indent="1.305cm" fo:text-align="left" style:page-number="auto"/>
      <style:text-properties/>
    </style:style>
    <style:style style:family="paragraph" style:name="P144" style:display-name="P144" style:parent-style-name="Style33">
      <style:paragraph-properties fo:background-color="transparent" fo:margin-top="0.000cm" fo:margin-bottom="0.564cm" fo:line-height="171.%" fo:margin-left="0.000cm" fo:margin-right="0.000cm" fo:text-indent="1.305cm" fo:text-align="left" style:page-number="auto"/>
      <style:text-properties/>
    </style:style>
    <style:style style:family="paragraph" style:name="P145" style:display-name="P145" style:parent-style-name="Style33">
      <style:paragraph-properties fo:background-color="transparent" fo:margin-top="0.000cm" fo:margin-bottom="0.000cm" fo:line-height="100.%" fo:margin-left="0.000cm" fo:margin-right="0.000cm" fo:text-indent="0.000cm" fo:text-align="left" style:page-number="auto"/>
      <style:text-properties/>
    </style:style>
    <style:style style:family="paragraph" style:name="P146" style:display-name="P146" style:parent-style-name="Style33">
      <style:paragraph-properties fo:background-color="transparent" fo:margin-top="0.000cm" fo:margin-bottom="0.000cm" fo:line-height="100.%" fo:margin-left="0.000cm" fo:margin-right="0.000cm" fo:text-indent="0.000cm" fo:text-align="left" style:page-number="auto">
        <style:tab-stops>
          <style:tab-stop style:position="2.532cm" style:type="left"/>
        </style:tab-stops>
      </style:paragraph-properties>
      <style:text-properties/>
    </style:style>
    <style:style style:family="paragraph" style:name="P147" style:display-name="P147" style:parent-style-name="Style33">
      <style:paragraph-properties fo:background-color="transparent" fo:margin-top="0.000cm" fo:margin-bottom="0.000cm" fo:line-height="100.%" fo:margin-left="0.000cm" fo:margin-right="0.000cm" fo:text-indent="0.000cm" fo:text-align="left" style:page-number="auto"/>
      <style:text-properties/>
    </style:style>
    <style:style style:family="paragraph" style:name="P148" style:display-name="P148"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149" style:display-name="P149" style:parent-style-name="Style33">
      <style:paragraph-properties fo:background-color="transparent" fo:margin-top="0.000cm" fo:margin-left="0.000cm" fo:margin-right="0.000cm" fo:text-indent="0.000cm" fo:text-align="left" style:page-number="auto"/>
      <style:text-properties/>
    </style:style>
    <style:style style:family="paragraph" style:name="P150" style:display-name="P150" style:parent-style-name="Style33">
      <style:paragraph-properties fo:background-color="transparent" fo:margin-top="0.000cm" fo:margin-bottom="0.706cm" fo:margin-left="0.000cm" fo:margin-right="0.000cm" fo:text-indent="0.000cm" fo:text-align="left" style:page-number="auto"/>
      <style:text-properties/>
    </style:style>
    <style:style style:family="paragraph" style:name="P151" style:display-name="P151" style:parent-style-name="Style33">
      <style:paragraph-properties fo:background-color="transparent" fo:margin-top="0.000cm" fo:margin-left="0.000cm" fo:margin-right="0.000cm" fo:text-indent="0.000cm" fo:text-align="left" style:page-number="auto"/>
      <style:text-properties/>
    </style:style>
    <style:style style:family="paragraph" style:name="P152" style:display-name="P152" style:parent-style-name="Style33">
      <style:paragraph-properties fo:background-color="transparent" fo:margin-top="0.000cm" fo:margin-bottom="0.706cm" fo:margin-left="0.000cm" fo:margin-right="0.000cm" fo:text-indent="0.000cm" fo:text-align="left" style:page-number="auto"/>
      <style:text-properties/>
    </style:style>
    <style:style style:family="paragraph" style:name="P153" style:display-name="P153" style:parent-style-name="Style33">
      <style:paragraph-properties fo:background-color="transparent" fo:margin-top="0.000cm" fo:margin-bottom="0.000cm" fo:margin-left="0.000cm" fo:margin-right="0.000cm" fo:text-indent="0.000cm" fo:text-align="left" style:page-number="auto">
        <style:tab-stops>
          <style:tab-stop style:position="1.228cm" style:type="left"/>
        </style:tab-stops>
      </style:paragraph-properties>
      <style:text-properties/>
    </style:style>
    <style:style style:family="paragraph" style:name="P154" style:display-name="P154" style:parent-style-name="Style33">
      <style:paragraph-properties fo:background-color="transparent" fo:margin-top="0.000cm" fo:margin-bottom="0.706cm" fo:margin-left="0.000cm" fo:margin-right="0.000cm" fo:text-indent="0.000cm" fo:text-align="left" style:page-number="auto"/>
      <style:text-properties/>
    </style:style>
    <style:style style:family="paragraph" style:name="P155" style:display-name="P155" style:parent-style-name="Style33">
      <style:paragraph-properties fo:background-color="transparent" fo:margin-top="0.000cm" fo:margin-bottom="0.000cm" fo:margin-left="0.000cm" fo:margin-right="0.000cm" fo:text-indent="0.000cm" fo:text-align="left" style:page-number="auto">
        <style:tab-stops>
          <style:tab-stop style:position="1.228cm" style:type="left"/>
        </style:tab-stops>
      </style:paragraph-properties>
      <style:text-properties/>
    </style:style>
    <style:style style:family="paragraph" style:name="P156" style:display-name="P156"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157" style:display-name="P157" style:parent-style-name="Style33">
      <style:paragraph-properties fo:background-color="transparent" fo:margin-top="0.000cm" fo:margin-bottom="0.000cm" fo:margin-left="0.000cm" fo:margin-right="0.000cm" fo:text-indent="0.000cm" fo:text-align="left" style:page-number="auto">
        <style:tab-stops>
          <style:tab-stop style:position="0.759cm" style:type="left"/>
        </style:tab-stops>
      </style:paragraph-properties>
      <style:text-properties/>
    </style:style>
    <style:style style:family="paragraph" style:name="P158" style:display-name="P158" style:parent-style-name="Style47">
      <style:paragraph-properties fo:background-color="transparent" fo:margin-top="0.000cm" fo:margin-bottom="0.000cm" fo:line-height="100.%" fo:margin-left="0.017cm" fo:margin-right="0.000cm" fo:text-indent="0.000cm" fo:text-align="left" style:page-number="auto">
        <style:tab-stops>
          <style:tab-stop style:position="0.195cm" style:type="left"/>
        </style:tab-stops>
      </style:paragraph-properties>
      <style:text-properties/>
    </style:style>
    <style:style style:family="paragraph" style:name="P159" style:display-name="P159" style:parent-style-name="Style47">
      <style:paragraph-properties fo:background-color="transparent" fo:margin-top="0.000cm" fo:margin-bottom="0.000cm" fo:line-height="100.%" fo:margin-left="0.017cm" fo:margin-right="0.000cm" fo:text-indent="0.000cm" fo:text-align="left" style:page-number="auto"/>
      <style:text-properties/>
    </style:style>
    <style:style style:family="paragraph" style:name="P160" style:display-name="P160" style:parent-style-name="Style47">
      <style:paragraph-properties fo:background-color="transparent" fo:margin-top="0.000cm" fo:margin-bottom="0.000cm" fo:line-height="100.%" fo:margin-left="0.017cm" fo:margin-right="0.000cm" fo:text-indent="0.000cm" fo:text-align="left" style:page-number="auto">
        <style:tab-stops>
          <style:tab-stop style:position="0.296cm" style:type="left"/>
        </style:tab-stops>
      </style:paragraph-properties>
      <style:text-properties/>
    </style:style>
    <style:style style:family="paragraph" style:name="P161" style:display-name="P161"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162" style:display-name="P162" style:parent-style-name="Style10">
      <style:paragraph-properties fo:background-color="transparent" fo:margin-top="0.000cm" fo:margin-bottom="0.000cm" fo:line-height="100.%" fo:margin-left="0.000cm" fo:margin-right="0.000cm" fo:text-indent="0.917cm" fo:text-align="left" style:page-number="auto"/>
      <style:text-properties/>
    </style:style>
    <style:style style:family="paragraph" style:name="P163" style:display-name="P163" style:parent-style-name="Style10">
      <style:paragraph-properties fo:background-color="transparent" fo:margin-top="0.000cm" fo:margin-bottom="0.000cm" fo:line-height="100.%" fo:margin-left="0.000cm" fo:margin-right="0.000cm" fo:text-indent="0.564cm" fo:text-align="left" style:page-number="auto"/>
      <style:text-properties/>
    </style:style>
    <style:style style:family="paragraph" style:name="P164" style:display-name="P164"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165" style:display-name="P165" style:parent-style-name="Style53">
      <style:paragraph-properties fo:background-color="transparent" fo:margin-top="0.000cm" fo:margin-bottom="0.000cm" fo:line-height="100.%" fo:margin-left="0.000cm" fo:margin-right="0.000cm" fo:text-indent="1.658cm" fo:text-align="right" style:page-number="auto"/>
      <style:text-properties/>
    </style:style>
    <style:style style:family="paragraph" style:name="P166" style:display-name="P166" style:parent-style-name="Style10">
      <style:paragraph-properties fo:background-color="transparent" fo:margin-top="0.000cm" fo:margin-bottom="0.000cm" fo:line-height="100.%" fo:margin-left="0.000cm" fo:margin-right="0.000cm" fo:text-indent="1.129cm" fo:text-align="left" style:page-number="auto"/>
      <style:text-properties/>
    </style:style>
    <style:style style:family="paragraph" style:name="P167" style:display-name="P167" style:parent-style-name="Style53">
      <style:paragraph-properties fo:background-color="transparent" fo:margin-top="0.212cm" fo:margin-bottom="0.000cm" fo:line-height="100.%" fo:margin-left="0.000cm" fo:margin-right="0.000cm" fo:text-indent="1.658cm" fo:text-align="right" style:page-number="auto"/>
      <style:text-properties/>
    </style:style>
    <style:style style:family="paragraph" style:name="P168" style:display-name="P168" style:parent-style-name="Style10">
      <style:paragraph-properties fo:background-color="transparent" fo:margin-top="0.212cm" fo:margin-bottom="0.000cm" fo:line-height="100.%" fo:margin-left="0.000cm" fo:margin-right="0.000cm" fo:text-indent="1.129cm" fo:text-align="left" style:page-number="auto"/>
      <style:text-properties/>
    </style:style>
    <style:style style:family="paragraph" style:name="P169" style:display-name="P169"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170" style:display-name="P170" style:parent-style-name="Style53">
      <style:paragraph-properties fo:background-color="transparent" fo:margin-top="0.000cm" fo:margin-bottom="0.000cm" fo:line-height="100.%" fo:margin-left="0.000cm" fo:margin-right="0.000cm" fo:text-indent="1.658cm" fo:text-align="right" style:page-number="auto"/>
      <style:text-properties/>
    </style:style>
    <style:style style:family="paragraph" style:name="P171" style:display-name="P171" style:parent-style-name="Style10">
      <style:paragraph-properties fo:background-color="transparent" fo:margin-top="0.000cm" fo:margin-bottom="0.000cm" fo:line-height="100.%" fo:margin-left="0.000cm" fo:margin-right="0.000cm" fo:text-indent="1.129cm" fo:text-align="left" style:page-number="auto"/>
      <style:text-properties/>
    </style:style>
    <style:style style:family="paragraph" style:name="P172" style:display-name="P172" style:parent-style-name="Style53">
      <style:paragraph-properties fo:background-color="transparent" fo:margin-top="0.000cm" fo:margin-bottom="0.000cm" fo:line-height="100.%" fo:margin-left="0.000cm" fo:margin-right="0.000cm" fo:text-indent="1.482cm" fo:text-align="right" style:page-number="auto"/>
      <style:text-properties/>
    </style:style>
    <style:style style:family="paragraph" style:name="P173" style:display-name="P173" style:parent-style-name="Style10">
      <style:paragraph-properties fo:background-color="transparent" fo:margin-top="0.000cm" fo:margin-bottom="0.000cm" fo:line-height="100.%" fo:margin-left="0.000cm" fo:margin-right="0.000cm" fo:text-indent="1.129cm" fo:text-align="left" style:page-number="auto"/>
      <style:text-properties/>
    </style:style>
    <style:style style:family="paragraph" style:name="P174" style:display-name="P174" style:parent-style-name="Style53">
      <style:paragraph-properties fo:background-color="transparent" fo:margin-top="0.000cm" fo:margin-bottom="0.000cm" fo:line-height="100.%" fo:margin-left="0.000cm" fo:margin-right="0.000cm" fo:text-indent="1.482cm" fo:text-align="right" style:page-number="auto"/>
      <style:text-properties/>
    </style:style>
    <style:style style:family="paragraph" style:name="P175" style:display-name="P175" style:parent-style-name="Style10">
      <style:paragraph-properties fo:background-color="transparent" fo:margin-top="0.000cm" fo:margin-bottom="0.000cm" fo:line-height="100.%" fo:margin-left="0.000cm" fo:margin-right="0.000cm" fo:text-indent="1.129cm" fo:text-align="left" style:page-number="auto"/>
      <style:text-properties/>
    </style:style>
    <style:style style:family="paragraph" style:name="P176" style:display-name="P176"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177" style:display-name="P177" style:parent-style-name="Style53">
      <style:paragraph-properties fo:background-color="transparent" fo:margin-top="0.000cm" fo:margin-bottom="0.000cm" fo:line-height="100.%" fo:margin-left="0.000cm" fo:margin-right="0.000cm" fo:text-indent="1.482cm" fo:text-align="right" style:page-number="auto"/>
      <style:text-properties/>
    </style:style>
    <style:style style:family="paragraph" style:name="P178" style:display-name="P178" style:parent-style-name="Style10">
      <style:paragraph-properties fo:background-color="transparent" fo:margin-top="0.000cm" fo:margin-bottom="0.000cm" fo:line-height="100.%" fo:margin-left="0.000cm" fo:margin-right="0.000cm" fo:text-indent="1.129cm" fo:text-align="left" style:page-number="auto"/>
      <style:text-properties/>
    </style:style>
    <style:style style:family="paragraph" style:name="P179" style:display-name="P179"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180" style:display-name="P180" style:parent-style-name="Style53">
      <style:paragraph-properties fo:background-color="transparent" fo:margin-top="0.141cm" fo:margin-bottom="0.000cm" fo:line-height="100.%" fo:margin-left="0.000cm" fo:margin-right="0.000cm" fo:text-indent="1.658cm" fo:text-align="right" style:page-number="auto"/>
      <style:text-properties/>
    </style:style>
    <style:style style:family="paragraph" style:name="P181" style:display-name="P181" style:parent-style-name="Style10">
      <style:paragraph-properties fo:background-color="transparent" fo:margin-top="0.000cm" fo:margin-bottom="0.000cm" fo:line-height="100.%" fo:margin-left="0.000cm" fo:margin-right="0.000cm" fo:text-indent="1.129cm" fo:text-align="left" style:page-number="auto"/>
      <style:text-properties/>
    </style:style>
    <style:style style:family="paragraph" style:name="P182" style:display-name="P182" style:parent-style-name="Style53">
      <style:paragraph-properties fo:background-color="transparent" fo:margin-top="0.000cm" fo:margin-bottom="0.000cm" fo:line-height="100.%" fo:margin-left="0.000cm" fo:margin-right="0.000cm" fo:text-indent="1.658cm" fo:text-align="right" style:page-number="auto"/>
      <style:text-properties/>
    </style:style>
    <style:style style:family="paragraph" style:name="P183" style:display-name="P183" style:parent-style-name="Style53">
      <style:paragraph-properties fo:background-color="transparent" fo:margin-top="0.176cm" fo:margin-bottom="0.000cm" fo:line-height="100.%" fo:margin-left="0.000cm" fo:margin-right="0.000cm" fo:text-indent="0.600cm" fo:text-align="right" style:page-number="auto"/>
      <style:text-properties/>
    </style:style>
    <style:style style:family="paragraph" style:name="P184" style:display-name="P184"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185" style:display-name="P185" style:parent-style-name="Style53">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86" style:display-name="P186" style:parent-style-name="Style10">
      <style:paragraph-properties fo:background-color="transparent" fo:margin-top="0.000cm" fo:margin-bottom="0.000cm" fo:line-height="100.%" fo:margin-left="0.000cm" fo:margin-right="0.000cm" fo:text-indent="0.000cm" fo:text-align="right" style:page-number="auto"/>
      <style:text-properties/>
    </style:style>
    <style:style style:family="paragraph" style:name="P187" style:display-name="P187"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188" style:display-name="P188" style:parent-style-name="Style53">
      <style:paragraph-properties fo:background-color="transparent" fo:margin-top="0.141cm" fo:margin-bottom="0.000cm" fo:line-height="100.%" fo:margin-left="0.000cm" fo:margin-right="0.000cm" fo:text-indent="0.000cm" fo:text-align="center" style:page-number="auto"/>
      <style:text-properties/>
    </style:style>
    <style:style style:family="paragraph" style:name="P189" style:display-name="P189" style:parent-style-name="Style10">
      <style:paragraph-properties fo:background-color="transparent" fo:margin-top="0.000cm" fo:margin-bottom="0.000cm" fo:line-height="100.%" fo:margin-left="0.000cm" fo:margin-right="0.000cm" fo:text-indent="0.000cm" fo:text-align="right" style:page-number="auto"/>
      <style:text-properties/>
    </style:style>
    <style:style style:family="paragraph" style:name="P190" style:display-name="P190" style:parent-style-name="Style53">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91" style:display-name="P191" style:parent-style-name="Style53">
      <style:paragraph-properties fo:background-color="transparent" fo:margin-top="0.000cm" fo:margin-bottom="0.000cm" fo:line-height="100.%" fo:margin-left="0.000cm" fo:margin-right="0.000cm" fo:text-indent="0.000cm" fo:text-align="right" style:page-number="auto"/>
      <style:text-properties/>
    </style:style>
    <style:style style:family="paragraph" style:name="P192" style:display-name="P192"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193" style:display-name="P193" style:parent-style-name="Style53">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94" style:display-name="P194" style:parent-style-name="Style10">
      <style:paragraph-properties fo:background-color="transparent" fo:margin-top="0.000cm" fo:margin-bottom="0.000cm" fo:line-height="100.%" fo:margin-left="0.000cm" fo:margin-right="0.000cm" fo:text-indent="0.000cm" fo:text-align="right" style:page-number="auto"/>
      <style:text-properties/>
    </style:style>
    <style:style style:family="paragraph" style:name="P195" style:display-name="P195" style:parent-style-name="Style33">
      <style:paragraph-properties fo:background-color="transparent" fo:margin-top="0.000cm" fo:margin-bottom="1.446cm" fo:margin-left="0.000cm" fo:margin-right="0.000cm" fo:text-indent="0.000cm" fo:text-align="left" style:page-number="auto"/>
      <style:text-properties/>
    </style:style>
    <style:style style:family="paragraph" style:name="P196" style:display-name="P196" style:parent-style-name="Style33">
      <style:paragraph-properties fo:background-color="transparent" fo:margin-top="0.000cm" fo:margin-bottom="0.000cm" fo:margin-left="0.000cm" fo:margin-right="0.000cm" fo:text-indent="0.000cm" fo:text-align="left" style:page-number="auto">
        <style:tab-stops>
          <style:tab-stop style:position="1.262cm" style:type="left"/>
        </style:tab-stops>
      </style:paragraph-properties>
      <style:text-properties/>
    </style:style>
    <style:style style:family="paragraph" style:name="P197" style:display-name="P197" style:parent-style-name="Style33">
      <style:paragraph-properties fo:background-color="transparent" fo:margin-top="0.000cm" fo:margin-bottom="1.446cm" fo:margin-left="0.000cm" fo:margin-right="0.000cm" fo:text-indent="0.000cm" fo:text-align="left" style:page-number="auto"/>
      <style:text-properties/>
    </style:style>
    <style:style style:family="paragraph" style:name="P198" style:display-name="P198" style:parent-style-name="Style41">
      <style:paragraph-properties fo:keep-with-next="always" fo:keep-together="always" fo:background-color="transparent" fo:margin-top="0.000cm" fo:margin-bottom="0.000cm" fo:line-height="150.%" fo:margin-left="0.000cm" fo:margin-right="0.000cm" fo:text-indent="0.000cm" fo:text-align="left" style:page-number="auto">
        <style:tab-stops>
          <style:tab-stop style:position="1.262cm" style:type="left"/>
        </style:tab-stops>
      </style:paragraph-properties>
      <style:text-properties/>
    </style:style>
    <style:style style:family="paragraph" style:name="P199" style:display-name="P199" style:parent-style-name="Style33">
      <style:paragraph-properties fo:background-color="transparent" fo:margin-top="0.000cm" fo:margin-bottom="0.000cm" fo:line-height="100.%" fo:margin-left="0.000cm" fo:margin-right="0.000cm" fo:text-indent="0.564cm" fo:text-align="left" style:page-number="auto"/>
      <style:text-properties/>
    </style:style>
    <style:style style:family="paragraph" style:name="P200" style:display-name="P200" style:parent-style-name="Style61">
      <style:paragraph-properties fo:keep-with-next="always" fo:keep-together="always" fo:background-color="transparent" fo:margin-top="0.000cm" fo:margin-bottom="0.000cm" fo:margin-left="1.305cm" fo:margin-right="0.000cm" fo:text-indent="0.000cm" fo:text-align="left" style:page-number="auto"/>
      <style:text-properties/>
    </style:style>
    <style:style style:family="paragraph" style:name="P201" style:display-name="P201" style:parent-style-name="Style33">
      <style:paragraph-properties fo:background-color="transparent" fo:margin-top="0.000cm" fo:margin-bottom="0.318cm" fo:line-height="75.%" fo:margin-left="0.000cm" fo:margin-right="0.000cm" fo:text-indent="1.305cm" fo:text-align="left" style:page-number="auto"/>
      <style:text-properties/>
    </style:style>
    <style:style style:family="paragraph" style:name="P202" style:display-name="P202" style:parent-style-name="Style33">
      <style:paragraph-properties fo:background-color="transparent" fo:margin-top="0.000cm" fo:margin-bottom="0.212cm" fo:margin-left="0.000cm" fo:margin-right="0.000cm" fo:text-indent="0.882cm" fo:text-align="left" style:page-number="auto">
        <style:tab-stops>
          <style:tab-stop style:position="3.490cm" style:type="left"/>
        </style:tab-stops>
      </style:paragraph-properties>
      <style:text-properties/>
    </style:style>
    <style:style style:family="paragraph" style:name="P203" style:display-name="P203" style:parent-style-name="Style33">
      <style:paragraph-properties fo:background-color="transparent" fo:margin-top="0.000cm" fo:margin-left="0.000cm" fo:margin-right="0.000cm" fo:text-indent="0.000cm" fo:text-align="left" style:page-number="auto"/>
      <style:text-properties/>
    </style:style>
    <style:style style:family="paragraph" style:name="P204" style:display-name="P204" style:parent-style-name="Style33">
      <style:paragraph-properties fo:background-color="transparent" fo:margin-top="0.000cm" fo:margin-bottom="0.494cm" fo:margin-left="0.000cm" fo:margin-right="0.000cm" fo:text-indent="0.000cm" fo:text-align="left" style:page-number="auto"/>
      <style:text-properties/>
    </style:style>
    <style:style style:family="paragraph" style:name="P205" style:display-name="P205" style:parent-style-name="Style41">
      <style:paragraph-properties fo:keep-with-next="always" fo:keep-together="always" fo:background-color="transparent" fo:margin-top="0.000cm" fo:margin-bottom="0.494cm" fo:line-height="150.%" fo:margin-left="0.000cm" fo:margin-right="0.000cm" fo:text-indent="0.000cm" fo:text-align="left" style:page-number="auto">
        <style:tab-stops>
          <style:tab-stop style:position="1.262cm" style:type="left"/>
        </style:tab-stops>
      </style:paragraph-properties>
      <style:text-properties/>
    </style:style>
    <style:style style:family="paragraph" style:name="P206" style:display-name="P206"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07" style:display-name="P207" style:parent-style-name="Style10">
      <style:paragraph-properties fo:background-color="transparent" fo:margin-top="0.000cm" fo:margin-bottom="0.000cm" fo:line-height="100.%" fo:margin-left="0.000cm" fo:margin-right="0.000cm" fo:text-indent="1.023cm" fo:text-align="left" style:page-number="auto"/>
      <style:text-properties/>
    </style:style>
    <style:style style:family="paragraph" style:name="P208" style:display-name="P208" style:parent-style-name="Style10">
      <style:paragraph-properties fo:background-color="transparent" fo:margin-top="0.000cm" fo:margin-bottom="0.000cm" fo:line-height="100.%" fo:margin-left="0.000cm" fo:margin-right="0.000cm" fo:text-indent="0.635cm" fo:text-align="left" style:page-number="auto"/>
      <style:text-properties/>
    </style:style>
    <style:style style:family="paragraph" style:name="P209" style:display-name="P209" style:parent-style-name="Style53">
      <style:paragraph-properties fo:background-color="transparent" fo:margin-top="0.000cm" fo:margin-bottom="0.000cm" fo:line-height="100.%" fo:margin-left="0.000cm" fo:margin-right="0.000cm" fo:text-indent="0.000cm" fo:text-align="left" style:page-number="auto"/>
      <style:text-properties/>
    </style:style>
    <style:style style:family="paragraph" style:name="P210" style:display-name="P210" style:parent-style-name="Style10">
      <style:paragraph-properties fo:background-color="transparent" fo:margin-top="0.000cm" fo:margin-bottom="0.000cm" fo:line-height="100.%" fo:margin-left="0.000cm" fo:margin-right="0.000cm" fo:text-indent="1.023cm" fo:text-align="left" style:page-number="auto"/>
      <style:text-properties/>
    </style:style>
    <style:style style:family="paragraph" style:name="P211" style:display-name="P211" style:parent-style-name="Style10">
      <style:paragraph-properties fo:background-color="transparent" fo:margin-top="0.000cm" fo:margin-bottom="0.000cm" fo:line-height="100.%" fo:margin-left="0.000cm" fo:margin-right="0.000cm" fo:text-indent="0.635cm" fo:text-align="left" style:page-number="auto"/>
      <style:text-properties/>
    </style:style>
    <style:style style:family="paragraph" style:name="P212" style:display-name="P212" style:parent-style-name="Style53">
      <style:paragraph-properties fo:background-color="transparent" fo:margin-top="0.000cm" fo:margin-bottom="0.000cm" fo:line-height="100.%" fo:margin-left="0.000cm" fo:margin-right="0.000cm" fo:text-indent="0.000cm" fo:text-align="left" style:page-number="auto"/>
      <style:text-properties/>
    </style:style>
    <style:style style:family="paragraph" style:name="P213" style:display-name="P213" style:parent-style-name="Style10">
      <style:paragraph-properties fo:background-color="transparent" fo:margin-top="0.000cm" fo:margin-bottom="0.000cm" fo:line-height="100.%" fo:margin-left="0.000cm" fo:margin-right="0.000cm" fo:text-indent="1.023cm" fo:text-align="left" style:page-number="auto"/>
      <style:text-properties/>
    </style:style>
    <style:style style:family="paragraph" style:name="P214" style:display-name="P214" style:parent-style-name="Style10">
      <style:paragraph-properties fo:background-color="transparent" fo:margin-top="0.000cm" fo:margin-bottom="0.000cm" fo:line-height="100.%" fo:margin-left="0.000cm" fo:margin-right="0.000cm" fo:text-indent="0.635cm" fo:text-align="left" style:page-number="auto"/>
      <style:text-properties/>
    </style:style>
    <style:style style:family="paragraph" style:name="P215" style:display-name="P215" style:parent-style-name="Style53">
      <style:paragraph-properties fo:background-color="transparent" fo:margin-top="0.000cm" fo:margin-bottom="0.000cm" fo:line-height="100.%" fo:margin-left="0.000cm" fo:margin-right="0.000cm" fo:text-indent="0.000cm" fo:text-align="left" style:page-number="auto"/>
      <style:text-properties/>
    </style:style>
    <style:style style:family="paragraph" style:name="P216" style:display-name="P216" style:parent-style-name="Style10">
      <style:paragraph-properties fo:background-color="transparent" fo:margin-top="0.000cm" fo:margin-bottom="0.000cm" fo:line-height="100.%" fo:margin-left="0.000cm" fo:margin-right="0.000cm" fo:text-indent="1.023cm" fo:text-align="left" style:page-number="auto"/>
      <style:text-properties/>
    </style:style>
    <style:style style:family="paragraph" style:name="P217" style:display-name="P217" style:parent-style-name="Style10">
      <style:paragraph-properties fo:background-color="transparent" fo:margin-top="0.000cm" fo:margin-bottom="0.000cm" fo:line-height="100.%" fo:margin-left="0.000cm" fo:margin-right="0.000cm" fo:text-indent="0.635cm" fo:text-align="left" style:page-number="auto"/>
      <style:text-properties/>
    </style:style>
    <style:style style:family="paragraph" style:name="P218" style:display-name="P218"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19" style:display-name="P219" style:parent-style-name="Style10">
      <style:paragraph-properties fo:background-color="transparent" fo:margin-top="0.000cm" fo:margin-bottom="0.000cm" fo:line-height="100.%" fo:margin-left="0.000cm" fo:margin-right="0.000cm" fo:text-indent="1.023cm" fo:text-align="left" style:page-number="auto"/>
      <style:text-properties/>
    </style:style>
    <style:style style:family="paragraph" style:name="P220" style:display-name="P220" style:parent-style-name="Style10">
      <style:paragraph-properties fo:background-color="transparent" fo:margin-top="0.000cm" fo:margin-bottom="0.000cm" fo:line-height="100.%" fo:margin-left="0.000cm" fo:margin-right="0.000cm" fo:text-indent="0.635cm" fo:text-align="left" style:page-number="auto"/>
      <style:text-properties/>
    </style:style>
    <style:style style:family="paragraph" style:name="P221" style:display-name="P221"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22" style:display-name="P222" style:parent-style-name="Style10">
      <style:paragraph-properties fo:background-color="transparent" fo:margin-top="0.000cm" fo:margin-bottom="0.000cm" fo:line-height="100.%" fo:margin-left="0.000cm" fo:margin-right="0.000cm" fo:text-indent="1.023cm" fo:text-align="left" style:page-number="auto"/>
      <style:text-properties/>
    </style:style>
    <style:style style:family="paragraph" style:name="P223" style:display-name="P223" style:parent-style-name="Style10">
      <style:paragraph-properties fo:background-color="transparent" fo:margin-top="0.000cm" fo:margin-bottom="0.000cm" fo:line-height="100.%" fo:margin-left="0.000cm" fo:margin-right="0.000cm" fo:text-indent="0.635cm" fo:text-align="left" style:page-number="auto"/>
      <style:text-properties/>
    </style:style>
    <style:style style:family="paragraph" style:name="P224" style:display-name="P224" style:parent-style-name="Style33">
      <style:paragraph-properties fo:background-color="transparent" fo:margin-top="0.000cm" fo:margin-bottom="0.741cm" fo:line-height="168.%" fo:margin-left="0.000cm" fo:margin-right="0.000cm" fo:text-indent="0.000cm" fo:text-align="left" style:page-number="auto"/>
      <style:text-properties/>
    </style:style>
    <style:style style:family="paragraph" style:name="P225" style:display-name="P225" style:parent-style-name="Style33">
      <style:paragraph-properties fo:background-color="transparent" fo:margin-top="0.000cm" fo:margin-bottom="0.600cm" fo:line-height="171.%" fo:margin-left="0.000cm" fo:margin-right="0.000cm" fo:text-indent="0.000cm" fo:text-align="left" style:page-number="auto"/>
      <style:text-properties/>
    </style:style>
    <style:style style:family="paragraph" style:name="P226" style:display-name="P226" style:parent-style-name="Style33">
      <style:paragraph-properties fo:background-color="transparent" fo:margin-top="0.000cm" fo:margin-bottom="0.000cm" fo:margin-left="0.000cm" fo:margin-right="0.000cm" fo:text-indent="0.000cm" fo:text-align="left" style:page-number="auto">
        <style:tab-stops>
          <style:tab-stop style:position="1.312cm" style:type="left"/>
        </style:tab-stops>
      </style:paragraph-properties>
      <style:text-properties/>
    </style:style>
    <style:style style:family="paragraph" style:name="P227" style:display-name="P227" style:parent-style-name="Style33">
      <style:paragraph-properties fo:background-color="transparent" fo:margin-top="0.000cm" fo:margin-left="0.000cm" fo:margin-right="0.000cm" fo:text-indent="0.000cm" fo:text-align="left" style:page-number="auto"/>
      <style:text-properties/>
    </style:style>
    <style:style style:family="paragraph" style:name="P228" style:display-name="P228" style:parent-style-name="Style33">
      <style:paragraph-properties fo:background-color="transparent" fo:margin-top="0.000cm" fo:margin-bottom="0.706cm" fo:margin-left="0.000cm" fo:margin-right="0.000cm" fo:text-indent="0.000cm" fo:text-align="left" style:page-number="auto"/>
      <style:text-properties/>
    </style:style>
    <style:style style:family="paragraph" style:name="P229" style:display-name="P229" style:parent-style-name="Style41">
      <style:paragraph-properties fo:keep-with-next="always" fo:keep-together="always" fo:background-color="transparent" fo:margin-top="0.000cm" fo:margin-bottom="0.000cm" fo:line-height="150.%" fo:margin-left="0.000cm" fo:margin-right="0.000cm" fo:text-indent="0.000cm" fo:text-align="left" style:page-number="auto">
        <style:tab-stops>
          <style:tab-stop style:position="1.312cm" style:type="left"/>
        </style:tab-stops>
      </style:paragraph-properties>
      <style:text-properties/>
    </style:style>
    <style:style style:family="paragraph" style:name="P230" style:display-name="P230"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31" style:display-name="P231"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32" style:display-name="P232" style:parent-style-name="Style10">
      <style:paragraph-properties fo:background-color="transparent" fo:margin-top="0.000cm" fo:margin-bottom="0.000cm" fo:line-height="100.%" fo:margin-left="0.000cm" fo:margin-right="0.000cm" fo:text-indent="0.282cm" fo:text-align="left" style:page-number="auto"/>
      <style:text-properties/>
    </style:style>
    <style:style style:family="paragraph" style:name="P233" style:display-name="P233" style:parent-style-name="Style53">
      <style:paragraph-properties fo:background-color="transparent" fo:margin-top="0.000cm" fo:margin-bottom="0.000cm" fo:line-height="100.%" fo:margin-left="0.000cm" fo:margin-right="0.000cm" fo:text-indent="0.000cm" fo:text-align="left" style:page-number="auto"/>
      <style:text-properties/>
    </style:style>
    <style:style style:family="paragraph" style:name="P234" style:display-name="P234"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35" style:display-name="P235" style:parent-style-name="Style10">
      <style:paragraph-properties fo:background-color="transparent" fo:margin-top="0.000cm" fo:margin-bottom="0.000cm" fo:line-height="100.%" fo:margin-left="0.000cm" fo:margin-right="0.000cm" fo:text-indent="0.282cm" fo:text-align="left" style:page-number="auto"/>
      <style:text-properties/>
    </style:style>
    <style:style style:family="paragraph" style:name="P236" style:display-name="P236"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37" style:display-name="P237" style:parent-style-name="Style10">
      <style:paragraph-properties fo:background-color="transparent" fo:margin-top="0.000cm" fo:margin-bottom="0.000cm" fo:line-height="100.%" fo:margin-left="0.000cm" fo:margin-right="0.000cm" fo:text-indent="0.282cm" fo:text-align="left" style:page-number="auto"/>
      <style:text-properties/>
    </style:style>
    <style:style style:family="paragraph" style:name="P238" style:display-name="P238"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39" style:display-name="P239"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40" style:display-name="P240" style:parent-style-name="Style10">
      <style:paragraph-properties fo:background-color="transparent" fo:margin-top="0.000cm" fo:margin-bottom="0.000cm" fo:line-height="100.%" fo:margin-left="0.000cm" fo:margin-right="0.000cm" fo:text-indent="0.282cm" fo:text-align="left" style:page-number="auto"/>
      <style:text-properties/>
    </style:style>
    <style:style style:family="paragraph" style:name="P241" style:display-name="P241"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42" style:display-name="P242" style:parent-style-name="Style10">
      <style:paragraph-properties fo:background-color="transparent" fo:margin-top="0.000cm" fo:margin-bottom="0.000cm" fo:line-height="100.%" fo:margin-left="0.000cm" fo:margin-right="0.000cm" fo:text-indent="0.282cm" fo:text-align="left" style:page-number="auto"/>
      <style:text-properties/>
    </style:style>
    <style:style style:family="paragraph" style:name="P243" style:display-name="P243" style:parent-style-name="Style53">
      <style:paragraph-properties fo:background-color="transparent" fo:margin-top="0.000cm" fo:margin-bottom="0.000cm" fo:line-height="100.%" fo:margin-left="0.000cm" fo:margin-right="0.000cm" fo:text-indent="0.000cm" fo:text-align="left" style:page-number="auto"/>
      <style:text-properties/>
    </style:style>
    <style:style style:family="paragraph" style:name="P244" style:display-name="P244"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45" style:display-name="P245" style:parent-style-name="Style10">
      <style:paragraph-properties fo:background-color="transparent" fo:margin-top="0.000cm" fo:margin-bottom="0.000cm" fo:line-height="100.%" fo:margin-left="0.000cm" fo:margin-right="0.000cm" fo:text-indent="0.282cm" fo:text-align="left" style:page-number="auto"/>
      <style:text-properties/>
    </style:style>
    <style:style style:family="paragraph" style:name="P246" style:display-name="P246"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47" style:display-name="P247" style:parent-style-name="Style10">
      <style:paragraph-properties fo:background-color="transparent" fo:margin-top="0.000cm" fo:margin-bottom="0.000cm" fo:line-height="100.%" fo:margin-left="0.000cm" fo:margin-right="0.000cm" fo:text-indent="0.282cm" fo:text-align="left" style:page-number="auto"/>
      <style:text-properties/>
    </style:style>
    <style:style style:family="paragraph" style:name="P248" style:display-name="P248" style:parent-style-name="Style33">
      <style:paragraph-properties fo:background-color="transparent" fo:margin-top="0.000cm" fo:margin-bottom="0.670cm" fo:line-height="100.%" fo:margin-left="0.000cm" fo:margin-right="0.000cm" fo:text-indent="0.000cm" fo:text-align="left" style:page-number="auto"/>
      <style:text-properties/>
    </style:style>
    <style:style style:family="paragraph" style:name="P249" style:display-name="P249" style:parent-style-name="Style41">
      <style:paragraph-properties fo:keep-with-next="always" fo:keep-together="always" fo:background-color="transparent" fo:margin-top="0.000cm" fo:margin-bottom="0.282cm" fo:line-height="100.%" fo:margin-left="0.000cm" fo:margin-right="0.000cm" fo:text-indent="0.000cm" fo:text-align="left" style:page-number="auto">
        <style:tab-stops>
          <style:tab-stop style:position="1.202cm" style:type="left"/>
        </style:tab-stops>
      </style:paragraph-properties>
      <style:text-properties/>
    </style:style>
    <style:style style:family="paragraph" style:name="P250" style:display-name="P250" style:parent-style-name="Style33">
      <style:paragraph-properties fo:background-color="transparent" fo:margin-top="0.000cm" fo:margin-bottom="0.282cm" fo:line-height="100.%" fo:margin-left="0.000cm" fo:margin-right="0.000cm" fo:text-indent="1.305cm" fo:text-align="left" style:page-number="auto"/>
      <style:text-properties/>
    </style:style>
    <style:style style:family="paragraph" style:name="P251" style:display-name="P251" style:parent-style-name="Style33">
      <style:paragraph-properties fo:background-color="transparent" fo:margin-top="0.000cm" fo:margin-bottom="0.282cm" fo:line-height="100.%" fo:margin-left="0.000cm" fo:margin-right="0.000cm" fo:text-indent="1.305cm" fo:text-align="left" style:page-number="auto">
        <style:tab-stops>
          <style:tab-stop style:position="1.887cm" style:type="left"/>
          <style:tab-stop style:position="8.805cm" style:type="left"/>
        </style:tab-stops>
      </style:paragraph-properties>
      <style:text-properties/>
    </style:style>
    <style:style style:family="paragraph" style:name="P252" style:display-name="P252" style:parent-style-name="Style33">
      <style:paragraph-properties fo:background-color="transparent" fo:margin-top="0.000cm" fo:margin-bottom="1.023cm" fo:line-height="100.%" fo:margin-left="3.422cm" fo:margin-right="0.000cm" fo:text-indent="0.000cm" fo:text-align="left" style:page-number="auto"/>
      <style:text-properties/>
    </style:style>
    <style:style style:family="paragraph" style:name="P253" style:display-name="P253" style:parent-style-name="Style33">
      <style:paragraph-properties fo:background-color="transparent" fo:margin-top="0.000cm" fo:margin-bottom="0.388cm" fo:line-height="100.%" fo:margin-left="0.000cm" fo:margin-right="0.000cm" fo:text-indent="1.305cm" fo:text-align="left" style:page-number="auto">
        <style:tab-stops>
          <style:tab-stop style:position="1.929cm" style:type="left"/>
          <style:tab-stop style:position="4.091cm" style:type="left"/>
          <style:tab-stop style:position="8.805cm" style:type="left"/>
        </style:tab-stops>
      </style:paragraph-properties>
      <style:text-properties/>
    </style:style>
    <style:style style:family="paragraph" style:name="P254" style:display-name="P254" style:parent-style-name="Style33">
      <style:paragraph-properties fo:background-color="transparent" fo:margin-top="0.000cm" fo:margin-bottom="0.811cm" fo:line-height="100.%" fo:margin-left="4.163cm" fo:margin-right="0.000cm" fo:text-indent="0.000cm" fo:text-align="left" style:page-number="auto">
        <style:tab-stops>
          <style:tab-stop style:position="4.643cm" style:type="left"/>
        </style:tab-stops>
      </style:paragraph-properties>
      <style:text-properties/>
    </style:style>
    <style:style style:family="paragraph" style:name="P255" style:display-name="P255" style:parent-style-name="Style33">
      <style:paragraph-properties fo:background-color="transparent" fo:margin-top="0.000cm" fo:margin-bottom="0.635cm" fo:line-height="162.%" fo:margin-left="0.000cm" fo:margin-right="0.000cm" fo:text-indent="0.000cm" fo:text-align="left" style:page-number="auto"/>
      <style:text-properties/>
    </style:style>
    <style:style style:family="paragraph" style:name="P256" style:display-name="P256" style:parent-style-name="Style33">
      <style:paragraph-properties fo:background-color="transparent" fo:margin-top="0.000cm" fo:margin-left="0.000cm" fo:margin-right="0.000cm" fo:text-indent="0.000cm" fo:text-align="left" style:page-number="auto">
        <style:tab-stops>
          <style:tab-stop style:position="1.202cm" style:type="left"/>
        </style:tab-stops>
      </style:paragraph-properties>
      <style:text-properties/>
    </style:style>
    <style:style style:family="paragraph" style:name="P257" style:display-name="P257" style:parent-style-name="Style33">
      <style:paragraph-properties fo:background-color="transparent" fo:margin-top="0.000cm" fo:margin-left="0.000cm" fo:margin-right="0.000cm" fo:text-indent="0.000cm" fo:text-align="left" style:page-number="auto"/>
      <style:text-properties/>
    </style:style>
    <style:style style:family="paragraph" style:name="P258" style:display-name="P258" style:parent-style-name="Style33">
      <style:paragraph-properties fo:background-color="transparent" fo:margin-top="0.000cm" fo:margin-bottom="0.388cm" fo:margin-left="0.000cm" fo:margin-right="0.000cm" fo:text-indent="0.000cm" fo:text-align="left" style:page-number="auto">
        <style:tab-stops>
          <style:tab-stop style:position="1.202cm" style:type="left"/>
        </style:tab-stops>
      </style:paragraph-properties>
      <style:text-properties/>
    </style:style>
    <style:style style:family="paragraph" style:name="P259" style:display-name="P259" style:parent-style-name="Style33">
      <style:paragraph-properties fo:background-color="transparent" fo:margin-top="0.000cm" fo:margin-bottom="0.670cm" fo:margin-left="0.000cm" fo:margin-right="0.000cm" fo:text-indent="0.000cm" fo:text-align="left" style:page-number="auto"/>
      <style:text-properties/>
    </style:style>
    <style:style style:family="paragraph" style:name="P260" style:display-name="P260" style:parent-style-name="Style41">
      <style:paragraph-properties fo:keep-with-next="always" fo:keep-together="always" fo:background-color="transparent" fo:margin-top="0.000cm" fo:margin-bottom="0.000cm" fo:line-height="158.%" fo:margin-left="0.000cm" fo:margin-right="0.000cm" fo:text-indent="0.000cm" fo:text-align="left" style:page-number="auto">
        <style:tab-stops>
          <style:tab-stop style:position="1.262cm" style:type="left"/>
        </style:tab-stops>
      </style:paragraph-properties>
      <style:text-properties/>
    </style:style>
    <style:style style:family="paragraph" style:name="P261" style:display-name="P261" style:parent-style-name="Style33">
      <style:paragraph-properties fo:background-color="transparent" fo:margin-top="0.000cm" fo:margin-bottom="0.000cm" fo:line-height="158.%" fo:margin-left="0.000cm" fo:margin-right="0.000cm" fo:text-indent="1.376cm" fo:text-align="left" style:page-number="auto">
        <style:tab-stops>
          <style:tab-stop style:position="6.652cm" style:type="left"/>
        </style:tab-stops>
      </style:paragraph-properties>
      <style:text-properties/>
    </style:style>
    <style:style style:family="paragraph" style:name="P262" style:display-name="P262" style:parent-style-name="Style33">
      <style:paragraph-properties fo:background-color="transparent" fo:margin-top="0.000cm" fo:margin-bottom="0.247cm" fo:line-height="158.%" fo:margin-left="0.000cm" fo:margin-right="0.000cm" fo:text-indent="1.376cm" fo:text-align="left" style:page-number="auto">
        <style:tab-stops>
          <style:tab-stop style:position="1.966cm" style:type="left"/>
        </style:tab-stops>
      </style:paragraph-properties>
      <style:text-properties/>
    </style:style>
    <style:style style:family="paragraph" style:name="P263" style:display-name="P263" style:parent-style-name="Style33">
      <style:paragraph-properties fo:background-color="transparent" fo:margin-top="0.000cm" fo:margin-bottom="0.000cm" fo:line-height="158.%" fo:margin-left="0.000cm" fo:margin-right="0.000cm" fo:text-indent="1.376cm" fo:text-align="left" style:page-number="auto">
        <style:tab-stops>
          <style:tab-stop style:position="2.008cm" style:type="left"/>
          <style:tab-stop style:position="6.652cm" style:type="left"/>
        </style:tab-stops>
      </style:paragraph-properties>
      <style:text-properties/>
    </style:style>
    <style:style style:family="paragraph" style:name="P264" style:display-name="P264" style:parent-style-name="Style33">
      <style:paragraph-properties fo:background-color="transparent" fo:margin-top="0.000cm" fo:margin-bottom="0.000cm" fo:line-height="158.%" fo:margin-left="0.000cm" fo:margin-right="0.000cm" fo:text-indent="1.376cm" fo:text-align="left" style:page-number="auto">
        <style:tab-stops>
          <style:tab-stop style:position="2.008cm" style:type="left"/>
        </style:tab-stops>
      </style:paragraph-properties>
      <style:text-properties/>
    </style:style>
    <style:style style:family="paragraph" style:name="P265" style:display-name="P265" style:parent-style-name="Style33">
      <style:paragraph-properties fo:background-color="transparent" fo:margin-top="0.000cm" fo:margin-bottom="0.000cm" fo:line-height="158.%" fo:margin-left="0.000cm" fo:margin-right="0.000cm" fo:text-indent="1.376cm" fo:text-align="left" style:page-number="auto">
        <style:tab-stops>
          <style:tab-stop style:position="2.008cm" style:type="left"/>
          <style:tab-stop style:position="6.652cm" style:type="left"/>
        </style:tab-stops>
      </style:paragraph-properties>
      <style:text-properties/>
    </style:style>
    <style:style style:family="paragraph" style:name="P266" style:display-name="P266" style:parent-style-name="Style33">
      <style:paragraph-properties fo:background-color="transparent" fo:margin-top="0.000cm" fo:margin-bottom="0.882cm" fo:line-height="158.%" fo:margin-left="0.000cm" fo:margin-right="0.000cm" fo:text-indent="1.376cm" fo:text-align="left" style:page-number="auto">
        <style:tab-stops>
          <style:tab-stop style:position="2.008cm" style:type="left"/>
        </style:tab-stops>
      </style:paragraph-properties>
      <style:text-properties/>
    </style:style>
    <style:style style:family="paragraph" style:name="P267" style:display-name="P267" style:parent-style-name="Style33">
      <style:paragraph-properties fo:background-color="transparent" fo:margin-top="0.000cm" fo:margin-bottom="0.670cm" fo:line-height="159.%" fo:margin-left="0.000cm" fo:margin-right="0.000cm" fo:text-indent="0.000cm" fo:text-align="left" style:page-number="auto"/>
      <style:text-properties/>
    </style:style>
    <style:style style:family="paragraph" style:name="P268" style:display-name="P268" style:parent-style-name="Style41">
      <style:paragraph-properties fo:keep-with-next="always" fo:keep-together="always" fo:background-color="transparent" fo:margin-top="0.000cm" fo:margin-bottom="0.000cm" fo:line-height="158.%" fo:margin-left="0.000cm" fo:margin-right="0.000cm" fo:text-indent="0.000cm" fo:text-align="left" style:page-number="auto">
        <style:tab-stops>
          <style:tab-stop style:position="1.262cm" style:type="left"/>
        </style:tab-stops>
      </style:paragraph-properties>
      <style:text-properties/>
    </style:style>
    <style:style style:family="paragraph" style:name="P269" style:display-name="P269" style:parent-style-name="Style33">
      <style:paragraph-properties fo:background-color="transparent" fo:margin-top="0.000cm" fo:margin-bottom="0.000cm" fo:line-height="158.%" fo:margin-left="0.000cm" fo:margin-right="0.000cm" fo:text-indent="1.376cm" fo:text-align="left" style:page-number="auto">
        <style:tab-stops>
          <style:tab-stop style:position="6.652cm" style:type="left"/>
        </style:tab-stops>
      </style:paragraph-properties>
      <style:text-properties/>
    </style:style>
    <style:style style:family="paragraph" style:name="P270" style:display-name="P270" style:parent-style-name="Style33">
      <style:paragraph-properties fo:background-color="transparent" fo:margin-top="0.000cm" fo:margin-bottom="0.000cm" fo:line-height="158.%" fo:margin-left="0.000cm" fo:margin-right="0.000cm" fo:text-indent="1.376cm" fo:text-align="left" style:page-number="auto">
        <style:tab-stops>
          <style:tab-stop style:position="1.966cm" style:type="left"/>
          <style:tab-stop style:position="6.652cm" style:type="left"/>
        </style:tab-stops>
      </style:paragraph-properties>
      <style:text-properties/>
    </style:style>
    <style:style style:family="paragraph" style:name="P271" style:display-name="P271" style:parent-style-name="Style33">
      <style:paragraph-properties fo:background-color="transparent" fo:margin-top="0.000cm" fo:margin-bottom="0.000cm" fo:line-height="158.%" fo:margin-left="0.000cm" fo:margin-right="0.000cm" fo:text-indent="1.376cm" fo:text-align="left" style:page-number="auto">
        <style:tab-stops>
          <style:tab-stop style:position="2.008cm" style:type="left"/>
          <style:tab-stop style:position="6.652cm" style:type="left"/>
        </style:tab-stops>
      </style:paragraph-properties>
      <style:text-properties/>
    </style:style>
    <style:style style:family="paragraph" style:name="P272" style:display-name="P272" style:parent-style-name="Style33">
      <style:paragraph-properties fo:background-color="transparent" fo:margin-top="0.000cm" fo:margin-bottom="1.023cm" fo:line-height="100.%" fo:margin-left="0.000cm" fo:margin-right="0.600cm" fo:text-indent="0.000cm" fo:text-align="right" style:page-number="auto"/>
      <style:text-properties/>
    </style:style>
    <style:style style:family="paragraph" style:name="P273" style:display-name="P273" style:parent-style-name="Style33">
      <style:paragraph-properties fo:background-color="transparent" fo:margin-top="0.000cm" fo:margin-bottom="0.353cm" fo:line-height="167.%" fo:margin-left="0.000cm" fo:margin-right="0.000cm" fo:text-indent="0.000cm" fo:text-align="left" style:page-number="auto"/>
      <style:text-properties/>
    </style:style>
    <style:style style:family="paragraph" style:name="P274" style:display-name="P274"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75" style:display-name="P275"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76" style:display-name="P276" style:parent-style-name="Style10">
      <style:paragraph-properties fo:background-color="transparent" fo:margin-top="0.000cm" fo:margin-bottom="0.000cm" fo:line-height="100.%" fo:margin-left="0.000cm" fo:margin-right="0.000cm" fo:text-indent="0.388cm" fo:text-align="left" style:page-number="auto"/>
      <style:text-properties/>
    </style:style>
    <style:style style:family="paragraph" style:name="P277" style:display-name="P277" style:parent-style-name="Style10">
      <style:paragraph-properties fo:background-color="transparent" fo:margin-top="0.000cm" fo:margin-bottom="0.000cm" fo:line-height="100.%" fo:margin-left="0.000cm" fo:margin-right="0.000cm" fo:text-indent="0.388cm" fo:text-align="left" style:page-number="auto"/>
      <style:text-properties/>
    </style:style>
    <style:style style:family="paragraph" style:name="P278" style:display-name="P278" style:parent-style-name="Style10">
      <style:paragraph-properties fo:background-color="transparent" fo:margin-top="0.000cm" fo:margin-bottom="0.000cm" fo:line-height="100.%" fo:margin-left="0.000cm" fo:margin-right="0.000cm" fo:text-indent="0.388cm" fo:text-align="left" style:page-number="auto"/>
      <style:text-properties/>
    </style:style>
    <style:style style:family="paragraph" style:name="P279" style:display-name="P279" style:parent-style-name="Style10">
      <style:paragraph-properties fo:background-color="transparent" fo:margin-top="0.000cm" fo:margin-bottom="0.000cm" fo:line-height="100.%" fo:margin-left="0.000cm" fo:margin-right="0.000cm" fo:text-indent="0.388cm" fo:text-align="left" style:page-number="auto"/>
      <style:text-properties/>
    </style:style>
    <style:style style:family="paragraph" style:name="P280" style:display-name="P280" style:parent-style-name="Style10">
      <style:paragraph-properties fo:background-color="transparent" fo:margin-top="0.000cm" fo:margin-bottom="0.000cm" fo:line-height="100.%" fo:margin-left="0.000cm" fo:margin-right="0.000cm" fo:text-indent="0.388cm" fo:text-align="left" style:page-number="auto"/>
      <style:text-properties/>
    </style:style>
    <style:style style:family="paragraph" style:name="P281" style:display-name="P281" style:parent-style-name="Style10">
      <style:paragraph-properties fo:background-color="transparent" fo:margin-top="0.000cm" fo:margin-bottom="0.000cm" fo:line-height="100.%" fo:margin-left="0.000cm" fo:margin-right="0.000cm" fo:text-indent="0.388cm" fo:text-align="left" style:page-number="auto"/>
      <style:text-properties/>
    </style:style>
    <style:style style:family="paragraph" style:name="P282" style:display-name="P282" style:parent-style-name="Style10">
      <style:paragraph-properties fo:background-color="transparent" fo:margin-top="0.000cm" fo:margin-bottom="0.000cm" fo:line-height="100.%" fo:margin-left="0.000cm" fo:margin-right="0.000cm" fo:text-indent="0.388cm" fo:text-align="left" style:page-number="auto"/>
      <style:text-properties/>
    </style:style>
    <style:style style:family="paragraph" style:name="P283" style:display-name="P283" style:parent-style-name="Style10">
      <style:paragraph-properties fo:background-color="transparent" fo:margin-top="0.000cm" fo:margin-bottom="0.000cm" fo:line-height="100.%" fo:margin-left="0.000cm" fo:margin-right="0.000cm" fo:text-indent="0.388cm" fo:text-align="left" style:page-number="auto"/>
      <style:text-properties/>
    </style:style>
    <style:style style:family="paragraph" style:name="P284" style:display-name="P284" style:parent-style-name="Style10">
      <style:paragraph-properties fo:background-color="transparent" fo:margin-top="0.000cm" fo:margin-bottom="0.000cm" fo:line-height="100.%" fo:margin-left="0.000cm" fo:margin-right="0.000cm" fo:text-indent="0.388cm" fo:text-align="left" style:page-number="auto"/>
      <style:text-properties/>
    </style:style>
    <style:style style:family="paragraph" style:name="P285" style:display-name="P285" style:parent-style-name="Style10">
      <style:paragraph-properties fo:background-color="transparent" fo:margin-top="0.000cm" fo:margin-bottom="0.000cm" fo:line-height="100.%" fo:margin-left="0.000cm" fo:margin-right="0.000cm" fo:text-indent="0.388cm" fo:text-align="left" style:page-number="auto"/>
      <style:text-properties/>
    </style:style>
    <style:style style:family="paragraph" style:name="P286" style:display-name="P286" style:parent-style-name="Style33">
      <style:paragraph-properties fo:background-color="transparent" fo:margin-top="0.000cm" fo:margin-bottom="0.000cm" fo:line-height="155.%" fo:margin-left="0.000cm" fo:margin-right="0.000cm" fo:text-indent="0.000cm" fo:text-align="left" style:page-number="auto"/>
      <style:text-properties/>
    </style:style>
    <style:style style:family="paragraph" style:name="P287" style:display-name="P287" style:parent-style-name="Style33">
      <style:paragraph-properties fo:background-color="transparent" fo:margin-top="0.000cm" fo:margin-bottom="0.071cm" fo:line-height="155.%" fo:margin-left="0.000cm" fo:margin-right="0.000cm" fo:text-indent="0.000cm" fo:text-align="left" style:page-number="auto">
        <style:tab-stops>
          <style:tab-stop style:position="1.321cm" style:type="left"/>
        </style:tab-stops>
      </style:paragraph-properties>
      <style:text-properties/>
    </style:style>
    <style:style style:family="paragraph" style:name="P288" style:display-name="P288" style:parent-style-name="Style47">
      <style:paragraph-properties fo:background-color="transparent" fo:margin-top="0.000cm" fo:margin-bottom="0.000cm" fo:line-height="112.%" fo:margin-left="0.000cm" fo:margin-right="0.000cm" fo:text-indent="0.000cm" fo:text-align="left" style:page-number="auto">
        <style:tab-stops>
          <style:tab-stop style:position="-0.052cm" style:type="left"/>
        </style:tab-stops>
      </style:paragraph-properties>
      <style:text-properties/>
    </style:style>
    <style:style style:family="paragraph" style:name="P289" style:display-name="P289" style:parent-style-name="Style47">
      <style:paragraph-properties fo:background-color="transparent" fo:margin-top="0.000cm" fo:margin-bottom="0.000cm" fo:line-height="100.%" fo:margin-left="0.000cm" fo:margin-right="0.000cm" fo:text-indent="0.000cm" fo:text-align="left" style:page-number="auto">
        <style:tab-stops>
          <style:tab-stop style:position="-0.044cm" style:type="left"/>
        </style:tab-stops>
      </style:paragraph-properties>
      <style:text-properties/>
    </style:style>
    <style:style style:family="paragraph" style:name="P290" style:display-name="P290" style:parent-style-name="Style53">
      <style:paragraph-properties fo:background-color="transparent" fo:margin-top="0.000cm" fo:margin-bottom="0.000cm" fo:line-height="100.%" fo:margin-left="0.000cm" fo:margin-right="0.000cm" fo:text-indent="0.000cm" fo:text-align="left" style:page-number="auto"/>
      <style:text-properties/>
    </style:style>
    <style:style style:family="paragraph" style:name="P291" style:display-name="P291" style:parent-style-name="Style10">
      <style:paragraph-properties fo:background-color="transparent" fo:margin-top="0.000cm" fo:margin-bottom="0.000cm" fo:line-height="100.%" fo:margin-left="0.000cm" fo:margin-right="0.000cm" fo:text-indent="1.058cm" fo:text-align="left" style:page-number="auto"/>
      <style:text-properties/>
    </style:style>
    <style:style style:family="paragraph" style:name="P292" style:display-name="P292"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93" style:display-name="P293" style:parent-style-name="Style10">
      <style:paragraph-properties fo:background-color="transparent" fo:margin-top="0.000cm" fo:margin-bottom="0.000cm" fo:line-height="100.%" fo:margin-left="0.000cm" fo:margin-right="0.000cm" fo:text-indent="1.058cm" fo:text-align="left" style:page-number="auto"/>
      <style:text-properties/>
    </style:style>
    <style:style style:family="paragraph" style:name="P294" style:display-name="P294" style:parent-style-name="Style10">
      <style:paragraph-properties fo:background-color="transparent" fo:margin-top="0.000cm" fo:margin-bottom="0.000cm" fo:line-height="100.%" fo:margin-left="0.000cm" fo:margin-right="0.000cm" fo:text-indent="0.000cm" fo:text-align="left" style:page-number="auto"/>
      <style:text-properties/>
    </style:style>
    <style:style style:family="paragraph" style:name="P295" style:display-name="P295" style:parent-style-name="Style10">
      <style:paragraph-properties fo:background-color="transparent" fo:margin-top="0.000cm" fo:margin-bottom="0.000cm" fo:line-height="100.%" fo:margin-left="0.000cm" fo:margin-right="0.000cm" fo:text-indent="1.058cm" fo:text-align="left" style:page-number="auto"/>
      <style:text-properties/>
    </style:style>
    <style:style style:family="paragraph" style:name="P296" style:display-name="P296" style:parent-style-name="Style33">
      <style:paragraph-properties fo:background-color="transparent" fo:margin-top="0.000cm" fo:margin-bottom="0.000cm" fo:line-height="167.%" fo:margin-left="0.000cm" fo:margin-right="0.000cm" fo:text-indent="1.482cm" fo:text-align="left" style:page-number="auto">
        <style:tab-stops>
          <style:tab-stop style:position="1.966cm" style:type="left"/>
          <style:tab-stop style:position="6.443cm" style:type="left"/>
        </style:tab-stops>
      </style:paragraph-properties>
      <style:text-properties/>
    </style:style>
    <style:style style:family="paragraph" style:name="P297" style:display-name="P297" style:parent-style-name="Style33">
      <style:paragraph-properties fo:background-color="transparent" fo:margin-top="0.000cm" fo:line-height="167.%" fo:margin-left="0.000cm" fo:margin-right="0.000cm" fo:text-indent="0.000cm" fo:text-align="left" style:page-number="auto"/>
      <style:text-properties/>
    </style:style>
    <style:style style:family="paragraph" style:name="P298" style:display-name="P298" style:parent-style-name="Style33">
      <style:paragraph-properties fo:background-color="transparent" fo:margin-top="0.000cm" fo:margin-left="0.000cm" fo:margin-right="0.000cm" fo:text-indent="0.000cm" fo:text-align="left" style:page-number="auto"/>
      <style:text-properties/>
    </style:style>
    <style:style style:family="paragraph" style:name="P299" style:display-name="P299" style:parent-style-name="Style33">
      <style:paragraph-properties fo:background-color="transparent" fo:margin-top="0.000cm" fo:margin-left="0.000cm" fo:margin-right="0.000cm" fo:text-indent="0.000cm" fo:text-align="left" style:page-number="auto"/>
      <style:text-properties/>
    </style:style>
    <style:style style:family="paragraph" style:name="P300" style:display-name="P300" style:parent-style-name="Style33">
      <style:paragraph-properties fo:background-color="transparent" fo:margin-top="0.000cm" fo:margin-bottom="0.706cm" fo:margin-left="0.000cm" fo:margin-right="0.000cm" fo:text-indent="0.000cm" fo:text-align="left" style:page-number="auto"/>
      <style:text-properties/>
    </style:style>
    <style:style style:family="paragraph" style:name="P301" style:display-name="P301" style:parent-style-name="Style33">
      <style:paragraph-properties fo:background-color="transparent" fo:margin-top="0.000cm" fo:margin-bottom="0.000cm" fo:margin-left="0.000cm" fo:margin-right="0.000cm" fo:text-indent="0.000cm" fo:text-align="left" style:page-number="auto">
        <style:tab-stops>
          <style:tab-stop style:position="0.476cm" style:type="left"/>
        </style:tab-stops>
      </style:paragraph-properties>
      <style:text-properties/>
    </style:style>
    <style:style style:family="paragraph" style:name="P302" style:display-name="P302" style:parent-style-name="Style33">
      <style:paragraph-properties fo:break-after="page" fo:background-color="transparent" fo:margin-top="0.000cm" fo:margin-left="0.000cm" fo:margin-right="0.000cm" fo:text-indent="0.000cm" fo:text-align="left" style:page-number="auto"/>
      <style:text-properties/>
    </style:style>
    <style:style style:family="paragraph" style:name="P303" style:display-name="P303" style:parent-style-name="Style33">
      <style:paragraph-properties fo:background-color="transparent" fo:margin-top="0.000cm" fo:margin-left="0.000cm" fo:margin-right="0.000cm" fo:text-indent="0.000cm" fo:text-align="left" style:page-number="auto"/>
      <style:text-properties/>
    </style:style>
    <style:style style:family="paragraph" style:name="P304" style:display-name="P304" style:parent-style-name="Style33">
      <style:paragraph-properties fo:background-color="transparent" fo:margin-top="0.000cm" fo:margin-bottom="0.000cm" fo:margin-left="0.000cm" fo:margin-right="0.000cm" fo:text-indent="0.000cm" fo:text-align="left" style:page-number="auto">
        <style:tab-stops>
          <style:tab-stop style:position="0.624cm" style:type="left"/>
        </style:tab-stops>
      </style:paragraph-properties>
      <style:text-properties/>
    </style:style>
    <style:style style:family="paragraph" style:name="P305" style:display-name="P305"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306" style:display-name="P306" style:parent-style-name="Style33">
      <style:paragraph-properties fo:background-color="transparent" fo:margin-top="0.000cm" fo:margin-bottom="0.000cm" fo:line-height="164.%" fo:margin-left="0.000cm" fo:margin-right="0.000cm" fo:text-indent="0.000cm" fo:text-align="left" style:page-number="auto"/>
      <style:text-properties/>
    </style:style>
    <style:style style:family="paragraph" style:name="P307" style:display-name="P307" style:parent-style-name="Style33">
      <style:paragraph-properties fo:background-color="transparent" fo:margin-top="0.000cm" fo:margin-bottom="0.000cm" fo:line-height="163.%" fo:margin-left="0.000cm" fo:margin-right="0.000cm" fo:text-indent="0.000cm" fo:text-align="left" style:page-number="auto">
        <style:tab-stops>
          <style:tab-stop style:position="0.615cm" style:type="left"/>
        </style:tab-stops>
      </style:paragraph-properties>
      <style:text-properties/>
    </style:style>
    <style:style style:family="paragraph" style:name="P308" style:display-name="P308" style:parent-style-name="Style33">
      <style:paragraph-properties fo:background-color="transparent" fo:margin-top="0.000cm" fo:margin-bottom="0.000cm" fo:line-height="176.%" fo:margin-left="0.000cm" fo:margin-right="0.000cm" fo:text-indent="0.000cm" fo:text-align="left" style:page-number="auto"/>
      <style:text-properties/>
    </style:style>
    <style:style style:family="paragraph" style:name="P309" style:display-name="P309" style:parent-style-name="Style33">
      <style:paragraph-properties fo:background-color="transparent" fo:margin-top="0.000cm" fo:margin-bottom="0.635cm" fo:line-height="163.%" fo:margin-left="0.000cm" fo:margin-right="0.000cm" fo:text-indent="0.000cm" fo:text-align="left" style:page-number="auto"/>
      <style:text-properties/>
    </style:style>
    <style:style style:family="paragraph" style:name="P310" style:display-name="P310" style:parent-style-name="Style33">
      <style:paragraph-properties fo:background-color="transparent" fo:margin-top="0.000cm" fo:margin-bottom="0.000cm" fo:line-height="163.%" fo:margin-left="0.000cm" fo:margin-right="0.000cm" fo:text-indent="0.000cm" fo:text-align="left" style:page-number="auto">
        <style:tab-stops>
          <style:tab-stop style:position="1.245cm" style:type="left"/>
          <style:tab-stop style:position="7.597cm" style:type="left"/>
        </style:tab-stops>
      </style:paragraph-properties>
      <style:text-properties/>
    </style:style>
    <style:style style:family="paragraph" style:name="P311" style:display-name="P311" style:parent-style-name="Style33">
      <style:paragraph-properties fo:background-color="transparent" fo:margin-top="0.000cm" fo:margin-bottom="0.071cm" fo:line-height="163.%" fo:margin-left="0.000cm" fo:margin-right="0.000cm" fo:text-indent="1.376cm" fo:text-align="left" style:page-number="auto">
        <style:tab-stops>
          <style:tab-stop style:position="7.597cm" style:type="left"/>
        </style:tab-stops>
      </style:paragraph-properties>
      <style:text-properties/>
    </style:style>
    <style:style style:family="paragraph" style:name="P312" style:display-name="P312" style:parent-style-name="Style33">
      <style:paragraph-properties fo:background-color="transparent" fo:margin-top="0.000cm" fo:margin-bottom="0.494cm" fo:line-height="163.%" fo:margin-left="0.000cm" fo:margin-right="0.000cm" fo:text-indent="1.376cm" fo:text-align="left" style:page-number="auto">
        <style:tab-stops>
          <style:tab-stop style:position="7.597cm" style:type="left"/>
        </style:tab-stops>
      </style:paragraph-properties>
      <style:text-properties/>
    </style:style>
    <style:style style:family="paragraph" style:name="P313" style:display-name="P313" style:parent-style-name="Style33">
      <style:paragraph-properties fo:background-color="transparent" fo:margin-top="0.000cm" fo:margin-bottom="1.940cm" fo:margin-left="0.000cm" fo:margin-right="0.000cm" fo:text-indent="0.000cm" fo:text-align="left" style:page-number="auto"/>
      <style:text-properties/>
    </style:style>
    <style:style style:family="paragraph" style:name="P314" style:display-name="P314"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315" style:display-name="P315" style:parent-style-name="Style33">
      <style:paragraph-properties fo:background-color="transparent" fo:margin-top="0.000cm" fo:margin-bottom="0.494cm" fo:margin-left="0.000cm" fo:margin-right="0.000cm" fo:text-indent="0.000cm" fo:text-align="left" style:page-number="auto"/>
      <style:text-properties/>
    </style:style>
    <style:style style:family="paragraph" style:name="P316" style:display-name="P316"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317" style:display-name="P317" style:parent-style-name="Style33">
      <style:paragraph-properties fo:background-color="transparent" fo:margin-top="0.000cm" fo:margin-bottom="0.494cm" fo:margin-left="0.000cm" fo:margin-right="0.000cm" fo:text-indent="0.000cm" fo:text-align="left" style:page-number="auto"/>
      <style:text-properties/>
    </style:style>
    <style:style style:family="paragraph" style:name="P318" style:display-name="P318" style:parent-style-name="Style33">
      <style:paragraph-properties fo:background-color="transparent" fo:margin-top="0.000cm" fo:margin-bottom="0.000cm" fo:line-height="155.%" fo:margin-left="0.000cm" fo:margin-right="0.000cm" fo:text-indent="0.000cm" fo:text-align="left" style:page-number="auto">
        <style:tab-stops>
          <style:tab-stop style:position="1.022cm" style:type="left"/>
          <style:tab-stop style:position="3.643cm" style:type="left"/>
        </style:tab-stops>
      </style:paragraph-properties>
      <style:text-properties/>
    </style:style>
    <style:style style:family="paragraph" style:name="P319" style:display-name="P319" style:parent-style-name="Style33">
      <style:paragraph-properties fo:background-color="transparent" fo:margin-top="0.000cm" fo:margin-bottom="0.529cm" fo:margin-left="1.305cm" fo:margin-right="0.000cm" fo:text-indent="0.035cm" fo:text-align="left" style:page-number="auto"/>
      <style:text-properties/>
    </style:style>
    <style:style style:family="paragraph" style:name="P320" style:display-name="P320" style:parent-style-name="Style33">
      <style:paragraph-properties fo:background-color="transparent" fo:margin-top="0.000cm" fo:margin-bottom="0.000cm" fo:line-height="155.%" fo:margin-left="0.000cm" fo:margin-right="0.000cm" fo:text-indent="0.776cm" fo:text-align="left" style:page-number="auto">
        <style:tab-stops>
          <style:tab-stop style:position="4.197cm" style:type="left"/>
          <style:tab-stop style:position="7.135cm" style:type="left"/>
        </style:tab-stops>
      </style:paragraph-properties>
      <style:text-properties/>
    </style:style>
    <style:style style:family="paragraph" style:name="P321" style:display-name="P321" style:parent-style-name="Style33">
      <style:paragraph-properties fo:background-color="transparent" fo:margin-top="0.000cm" fo:margin-bottom="0.212cm" fo:margin-left="1.305cm" fo:margin-right="0.000cm" fo:text-indent="0.035cm" fo:text-align="left" style:page-number="auto"/>
      <style:text-properties/>
    </style:style>
    <style:style style:family="paragraph" style:name="P322" style:display-name="P322" style:parent-style-name="Style33">
      <style:paragraph-properties fo:background-color="transparent" fo:margin-top="0.000cm" fo:margin-bottom="0.529cm" fo:line-height="155.%" fo:margin-left="0.000cm" fo:margin-right="0.000cm" fo:text-indent="0.000cm" fo:text-align="left" style:page-number="auto"/>
      <style:text-properties/>
    </style:style>
    <style:style style:family="paragraph" style:name="P323" style:display-name="P323" style:parent-style-name="Style33">
      <style:paragraph-properties fo:background-color="transparent" fo:margin-top="0.000cm" fo:margin-bottom="0.000cm" fo:line-height="155.%" fo:margin-left="0.000cm" fo:margin-right="0.000cm" fo:text-indent="0.000cm" fo:text-align="left" style:page-number="auto">
        <style:tab-stops>
          <style:tab-stop style:position="1.022cm" style:type="left"/>
        </style:tab-stops>
      </style:paragraph-properties>
      <style:text-properties/>
    </style:style>
    <style:style style:family="paragraph" style:name="P324" style:display-name="P324" style:parent-style-name="Style33">
      <style:paragraph-properties fo:background-color="transparent" fo:margin-top="0.000cm" fo:margin-bottom="0.529cm" fo:margin-left="1.305cm" fo:margin-right="0.000cm" fo:text-indent="0.035cm" fo:text-align="left" style:page-number="auto"/>
      <style:text-properties/>
    </style:style>
    <style:style style:family="paragraph" style:name="P325" style:display-name="P325" style:parent-style-name="Style33">
      <style:paragraph-properties fo:background-color="transparent" fo:margin-top="0.000cm" fo:margin-bottom="0.000cm" fo:line-height="155.%" fo:margin-left="0.000cm" fo:margin-right="0.000cm" fo:text-indent="0.776cm" fo:text-align="left" style:page-number="auto">
        <style:tab-stops>
          <style:tab-stop style:position="3.643cm" style:type="left"/>
          <style:tab-stop style:position="6.356cm" style:type="left"/>
        </style:tab-stops>
      </style:paragraph-properties>
      <style:text-properties/>
    </style:style>
    <style:style style:family="paragraph" style:name="P326" style:display-name="P326" style:parent-style-name="Style33">
      <style:paragraph-properties fo:background-color="transparent" fo:margin-top="0.000cm" fo:margin-bottom="0.529cm" fo:margin-left="1.517cm" fo:margin-right="0.000cm" fo:text-indent="0.000cm" fo:text-align="left" style:page-number="auto"/>
      <style:text-properties/>
    </style:style>
    <style:style style:family="paragraph" style:name="P327" style:display-name="P327" style:parent-style-name="Style33">
      <style:paragraph-properties fo:background-color="transparent" fo:margin-top="0.000cm" fo:margin-bottom="0.000cm" fo:line-height="155.%" fo:margin-left="0.000cm" fo:margin-right="0.000cm" fo:text-indent="0.000cm" fo:text-align="left" style:page-number="auto"/>
      <style:text-properties/>
    </style:style>
    <style:style style:family="paragraph" style:name="P328" style:display-name="P328" style:parent-style-name="Style33">
      <style:paragraph-properties fo:background-color="transparent" fo:margin-top="0.000cm" fo:margin-bottom="0.000cm" fo:line-height="156.%" fo:margin-left="0.000cm" fo:margin-right="0.000cm" fo:text-indent="0.000cm" fo:text-align="left" style:page-number="auto">
        <style:tab-stops>
          <style:tab-stop style:position="1.039cm" style:type="left"/>
        </style:tab-stops>
      </style:paragraph-properties>
      <style:text-properties/>
    </style:style>
    <style:style style:family="paragraph" style:name="P329" style:display-name="P329" style:parent-style-name="Style33">
      <style:paragraph-properties fo:background-color="transparent" fo:margin-top="0.000cm" fo:margin-bottom="0.000cm" fo:line-height="155.%" fo:margin-left="0.000cm" fo:margin-right="0.000cm" fo:text-indent="0.000cm" fo:text-align="left" style:page-number="auto">
        <style:tab-stops>
          <style:tab-stop style:position="1.030cm" style:type="left"/>
        </style:tab-stops>
      </style:paragraph-properties>
      <style:text-properties/>
    </style:style>
    <style:style style:family="paragraph" style:name="P330" style:display-name="P330" style:parent-style-name="Style33">
      <style:paragraph-properties fo:background-color="transparent" fo:margin-top="0.000cm" fo:margin-bottom="0.000cm" fo:line-height="155.%" fo:margin-left="0.000cm" fo:margin-right="0.000cm" fo:text-indent="1.517cm" fo:text-align="left" style:page-number="auto"/>
      <style:text-properties/>
    </style:style>
    <style:style style:family="paragraph" style:name="P331" style:display-name="P331" style:parent-style-name="Style33">
      <style:paragraph-properties fo:background-color="transparent" fo:margin-top="0.000cm" fo:margin-bottom="0.776cm" fo:line-height="100.%" fo:margin-left="0.000cm" fo:margin-right="0.000cm" fo:text-indent="1.411cm" fo:text-align="left" style:page-number="auto"/>
      <style:text-properties/>
    </style:style>
    <style:style style:family="paragraph" style:name="P332" style:display-name="P332" style:parent-style-name="Style33">
      <style:paragraph-properties fo:background-color="transparent" fo:margin-top="0.000cm" fo:margin-bottom="0.071cm" fo:margin-left="0.000cm" fo:margin-right="0.000cm" fo:text-indent="0.776cm" fo:text-align="left" style:page-number="auto">
        <style:tab-stops>
          <style:tab-stop style:position="6.457cm" style:type="left"/>
        </style:tab-stops>
      </style:paragraph-properties>
      <style:text-properties/>
    </style:style>
    <style:style style:family="paragraph" style:name="P333" style:display-name="P333" style:parent-style-name="Style33">
      <style:paragraph-properties fo:background-color="transparent" fo:margin-top="0.000cm" fo:margin-bottom="0.000cm" fo:margin-left="0.000cm" fo:margin-right="0.000cm" fo:text-indent="1.411cm" fo:text-align="left" style:page-number="auto"/>
      <style:text-properties/>
    </style:style>
    <style:style style:family="paragraph" style:name="P334" style:display-name="P334" style:parent-style-name="Style33">
      <style:paragraph-properties fo:background-color="transparent" fo:margin-top="0.000cm" fo:margin-left="0.000cm" fo:margin-right="0.000cm" fo:text-indent="1.411cm" fo:text-align="left" style:page-number="auto"/>
      <style:text-properties/>
    </style:style>
    <style:style style:family="paragraph" style:name="P335" style:display-name="P335" style:parent-style-name="Style33">
      <style:paragraph-properties fo:background-color="transparent" fo:margin-top="0.000cm" fo:margin-bottom="0.071cm" fo:line-height="158.%" fo:margin-left="0.000cm" fo:margin-right="0.000cm" fo:text-indent="0.000cm" fo:text-align="left" style:page-number="auto"/>
      <style:text-properties/>
    </style:style>
    <style:style style:family="paragraph" style:name="P336" style:display-name="P336" style:parent-style-name="Style33">
      <style:paragraph-properties fo:background-color="transparent" fo:margin-top="0.000cm" fo:margin-left="0.000cm" fo:margin-right="0.000cm" fo:text-indent="0.000cm" fo:text-align="left" style:page-number="auto"/>
      <style:text-properties/>
    </style:style>
    <style:style style:family="paragraph" style:name="P337" style:display-name="P337" style:parent-style-name="Style33">
      <style:paragraph-properties fo:background-color="transparent" fo:margin-top="0.000cm" fo:margin-left="0.000cm" fo:margin-right="0.000cm" fo:text-indent="0.000cm" fo:text-align="left" style:page-number="auto"/>
      <style:text-properties/>
    </style:style>
    <style:style style:family="paragraph" style:name="P338" style:display-name="P338" style:parent-style-name="Style33">
      <style:paragraph-properties fo:background-color="transparent" fo:margin-top="0.000cm" fo:margin-bottom="0.071cm" fo:margin-left="0.000cm" fo:margin-right="0.000cm" fo:text-indent="0.000cm" fo:text-align="left" style:page-number="auto"/>
      <style:text-properties/>
    </style:style>
    <style:style style:family="paragraph" style:name="P339" style:display-name="P339" style:parent-style-name="Style33">
      <style:paragraph-properties fo:background-color="transparent" fo:margin-top="0.000cm" fo:margin-bottom="0.071cm" fo:margin-left="0.000cm" fo:margin-right="0.000cm" fo:text-indent="0.000cm" fo:text-align="left" style:page-number="auto">
        <style:tab-stops>
          <style:tab-stop style:position="1.308cm" style:type="left"/>
        </style:tab-stops>
      </style:paragraph-properties>
      <style:text-properties/>
    </style:style>
    <style:style style:family="paragraph" style:name="P340" style:display-name="P340" style:parent-style-name="Style33">
      <style:paragraph-properties fo:background-color="transparent" fo:margin-top="0.000cm" fo:margin-bottom="0.000cm" fo:margin-left="0.000cm" fo:margin-right="0.000cm" fo:text-indent="1.305cm" fo:text-align="left" style:page-number="auto"/>
      <style:text-properties/>
    </style:style>
    <style:style style:family="paragraph" style:name="P341" style:display-name="P341" style:parent-style-name="Style33">
      <style:paragraph-properties fo:background-color="transparent" fo:margin-top="0.000cm" fo:margin-left="0.000cm" fo:margin-right="0.000cm" fo:text-indent="1.305cm" fo:text-align="left" style:page-number="auto"/>
      <style:text-properties/>
    </style:style>
    <style:style style:family="paragraph" style:name="P342" style:display-name="P342"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343" style:display-name="P343" style:parent-style-name="Style33">
      <style:paragraph-properties fo:background-color="transparent" fo:margin-top="0.000cm" fo:margin-bottom="0.071cm" fo:margin-left="0.000cm" fo:margin-right="0.000cm" fo:text-indent="0.000cm" fo:text-align="left" style:page-number="auto"/>
      <style:text-properties/>
    </style:style>
    <style:style style:family="paragraph" style:name="P344" style:display-name="P344" style:parent-style-name="Style33">
      <style:paragraph-properties fo:background-color="transparent" fo:margin-top="0.000cm" fo:margin-bottom="0.071cm" fo:margin-left="0.000cm" fo:margin-right="0.000cm" fo:text-indent="0.000cm" fo:text-align="left" style:page-number="auto">
        <style:tab-stops>
          <style:tab-stop style:position="1.308cm" style:type="left"/>
          <style:tab-stop style:position="5.766cm" style:type="left"/>
        </style:tab-stops>
      </style:paragraph-properties>
      <style:text-properties/>
    </style:style>
    <style:style style:family="paragraph" style:name="P345" style:display-name="P345" style:parent-style-name="Style33">
      <style:paragraph-properties fo:background-color="transparent" fo:margin-top="0.000cm" fo:margin-bottom="0.247cm" fo:margin-left="0.000cm" fo:margin-right="0.000cm" fo:text-indent="1.305cm" fo:text-align="left" style:page-number="auto"/>
      <style:text-properties/>
    </style:style>
    <style:style style:family="paragraph" style:name="P346" style:display-name="P346" style:parent-style-name="Style33">
      <style:paragraph-properties fo:background-color="transparent" fo:margin-top="0.000cm" fo:margin-bottom="0.706cm" fo:line-height="100.%" fo:margin-left="0.000cm" fo:margin-right="0.000cm" fo:text-indent="1.305cm" fo:text-align="left" style:page-number="auto"/>
      <style:text-properties/>
    </style:style>
    <style:style style:family="paragraph" style:name="P347" style:display-name="P347" style:parent-style-name="Style33">
      <style:paragraph-properties fo:background-color="transparent" fo:margin-top="0.000cm" fo:margin-bottom="1.446cm" fo:margin-left="0.000cm" fo:margin-right="0.000cm" fo:text-indent="0.000cm" fo:text-align="left" style:page-number="auto"/>
      <style:text-properties/>
    </style:style>
    <style:style style:family="paragraph" style:name="P348" style:display-name="P348"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349" style:display-name="P349" style:parent-style-name="Style33">
      <style:paragraph-properties fo:background-color="transparent" fo:margin-top="0.000cm" fo:margin-bottom="0.494cm" fo:margin-left="0.000cm" fo:margin-right="0.000cm" fo:text-indent="0.000cm" fo:text-align="left" style:page-number="auto"/>
      <style:text-properties/>
    </style:style>
    <style:style style:family="paragraph" style:name="P350" style:display-name="P350" style:parent-style-name="Style33">
      <style:paragraph-properties fo:background-color="transparent" fo:margin-top="0.000cm" fo:margin-bottom="0.776cm" fo:margin-left="0.000cm" fo:margin-right="0.000cm" fo:text-indent="0.000cm" fo:text-align="left" style:page-number="auto"/>
      <style:text-properties/>
    </style:style>
    <style:style style:family="paragraph" style:name="P351" style:display-name="P351" style:parent-style-name="Style33">
      <style:paragraph-properties fo:background-color="transparent" fo:margin-top="0.000cm" fo:margin-bottom="0.071cm" fo:margin-left="0.000cm" fo:margin-right="0.000cm" fo:text-indent="0.000cm" fo:text-align="left" style:page-number="auto">
        <style:tab-stops>
          <style:tab-stop style:position="1.270cm" style:type="left"/>
          <style:tab-stop style:position="3.700cm" style:type="left"/>
          <style:tab-stop style:position="6.943cm" style:type="left"/>
        </style:tab-stops>
      </style:paragraph-properties>
      <style:text-properties/>
    </style:style>
    <style:style style:family="paragraph" style:name="P352" style:display-name="P352" style:parent-style-name="Style33">
      <style:paragraph-properties fo:background-color="transparent" fo:margin-top="0.000cm" fo:margin-bottom="0.494cm" fo:margin-left="1.305cm" fo:margin-right="0.000cm" fo:text-indent="0.000cm" fo:text-align="left" style:page-number="auto"/>
      <style:text-properties/>
    </style:style>
    <style:style style:family="paragraph" style:name="P353" style:display-name="P353"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354" style:display-name="P354" style:parent-style-name="Style33">
      <style:paragraph-properties fo:background-color="transparent" fo:margin-top="0.000cm" fo:margin-bottom="0.529cm" fo:margin-left="0.000cm" fo:margin-right="0.000cm" fo:text-indent="0.000cm" fo:text-align="left" style:page-number="auto"/>
      <style:text-properties/>
    </style:style>
    <style:style style:family="paragraph" style:name="P355" style:display-name="P355" style:parent-style-name="Style33">
      <style:paragraph-properties fo:background-color="transparent" fo:margin-top="0.000cm" fo:margin-bottom="0.071cm" fo:margin-left="0.000cm" fo:margin-right="0.000cm" fo:text-indent="0.000cm" fo:text-align="left" style:page-number="auto">
        <style:tab-stops>
          <style:tab-stop style:position="1.262cm" style:type="left"/>
          <style:tab-stop style:position="7.891cm" style:type="left"/>
        </style:tab-stops>
      </style:paragraph-properties>
      <style:text-properties/>
    </style:style>
    <style:style style:family="paragraph" style:name="P356" style:display-name="P356" style:parent-style-name="Style33">
      <style:paragraph-properties fo:background-color="transparent" fo:margin-top="0.000cm" fo:margin-left="1.305cm" fo:margin-right="0.000cm" fo:text-indent="0.000cm" fo:text-align="left" style:page-number="auto"/>
      <style:text-properties/>
    </style:style>
    <style:style style:family="paragraph" style:name="P357" style:display-name="P357" style:parent-style-name="Style33">
      <style:paragraph-properties fo:background-color="transparent" fo:margin-top="0.000cm" fo:margin-left="0.000cm" fo:margin-right="0.000cm" fo:text-indent="0.000cm" fo:text-align="left" style:page-number="auto"/>
      <style:text-properties/>
    </style:style>
    <style:style style:family="paragraph" style:name="P358" style:display-name="P358" style:parent-style-name="Style33">
      <style:paragraph-properties fo:background-color="transparent" fo:margin-top="0.000cm" fo:margin-bottom="0.529cm" fo:margin-left="0.000cm" fo:margin-right="0.000cm" fo:text-indent="0.000cm" fo:text-align="left" style:page-number="auto"/>
      <style:text-properties/>
    </style:style>
    <style:style style:family="paragraph" style:name="P359" style:display-name="P359" style:parent-style-name="Style33">
      <style:paragraph-properties fo:background-color="transparent" fo:margin-top="0.000cm" fo:margin-bottom="0.071cm" fo:margin-left="0.000cm" fo:margin-right="0.000cm" fo:text-indent="0.000cm" fo:text-align="left" style:page-number="auto">
        <style:tab-stops>
          <style:tab-stop style:position="0.970cm" style:type="left"/>
          <style:tab-stop style:position="7.044cm" style:type="left"/>
        </style:tab-stops>
      </style:paragraph-properties>
      <style:text-properties/>
    </style:style>
    <style:style style:family="paragraph" style:name="P360" style:display-name="P360" style:parent-style-name="Style33">
      <style:paragraph-properties fo:background-color="transparent" fo:margin-top="0.000cm" fo:margin-left="1.305cm" fo:margin-right="0.000cm" fo:text-indent="0.000cm" fo:text-align="left" style:page-number="auto"/>
      <style:text-properties/>
    </style:style>
    <style:style style:family="paragraph" style:name="P361" style:display-name="P361" style:parent-style-name="Style33">
      <style:paragraph-properties fo:background-color="transparent" fo:margin-top="0.000cm" fo:margin-bottom="0.318cm" fo:line-height="100.%" fo:margin-left="0.000cm" fo:margin-right="0.000cm" fo:text-indent="0.000cm" fo:text-align="center" style:page-number="auto">
        <style:tab-stops>
          <style:tab-stop style:position="2.489cm" style:type="left"/>
        </style:tab-stops>
      </style:paragraph-properties>
      <style:text-properties/>
    </style:style>
    <style:style style:family="paragraph" style:name="P362" style:display-name="P362" style:parent-style-name="Style33">
      <style:paragraph-properties fo:background-color="transparent" fo:margin-top="0.000cm" fo:margin-left="1.411cm" fo:margin-right="0.000cm" fo:text-indent="0.071cm" fo:text-align="left" style:page-number="auto"/>
      <style:text-properties/>
    </style:style>
    <style:style style:family="paragraph" style:name="P363" style:display-name="P363"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364" style:display-name="P364" style:parent-style-name="Style33">
      <style:paragraph-properties fo:background-color="transparent" fo:margin-top="0.000cm" fo:margin-bottom="0.529cm" fo:margin-left="0.000cm" fo:margin-right="0.000cm" fo:text-indent="0.000cm" fo:text-align="left" style:page-number="auto"/>
      <style:text-properties/>
    </style:style>
    <style:style style:family="paragraph" style:name="P365" style:display-name="P365" style:parent-style-name="Style33">
      <style:paragraph-properties fo:background-color="transparent" fo:margin-top="0.000cm" fo:margin-bottom="0.071cm" fo:margin-left="0.000cm" fo:margin-right="0.000cm" fo:text-indent="0.000cm" fo:text-align="left" style:page-number="auto">
        <style:tab-stops>
          <style:tab-stop style:position="1.287cm" style:type="left"/>
          <style:tab-stop style:position="6.714cm" style:type="left"/>
        </style:tab-stops>
      </style:paragraph-properties>
      <style:text-properties/>
    </style:style>
    <style:style style:family="paragraph" style:name="P366" style:display-name="P366" style:parent-style-name="Style33">
      <style:paragraph-properties fo:background-color="transparent" fo:margin-top="0.000cm" fo:margin-left="0.000cm" fo:margin-right="0.000cm" fo:text-indent="1.235cm" fo:text-align="left" style:page-number="auto"/>
      <style:text-properties/>
    </style:style>
    <style:style style:family="paragraph" style:name="P367" style:display-name="P367" style:parent-style-name="Style33">
      <style:paragraph-properties fo:background-color="transparent" fo:margin-top="0.000cm" fo:line-height="158.%" fo:margin-left="0.000cm" fo:margin-right="0.000cm" fo:text-indent="0.000cm" fo:text-align="left" style:page-number="auto"/>
      <style:text-properties/>
    </style:style>
    <style:style style:family="paragraph" style:name="P368" style:display-name="P368" style:parent-style-name="Style33">
      <style:paragraph-properties fo:background-color="transparent" fo:margin-top="0.000cm" fo:margin-bottom="0.000cm" fo:margin-left="0.000cm" fo:margin-right="0.000cm" fo:text-indent="0.000cm" fo:text-align="left" style:page-number="auto">
        <style:tab-stops>
          <style:tab-stop style:position="1.287cm" style:type="left"/>
        </style:tab-stops>
      </style:paragraph-properties>
      <style:text-properties/>
    </style:style>
    <style:style style:family="paragraph" style:name="P369" style:display-name="P369" style:parent-style-name="Style33">
      <style:paragraph-properties fo:background-color="transparent" fo:margin-top="0.000cm" fo:margin-left="0.000cm" fo:margin-right="0.000cm" fo:text-indent="1.411cm" fo:text-align="left" style:page-number="auto"/>
      <style:text-properties/>
    </style:style>
    <style:style style:family="paragraph" style:name="P370" style:display-name="P370"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371" style:display-name="P371" style:parent-style-name="Style33">
      <style:paragraph-properties fo:break-after="page" fo:background-color="transparent" fo:margin-top="0.000cm" fo:margin-left="0.000cm" fo:margin-right="0.000cm" fo:text-indent="0.000cm" fo:text-align="left" style:page-number="auto"/>
      <style:text-properties/>
    </style:style>
    <style:style style:family="paragraph" style:name="P372" style:display-name="P372" style:parent-style-name="Style33">
      <style:paragraph-properties fo:background-color="transparent" fo:margin-top="0.000cm" fo:margin-bottom="0.000cm" fo:margin-left="0.000cm" fo:margin-right="0.000cm" fo:text-indent="1.305cm" fo:text-align="left" style:page-number="auto"/>
      <style:text-properties/>
    </style:style>
    <style:style style:family="paragraph" style:name="P373" style:display-name="P373" style:parent-style-name="Style33">
      <style:paragraph-properties fo:background-color="transparent" fo:margin-top="0.000cm" fo:margin-left="0.000cm" fo:margin-right="0.000cm" fo:text-indent="1.305cm" fo:text-align="left" style:page-number="auto"/>
      <style:text-properties/>
    </style:style>
    <style:style style:family="paragraph" style:name="P374" style:display-name="P374" style:parent-style-name="Style33">
      <style:paragraph-properties fo:background-color="transparent" fo:margin-top="0.000cm" fo:margin-bottom="0.706cm" fo:margin-left="0.000cm" fo:margin-right="0.000cm" fo:text-indent="0.000cm" fo:text-align="left" style:page-number="auto"/>
      <style:text-properties/>
    </style:style>
    <style:style style:family="paragraph" style:name="P375" style:display-name="P375" style:parent-style-name="Style33">
      <style:paragraph-properties fo:background-color="transparent" fo:margin-top="0.000cm" fo:margin-bottom="2.187cm" fo:margin-left="0.000cm" fo:margin-right="0.000cm" fo:text-indent="0.000cm" fo:text-align="left" style:page-number="auto"/>
      <style:text-properties/>
    </style:style>
    <style:style style:family="paragraph" style:name="P376" style:display-name="P376" style:parent-style-name="Style33">
      <style:paragraph-properties fo:background-color="transparent" fo:margin-top="0.000cm" fo:margin-bottom="0.000cm" fo:margin-left="0.000cm" fo:margin-right="0.000cm" fo:text-indent="0.000cm" fo:text-align="left" style:page-number="auto">
        <style:tab-stops>
          <style:tab-stop style:position="1.278cm" style:type="left"/>
        </style:tab-stops>
      </style:paragraph-properties>
      <style:text-properties/>
    </style:style>
    <style:style style:family="paragraph" style:name="P377" style:display-name="P377"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378" style:display-name="P378" style:parent-style-name="Style33">
      <style:paragraph-properties fo:background-color="transparent" fo:margin-top="0.000cm" fo:margin-bottom="0.000cm" fo:margin-left="0.000cm" fo:margin-right="0.000cm" fo:text-indent="0.000cm" fo:text-align="left" style:page-number="auto">
        <style:tab-stops>
          <style:tab-stop style:position="1.262cm" style:type="left"/>
        </style:tab-stops>
      </style:paragraph-properties>
      <style:text-properties/>
    </style:style>
    <style:style style:family="paragraph" style:name="P379" style:display-name="P379" style:parent-style-name="Style33">
      <style:paragraph-properties fo:background-color="transparent" fo:margin-top="0.000cm" fo:margin-bottom="0.494cm" fo:margin-left="0.000cm" fo:margin-right="0.000cm" fo:text-indent="1.305cm" fo:text-align="left" style:page-number="auto"/>
      <style:text-properties/>
    </style:style>
    <style:style style:family="paragraph" style:name="P380" style:display-name="P380"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381" style:display-name="P381" style:parent-style-name="Style33">
      <style:paragraph-properties fo:background-color="transparent" fo:margin-top="0.000cm" fo:margin-bottom="0.494cm" fo:margin-left="0.000cm" fo:margin-right="0.000cm" fo:text-indent="0.000cm" fo:text-align="left" style:page-number="auto"/>
      <style:text-properties/>
    </style:style>
    <style:style style:family="paragraph" style:name="P382" style:display-name="P382" style:parent-style-name="Style33">
      <style:paragraph-properties fo:background-color="transparent" fo:margin-top="0.000cm" fo:margin-bottom="0.071cm" fo:margin-left="0.000cm" fo:margin-right="0.000cm" fo:text-indent="0.000cm" fo:text-align="left" style:page-number="auto">
        <style:tab-stops>
          <style:tab-stop style:position="1.262cm" style:type="left"/>
          <style:tab-stop style:position="6.621cm" style:type="left"/>
        </style:tab-stops>
      </style:paragraph-properties>
      <style:text-properties/>
    </style:style>
    <style:style style:family="paragraph" style:name="P383" style:display-name="P383" style:parent-style-name="Style33">
      <style:paragraph-properties fo:background-color="transparent" fo:margin-top="0.000cm" fo:margin-bottom="0.494cm" fo:margin-left="1.305cm" fo:margin-right="0.000cm" fo:text-indent="0.000cm" fo:text-align="left" style:page-number="auto"/>
      <style:text-properties/>
    </style:style>
    <style:style style:family="paragraph" style:name="P384" style:display-name="P384" style:parent-style-name="Style33">
      <style:paragraph-properties fo:background-color="transparent" fo:margin-top="0.000cm" fo:margin-bottom="0.494cm" fo:line-height="168.%" fo:margin-left="0.000cm" fo:margin-right="0.000cm" fo:text-indent="0.000cm" fo:text-align="left" style:page-number="auto"/>
      <style:text-properties/>
    </style:style>
    <style:style style:family="paragraph" style:name="P385" style:display-name="P385" style:parent-style-name="Style33">
      <style:paragraph-properties fo:background-color="transparent" fo:margin-top="0.000cm" fo:margin-bottom="0.071cm" fo:margin-left="0.000cm" fo:margin-right="0.000cm" fo:text-indent="0.000cm" fo:text-align="left" style:page-number="auto">
        <style:tab-stops>
          <style:tab-stop style:position="1.262cm" style:type="left"/>
        </style:tab-stops>
      </style:paragraph-properties>
      <style:text-properties/>
    </style:style>
    <style:style style:family="paragraph" style:name="P386" style:display-name="P386" style:parent-style-name="Style33">
      <style:paragraph-properties fo:background-color="transparent" fo:margin-top="0.000cm" fo:margin-bottom="0.494cm" fo:margin-left="1.305cm" fo:margin-right="0.000cm" fo:text-indent="0.000cm" fo:text-align="left" style:page-number="auto"/>
      <style:text-properties/>
    </style:style>
    <style:style style:family="paragraph" style:name="P387" style:display-name="P387" style:parent-style-name="Style33">
      <style:paragraph-properties fo:background-color="transparent" fo:margin-top="0.000cm" fo:margin-left="0.000cm" fo:margin-right="0.000cm" fo:text-indent="0.000cm" fo:text-align="left" style:page-number="auto"/>
      <style:text-properties/>
    </style:style>
    <style:style style:family="paragraph" style:name="P388" style:display-name="P388" style:parent-style-name="Style33">
      <style:paragraph-properties fo:background-color="transparent" fo:margin-top="0.000cm" fo:margin-left="0.000cm" fo:margin-right="0.000cm" fo:text-indent="0.000cm" fo:text-align="left" style:page-number="auto"/>
      <style:text-properties/>
    </style:style>
    <style:style style:family="paragraph" style:name="P389" style:display-name="P389" style:parent-style-name="Style33">
      <style:paragraph-properties fo:background-color="transparent" fo:margin-top="0.000cm" fo:margin-bottom="0.000cm" fo:margin-left="0.000cm" fo:margin-right="0.000cm" fo:text-indent="0.000cm" fo:text-align="left" style:page-number="auto">
        <style:tab-stops>
          <style:tab-stop style:position="0.947cm" style:type="left"/>
        </style:tab-stops>
      </style:paragraph-properties>
      <style:text-properties/>
    </style:style>
    <style:style style:family="paragraph" style:name="P390" style:display-name="P390" style:parent-style-name="Style33">
      <style:paragraph-properties fo:background-color="transparent" fo:margin-top="0.000cm" fo:margin-left="0.000cm" fo:margin-right="0.000cm" fo:text-indent="0.953cm" fo:text-align="left" style:page-number="auto"/>
      <style:text-properties/>
    </style:style>
    <style:style style:family="paragraph" style:name="P391" style:display-name="P391" style:parent-style-name="Style33">
      <style:paragraph-properties fo:background-color="transparent" fo:margin-top="0.000cm" fo:margin-left="0.000cm" fo:margin-right="0.000cm" fo:text-indent="0.000cm" fo:text-align="left" style:page-number="auto"/>
      <style:text-properties/>
    </style:style>
    <style:style style:family="paragraph" style:name="P392" style:display-name="P392" style:parent-style-name="Style33">
      <style:paragraph-properties fo:background-color="transparent" fo:margin-top="0.000cm" fo:margin-left="0.000cm" fo:margin-right="0.000cm" fo:text-indent="0.000cm" fo:text-align="left" style:page-number="auto"/>
      <style:text-properties/>
    </style:style>
    <style:style style:family="paragraph" style:name="P393" style:display-name="P393" style:parent-style-name="Style33">
      <style:paragraph-properties fo:background-color="transparent" fo:margin-top="0.000cm" fo:margin-bottom="0.000cm" fo:margin-left="0.000cm" fo:margin-right="0.000cm" fo:text-indent="0.000cm" fo:text-align="left" style:page-number="auto">
        <style:tab-stops>
          <style:tab-stop style:position="1.245cm" style:type="left"/>
        </style:tab-stops>
      </style:paragraph-properties>
      <style:text-properties/>
    </style:style>
    <style:style style:family="paragraph" style:name="P394" style:display-name="P394" style:parent-style-name="Style33">
      <style:paragraph-properties fo:background-color="transparent" fo:margin-top="0.000cm" fo:margin-left="0.000cm" fo:margin-right="0.000cm" fo:text-indent="0.000cm" fo:text-align="left" style:page-number="auto"/>
      <style:text-properties/>
    </style:style>
    <style:style style:family="paragraph" style:name="P395" style:display-name="P395" style:parent-style-name="Style33">
      <style:paragraph-properties fo:background-color="transparent" fo:margin-top="0.000cm" fo:margin-left="0.000cm" fo:margin-right="0.000cm" fo:text-indent="0.000cm" fo:text-align="left" style:page-number="auto"/>
      <style:text-properties/>
    </style:style>
    <style:style style:family="paragraph" style:name="P396" style:display-name="P396" style:parent-style-name="Style33">
      <style:paragraph-properties fo:background-color="transparent" fo:margin-top="0.000cm" fo:margin-bottom="0.000cm" fo:margin-left="0.000cm" fo:margin-right="0.000cm" fo:text-indent="0.000cm" fo:text-align="left" style:page-number="auto">
        <style:tab-stops>
          <style:tab-stop style:position="2.523cm" style:type="left"/>
        </style:tab-stops>
      </style:paragraph-properties>
      <style:text-properties/>
    </style:style>
    <style:style style:family="paragraph" style:name="P397" style:display-name="P397" style:parent-style-name="Style33">
      <style:paragraph-properties fo:background-color="transparent" fo:margin-top="0.000cm" fo:margin-bottom="0.000cm" fo:line-height="86.%" fo:margin-left="1.094cm" fo:margin-right="0.000cm" fo:text-indent="0.529cm" fo:text-align="justify" style:page-number="auto"/>
      <style:text-properties/>
    </style:style>
    <style:style style:family="paragraph" style:name="P398" style:display-name="P398" style:parent-style-name="Style10">
      <style:paragraph-properties fo:background-color="transparent" fo:margin-top="0.000cm" fo:margin-bottom="0.000cm" fo:line-height="166.%" fo:margin-left="0.000cm" fo:margin-right="0.000cm" fo:text-indent="1.305cm" fo:text-align="left" style:page-number="auto"/>
      <style:text-properties/>
    </style:style>
    <style:style style:family="paragraph" style:name="P399" style:display-name="P399" style:parent-style-name="Style33">
      <style:paragraph-properties fo:background-color="transparent" fo:margin-top="0.000cm" fo:margin-bottom="0.423cm" fo:line-height="167.%" fo:margin-left="0.000cm" fo:margin-right="0.000cm" fo:text-indent="0.000cm" fo:text-align="left" style:page-number="auto"/>
      <style:text-properties/>
    </style:style>
    <style:style style:family="paragraph" style:name="P400" style:display-name="P400" style:parent-style-name="Style33">
      <style:paragraph-properties fo:background-color="transparent" fo:margin-top="0.000cm" fo:margin-bottom="0.423cm" fo:margin-left="0.000cm" fo:margin-right="0.000cm" fo:text-indent="0.000cm" fo:text-align="left" style:page-number="auto"/>
      <style:text-properties/>
    </style:style>
    <style:style style:family="paragraph" style:name="P401" style:display-name="P401" style:parent-style-name="Style33">
      <style:paragraph-properties fo:padding-bottom="0.000cm" fo:border-bottom="0.05pt solid #000000" fo:background-color="transparent" fo:margin-top="0.000cm" fo:margin-bottom="0.423cm" fo:margin-left="0.000cm" fo:margin-right="0.000cm" fo:text-indent="0.000cm" fo:text-align="left" style:page-number="auto"/>
      <style:text-properties/>
    </style:style>
    <style:style style:family="paragraph" style:name="P402" style:display-name="P402" style:parent-style-name="Style33">
      <style:paragraph-properties fo:background-color="transparent" fo:margin-top="0.000cm" fo:margin-left="0.000cm" fo:margin-right="0.000cm" fo:text-indent="0.000cm" fo:text-align="left" style:page-number="auto"/>
      <style:text-properties/>
    </style:style>
    <style:style style:family="paragraph" style:name="P403" style:display-name="P403"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404" style:display-name="P404" style:parent-style-name="Style33">
      <style:paragraph-properties fo:background-color="transparent" fo:margin-top="0.000cm" fo:margin-left="0.000cm" fo:margin-right="0.000cm" fo:text-indent="0.000cm" fo:text-align="left" style:page-number="auto"/>
      <style:text-properties/>
    </style:style>
    <style:style style:family="paragraph" style:name="P405" style:display-name="P405" style:parent-style-name="Style33">
      <style:paragraph-properties fo:background-color="transparent" fo:margin-top="0.000cm" fo:margin-bottom="1.199cm" fo:margin-left="0.000cm" fo:margin-right="0.000cm" fo:text-indent="0.000cm" fo:text-align="left" style:page-number="auto"/>
      <style:text-properties/>
    </style:style>
    <style:style style:family="paragraph" style:name="P406" style:display-name="P406" style:parent-style-name="Style33">
      <style:paragraph-properties fo:background-color="transparent" fo:margin-top="0.000cm" fo:margin-bottom="0.000cm" fo:margin-left="0.000cm" fo:margin-right="0.000cm" fo:text-indent="0.000cm" fo:text-align="left" style:page-number="auto">
        <style:tab-stops>
          <style:tab-stop style:position="2.523cm" style:type="left"/>
        </style:tab-stops>
      </style:paragraph-properties>
      <style:text-properties/>
    </style:style>
    <style:style style:family="paragraph" style:name="P407" style:display-name="P407" style:parent-style-name="Style33">
      <style:paragraph-properties fo:background-color="transparent" fo:margin-top="0.000cm" fo:margin-bottom="0.000cm" fo:margin-left="0.000cm" fo:margin-right="0.000cm" fo:text-indent="1.623cm" fo:text-align="left" style:page-number="auto"/>
      <style:text-properties/>
    </style:style>
    <style:style style:family="paragraph" style:name="P408" style:display-name="P408" style:parent-style-name="Style33">
      <style:paragraph-properties fo:background-color="transparent" fo:margin-top="0.000cm" fo:margin-left="3.528cm" fo:margin-right="0.000cm" fo:text-indent="0.000cm" fo:text-align="left" style:page-number="auto"/>
      <style:text-properties/>
    </style:style>
    <style:style style:family="paragraph" style:name="P409" style:display-name="P409" style:parent-style-name="Style33">
      <style:paragraph-properties fo:background-color="transparent" fo:margin-top="0.000cm" fo:margin-bottom="1.199cm" fo:margin-left="0.000cm" fo:margin-right="0.000cm" fo:text-indent="0.000cm" fo:text-align="left" style:page-number="auto"/>
      <style:text-properties/>
    </style:style>
    <style:style style:family="paragraph" style:name="P410" style:display-name="P410" style:parent-style-name="Style53">
      <style:paragraph-properties fo:background-color="transparent" fo:margin-top="0.000cm" fo:margin-bottom="0.564cm" fo:line-height="150.%" fo:margin-left="0.000cm" fo:margin-right="0.000cm" fo:text-indent="0.000cm" fo:text-align="left" style:page-number="auto">
        <style:tab-stops>
          <style:tab-stop style:position="2.472cm" style:type="left"/>
        </style:tab-stops>
      </style:paragraph-properties>
      <style:text-properties/>
    </style:style>
    <style:style style:family="paragraph" style:name="P411" style:display-name="P411" style:parent-style-name="Style33">
      <style:paragraph-properties fo:background-color="transparent" fo:margin-top="0.000cm" fo:margin-bottom="0.000cm" fo:margin-left="2.787cm" fo:margin-right="0.000cm" fo:text-indent="0.000cm" fo:text-align="left" style:page-number="auto"/>
      <style:text-properties/>
    </style:style>
    <style:style style:family="paragraph" style:name="P412" style:display-name="P412" style:parent-style-name="Style33">
      <style:paragraph-properties fo:background-color="transparent" fo:margin-top="0.000cm" fo:margin-bottom="0.706cm" fo:margin-left="1.940cm" fo:margin-right="0.000cm" fo:text-indent="0.000cm" fo:text-align="left" style:page-number="auto"/>
      <style:text-properties/>
    </style:style>
    <style:style style:family="paragraph" style:name="P413" style:display-name="P413" style:parent-style-name="Style33">
      <style:paragraph-properties fo:background-color="transparent" fo:margin-top="0.000cm" fo:margin-bottom="0.000cm" fo:margin-left="0.000cm" fo:margin-right="0.000cm" fo:text-indent="0.000cm" fo:text-align="left" style:page-number="auto">
        <style:tab-stops>
          <style:tab-stop style:position="1.270cm" style:type="left"/>
        </style:tab-stops>
      </style:paragraph-properties>
      <style:text-properties/>
    </style:style>
    <style:style style:family="paragraph" style:name="P414" style:display-name="P414" style:parent-style-name="Style33">
      <style:paragraph-properties fo:background-color="transparent" fo:margin-top="0.000cm" fo:margin-bottom="0.000cm" fo:margin-left="0.000cm" fo:margin-right="0.000cm" fo:text-indent="0.000cm" fo:text-align="left" style:page-number="auto"/>
      <style:text-properties/>
    </style:style>
    <style:style style:family="paragraph" style:name="P415" style:display-name="P415">
      <style:paragraph-properties style:page-number="auto"/>
      <style:text-properties fo:font-size="5.pt" style:font-size-asian="5.pt" style:font-size-complex="5.pt"/>
    </style:style>
    <style:style style:family="paragraph" style:name="P416" style:display-name="P416">
      <style:paragraph-properties style:page-number="auto"/>
      <style:text-properties fo:font-size="5.0000000000000003e-002pt" style:font-size-asian="5.0000000000000003e-002pt" style:font-size-complex="5.0000000000000003e-002pt"/>
    </style:style>
    <style:style style:family="paragraph" style:name="P418" style:display-name="P418" style:master-page-name="PageStyle0">
      <style:paragraph-properties fo:margin-bottom="0.489cm" fo:line-height="0.002cm" style:page-number="1"/>
      <style:text-properties/>
    </style:style>
    <style:style style:family="paragraph" style:name="P419" style:display-name="P419" style:parent-style-name="Style33" style:master-page-name="PageStyle1">
      <style:paragraph-properties fo:background-color="transparent" fo:margin-top="0.000cm" fo:margin-bottom="0.953cm" fo:line-height="100.%" fo:margin-left="0.000cm" fo:margin-right="0.000cm" fo:text-indent="0.000cm" fo:text-align="center" style:page-number="1"/>
      <style:text-properties/>
    </style:style>
    <style:style style:family="paragraph" style:name="P420" style:display-name="P420" style:parent-style-name="Style33" style:master-page-name="PageStyle2">
      <style:paragraph-properties fo:background-color="transparent" fo:margin-top="0.000cm" fo:margin-bottom="0.000cm" fo:margin-left="0.000cm" fo:margin-right="0.000cm" fo:text-indent="0.000cm" fo:text-align="left" style:page-number="auto"/>
      <style:text-properties/>
    </style:style>
    <style:style style:name="Table1" style:family="table">
      <style:table-properties style:writing-mode="lr-tb" style:width="8.966cm" table:align="center"/>
    </style:style>
    <style:style style:name="Table1.C1" style:family="table-column">
      <style:table-column-properties style:column-width="3.607cm"/>
    </style:style>
    <style:style style:name="Table1.C2" style:family="table-column">
      <style:table-column-properties style:column-width="3.242cm"/>
    </style:style>
    <style:style style:name="Table1.C3" style:family="table-column">
      <style:table-column-properties style:column-width="2.117cm"/>
    </style:style>
    <style:style style:name="Table1.R1" style:family="table-row">
      <style:table-row-properties style:row-height="0.508cm"/>
    </style:style>
    <style:style style:name="Table1.R2" style:family="table-row">
      <style:table-row-properties style:row-height="0.771cm"/>
    </style:style>
    <style:style style:name="Table1.R3" style:family="table-row">
      <style:table-row-properties style:row-height="0.898cm"/>
    </style:style>
    <style:style style:name="Table1.R4" style:family="table-row">
      <style:table-row-properties style:row-height="0.907cm"/>
    </style:style>
    <style:style style:name="Table1.R5" style:family="table-row">
      <style:table-row-properties style:row-height="0.956cm"/>
    </style:style>
    <style:style style:name="Table1.R6" style:family="table-row">
      <style:table-row-properties style:row-height="0.847cm"/>
    </style:style>
    <style:style style:name="Table1.R7" style:family="table-row">
      <style:table-row-properties style:row-height="0.880cm"/>
    </style:style>
    <style:style style:name="Table1.R8" style:family="table-row">
      <style:table-row-properties style:row-height="0.813cm"/>
    </style:style>
    <style:style style:name="Table1.R9" style:family="table-row">
      <style:table-row-properties style:row-height="1.431cm"/>
    </style:style>
    <style:style style:name="Table1.Cell1" style:family="table-cell">
      <style:table-cell-properties fo:background-color="#FFFFFF" style:vertical-align="top"/>
    </style:style>
    <style:style style:name="Table1.Cell2" style:family="table-cell">
      <style:table-cell-properties fo:background-color="#FFFFFF" style:vertical-align="top"/>
    </style:style>
    <style:style style:name="Table1.Cell3" style:family="table-cell">
      <style:table-cell-properties fo:background-color="#FFFFFF" style:vertical-align="top"/>
    </style:style>
    <style:style style:name="Table1.Cell4" style:family="table-cell">
      <style:table-cell-properties fo:background-color="#FFFFFF" style:vertical-align="top"/>
    </style:style>
    <style:style style:name="Table1.Cell5" style:family="table-cell">
      <style:table-cell-properties fo:background-color="#FFFFFF" style:vertical-align="top"/>
    </style:style>
    <style:style style:name="Table1.Cell6" style:family="table-cell">
      <style:table-cell-properties fo:background-color="#FFFFFF" style:vertical-align="top"/>
    </style:style>
    <style:style style:name="Table1.Cell7" style:family="table-cell">
      <style:table-cell-properties fo:background-color="#FFFFFF" style:vertical-align="top"/>
    </style:style>
    <style:style style:name="Table1.Cell8" style:family="table-cell">
      <style:table-cell-properties fo:background-color="#FFFFFF" style:vertical-align="top"/>
    </style:style>
    <style:style style:name="Table1.Cell9" style:family="table-cell">
      <style:table-cell-properties fo:background-color="#FFFFFF" style:vertical-align="top"/>
    </style:style>
    <style:style style:name="Table1.Cell10" style:family="table-cell">
      <style:table-cell-properties fo:background-color="#FFFFFF" style:vertical-align="middle"/>
    </style:style>
    <style:style style:name="Table1.Cell11" style:family="table-cell">
      <style:table-cell-properties fo:background-color="#FFFFFF" style:vertical-align="middle"/>
    </style:style>
    <style:style style:name="Table1.Cell12" style:family="table-cell">
      <style:table-cell-properties fo:background-color="#FFFFFF" style:vertical-align="middle"/>
    </style:style>
    <style:style style:name="Table1.Cell13" style:family="table-cell">
      <style:table-cell-properties fo:background-color="#FFFFFF" style:vertical-align="top"/>
    </style:style>
    <style:style style:name="Table1.Cell14" style:family="table-cell">
      <style:table-cell-properties fo:background-color="#FFFFFF" style:vertical-align="middle"/>
    </style:style>
    <style:style style:name="Table1.Cell15" style:family="table-cell">
      <style:table-cell-properties fo:background-color="#FFFFFF" style:vertical-align="middle"/>
    </style:style>
    <style:style style:name="Table1.Cell16" style:family="table-cell">
      <style:table-cell-properties fo:background-color="#FFFFFF" style:vertical-align="top"/>
    </style:style>
    <style:style style:name="Table1.Cell17" style:family="table-cell">
      <style:table-cell-properties fo:background-color="#FFFFFF" style:vertical-align="middle"/>
    </style:style>
    <style:style style:name="Table1.Cell18" style:family="table-cell">
      <style:table-cell-properties fo:background-color="#FFFFFF" style:vertical-align="middle"/>
    </style:style>
    <style:style style:name="Table1.Cell19" style:family="table-cell">
      <style:table-cell-properties fo:background-color="#FFFFFF" style:vertical-align="middle"/>
    </style:style>
    <style:style style:name="Table1.Cell20" style:family="table-cell">
      <style:table-cell-properties fo:background-color="#FFFFFF" style:vertical-align="middle"/>
    </style:style>
    <style:style style:name="Table1.Cell21" style:family="table-cell">
      <style:table-cell-properties fo:background-color="#FFFFFF" style:vertical-align="middle"/>
    </style:style>
    <style:style style:name="Table1.Cell22" style:family="table-cell">
      <style:table-cell-properties fo:background-color="#FFFFFF" style:vertical-align="top"/>
    </style:style>
    <style:style style:name="Table1.Cell23" style:family="table-cell">
      <style:table-cell-properties fo:background-color="#FFFFFF" style:vertical-align="top"/>
    </style:style>
    <style:style style:name="Table1.Cell24" style:family="table-cell">
      <style:table-cell-properties fo:background-color="#FFFFFF" style:vertical-align="top"/>
    </style:style>
    <style:style style:name="Table1.Cell25" style:family="table-cell">
      <style:table-cell-properties fo:background-color="#FFFFFF" style:vertical-align="top" fo:border-bottom="0.004cm solid #000000"/>
    </style:style>
    <style:style style:name="Table1.Cell26" style:family="table-cell">
      <style:table-cell-properties fo:background-color="#FFFFFF" style:vertical-align="top" fo:border-bottom="0.004cm solid #000000"/>
    </style:style>
    <style:style style:name="Table1.Cell27" style:family="table-cell">
      <style:table-cell-properties fo:background-color="#FFFFFF" style:vertical-align="top"/>
    </style:style>
    <style:style style:name="Table2" style:family="table">
      <style:table-properties style:writing-mode="lr-tb" style:width="8.364cm" table:align="left"/>
    </style:style>
    <style:style style:name="Table2.C1" style:family="table-column">
      <style:table-column-properties style:column-width="3.336cm"/>
    </style:style>
    <style:style style:name="Table2.C2" style:family="table-column">
      <style:table-column-properties style:column-width="3.200cm"/>
    </style:style>
    <style:style style:name="Table2.C3" style:family="table-column">
      <style:table-column-properties style:column-width="1.829cm"/>
    </style:style>
    <style:style style:name="Table2.R1" style:family="table-row">
      <style:table-row-properties style:row-height="0.610cm"/>
    </style:style>
    <style:style style:name="Table2.R2" style:family="table-row">
      <style:table-row-properties style:row-height="0.880cm"/>
    </style:style>
    <style:style style:name="Table2.R3" style:family="table-row">
      <style:table-row-properties style:row-height="0.889cm"/>
    </style:style>
    <style:style style:name="Table2.R4" style:family="table-row">
      <style:table-row-properties style:row-height="0.702cm"/>
    </style:style>
    <style:style style:name="Table2.Cell1" style:family="table-cell">
      <style:table-cell-properties fo:background-color="#FFFFFF" style:vertical-align="top"/>
    </style:style>
    <style:style style:name="Table2.Cell2" style:family="table-cell">
      <style:table-cell-properties fo:background-color="#FFFFFF" style:vertical-align="top"/>
    </style:style>
    <style:style style:name="Table2.Cell3" style:family="table-cell">
      <style:table-cell-properties fo:background-color="#FFFFFF" style:vertical-align="top"/>
    </style:style>
    <style:style style:name="Table2.Cell4" style:family="table-cell">
      <style:table-cell-properties fo:background-color="#FFFFFF" style:vertical-align="top"/>
    </style:style>
    <style:style style:name="Table2.Cell5" style:family="table-cell">
      <style:table-cell-properties fo:background-color="#FFFFFF" style:vertical-align="top"/>
    </style:style>
    <style:style style:name="Table2.Cell6" style:family="table-cell">
      <style:table-cell-properties fo:background-color="#FFFFFF" style:vertical-align="top"/>
    </style:style>
    <style:style style:name="Table2.Cell7" style:family="table-cell">
      <style:table-cell-properties fo:background-color="#FFFFFF" style:vertical-align="top"/>
    </style:style>
    <style:style style:name="Table2.Cell8" style:family="table-cell">
      <style:table-cell-properties fo:background-color="#FFFFFF" style:vertical-align="middle"/>
    </style:style>
    <style:style style:name="Table2.Cell9" style:family="table-cell">
      <style:table-cell-properties fo:background-color="#FFFFFF" style:vertical-align="middle"/>
    </style:style>
    <style:style style:name="Table2.Cell10" style:family="table-cell">
      <style:table-cell-properties fo:background-color="#FFFFFF"/>
    </style:style>
    <style:style style:name="Table2.Cell11" style:family="table-cell">
      <style:table-cell-properties fo:background-color="#FFFFFF"/>
    </style:style>
    <style:style style:name="Table2.Cell12" style:family="table-cell">
      <style:table-cell-properties fo:background-color="#FFFFFF"/>
    </style:style>
    <style:style style:name="Table3" style:family="table">
      <style:table-properties style:writing-mode="lr-tb" style:width="10.550cm" table:align="center"/>
    </style:style>
    <style:style style:name="Table3.C1" style:family="table-column">
      <style:table-column-properties style:column-width="2.812cm"/>
    </style:style>
    <style:style style:name="Table3.C2" style:family="table-column">
      <style:table-column-properties style:column-width="5.479cm"/>
    </style:style>
    <style:style style:name="Table3.C3" style:family="table-column">
      <style:table-column-properties style:column-width="2.261cm"/>
    </style:style>
    <style:style style:name="Table3.R1" style:family="table-row">
      <style:table-row-properties style:row-height="0.626cm"/>
    </style:style>
    <style:style style:name="Table3.R2" style:family="table-row">
      <style:table-row-properties style:row-height="0.838cm"/>
    </style:style>
    <style:style style:name="Table3.R3" style:family="table-row">
      <style:table-row-properties style:row-height="0.898cm"/>
    </style:style>
    <style:style style:name="Table3.R4" style:family="table-row">
      <style:table-row-properties style:row-height="0.923cm"/>
    </style:style>
    <style:style style:name="Table3.R5" style:family="table-row">
      <style:table-row-properties style:row-height="0.855cm"/>
    </style:style>
    <style:style style:name="Table3.R6" style:family="table-row">
      <style:table-row-properties style:row-height="0.737cm"/>
    </style:style>
    <style:style style:name="Table3.Cell1" style:family="table-cell">
      <style:table-cell-properties fo:background-color="#FFFFFF" style:vertical-align="top"/>
    </style:style>
    <style:style style:name="Table3.Cell2" style:family="table-cell">
      <style:table-cell-properties fo:background-color="#FFFFFF" style:vertical-align="top"/>
    </style:style>
    <style:style style:name="Table3.Cell3" style:family="table-cell">
      <style:table-cell-properties fo:background-color="#FFFFFF" style:vertical-align="top"/>
    </style:style>
    <style:style style:name="Table3.Cell4" style:family="table-cell">
      <style:table-cell-properties fo:background-color="#FFFFFF" style:vertical-align="middle"/>
    </style:style>
    <style:style style:name="Table3.Cell5" style:family="table-cell">
      <style:table-cell-properties fo:background-color="#FFFFFF" style:vertical-align="middle"/>
    </style:style>
    <style:style style:name="Table3.Cell6" style:family="table-cell">
      <style:table-cell-properties fo:background-color="#FFFFFF" style:vertical-align="middle"/>
    </style:style>
    <style:style style:name="Table3.Cell7" style:family="table-cell">
      <style:table-cell-properties fo:background-color="#FFFFFF" style:vertical-align="middle"/>
    </style:style>
    <style:style style:name="Table3.Cell8" style:family="table-cell">
      <style:table-cell-properties fo:background-color="#FFFFFF" style:vertical-align="middle"/>
    </style:style>
    <style:style style:name="Table3.Cell9" style:family="table-cell">
      <style:table-cell-properties fo:background-color="#FFFFFF" style:vertical-align="middle"/>
    </style:style>
    <style:style style:name="Table3.Cell10" style:family="table-cell">
      <style:table-cell-properties fo:background-color="#FFFFFF" style:vertical-align="middle"/>
    </style:style>
    <style:style style:name="Table3.Cell11" style:family="table-cell">
      <style:table-cell-properties fo:background-color="#FFFFFF" style:vertical-align="middle"/>
    </style:style>
    <style:style style:name="Table3.Cell12" style:family="table-cell">
      <style:table-cell-properties fo:background-color="#FFFFFF" style:vertical-align="middle"/>
    </style:style>
    <style:style style:name="Table3.Cell13" style:family="table-cell">
      <style:table-cell-properties fo:background-color="#FFFFFF" style:vertical-align="middle"/>
    </style:style>
    <style:style style:name="Table3.Cell14" style:family="table-cell">
      <style:table-cell-properties fo:background-color="#FFFFFF" style:vertical-align="middle"/>
    </style:style>
    <style:style style:name="Table3.Cell15" style:family="table-cell">
      <style:table-cell-properties fo:background-color="#FFFFFF" style:vertical-align="middle"/>
    </style:style>
    <style:style style:name="Table3.Cell16" style:family="table-cell">
      <style:table-cell-properties fo:background-color="#FFFFFF"/>
    </style:style>
    <style:style style:name="Table3.Cell17" style:family="table-cell">
      <style:table-cell-properties fo:background-color="#FFFFFF"/>
    </style:style>
    <style:style style:name="Table3.Cell18" style:family="table-cell">
      <style:table-cell-properties fo:background-color="#FFFFFF"/>
    </style:style>
    <style:style style:name="Table4" style:family="table">
      <style:table-properties style:writing-mode="lr-tb" style:width="12.107cm" table:align="center"/>
    </style:style>
    <style:style style:name="Table4.C1" style:family="table-column">
      <style:table-column-properties style:column-width="2.404cm"/>
    </style:style>
    <style:style style:name="Table4.C2" style:family="table-column">
      <style:table-column-properties style:column-width="3.327cm"/>
    </style:style>
    <style:style style:name="Table4.C3" style:family="table-column">
      <style:table-column-properties style:column-width="6.375cm"/>
    </style:style>
    <style:style style:name="Table4.R1" style:family="table-row">
      <style:table-row-properties style:row-height="0.617cm"/>
    </style:style>
    <style:style style:name="Table4.R2" style:family="table-row">
      <style:table-row-properties style:row-height="0.829cm"/>
    </style:style>
    <style:style style:name="Table4.R3" style:family="table-row">
      <style:table-row-properties style:row-height="1.050cm"/>
    </style:style>
    <style:style style:name="Table4.R4" style:family="table-row">
      <style:table-row-properties style:row-height="1.067cm"/>
    </style:style>
    <style:style style:name="Table4.R5" style:family="table-row">
      <style:table-row-properties style:row-height="0.855cm"/>
    </style:style>
    <style:style style:name="Table4.R6" style:family="table-row">
      <style:table-row-properties style:row-height="0.838cm"/>
    </style:style>
    <style:style style:name="Table4.R7" style:family="table-row">
      <style:table-row-properties style:row-height="0.575cm"/>
    </style:style>
    <style:style style:name="Table4.Cell1" style:family="table-cell">
      <style:table-cell-properties fo:background-color="#FFFFFF" style:vertical-align="top"/>
    </style:style>
    <style:style style:name="Table4.Cell2" style:family="table-cell">
      <style:table-cell-properties fo:background-color="#FFFFFF" style:vertical-align="top"/>
    </style:style>
    <style:style style:name="Table4.Cell3" style:family="table-cell">
      <style:table-cell-properties fo:background-color="#FFFFFF" style:vertical-align="top"/>
    </style:style>
    <style:style style:name="Table4.Cell4" style:family="table-cell">
      <style:table-cell-properties fo:background-color="#FFFFFF" style:vertical-align="middle"/>
    </style:style>
    <style:style style:name="Table4.Cell5" style:family="table-cell">
      <style:table-cell-properties fo:background-color="#FFFFFF" style:vertical-align="middle"/>
    </style:style>
    <style:style style:name="Table4.Cell6" style:family="table-cell">
      <style:table-cell-properties fo:background-color="#FFFFFF" style:vertical-align="middle"/>
    </style:style>
    <style:style style:name="Table4.Cell7" style:family="table-cell">
      <style:table-cell-properties fo:background-color="#FFFFFF" style:vertical-align="top"/>
    </style:style>
    <style:style style:name="Table4.Cell8" style:family="table-cell">
      <style:table-cell-properties fo:background-color="#FFFFFF" style:vertical-align="middle"/>
    </style:style>
    <style:style style:name="Table4.Cell9" style:family="table-cell">
      <style:table-cell-properties fo:background-color="#FFFFFF" style:vertical-align="middle"/>
    </style:style>
    <style:style style:name="Table4.Cell10" style:family="table-cell">
      <style:table-cell-properties fo:background-color="#FFFFFF" style:vertical-align="middle"/>
    </style:style>
    <style:style style:name="Table4.Cell11" style:family="table-cell">
      <style:table-cell-properties fo:background-color="#FFFFFF" style:vertical-align="middle"/>
    </style:style>
    <style:style style:name="Table4.Cell12" style:family="table-cell">
      <style:table-cell-properties fo:background-color="#FFFFFF" style:vertical-align="middle"/>
    </style:style>
    <style:style style:name="Table4.Cell13" style:family="table-cell">
      <style:table-cell-properties fo:background-color="#FFFFFF" style:vertical-align="top"/>
    </style:style>
    <style:style style:name="Table4.Cell14" style:family="table-cell">
      <style:table-cell-properties fo:background-color="#FFFFFF"/>
    </style:style>
    <style:style style:name="Table4.Cell15" style:family="table-cell">
      <style:table-cell-properties fo:background-color="#FFFFFF"/>
    </style:style>
    <style:style style:name="Table4.Cell16" style:family="table-cell">
      <style:table-cell-properties fo:background-color="#FFFFFF" style:vertical-align="middle"/>
    </style:style>
    <style:style style:name="Table4.Cell17" style:family="table-cell">
      <style:table-cell-properties fo:background-color="#FFFFFF" style:vertical-align="middle"/>
    </style:style>
    <style:style style:name="Table4.Cell18" style:family="table-cell">
      <style:table-cell-properties fo:background-color="#FFFFFF" style:vertical-align="middle"/>
    </style:style>
    <style:style style:name="Table4.Cell19" style:family="table-cell">
      <style:table-cell-properties fo:background-color="#FFFFFF" style:vertical-align="top"/>
    </style:style>
    <style:style style:name="Table4.Cell20" style:family="table-cell">
      <style:table-cell-properties fo:background-color="#FFFFFF"/>
    </style:style>
    <style:style style:name="Table4.Cell21" style:family="table-cell">
      <style:table-cell-properties fo:background-color="#FFFFFF"/>
    </style:style>
    <style:style style:name="Table5" style:family="table">
      <style:table-properties style:writing-mode="lr-tb" style:width="10.719cm" table:align="left"/>
    </style:style>
    <style:style style:name="Table5.C1" style:family="table-column">
      <style:table-column-properties style:column-width="0.923cm"/>
    </style:style>
    <style:style style:name="Table5.C2" style:family="table-column">
      <style:table-column-properties style:column-width="5.189cm"/>
    </style:style>
    <style:style style:name="Table5.C3" style:family="table-column">
      <style:table-column-properties style:column-width="4.606cm"/>
    </style:style>
    <style:style style:name="Table5.R1" style:family="table-row">
      <style:table-row-properties style:row-height="0.653cm"/>
    </style:style>
    <style:style style:name="Table5.R2" style:family="table-row">
      <style:table-row-properties style:row-height="0.728cm"/>
    </style:style>
    <style:style style:name="Table5.R3" style:family="table-row">
      <style:table-row-properties style:row-height="0.728cm"/>
    </style:style>
    <style:style style:name="Table5.R4" style:family="table-row">
      <style:table-row-properties style:row-height="0.593cm"/>
    </style:style>
    <style:style style:name="Table5.R5" style:family="table-row">
      <style:table-row-properties style:row-height="0.940cm"/>
    </style:style>
    <style:style style:name="Table5.R6" style:family="table-row">
      <style:table-row-properties style:row-height="0.593cm"/>
    </style:style>
    <style:style style:name="Table5.R7" style:family="table-row">
      <style:table-row-properties style:row-height="0.998cm"/>
    </style:style>
    <style:style style:name="Table5.R8" style:family="table-row">
      <style:table-row-properties style:row-height="0.568cm"/>
    </style:style>
    <style:style style:name="Table5.Cell1" style:family="table-cell">
      <style:table-cell-properties fo:background-color="#FFFFFF" style:vertical-align="top"/>
    </style:style>
    <style:style style:name="Table5.Cell2" style:family="table-cell">
      <style:table-cell-properties fo:background-color="#FFFFFF" style:vertical-align="top"/>
    </style:style>
    <style:style style:name="Table5.Cell3" style:family="table-cell">
      <style:table-cell-properties fo:background-color="#FFFFFF"/>
    </style:style>
    <style:style style:name="Table5.Cell4" style:family="table-cell">
      <style:table-cell-properties fo:background-color="#FFFFFF"/>
    </style:style>
    <style:style style:name="Table5.Cell5" style:family="table-cell">
      <style:table-cell-properties fo:background-color="#FFFFFF" style:vertical-align="top"/>
    </style:style>
    <style:style style:name="Table5.Cell6" style:family="table-cell">
      <style:table-cell-properties fo:background-color="#FFFFFF" style:vertical-align="top"/>
    </style:style>
    <style:style style:name="Table5.Cell7" style:family="table-cell">
      <style:table-cell-properties fo:background-color="#FFFFFF" style:vertical-align="middle"/>
    </style:style>
    <style:style style:name="Table5.Cell8" style:family="table-cell">
      <style:table-cell-properties fo:background-color="#FFFFFF" style:vertical-align="middle"/>
    </style:style>
    <style:style style:name="Table5.Cell9" style:family="table-cell">
      <style:table-cell-properties fo:background-color="#FFFFFF" style:vertical-align="top"/>
    </style:style>
    <style:style style:name="Table5.Cell10" style:family="table-cell">
      <style:table-cell-properties fo:background-color="#FFFFFF"/>
    </style:style>
    <style:style style:name="Table5.Cell11" style:family="table-cell">
      <style:table-cell-properties fo:background-color="#FFFFFF" style:vertical-align="top"/>
    </style:style>
    <style:style style:name="Table5.Cell12" style:family="table-cell">
      <style:table-cell-properties fo:background-color="#FFFFFF" style:vertical-align="top"/>
    </style:style>
    <style:style style:name="Table5.Cell13" style:family="table-cell">
      <style:table-cell-properties fo:background-color="#FFFFFF"/>
    </style:style>
    <style:style style:name="Table5.Cell14" style:family="table-cell">
      <style:table-cell-properties fo:background-color="#FFFFFF" fo:border-top="0.004cm solid #000000"/>
    </style:style>
    <style:style style:name="Table5.Cell15" style:family="table-cell">
      <style:table-cell-properties fo:background-color="#FFFFFF" style:vertical-align="top"/>
    </style:style>
    <style:style style:name="Table5.Cell16" style:family="table-cell">
      <style:table-cell-properties fo:background-color="#FFFFFF"/>
    </style:style>
    <style:style style:name="Table5.Cell17" style:family="table-cell">
      <style:table-cell-properties fo:background-color="#FFFFFF" style:vertical-align="top"/>
    </style:style>
    <style:style style:name="Table5.Cell18" style:family="table-cell">
      <style:table-cell-properties fo:background-color="#FFFFFF" style:vertical-align="top"/>
    </style:style>
    <style:style style:name="Table5.Cell19" style:family="table-cell">
      <style:table-cell-properties fo:background-color="#FFFFFF"/>
    </style:style>
    <style:style style:name="Table5.Cell20" style:family="table-cell">
      <style:table-cell-properties fo:background-color="#FFFFFF" fo:border-top="0.004cm solid #000000"/>
    </style:style>
    <style:style style:name="Table5.Cell21" style:family="table-cell">
      <style:table-cell-properties fo:background-color="#FFFFFF" style:vertical-align="top"/>
    </style:style>
    <style:style style:name="Table5.Cell22" style:family="table-cell">
      <style:table-cell-properties fo:background-color="#FFFFFF"/>
    </style:style>
    <style:style style:name="Table5.Cell23" style:family="table-cell">
      <style:table-cell-properties fo:background-color="#FFFFFF" style:vertical-align="top" fo:border-bottom="0.004cm solid #000000"/>
    </style:style>
    <style:style style:name="Table6" style:family="table">
      <style:table-properties style:writing-mode="lr-tb" style:width="9.389cm" table:align="center"/>
    </style:style>
    <style:style style:name="Table6.C1" style:family="table-column">
      <style:table-column-properties style:column-width="3.937cm"/>
    </style:style>
    <style:style style:name="Table6.C2" style:family="table-column">
      <style:table-column-properties style:column-width="5.452cm"/>
    </style:style>
    <style:style style:name="Table6.R1" style:family="table-row">
      <style:table-row-properties style:row-height="0.626cm"/>
    </style:style>
    <style:style style:name="Table6.R2" style:family="table-row">
      <style:table-row-properties style:row-height="0.847cm"/>
    </style:style>
    <style:style style:name="Table6.R3" style:family="table-row">
      <style:table-row-properties style:row-height="0.568cm"/>
    </style:style>
    <style:style style:name="Table6.Cell1" style:family="table-cell">
      <style:table-cell-properties fo:background-color="#FFFFFF" style:vertical-align="top"/>
    </style:style>
    <style:style style:name="Table6.Cell2" style:family="table-cell">
      <style:table-cell-properties fo:background-color="#FFFFFF" style:vertical-align="top"/>
    </style:style>
    <style:style style:name="Table6.Cell3" style:family="table-cell">
      <style:table-cell-properties fo:background-color="#FFFFFF"/>
    </style:style>
    <style:style style:name="Table6.Cell4" style:family="table-cell">
      <style:table-cell-properties fo:background-color="#FFFFFF"/>
    </style:style>
    <style:style style:name="Table6.Cell5" style:family="table-cell">
      <style:table-cell-properties fo:background-color="#FFFFFF"/>
    </style:style>
    <style:style style:name="Table6.Cell6" style:family="table-cell">
      <style:table-cell-properties fo:background-color="#FFFFFF"/>
    </style:style>
    <text:list-style style:name="L0">
      <text:list-level-style-number text:start-value="41" style:num-format="1" text:level="1" text:style-name="CharStyle6"/>
    </text:list-style>
    <text:list-style style:name="L2">
      <text:list-level-style-number text:start-value="10" style:num-format="1" text:level="1" text:style-name="CharStyle43" style:num-prefix="(" style:num-suffix=")"/>
    </text:list-style>
    <text:list-style style:name="L4">
      <text:list-level-style-number text:start-value="11" style:num-format="1" text:level="1" text:style-name="CharStyle43" style:num-prefix="(" style:num-suffix=")"/>
    </text:list-style>
    <text:list-style style:name="L6">
      <text:list-level-style-number text:start-value="1" style:num-format="1" text:level="1" text:style-name="CharStyle34" style:num-suffix="."/>
      <text:list-level-style-number text:start-value="1" style:num-format="1" text:level="2" text:style-name="CharStyle46" text:display-levels="2"/>
    </text:list-style>
    <text:list-style style:name="L8">
      <text:list-level-style-number text:start-value="1" style:num-format="1" text:level="1" text:style-name="CharStyle44" style:num-prefix="(" style:num-suffix=")"/>
      <text:list-level-style-number text:start-value="2" style:num-format="1" text:level="2" text:style-name="CharStyle46" text:display-levels="2"/>
    </text:list-style>
    <text:list-style style:name="L10">
      <text:list-level-style-number text:start-value="3" style:num-format="1" text:level="1" text:style-name="CharStyle49"/>
    </text:list-style>
    <text:list-style style:name="L12">
      <text:list-level-style-number text:start-value="3" style:num-format="1" text:level="1" text:style-name="CharStyle46" style:num-prefix="1."/>
    </text:list-style>
    <text:list-style style:name="L14">
      <text:list-level-style-number text:start-value="1" style:num-format="1" text:level="1" text:style-name="CharStyle46" style:num-suffix="."/>
    </text:list-style>
    <text:list-style style:name="L16">
      <text:list-level-style-number text:start-value="1" style:num-format="a" text:level="1" text:style-name="CharStyle34" style:num-suffix="."/>
    </text:list-style>
    <text:list-style style:name="L18">
      <text:list-level-style-number text:start-value="1" style:num-format="a" text:level="1" text:style-name="CharStyle46" style:num-suffix="."/>
    </text:list-style>
    <text:list-style style:name="L20">
      <text:list-level-style-number text:start-value="9" style:num-format="1" text:level="1" text:style-name="CharStyle46" style:num-prefix="(" style:num-suffix=")"/>
    </text:list-style>
    <text:list-style style:name="L22">
      <text:list-level-style-number text:start-value="22" style:num-format="1" text:level="1" text:style-name="CharStyle49"/>
    </text:list-style>
    <text:list-style style:name="L24">
      <text:list-level-style-number text:start-value="1" style:num-format="1" text:level="1" text:style-name="CharStyle46" style:num-suffix="."/>
    </text:list-style>
    <text:list-style style:name="L26">
      <text:list-level-style-number text:start-value="12" style:num-format="1" text:level="1" text:style-name="CharStyle34" style:num-prefix="(" style:num-suffix=")"/>
    </text:list-style>
    <text:list-style style:name="L28">
      <text:list-level-style-number text:start-value="14" style:num-format="1" text:level="1" text:style-name="CharStyle34" style:num-prefix="(" style:num-suffix=")"/>
    </text:list-style>
    <text:list-style style:name="L30">
      <text:list-level-style-number text:start-value="24" style:num-format="1" text:level="1" text:style-name="CharStyle34" style:num-prefix="(" style:num-suffix=")"/>
    </text:list-style>
    <style:style style:name="fr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2" style:family="graphic" style:parent-style-name="Frame">
      <style:graphic-properties style:wrap-contour="false" fo:background-color="#ffffff" style:background-transparency="100%" style:flow-with-text="false" fo:margin-left="0.318cm" fo:margin-right="0.318cm" fo:margin-top="0" fo:margin-bottom="0" fo:border="none" style:wrap="left" style:vertical-rel="paragraph-content" style:horizontal-rel="page" style:horizontal-pos="from-left" style:vertical-pos="from-top"/>
    </style:style>
    <style:style style:name="fr3"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4" style:family="graphic" style:parent-style-name="Frame">
      <style:graphic-properties style:wrap-contour="false" fo:background-color="#ffffff" style:background-transparency="100%" style:flow-with-text="false" fo:margin-left="0" fo:margin-right="2.438cm" fo:margin-top="0.009cm" fo:margin-bottom="0" fo:border="none" style:wrap="run-through" style:run-through="background" style:vertical-rel="paragraph-content" style:horizontal-rel="page" style:horizontal-pos="from-left" style:vertical-pos="from-top"/>
    </style:style>
    <style:style style:name="fr5"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6"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7"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8"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9"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12" style:family="graphic" style:parent-style-name="Frame">
      <style:graphic-properties style:wrap-contour="false" fo:background-color="#ffffff" style:background-transparency="100%" style:flow-with-text="false" fo:margin-left="0.318cm" fo:margin-right="0.318cm" fo:margin-top="0" fo:margin-bottom="0" fo:border="none" style:wrap="right" style:vertical-rel="paragraph-content" style:horizontal-rel="page" style:horizontal-pos="from-left" style:vertical-pos="from-top"/>
    </style:style>
    <style:style style:name="fr13" style:family="graphic" style:parent-style-name="Frame">
      <style:graphic-properties style:wrap-contour="false" fo:background-color="#ffffff" style:background-transparency="100%" style:flow-with-text="false" fo:margin-left="0" fo:margin-right="0" fo:margin-top="0" fo:margin-bottom="0.564cm" fo:border="none" style:wrap="none" style:vertical-rel="paragraph-content" style:horizontal-rel="page" style:horizontal-pos="from-left" style:vertical-pos="from-top"/>
    </style:style>
    <style:style style:name="fr14" style:family="graphic" style:parent-style-name="Frame">
      <style:graphic-properties style:wrap-contour="false" fo:background-color="#ffffff" style:background-transparency="100%" style:flow-with-text="false" fo:margin-left="0" fo:margin-right="0" fo:margin-top="0.737cm" fo:margin-bottom="0.564cm" fo:border="none" style:wrap="none" style:vertical-rel="paragraph-content" style:horizontal-rel="page" style:horizontal-pos="from-left" style:vertical-pos="from-top"/>
    </style:style>
    <style:style style:name="fr15" style:family="graphic" style:parent-style-name="Frame">
      <style:graphic-properties style:wrap-contour="false" fo:background-color="#ffffff" style:background-transparency="100%" style:flow-with-text="false" fo:margin-left="0" fo:margin-right="0" fo:margin-top="0.247cm" fo:margin-bottom="0.355cm" fo:border="none" style:wrap="none" style:vertical-rel="paragraph-content" style:horizontal-rel="page" style:horizontal-pos="from-left" style:vertical-pos="from-top"/>
    </style:style>
    <style:style style:name="fr16" style:family="graphic" style:parent-style-name="Frame">
      <style:graphic-properties style:wrap-contour="false" fo:background-color="#ffffff" style:background-transparency="100%" style:flow-with-text="false" fo:margin-left="0" fo:margin-right="0" fo:margin-top="0.975cm" fo:margin-bottom="0" fo:border="none" style:wrap="none" style:vertical-rel="paragraph-content" style:horizontal-rel="page" style:horizontal-pos="from-left" style:vertical-pos="from-top"/>
    </style:style>
    <style:style style:name="fr17" style:family="graphic" style:parent-style-name="Frame">
      <style:graphic-properties style:wrap-contour="false" fo:background-color="#ffffff" style:background-transparency="100%" style:flow-with-text="false" fo:margin-left="0.318cm" fo:margin-right="0.318cm" fo:margin-top="0" fo:margin-bottom="0" fo:border="none" style:wrap="right" style:vertical-rel="paragraph-content" style:horizontal-rel="page" style:horizontal-pos="from-left" style:vertical-pos="from-top"/>
    </style:style>
    <style:style style:name="fr18" style:family="graphic" style:parent-style-name="Frame">
      <style:graphic-properties style:wrap-contour="false" fo:background-color="#ffffff" style:background-transparency="100%" style:flow-with-text="false" fo:margin-left="0" fo:margin-right="0" fo:margin-top="0" fo:margin-bottom="0.106cm" fo:border="none" style:wrap="none" style:vertical-rel="paragraph-content" style:horizontal-rel="page" style:horizontal-pos="from-left" style:vertical-pos="from-top"/>
    </style:style>
    <style:style style:name="fr19" style:family="graphic" style:parent-style-name="Frame">
      <style:graphic-properties style:wrap-contour="false" fo:background-color="#ffffff" style:background-transparency="100%" style:flow-with-text="false" fo:margin-left="0" fo:margin-right="0" fo:margin-top="0.009cm" fo:margin-bottom="0.113cm" fo:border="none" style:wrap="none" style:vertical-rel="paragraph-content" style:horizontal-rel="page" style:horizontal-pos="from-left" style:vertical-pos="from-top"/>
    </style:style>
    <style:style style:name="Sect0" style:family="section">
      <style:section-properties fo:margin-left="1.355cm" fo:margin-right="1.007cm">
        <style:columns fo:column-count="1" fo:column-gap="1.270cm"/>
      </style:section-properties>
    </style:style>
    <style:style style:name="Sect1" style:family="section">
      <style:section-properties fo:margin-left="0.000cm" fo:margin-right="0.000cm">
        <style:columns fo:column-count="1" fo:column-gap="1.270cm"/>
      </style:section-properties>
    </style:style>
    <style:style style:name="Sect2" style:family="section">
      <style:section-properties fo:margin-left="1.355cm" fo:margin-right="5.452cm">
        <style:columns fo:column-count="1" fo:column-gap="1.270cm"/>
      </style:section-properties>
    </style:style>
    <style:style style:name="Sect3" style:family="section">
      <style:section-properties fo:margin-left="0.000cm" fo:margin-right="0.000cm">
        <style:columns fo:column-count="1" fo:column-gap="1.270cm"/>
      </style:section-properties>
    </style:style>
    <style:style style:name="Sect4" style:family="section">
      <style:section-properties fo:margin-left="1.355cm" fo:margin-right="1.007cm">
        <style:columns fo:column-count="1" fo:column-gap="1.270cm"/>
      </style:section-properties>
    </style:style>
    <style:style style:name="Sect5" style:family="section">
      <style:section-properties fo:margin-left="3.507cm" fo:margin-right="3.489cm" style:writing-mode="rl-tb">
        <style:columns fo:column-count="1" fo:column-gap="1.270cm"/>
      </style:section-properties>
    </style:style>
    <style:style style:name="Sect6" style:family="section">
      <style:section-properties fo:margin-left="0.000cm" fo:margin-right="0.000cm">
        <style:columns fo:column-count="1" fo:column-gap="1.270cm"/>
      </style:section-properties>
    </style:style>
    <style:style style:name="Sect7" style:family="section">
      <style:section-properties fo:margin-left="0.000cm" fo:margin-right="0.000cm">
        <style:columns fo:column-count="1" fo:column-gap="1.270cm"/>
      </style:section-properties>
    </style:style>
  </office:automatic-styles>
  <office:body>
    <office:text>
      <text:section text:style-name="Sect0" text:name="Section0">
        <text:p text:style-name="P418"><draw:frame draw:style-name="fr1" svg:x="17.339cm" svg:y="0.000cm" svg:width="2.642cm" text:anchor-type="paragraph"><draw:text-box fo:min-height="0.490cm"><text:p text:style-name="P92"><text:a xlink:href="https://www.researchgate.net/?enrichId=rgreq-8c3d0b55b6d4604456e75cf13407e0b5-XXX&amp;enrichSource=Y292ZXJQYWdlOzI2NjIzMzU4NjtBUzo1MDU2MzkxMjY0MzM3OTJAMTQ5NzU2NTE3MDA1Nw==&amp;el=1_x_1&amp;_esc=publicationCoverPdf"><text:span text:style-name="CharStyle12">ResearchGate</text:span></text:a></text:p></draw:text-box></draw:frame></text:p>
      </text:section>
      <text:section text:style-name="Sect1" text:name="Section1">
        <text:p text:style-name="P2"/>
        <text:p text:style-name="P3"/>
      </text:section>
      <text:section text:style-name="Sect2" text:name="Section2">
        <text:p text:style-name="P4"><draw:frame draw:style-name="fr2" svg:x="10.465cm" svg:y="3.108cm" svg:width="0.601cm" text:anchor-type="paragraph"><draw:text-box fo:min-height="0.660cm"><text:p text:style-name="P93"><text:span text:style-name="CharStyle15">READS</text:span></text:p><text:p text:style-name="P94"><text:span text:style-name="CharStyle18">124</text:span></text:p></draw:text-box></draw:frame></text:p>
        <text:p text:style-name="P95"><text:span text:style-name="CharStyle19">See discussions, stats, and author profiles for this publication at:</text:span><text:a xlink:href="https://www.researchgate.net/publication/266233586_On_Semitic_Denominal_Verbs_The_Case_of_Arabic_and_Hebrew?enrichId=rgreq-8c3d0b55b6d4604456e75cf13407e0b5-XXX&amp;enrichSource=Y292ZXJQYWdlOzI2NjIzMzU4NjtBUzo1MDU2MzkxMjY0MzM3OTJAMTQ5NzU2NTE3MDA1Nw==&amp;el=1_x_2&amp;_esc=publicationCoverPdf"><text:span text:style-name="CharStyle19"><text:s text:c="1"/></text:span><text:span text:style-name="CharStyle20">https://www.researchgate.net/publicati0n/266233586</text:span></text:a></text:p>
        <text:h text:outline-level="1" text:style-name="P96"><text:a xlink:href="https://www.researchgate.net/publication/266233586_On_Semitic_Denominal_Verbs_The_Case_of_Arabic_and_Hebrew?enrichId=rgreq-8c3d0b55b6d4604456e75cf13407e0b5-XXX&amp;enrichSource=Y292ZXJQYWdlOzI2NjIzMzU4NjtBUzo1MDU2MzkxMjY0MzM3OTJAMTQ5NzU2NTE3MDA1Nw==&amp;el=1_x_3&amp;_esc=publicationCoverPdf"><text:bookmark-start text:name="bookmark0"/><text:bookmark-start text:name="bookmark1"/><text:bookmark-start text:name="bookmark2"/><text:span text:style-name="CharStyle22">On Semitic Denominal Verbs: The Case of Arabic and Hebrew</text:span><text:bookmark-end text:name="bookmark0"/><text:bookmark-end text:name="bookmark1"/><text:bookmark-end text:name="bookmark2"/></text:a></text:h>
        <text:p text:style-name="P97"><text:span text:style-name="CharStyle17">Article</text:span></text:p>
        <text:p text:style-name="P98"><text:span text:style-name="CharStyle15">CITATIONS</text:span></text:p>
        <text:p text:style-name="P99"><text:span text:style-name="CharStyle19">2</text:span></text:p>
        <text:p text:style-name="P100"><text:span text:style-name="CharStyle17">1 author:</text:span></text:p>
      </text:section>
      <text:section text:style-name="Sect3" text:name="Section3">
        <text:p text:style-name="P5"/>
        <text:p text:style-name="P6"/>
      </text:section>
      <text:section text:style-name="Sect4" text:name="Section4">
        <text:p text:style-name="P7"><draw:frame draw:style-name="fr4" svg:x="1.397cm" svg:y="0.044cm" svg:width="0.711cm" svg:height="0.711cm" text:anchor-type="paragraph"><draw:image xlink:href="Pictures/image0.jpeg"/></draw:frame><draw:frame draw:style-name="fr3" svg:x="2.286cm" svg:y="0.035cm" svg:width="2.261cm" text:anchor-type="paragraph"><draw:text-box fo:min-height="0.695cm"><text:p text:style-name="P101"><text:a xlink:href="https://www.researchgate.net/profile/Abdullah_Al-Dobaian?enrichId=rgreq-8c3d0b55b6d4604456e75cf13407e0b5-XXX&amp;enrichSource=Y292ZXJQYWdlOzI2NjIzMzU4NjtBUzo1MDU2MzkxMjY0MzM3OTJAMTQ5NzU2NTE3MDA1Nw==&amp;el=1_x_5&amp;_esc=publicationCoverPdf"><text:span text:style-name="CharStyle24">Abdullah S Al-Dobaian</text:span></text:a></text:p><text:p text:style-name="P102"><text:a xlink:href="https://www.researchgate.net/institution/King_Saud_University?enrichId=rgreq-8c3d0b55b6d4604456e75cf13407e0b5-XXX&amp;enrichSource=Y292ZXJQYWdlOzI2NjIzMzU4NjtBUzo1MDU2MzkxMjY0MzM3OTJAMTQ5NzU2NTE3MDA1Nw==&amp;el=1_x_6&amp;_esc=publicationCoverPdf"><text:span text:style-name="CharStyle25">King Saud University</text:span></text:a></text:p></draw:text-box></draw:frame><draw:frame draw:style-name="fr5" svg:x="2.295cm" svg:y="0.829cm" svg:width="2.549cm" text:anchor-type="paragraph"><draw:text-box fo:min-height="0.272cm"><text:p text:style-name="P103"><text:span text:style-name="CharStyle26">9 </text:span><text:span text:style-name="CharStyle15">PUBLICATIONS </text:span><text:span text:style-name="CharStyle26">6 </text:span><text:span text:style-name="CharStyle15">CITATIONS</text:span></text:p></draw:text-box></draw:frame><draw:frame draw:style-name="fr6" svg:x="2.455cm" svg:y="1.219cm" svg:width="1.457cm" text:anchor-type="paragraph"><draw:text-box fo:min-height="0.593cm"><text:p text:style-name="P104"><text:a xlink:href="https://www.researchgate.net/profile/Abdullah_Al-Dobaian?enrichId=rgreq-8c3d0b55b6d4604456e75cf13407e0b5-XXX&amp;enrichSource=Y292ZXJQYWdlOzI2NjIzMzU4NjtBUzo1MDU2MzkxMjY0MzM3OTJAMTQ5NzU2NTE3MDA1Nw==&amp;el=1_x_7&amp;_esc=publicationCoverPdf"><text:span text:style-name="CharStyle27">SEE PROFILE</text:span><text:span text:style-name="CharStyle28">—[</text:span></text:a></text:p></draw:text-box></draw:frame><draw:frame draw:style-name="fr7" svg:x="1.363cm" svg:y="2.607cm" svg:width="8.289cm" text:anchor-type="paragraph"><draw:text-box fo:min-height="0.330cm"><text:p text:style-name="P105"><text:span text:style-name="CharStyle17">Some of the authors of this publication are also working on these related projects:</text:span></text:p></draw:text-box></draw:frame><draw:frame draw:style-name="fr8" svg:x="1.633cm" svg:y="3.547cm" svg:width="8.696cm" text:anchor-type="paragraph"><draw:text-box fo:min-height="0.330cm"><text:p text:style-name="P106"><text:span text:style-name="CharStyle29">Poet </text:span><text:span text:style-name="CharStyle30">the syntactic-semantic relation of "ishtighal" construction in Arabic </text:span><text:a xlink:href="https://www.researchgate.net/project/the-syntactic-semantic-relation-of-ishtighal-construction-in-Arabic?enrichId=rgreq-8c3d0b55b6d4604456e75cf13407e0b5-XXX&amp;enrichSource=Y292ZXJQYWdlOzI2NjIzMzU4NjtBUzo1MDU2MzkxMjY0MzM3OTJAMTQ5NzU2NTE3MDA1Nw==&amp;el=1_x_9&amp;_esc=publicationCoverPdf"><text:span text:style-name="CharStyle31">View project</text:span></text:a></text:p></draw:text-box></draw:frame><draw:frame draw:style-name="fr9" svg:x="1.464cm" svg:y="20.819cm" svg:width="8.627cm" text:anchor-type="paragraph"><draw:text-box fo:min-height="0.330cm"><text:p text:style-name="P107"><text:span text:style-name="CharStyle32">All content following this page was uploaded by </text:span><text:a xlink:href="https://www.researchgate.net/profile/Abdullah_Al-Dobaian?enrichId=rgreq-8c3d0b55b6d4604456e75cf13407e0b5-XXX&amp;enrichSource=Y292ZXJQYWdlOzI2NjIzMzU4NjtBUzo1MDU2MzkxMjY0MzM3OTJAMTQ5NzU2NTE3MDA1Nw==&amp;el=1_x_10&amp;_esc=publicationCoverPdf"><text:span text:style-name="CharStyle31">Abdullah S Al-Dobaian</text:span></text:a><text:span text:style-name="CharStyle31"><text:s text:c="1"/></text:span><text:span text:style-name="CharStyle32">on 15 June 2017.</text:span></text:p></draw:text-box></draw:frame><draw:frame draw:style-name="fr10" svg:x="1.473cm" svg:y="21.387cm" svg:width="4.844cm" text:anchor-type="paragraph"><draw:text-box fo:min-height="0.279cm"><text:p text:style-name="P108"><text:span text:style-name="CharStyle14">The user has requested enhancement of the downloaded file.</text:span></text:p></draw:text-box></draw:fram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section>
      <text:section text:style-name="Sect5" text:name="Section5">
        <text:p text:style-name="P419"><text:span text:style-name="CharStyle34">On Semitic Denominal Verbs: the case of Arabic and Hebrew</text:span></text:p>
        <text:p text:style-name="P111"><text:span text:style-name="CharStyle34">Abstract.</text:span></text:p>
        <text:p text:style-name="P112"><text:span text:style-name="CharStyle34">I argue that the noun in denominative verbs in Arabic and Hebrew is a lexical indivisible part of the verb. Evidence for the lexical analysis of denominal verbs is based on lexical, semantic, and syntactic arguments. I argue that, unlike the lexical analysis, Baker’s syntactic analysis of denominative verbs fails to account for the lexical properties of denominative verbs particularly the lack of referential index of the noun and the non-ambiguity of these verbs with adverbs.</text:span></text:p>
        <text:p text:style-name="P113"><text:span text:style-name="CharStyle34">Furthermore the dual projection of a verb and a noun in syntax as assumed by the syntactic analysis violates syntactic principles.</text:span></text:p>
        <text:p text:style-name="P114"><text:span text:style-name="CharStyle39">الأفعال المشتقة عن أسماء في اللفات السامية : حالتا العربية والعبرية</text:span></text:p>
        <text:p text:style-name="P115"><text:span text:style-name="CharStyle39">ملخص البحث:</text:span></text:p>
        <text:p text:style-name="P116"><text:span text:style-name="CharStyle39">يبين هذا البحث أن الإسم في الأفعال المشتقة عن أسماء </text:span><text:span text:style-name="T270">(</text:span><text:span text:style-name="CharStyle40">denominative verbs</text:span><text:span text:style-name="T270">) </text:span><text:span text:style-name="CharStyle39">في العربية والعبرية جزء لا ينجزأ من البنية المغرادتية </text:span><text:span text:style-name="T270">(</text:span><text:span text:style-name="CharStyle40">lexical structure</text:span><text:span text:style-name="T270">) </text:span><text:span text:style-name="CharStyle39">للفعل</text:span><text:span text:style-name="T270">. </text:span><text:span text:style-name="CharStyle39">يأتي البرهان على التحليل المغرداتي للأفعال المشتقة عن أسماء بناءه على حجج مغرادتية ودلالية ونحوية</text:span><text:span text:style-name="T270">. </text:span><text:span text:style-name="CharStyle39">ويناقش البحث تحليل </text:span><text:span text:style-name="CharStyle40">Baker</text:span><text:span text:style-name="T270"><text:s text:c="1"/></text:span><text:span text:style-name="CharStyle39">النحوي فيثبت أن تحليله للأفعال المشتقة عن أسماء يعجز عن أن يفسر خصائص تلك الأفعال المغرداتية ولاسيما الدليل الإحالي </text:span><text:span text:style-name="T270">(</text:span><text:span text:style-name="CharStyle40">erential indexref</text:span><text:span text:style-name="T270">) </text:span><text:span text:style-name="CharStyle39">كما يفشل تحليل </text:span><text:span text:style-name="CharStyle40">Baker</text:span><text:span text:style-name="T270"><text:s text:c="1"/></text:span><text:span text:style-name="CharStyle39">أيضاً في تبرير عدم غموض تلك الأفعال دلالياً عند استخدامها مع ظروف المكان والأحوال والتي يفترض هذا التحليل أن تكون تلك الأفعال غامضة ومتعددة المعنى. وبالإضافة لذلك فإن هذا التحليل النحوي للأفعال المشتقة عن أسماء يعرض كل من الإسم والفعل كوحدتي إسناد مستقلتين على المستوى النحوى </text:span><text:span text:style-name="CharStyle40">two syntactic</text:span><text:span text:style-name="T270">) (</text:span><text:span text:style-name="CharStyle40">predicates</text:span><text:span text:style-name="T270"><text:s text:c="1"/></text:span><text:span text:style-name="CharStyle39">وهذا ببخالف القوانين النحوية مما يضعف من تحليل </text:span><text:span text:style-name="CharStyle40">Baker</text:span><text:span text:style-name="T270"><text:s text:c="1"/></text:span><text:span text:style-name="CharStyle39">ويجعل التحليل العفرداتي التحليل الصحيح الذي يتغلب على كل الإشكاليات التي تواجه التحليل النحوي.</text:span></text:p>
      </text:section>
      <text:section text:style-name="Sect6" text:name="Section6">
        <text:p text:style-name="P420"><text:span text:style-name="CharStyle34">Introduction</text:span></text:p>
        <text:p text:style-name="P149"><text:span text:style-name="CharStyle34">Denominal verbs are complex verbs that pose interesting questions on the morphology-syntax interface. In one hand, denominal verbs raises a challenging question regarding the place of morphology in the modern linguistic theory? In other words, at what level of the grammar are these types of verbs formed? Are they derived at syntax or at the lexicon? Needless to say that complex words was a debatable issue that divided linguists into two camps. The lexicalists</text:span><text:span text:style-name="T331"><text:note text:note-class="footnote"><text:note-citation/><text:note-body><text:p text:style-name="P50"><text:span text:style-name="T1"/><text:span text:style-name="CharStyle4"><text:tab/></text:span><text:span text:style-name="CharStyle3">See E. Selkirk, </text:span><text:span text:style-name="CharStyle5">The Syntax of Words</text:span><text:span text:style-name="CharStyle3"><text:s text:c="1"/>(Cambridge: MIT Press, 1982) and A.-M. Di Sciullo and E. Williams, </text:span><text:span text:style-name="CharStyle5">On the Definition of Word</text:span><text:span text:style-name="CharStyle3"><text:s text:c="1"/>(Cambridge: MIT Press, 1987).</text:span></text:p></text:note-body></text:note></text:span><text:span text:style-name="CharStyle34"><text:s text:c="1"/>argue that morphology is performed at the lexicon and not in syntax. However the other camp of linguists, under the influence of Baker</text:span><text:span text:style-name="T331"><text:note text:note-class="footnote"><text:note-citation/><text:note-body><text:p text:style-name="P51"><text:span text:style-name="T8"/><text:span text:style-name="CharStyle5"><text:tab/>SeeM.. c. Bisker, ]^r^t:e^r^ɪ)e^r^al^e^n: A Theory of Grammatical Function Changing Chicago■. </text:span><text:span text:style-name="CharStyle3">University of Chicago Press, 1988).</text:span></text:p></text:note-body></text:note></text:span><text:span text:style-name="CharStyle34">, assumed that morphology is controlled by syntax. Is there a way to make a distinction among syntactic and lexical characteristics of word formation processes?</text:span></text:p>
        <text:p text:style-name="P150"><text:span text:style-name="CharStyle34">The close examination of a denominal verb structure can explain the intricate relationship of a morphologically complex word with the lexicon and syntax. Additionally, the study of denominal verbs in Semitic languages proves to be fruitful because it shows how verb semantics interacts with the verb syntax based on the use of modifiers.</text:span></text:p>
        <text:p text:style-name="P151"><text:span text:style-name="CharStyle34">In this paper, I argue that denominal verbs in Arabic and Hebrew are lexically formed as a result of different pieces of argument. The evidence is based on lexical, syntactic and semantic arguments all proving that denominal verb is used syntactically as one complex word. Hence syntactic operations like modification or reference cannot access the internal structure of denominal verbs as I argue below.</text:span></text:p>
        <text:p text:style-name="P152"><text:span text:style-name="CharStyle34">The paper is organized as follows: the first section gives a basic background on Arabic and Hebrew denominal verbs. In the second section I discuss the lexicon’s role in the formation of denominal verbs. The third section gives the syntactic evidence of the lexical analysis of denominal verbs. The semantic evidence is </text:span><text:span text:style-name="CharStyle34">shown in the fourth section. The final section illustrates that Baker’s analysis of compounds in terms of the syntactic merger of the two heads of the denominal verb cannot possibly work. I argue that only the lexical analysis proves to account for the semantic, syntactic and lexical facts of the denominal verb.</text:span></text:p>
        <text:list text:style-name="L6" xml:id="7">
          <text:list-item>
            <text:p text:style-name="P153"><text:bookmark-start text:name="bookmark17"/><text:bookmark-end text:name="bookmark17"/><text:span text:style-name="CharStyle34"><text:tab/>Basic Background</text:span></text:p>
          </text:list-item>
        </text:list>
        <text:p text:style-name="P154"><text:span text:style-name="CharStyle34">In this background, I gave a brief introduction on the morphology of the verb in Hebrew and Arabic. Then I briefly explain the basic structure of denonimal verbs with illustrative examples.</text:span></text:p>
        <text:list text:style-name="L6" xml:id="7">
          <text:list-item>
            <text:list>
              <text:list-item>
                <text:p text:style-name="P155"><text:bookmark-start text:name="bookmark18"/><text:bookmark-end text:name="bookmark18"/><text:span text:style-name="CharStyle34"><text:tab/>The International Phonetic Alphabet (IPA)</text:span></text:p>
              </text:list-item>
            </text:list>
          </text:list-item>
        </text:list>
        <text:p text:style-name="P156"><text:span text:style-name="CharStyle34">It is standard in modern linguistics to use the IPA to represent all the distinctive sounds of different languages</text:span><text:span text:style-name="T331">3</text:span><text:span text:style-name="CharStyle34">. IPA uses a set of symbols and diacritics along with ordinary roman letters. Following this basic linguistic tradition, I represent the Arabic and Hebrew examples in the IPA symbols. The distinctive Semitic sounds that distinguish Arabic and Hebrew are transcribed in IPA in the following table:</text:span></text:p>
        <text:list text:style-name="L8" xml:id="9">
          <text:list-item>
            <text:p text:style-name="P157"><text:bookmark-start text:name="bookmark19"/><text:bookmark-end text:name="bookmark19"/><text:span text:style-name="CharStyle34"><text:tab/>Table of IPA symbols</text:span><text:span text:style-name="T331">4</text:span></text:p>
          </text:list-item>
        </text:list>
        <table:table table:style-name="Table1">
          <table:table-column table:style-name="Table1.C1"/>
          <table:table-column table:style-name="Table1.C2"/>
          <table:table-column table:style-name="Table1.C3"/>
          <table:table-row table:style-name="Table1.R1">
            <table:table-cell table:style-name="Table1.Cell1">
              <text:p text:style-name="P161"><text:span text:style-name="CharStyle51">Place of Articulation</text:span></text:p>
            </table:table-cell>
            <table:table-cell table:style-name="Table1.Cell2">
              <text:p text:style-name="P162"><text:span text:style-name="CharStyle51">pronunciation</text:span></text:p>
            </table:table-cell>
            <table:table-cell table:style-name="Table1.Cell3">
              <text:p text:style-name="P163"><text:span text:style-name="CharStyle52">IPA</text:span><text:span text:style-name="CharStyle51"><text:s text:c="1"/>symbol</text:span></text:p>
            </table:table-cell>
          </table:table-row>
          <table:table-row table:style-name="Table1.R2">
            <table:table-cell table:style-name="Table1.Cell4">
              <text:p text:style-name="P164"><text:span text:style-name="CharStyle11">dental</text:span></text:p>
            </table:table-cell>
            <table:table-cell table:style-name="Table1.Cell5">
              <text:p text:style-name="P165"><text:span text:style-name="CharStyle55">ث</text:span></text:p>
            </table:table-cell>
            <table:table-cell table:style-name="Table1.Cell6">
              <text:p text:style-name="P166"><text:span text:style-name="CharStyle11">θ</text:span></text:p>
            </table:table-cell>
          </table:table-row>
          <table:table-row table:style-name="Table1.R3">
            <table:table-cell table:style-name="Table1.Cell7">
              <text:p text:style-name="P415"/>
            </table:table-cell>
            <table:table-cell table:style-name="Table1.Cell8">
              <text:p text:style-name="P167"><text:span text:style-name="CharStyle55">ذ</text:span></text:p>
            </table:table-cell>
            <table:table-cell table:style-name="Table1.Cell9">
              <text:p text:style-name="P168"><text:span text:style-name="CharStyle11">ð</text:span></text:p>
            </table:table-cell>
          </table:table-row>
          <table:table-row table:style-name="Table1.R4">
            <table:table-cell table:style-name="Table1.Cell10">
              <text:p text:style-name="P169"><text:span text:style-name="CharStyle11">alveolar</text:span></text:p>
            </table:table-cell>
            <table:table-cell table:style-name="Table1.Cell11">
              <text:p text:style-name="P170"><text:span text:style-name="CharStyle55">ط</text:span></text:p>
            </table:table-cell>
            <table:table-cell table:style-name="Table1.Cell12">
              <text:p text:style-name="P171"><text:span text:style-name="CharStyle11">t</text:span></text:p>
            </table:table-cell>
          </table:table-row>
          <table:table-row table:style-name="Table1.R5">
            <table:table-cell table:style-name="Table1.Cell13">
              <text:p text:style-name="P415"/>
            </table:table-cell>
            <table:table-cell table:style-name="Table1.Cell14">
              <text:p text:style-name="P172"><text:span text:style-name="CharStyle55">ض</text:span></text:p>
            </table:table-cell>
            <table:table-cell table:style-name="Table1.Cell15">
              <text:p text:style-name="P173"><text:span text:style-name="CharStyle11">d</text:span></text:p>
            </table:table-cell>
          </table:table-row>
          <table:table-row table:style-name="Table1.R6">
            <table:table-cell table:style-name="Table1.Cell16">
              <text:p text:style-name="P415"/>
            </table:table-cell>
            <table:table-cell table:style-name="Table1.Cell17">
              <text:p text:style-name="P174"><text:span text:style-name="CharStyle55">ص</text:span></text:p>
            </table:table-cell>
            <table:table-cell table:style-name="Table1.Cell18">
              <text:p text:style-name="P175"><text:span text:style-name="CharStyle11">s</text:span></text:p>
            </table:table-cell>
          </table:table-row>
          <table:table-row table:style-name="Table1.R7">
            <table:table-cell table:style-name="Table1.Cell19">
              <text:p text:style-name="P176"><text:span text:style-name="CharStyle11">postalveolar</text:span></text:p>
            </table:table-cell>
            <table:table-cell table:style-name="Table1.Cell20">
              <text:p text:style-name="P177"><text:span text:style-name="CharStyle56">عتل</text:span></text:p>
            </table:table-cell>
            <table:table-cell table:style-name="Table1.Cell21">
              <text:p text:style-name="P178"><text:span text:style-name="CharStyle11">ʃ</text:span></text:p>
            </table:table-cell>
          </table:table-row>
          <table:table-row table:style-name="Table1.R8">
            <table:table-cell table:style-name="Table1.Cell22">
              <text:p text:style-name="P179"><text:span text:style-name="CharStyle11">velar</text:span></text:p>
            </table:table-cell>
            <table:table-cell table:style-name="Table1.Cell23">
              <text:p text:style-name="P180"><text:span text:style-name="CharStyle55">خ</text:span></text:p>
            </table:table-cell>
            <table:table-cell table:style-name="Table1.Cell24">
              <text:p text:style-name="P181"><text:span text:style-name="CharStyle11">x</text:span></text:p>
            </table:table-cell>
          </table:table-row>
          <table:table-row table:style-name="Table1.R9">
            <table:table-cell table:style-name="Table1.Cell25">
              <text:p text:style-name="P415"/>
            </table:table-cell>
            <table:table-cell table:style-name="Table1.Cell26">
              <text:p text:style-name="P182"><text:span text:style-name="CharStyle55">غ</text:span></text:p>
            </table:table-cell>
            <table:table-cell table:style-name="Table1.Cell27">
              <text:p text:style-name="P183"><text:span text:style-name="CharStyle57">ץ</text:span></text:p>
            </table:table-cell>
          </table:table-row>
        </table:table>
        <text:list text:style-name="L10" xml:id="11">
          <text:list-item>
            <text:p text:style-name="P158"><text:span text:style-name="CharStyle49"><text:tab/></text:span><text:span text:style-name="CharStyle48">P. Ladefoged, </text:span><text:span text:style-name="CharStyle50">A Course in Phonetics,</text:span><text:span text:style-name="CharStyle48"><text:s text:c="1"/>(Orlando: Harcourt Brace Jovanovich College Publishers,</text:span></text:p>
          </text:list-item>
        </text:list>
        <text:p text:style-name="P159"><text:span text:style-name="CharStyle48">1993), p. 275-280.</text:span></text:p>
        <text:list text:style-name="L10" xml:id="11">
          <text:list-item>
            <text:p text:style-name="P160"><text:span text:style-name="CharStyle49"><text:tab/></text:span><text:span text:style-name="CharStyle48">These symbols are taken from Ladefoged, </text:span><text:span text:style-name="CharStyle50">A Course in Phonetics,</text:span><text:span text:style-name="CharStyle48"><text:s text:c="1"/>p. 164.</text:span></text:p>
          </text:list-item>
        </text:list>
        <text:p text:style-name="P43"/>
        <table:table table:style-name="Table2">
          <table:table-column table:style-name="Table2.C1"/>
          <table:table-column table:style-name="Table2.C2"/>
          <table:table-column table:style-name="Table2.C3"/>
          <table:table-row table:style-name="Table2.R1">
            <table:table-cell table:style-name="Table2.Cell1">
              <text:p text:style-name="P184"><text:span text:style-name="CharStyle11">uvular</text:span></text:p>
            </table:table-cell>
            <table:table-cell table:style-name="Table2.Cell2">
              <text:p text:style-name="P185"><text:span text:style-name="CharStyle56">ق</text:span></text:p>
            </table:table-cell>
            <table:table-cell table:style-name="Table2.Cell3">
              <text:p text:style-name="P186"><text:span text:style-name="CharStyle11">q</text:span></text:p>
            </table:table-cell>
          </table:table-row>
          <table:table-row table:style-name="Table2.R2">
            <table:table-cell table:style-name="Table2.Cell4">
              <text:p text:style-name="P187"><text:span text:style-name="CharStyle11">pharyngeal</text:span></text:p>
            </table:table-cell>
            <table:table-cell table:style-name="Table2.Cell5">
              <text:p text:style-name="P188"><text:span text:style-name="CharStyle55">ح</text:span></text:p>
            </table:table-cell>
            <table:table-cell table:style-name="Table2.Cell6">
              <text:p text:style-name="P189"><text:span text:style-name="CharStyle11">h</text:span></text:p>
            </table:table-cell>
          </table:table-row>
          <table:table-row table:style-name="Table2.R3">
            <table:table-cell table:style-name="Table2.Cell7">
              <text:p text:style-name="P415"/>
            </table:table-cell>
            <table:table-cell table:style-name="Table2.Cell8">
              <text:p text:style-name="P190"><text:span text:style-name="CharStyle55">ع</text:span></text:p>
            </table:table-cell>
            <table:table-cell table:style-name="Table2.Cell9">
              <text:p text:style-name="P191"><text:span text:style-name="CharStyle55">؟</text:span></text:p>
            </table:table-cell>
          </table:table-row>
          <table:table-row table:style-name="Table2.R4">
            <table:table-cell table:style-name="Table2.Cell10">
              <text:p text:style-name="P192"><text:span text:style-name="CharStyle11">glottal</text:span></text:p>
            </table:table-cell>
            <table:table-cell table:style-name="Table2.Cell11">
              <text:p text:style-name="P193"><text:span text:style-name="CharStyle55">أ</text:span></text:p>
            </table:table-cell>
            <table:table-cell table:style-name="Table2.Cell12">
              <text:p text:style-name="P194"><text:span text:style-name="T403">?</text:span></text:p>
            </table:table-cell>
          </table:table-row>
        </table:table>
        <text:p text:style-name="P42"/>
        <text:p text:style-name="P195"><text:span text:style-name="CharStyle34">The symbols in table (1) only represent the distinctive sounds that distinguish the Semitic languages. The IPA transcribes regular sounds that Semitic languages share with other languages into regular roman letters such as [t, s, m, n...].</text:span></text:p>
        <text:list text:style-name="L8" xml:id="9">
          <text:list-item>
            <text:list>
              <text:list-item>
                <text:p text:style-name="P196"><text:bookmark-start text:name="bookmark20"/><text:bookmark-end text:name="bookmark20"/><text:span text:style-name="CharStyle34"><text:tab/>Semitic Verb Morphology</text:span></text:p>
              </text:list-item>
            </text:list>
          </text:list-item>
        </text:list>
        <text:p text:style-name="P197"><text:span text:style-name="CharStyle34">Arabic and Hebrew show share the same morphological system. The Semitic morphology is considered to be </text:span><text:span text:style-name="CharStyle59">non-concatenative</text:span><text:span text:style-name="CharStyle34"><text:s text:c="1"/>in which the consonants and the vowels occupy their independent morpheme or tier.</text:span><text:span text:style-name="T331"><text:note text:note-class="footnote"><text:note-citation/><text:note-body><text:p text:style-name="P52"><text:span text:style-name="T11"/><text:span text:style-name="CharStyle4"><text:tab/></text:span><text:span text:style-name="CharStyle3">See </text:span><text:span text:style-name="CharStyle7">j.</text:span><text:span text:style-name="CharStyle3"><text:s text:c="1"/>McCarthy, </text:span><text:span text:style-name="CharStyle5">Formal Problems in Semitic Phonolog and Morphology</text:span><text:span text:style-name="CharStyle3"><text:s text:c="1"/>MIT Ph.D.</text:span></text:p><text:p text:style-name="P53"><text:span text:style-name="CharStyle3">dissertation, distributed by Indiana University Club (New York: Garland Press, 1985), p. 130­131.</text:span></text:p></text:note-body></text:note></text:span><text:span text:style-name="CharStyle34"><text:s text:c="1"/>Let us consider of the verb </text:span><text:span text:style-name="CharStyle59">learn</text:span><text:span text:style-name="CharStyle34"><text:s text:c="1"/>in Arabic and its equivalent counterpart in Hebrew respectively:</text:span></text:p>
        <text:list text:style-name="L8" xml:id="9">
          <text:list-item>
            <text:h text:outline-level="3" text:style-name="P198">(2)<text:bookmark-start text:name="bookmark21"/><text:bookmark-start text:name="bookmark22"/><text:bookmark-start text:name="bookmark23"/><text:bookmark-start text:name="bookmark24"/><text:bookmark-end text:name="bookmark23"/><text:span text:style-name="CharStyle44"><text:tab/></text:span><text:span text:style-name="CharStyle42">The morphological structure of </text:span><text:span text:style-name="CharStyle60">learn</text:span><text:span text:style-name="CharStyle42"><text:s text:c="1"/>in Arabic and Hebrew</text:span><text:bookmark-end text:name="bookmark21"/><text:bookmark-end text:name="bookmark22"/><text:bookmark-end text:name="bookmark24"/></text:h>
          </text:list-item>
        </text:list>
        <text:p text:style-name="P199"><text:span text:style-name="CharStyle34">Consonantal tier Consonantal tier</text:span></text:p>
        <text:h text:outline-level="2" text:style-name="P200"><text:bookmark-start text:name="bookmark25"/><text:bookmark-start text:name="bookmark26"/><text:bookmark-start text:name="bookmark27"/><text:span text:style-name="CharStyle62">اار اأر</text:span><text:bookmark-end text:name="bookmark25"/><text:bookmark-end text:name="bookmark26"/><text:bookmark-end text:name="bookmark27"/></text:h>
        <text:p text:style-name="P201"><text:span text:style-name="CharStyle34">daf la^</text:span></text:p>
        <text:p text:style-name="P202"><text:span text:style-name="CharStyle34">Vocalic tier<text:tab/>Vocalic tier</text:span></text:p>
        <text:p text:style-name="P203"><text:span text:style-name="CharStyle34">As we can see in (2), the consonant are on tier or a </text:span><text:span text:style-name="CharStyle59">Consonantal tier</text:span><text:span text:style-name="CharStyle34"><text:s text:c="1"/>while the vowels are on a </text:span><text:span text:style-name="CharStyle59">Vocalic tier.</text:span><text:span text:style-name="CharStyle34"><text:s text:c="1"/>The segments of each morpheme are arranged in a non-consecutive manner.</text:span></text:p>
        <text:p text:style-name="P204"><text:span text:style-name="CharStyle34">Not only do Semitic languages like Arabic and Hebrew for example have the same morphological system but also both languages resemble each other in their </text:span><text:span text:style-name="CharStyle34">basic verb system.</text:span><text:span text:style-name="T331"><text:note text:note-class="footnote"><text:note-citation/><text:note-body><text:p text:style-name="P54"><text:span text:style-name="T1"/><text:span text:style-name="CharStyle4"><text:tab/></text:span><text:span text:style-name="CharStyle3">See A. Goetze, “The so-called Intensive of the Semitic Languages,” </text:span><text:span text:style-name="CharStyle5">Journal of the American Oriental Society</text:span><text:span text:style-name="CharStyle3">1942</text:span><text:span text:style-name="T24">) ,</text:span><text:span text:style-name="CharStyle3">62</text:span><text:span text:style-name="T24"><text:s text:c="1"/>י</text:span><text:span text:style-name="CharStyle3">), p. 1.</text:span></text:p></text:note-body></text:note></text:span><text:span text:style-name="CharStyle34"><text:s text:c="1"/>Below I show the basic Hebrew verb forms or </text:span><text:span text:style-name="CharStyle59">binayim</text:span><text:span text:style-name="CharStyle34"><text:s text:c="1"/>that are similar to Arabic.</text:span><text:span text:style-name="T331"><text:note text:note-class="footnote"><text:note-citation/><text:note-body><text:p text:style-name="P55"><text:span text:style-name="CharStyle4"/><text:span text:style-name="CharStyle4"><text:tab/></text:span><text:span text:style-name="CharStyle3">See S. Bolozky, “Word Formation Strategies in the Hebrew Verb System: Denominative Verbs,” </text:span><text:span text:style-name="CharStyle5">AfroasiaticLinguistics,</text:span><text:span text:style-name="CharStyle3"><text:s text:c="1"/>5/3, (1978), p.3.</text:span></text:p><text:p text:style-name="P56"><text:span text:style-name="CharStyle3">See S. Bolozky, “Strategies of Modern Hebrew Verb Formation,” </text:span><text:span text:style-name="CharStyle5">Hebrew Annual Review, </text:span><text:span text:style-name="CharStyle3">6, (1982), 69-79.</text:span></text:p><text:p text:style-name="P57"><text:span text:style-name="CharStyle3">See also Goetze, “The so-called Intensive”, p. 1.</text:span></text:p></text:note-body></text:note></text:span></text:p>
        <text:list text:style-name="L8" xml:id="9">
          <text:list-item>
            <text:h text:outline-level="3" text:style-name="P205">(3)<text:bookmark-start text:name="bookmark28"/><text:bookmark-start text:name="bookmark29"/><text:bookmark-start text:name="bookmark30"/><text:bookmark-start text:name="bookmark31"/><text:bookmark-end text:name="bookmark30"/><text:span text:style-name="CharStyle44"><text:tab/></text:span><text:span text:style-name="CharStyle42">Hebrew Verb Forms</text:span><text:bookmark-end text:name="bookmark28"/><text:bookmark-end text:name="bookmark29"/><text:bookmark-end text:name="bookmark31"/></text:h>
          </text:list-item>
        </text:list>
        <table:table table:style-name="Table3">
          <table:table-column table:style-name="Table3.C1"/>
          <table:table-column table:style-name="Table3.C2"/>
          <table:table-column table:style-name="Table3.C3"/>
          <table:table-row table:style-name="Table3.R1">
            <table:table-cell table:style-name="Table3.Cell1">
              <text:p text:style-name="P206"><text:span text:style-name="CharStyle11">Verb form</text:span></text:p>
            </table:table-cell>
            <table:table-cell table:style-name="Table3.Cell2">
              <text:p text:style-name="P207"><text:span text:style-name="CharStyle11">Example</text:span></text:p>
            </table:table-cell>
            <table:table-cell table:style-name="Table3.Cell3">
              <text:p text:style-name="P208"><text:span text:style-name="CharStyle11">Function</text:span></text:p>
            </table:table-cell>
          </table:table-row>
          <table:table-row table:style-name="Table3.R2">
            <table:table-cell table:style-name="Table3.Cell4">
              <text:p text:style-name="P209"><text:span text:style-name="CharStyle54">al؟Pa</text:span></text:p>
            </table:table-cell>
            <table:table-cell table:style-name="Table3.Cell5">
              <text:p text:style-name="P210"><text:span text:style-name="CharStyle11">qatal ‘killed’</text:span></text:p>
            </table:table-cell>
            <table:table-cell table:style-name="Table3.Cell6">
              <text:p text:style-name="P211"><text:span text:style-name="CharStyle11">active</text:span></text:p>
            </table:table-cell>
          </table:table-row>
          <table:table-row table:style-name="Table3.R3">
            <table:table-cell table:style-name="Table3.Cell7">
              <text:p text:style-name="P212"><text:span text:style-name="CharStyle54">il؟؟Pi</text:span></text:p>
            </table:table-cell>
            <table:table-cell table:style-name="Table3.Cell8">
              <text:p text:style-name="P213"><text:span text:style-name="CharStyle11">limmed ‘taught’</text:span></text:p>
            </table:table-cell>
            <table:table-cell table:style-name="Table3.Cell9">
              <text:p text:style-name="P214"><text:span text:style-name="CharStyle11">causative</text:span></text:p>
            </table:table-cell>
          </table:table-row>
          <table:table-row table:style-name="Table3.R4">
            <table:table-cell table:style-name="Table3.Cell10">
              <text:p text:style-name="P215"><text:span text:style-name="CharStyle54">il؟Pi</text:span></text:p>
            </table:table-cell>
            <table:table-cell table:style-name="Table3.Cell11">
              <text:p text:style-name="P216"><text:span text:style-name="CharStyle11">miqqem ‘put in place’</text:span></text:p>
            </table:table-cell>
            <table:table-cell table:style-name="Table3.Cell12">
              <text:p text:style-name="P217"><text:span text:style-name="CharStyle11">factitive</text:span></text:p>
            </table:table-cell>
          </table:table-row>
          <table:table-row table:style-name="Table3.R5">
            <table:table-cell table:style-name="Table3.Cell13">
              <text:p text:style-name="P218"><text:span text:style-name="CharStyle11">Hiffil</text:span></text:p>
            </table:table-cell>
            <table:table-cell table:style-name="Table3.Cell14">
              <text:p text:style-name="P219"><text:span text:style-name="CharStyle11">hiqtil ‘cause kill’</text:span></text:p>
            </table:table-cell>
            <table:table-cell table:style-name="Table3.Cell15">
              <text:p text:style-name="P220"><text:span text:style-name="CharStyle11">causative</text:span></text:p>
            </table:table-cell>
          </table:table-row>
          <table:table-row table:style-name="Table3.R6">
            <table:table-cell table:style-name="Table3.Cell16">
              <text:p text:style-name="P221"><text:span text:style-name="CharStyle11">Hiffil</text:span></text:p>
            </table:table-cell>
            <table:table-cell table:style-name="Table3.Cell17">
              <text:p text:style-name="P222"><text:span text:style-name="CharStyle11">himlix ‘make king’</text:span></text:p>
            </table:table-cell>
            <table:table-cell table:style-name="Table3.Cell18">
              <text:p text:style-name="P223"><text:span text:style-name="CharStyle11">factitive</text:span></text:p>
            </table:table-cell>
          </table:table-row>
        </table:table>
        <text:p text:style-name="P44"/>
        <text:p text:style-name="P224"><text:span text:style-name="CharStyle59">Pa</text:span><text:span text:style-name="CharStyle63">^</text:span><text:span text:style-name="CharStyle59">al</text:span><text:span text:style-name="CharStyle34"><text:s text:c="1"/>is the Hebrew basic verb</text:span><text:span text:style-name="T331"><text:note text:note-class="footnote"><text:note-citation/><text:note-body><text:p text:style-name="P58"><text:span text:style-name="T1"/><text:span text:style-name="CharStyle4"><text:tab/></text:span><text:span text:style-name="CharStyle3">See Goetze, “The so-called Intensive”, p. 1</text:span></text:p></text:note-body></text:note></text:span><text:span text:style-name="CharStyle34"><text:s text:c="1"/>and is identical to the unmarked Arabic verb </text:span><text:span text:style-name="CharStyle59">fafala</text:span><text:span text:style-name="T460"><text:note text:note-class="footnote"><text:note-citation/><text:note-body><text:p text:style-name="P59"><text:span text:style-name="T1"/><text:span text:style-name="CharStyle4"><text:tab/></text:span><text:span text:style-name="CharStyle3">The verb form </text:span><text:span text:style-name="CharStyle5">Pa </text:span><text:span text:style-name="CharStyle8">tf</text:span><text:span text:style-name="CharStyle5">al</text:span><text:span text:style-name="CharStyle3"><text:s text:c="1"/>or</text:span><text:span text:style-name="CharStyle5">fafala</text:span><text:span text:style-name="CharStyle3"><text:s text:c="1"/>consists of three consonants </text:span><text:span text:style-name="CharStyle5">f fl</text:span><text:span text:style-name="CharStyle3"><text:s text:c="1"/>where </text:span><text:span text:style-name="CharStyle5">/p/</text:span><text:span text:style-name="CharStyle3"><text:s text:c="1"/>or </text:span><text:span text:style-name="CharStyle5">/f/</text:span><text:span text:style-name="CharStyle3">refers to the first radical of the root, </text:span><text:span text:style-name="CharStyle5">/f/</text:span><text:span text:style-name="CharStyle3"><text:s text:c="1"/>to the second radical, and </text:span><text:span text:style-name="CharStyle5">/l/</text:span><text:span text:style-name="CharStyle3"><text:s text:c="1"/>to the third radical. See Bolozky, “Word Formation Strategies”, Bolozky’s footnote 2, p. 3.</text:span></text:p></text:note-body></text:note></text:span><text:span text:style-name="CharStyle34"><text:s text:c="1"/>This form is referred to in the Semitic studies as a b-stem or a base- stem.</text:span><text:span text:style-name="T331"><text:note text:note-class="footnote"><text:note-citation/><text:note-body><text:p text:style-name="P60"><text:span text:style-name="T1"/><text:span text:style-name="CharStyle4"><text:tab/></text:span><text:span text:style-name="CharStyle3">S. A. Ryder, </text:span><text:span text:style-name="CharStyle5">The D-Stem in Western Semitic</text:span><text:span text:style-name="CharStyle3"><text:s text:c="1"/>(Mouton: The Hauge, 1974), p. 11 and 24.</text:span></text:p></text:note-body></text:note></text:span><text:span text:style-name="T331"><text:s text:c="1"/></text:span><text:span text:style-name="T331"><text:note text:note-class="footnote"><text:note-citation/><text:note-body><text:p text:style-name="P61"><text:span text:style-name="T1"/><text:span text:style-name="CharStyle4"><text:tab/></text:span><text:span text:style-name="CharStyle3">Ryder, </text:span><text:span text:style-name="CharStyle5">The D-Stem</text:span><text:span text:style-name="CharStyle3">, p. 23.</text:span></text:p></text:note-body></text:note></text:span><text:span text:style-name="CharStyle34"><text:s text:c="1"/></text:span><text:span text:style-name="CharStyle59">Pi </text:span><text:span text:style-name="T465">א א</text:span><text:span text:style-name="CharStyle59">il</text:span><text:span text:style-name="CharStyle34"><text:s text:c="1"/>is just like the Arabic verb form </text:span><text:span text:style-name="CharStyle59">faHa.</text:span><text:span text:style-name="CharStyle34"><text:s text:c="1"/>This form is formed by doubling </text:span><text:span text:style-name="CharStyle59">/?/</text:span><text:span text:style-name="T471">י</text:span><text:span text:style-name="CharStyle34"><text:s text:c="1"/>the second radical of the root; hence the stem is called a d-stem.</text:span><text:span text:style-name="CharStyle64">11 </text:span><text:span text:style-name="CharStyle34">D-stem may have two functions: causative and factitive. The causative is derived from a regular verb. However a factitive d-stem is formed from a noun and indicates that the causee of the verb is in the state of the underlying noun.</text:span><text:span text:style-name="T331"><text:note text:note-class="footnote"><text:note-citation/><text:note-body><text:p text:style-name="P62"><text:span text:style-name="T1"/><text:span text:style-name="CharStyle4"><text:tab/></text:span><text:span text:style-name="CharStyle3">T. Mentcher, “Expression of Causativity in English and Hebrew,” in </text:span><text:span text:style-name="CharStyle5">Language Across Cultures,</text:span><text:span text:style-name="CharStyle3"><text:s text:c="1"/>8-9, (1983), </text:span><text:span text:style-name="CharStyle9">155-169</text:span></text:p></text:note-body></text:note></text:span></text:p>
        <text:p text:style-name="P225"><text:span text:style-name="CharStyle34">Finally Hif</text:span><text:span text:style-name="CharStyle65">tf</text:span><text:span text:style-name="CharStyle34">il is similar to the Arabic verb form </text:span><text:span text:style-name="CharStyle59">affal. Hiffil</text:span><text:span text:style-name="CharStyle34"><text:s text:c="1"/>and </text:span><text:span text:style-name="CharStyle59">affala</text:span><text:span text:style-name="CharStyle34"><text:s text:c="1"/>are called </text:span><text:span text:style-name="CharStyle59">H-stem</text:span><text:span text:style-name="CharStyle34">.</text:span><text:span text:style-name="CharStyle64">1</text:span><text:span text:style-name="T331">3</text:span><text:span text:style-name="CharStyle34"><text:s text:c="1"/>This form has a causative/ factitive distinction.</text:span><text:span text:style-name="T331"><text:note text:note-class="footnote"><text:note-citation/><text:note-body><text:p text:style-name="P63"><text:span text:style-name="T1"/><text:span text:style-name="CharStyle4"><text:tab/></text:span><text:span text:style-name="CharStyle3">F. Leemhuis, </text:span><text:span text:style-name="CharStyle5">The D andH Stems in Koranic Arabic</text:span><text:span text:style-name="CharStyle3"><text:s text:c="1"/>(Leiden: Netherlands, 1977), p.1.</text:span></text:p></text:note-body></text:note></text:span><text:span text:style-name="T331"><text:s text:c="1"/></text:span><text:span text:style-name="T331"><text:note text:note-class="footnote"><text:note-citation/><text:note-body><text:p text:style-name="P64"><text:span text:style-name="T1"/><text:span text:style-name="CharStyle4"><text:tab/></text:span><text:span text:style-name="CharStyle3">Mentcher, “Expression of Causativity”, p.162.</text:span></text:p></text:note-body></text:note></text:span></text:p>
        <text:list text:style-name="L12" xml:id="13">
          <text:list-item>
            <text:p text:style-name="P226"><text:bookmark-start text:name="bookmark32"/><text:bookmark-end text:name="bookmark32"/><text:span text:style-name="CharStyle34"><text:tab/>Semitic Denominal Verbs</text:span></text:p>
          </text:list-item>
        </text:list>
        <text:p text:style-name="P227"><text:span text:style-name="CharStyle34">Given the similarity of the morphological system between Arabic and Hebrew, it is not surprising that they share similar morphological structures. One of such structures that both languages share is </text:span><text:span text:style-name="CharStyle59">denominal</text:span><text:span text:style-name="CharStyle34"><text:s text:c="1"/>verbs.</text:span></text:p>
        <text:p text:style-name="P228"><text:span text:style-name="CharStyle34">Denominal verbs are those verbs that are derived from nouns. Starting first with Hebrew, I show below the different forms of denominal verbs and some representative examples:</text:span><text:span text:style-name="T331"><text:note text:note-class="footnote"><text:note-citation/><text:note-body><text:p text:style-name="P65"><text:span text:style-name="T1"/><text:span text:style-name="CharStyle4"><text:tab/></text:span><text:span text:style-name="CharStyle3">These denominal verbs are taken from Bolozky, “Word Formation Strategies”, p. 8, 9. Bolozky, “Strategies of Modern Hebrew Verb Formation”, p. 74. Ryder, </text:span><text:span text:style-name="CharStyle5">The D-Stem</text:span><text:span text:style-name="CharStyle3">, p. 94.</text:span></text:p></text:note-body></text:note></text:span></text:p>
        <text:list text:style-name="L8" xml:id="9">
          <text:list-item>
            <text:h text:outline-level="3" text:style-name="P229">(4)<text:bookmark-start text:name="bookmark33"/><text:bookmark-start text:name="bookmark34"/><text:bookmark-start text:name="bookmark35"/><text:bookmark-start text:name="bookmark36"/><text:bookmark-end text:name="bookmark35"/><text:span text:style-name="CharStyle44"><text:tab/></text:span><text:span text:style-name="CharStyle42">Hebrew Denominal Verb Forms</text:span><text:bookmark-end text:name="bookmark33"/><text:bookmark-end text:name="bookmark34"/><text:bookmark-end text:name="bookmark36"/></text:h>
          </text:list-item>
        </text:list>
        <table:table table:style-name="Table4">
          <table:table-column table:style-name="Table4.C1"/>
          <table:table-column table:style-name="Table4.C2"/>
          <table:table-column table:style-name="Table4.C3"/>
          <table:table-row table:style-name="Table4.R1">
            <table:table-cell table:style-name="Table4.Cell1">
              <text:p text:style-name="P230"><text:span text:style-name="CharStyle11">Verb form</text:span></text:p>
            </table:table-cell>
            <table:table-cell table:style-name="Table4.Cell2">
              <text:p text:style-name="P231"><text:span text:style-name="CharStyle11">Base Noun </text:span><text:span text:style-name="CharStyle58">-و</text:span></text:p>
            </table:table-cell>
            <table:table-cell table:style-name="Table4.Cell3">
              <text:p text:style-name="P232"><text:span text:style-name="CharStyle11">Denominal Verb</text:span></text:p>
            </table:table-cell>
          </table:table-row>
          <table:table-row table:style-name="Table4.R2">
            <table:table-cell table:style-name="Table4.Cell4">
              <text:p text:style-name="P233"><text:span text:style-name="CharStyle54">il؟؟1. Pi</text:span></text:p>
            </table:table-cell>
            <table:table-cell table:style-name="Table4.Cell5">
              <text:p text:style-name="P234"><text:span text:style-name="CharStyle11">davar ‘word’</text:span></text:p>
            </table:table-cell>
            <table:table-cell table:style-name="Table4.Cell6">
              <text:p text:style-name="P235"><text:span text:style-name="CharStyle11">dibber ‘to speak’</text:span></text:p>
            </table:table-cell>
          </table:table-row>
          <table:table-row table:style-name="Table4.R3">
            <table:table-cell table:style-name="Table4.Cell7">
              <text:p text:style-name="P415"/>
            </table:table-cell>
            <table:table-cell table:style-name="Table4.Cell8">
              <text:p text:style-name="P236"><text:span text:style-name="CharStyle11">mamon ‘money’</text:span></text:p>
            </table:table-cell>
            <table:table-cell table:style-name="Table4.Cell9">
              <text:p text:style-name="P237"><text:span text:style-name="CharStyle11">mimmen ‘to finance’</text:span></text:p>
            </table:table-cell>
          </table:table-row>
          <table:table-row table:style-name="Table4.R4">
            <table:table-cell table:style-name="Table4.Cell10">
              <text:p text:style-name="P238"><text:span text:style-name="CharStyle11">2. Hiffil</text:span></text:p>
            </table:table-cell>
            <table:table-cell table:style-name="Table4.Cell11">
              <text:p text:style-name="P239"><text:span text:style-name="CharStyle11">melex ‘king’</text:span></text:p>
            </table:table-cell>
            <table:table-cell table:style-name="Table4.Cell12">
              <text:p text:style-name="P240"><text:span text:style-name="CharStyle11">himlix ‘to make someone king’</text:span></text:p>
            </table:table-cell>
          </table:table-row>
          <table:table-row table:style-name="Table4.R5">
            <table:table-cell table:style-name="Table4.Cell13">
              <text:p text:style-name="P415"/>
            </table:table-cell>
            <table:table-cell table:style-name="Table4.Cell14">
              <text:p text:style-name="P241"><text:span text:style-name="CharStyle11">maze ‘play’</text:span></text:p>
            </table:table-cell>
            <table:table-cell table:style-name="Table4.Cell15">
              <text:p text:style-name="P242"><text:span text:style-name="CharStyle11">himiz ‘to make (novel) into a play</text:span></text:p>
            </table:table-cell>
          </table:table-row>
          <table:table-row table:style-name="Table4.R6">
            <table:table-cell table:style-name="Table4.Cell16">
              <text:p text:style-name="P243"><text:span text:style-name="CharStyle54">il</text:span><text:span text:style-name="T512"><text:note text:note-class="footnote"><text:note-citation/><text:note-body><text:p text:style-name="P66"><text:span text:style-name="T1"/><text:span text:style-name="CharStyle4"><text:tab/></text:span><text:span text:style-name="CharStyle3">Hitpa؟؟il is the intransitive passive of Pi؟il. See R. A. Berman, 1979, “Lexical Decomposition and Lexical Unity in the Expression of Derived Verbal Categories in Modern Hebrew,” </text:span><text:span text:style-name="CharStyle5">Afroasiatic Linguistics,</text:span><text:span text:style-name="CharStyle3"><text:s text:c="1"/>6/3, (1979), 1-26.</text:span></text:p></text:note-body></text:note></text:span><text:span text:style-name="CharStyle54">؟؟3. Hitpa</text:span></text:p>
            </table:table-cell>
            <table:table-cell table:style-name="Table4.Cell17">
              <text:p text:style-name="P244"><text:span text:style-name="CharStyle11">yaded ‘friend’</text:span></text:p>
            </table:table-cell>
            <table:table-cell table:style-name="Table4.Cell18">
              <text:p text:style-name="P245"><text:span text:style-name="CharStyle11">hityaddid ‘to befriend’</text:span></text:p>
            </table:table-cell>
          </table:table-row>
          <table:table-row table:style-name="Table4.R7">
            <table:table-cell table:style-name="Table4.Cell19">
              <text:p text:style-name="P415"/>
            </table:table-cell>
            <table:table-cell table:style-name="Table4.Cell20">
              <text:p text:style-name="P246"><text:span text:style-name="CharStyle11">merkaz ‘centre’</text:span></text:p>
            </table:table-cell>
            <table:table-cell table:style-name="Table4.Cell21">
              <text:p text:style-name="P247"><text:span text:style-name="CharStyle11">hitmarkkiz ‘to concentrate’</text:span></text:p>
            </table:table-cell>
          </table:table-row>
        </table:table>
        <text:p text:style-name="P45"/>
        <text:p text:style-name="P248"><text:span text:style-name="CharStyle34">As for Arabic, the forms of the denominal verbs are as follows.</text:span></text:p>
        <text:list text:style-name="L8" xml:id="9">
          <text:list-item>
            <text:h text:outline-level="3" text:style-name="P249">(5)<text:bookmark-start text:name="bookmark37"/><text:bookmark-start text:name="bookmark38"/><text:bookmark-start text:name="bookmark39"/><text:bookmark-start text:name="bookmark40"/><text:bookmark-end text:name="bookmark39"/><text:span text:style-name="CharStyle44"><text:tab/></text:span><text:span text:style-name="CharStyle42">Arabic Denominal Verb Forms</text:span><text:span text:style-name="CharStyle66">'</text:span><text:span text:style-name="T522">7</text:span><text:bookmark-end text:name="bookmark37"/><text:bookmark-end text:name="bookmark38"/><text:bookmark-end text:name="bookmark40"/></text:h>
          </text:list-item>
        </text:list>
        <text:p text:style-name="P250"><text:span text:style-name="CharStyle34">Verb form Base Noun </text:span><text:span text:style-name="CharStyle67">-و </text:span><text:span text:style-name="CharStyle34">Denominal Verb</text:span></text:p>
        <text:list text:style-name="L14" xml:id="15">
          <text:list-item>
            <text:p text:style-name="P251"><text:bookmark-start text:name="bookmark41"/><text:bookmark-end text:name="bookmark41"/><text:span text:style-name="CharStyle34"><text:tab/>fa</text:span><text:span text:style-name="T527">؟؟</text:span><text:span text:style-name="CharStyle34">a!a </text:span><text:span text:style-name="CharStyle67">فعلة</text:span><text:span text:style-name="T530"><text:s text:c="1"/></text:span><text:span text:style-name="CharStyle34">jayeun ‘an army’<text:tab/>jayyaja ‘make an army’</text:span></text:p>
          </text:list-item>
        </text:list>
        <text:p text:style-name="P252"><text:span text:style-name="CharStyle34">Jildun ‘skin e.g. of an animal’ jallada ‘bound e.g. a book</text:span></text:p>
        <text:list text:style-name="L14" xml:id="15">
          <text:list-item>
            <text:p text:style-name="P253"><text:bookmark-start text:name="bookmark42"/><text:bookmark-end text:name="bookmark42"/><text:span text:style-name="CharStyle34"><text:tab/>?afiala </text:span><text:span text:style-name="CharStyle67">أفعل</text:span><text:span text:style-name="T530"><text:tab/></text:span><text:span text:style-name="CharStyle34">oamarun ‘a fruit’<text:tab/>?aomara ‘bore a fruit’</text:span></text:p>
          </text:list-item>
        </text:list>
        <text:p text:style-name="P254"><text:span text:style-name="CharStyle34">labanun ‘buttermilk’<text:tab/>?albana </text:span><text:span text:style-name="CharStyle68">‘to have buttermilk’</text:span></text:p>
        <text:p text:style-name="P255"><text:span text:style-name="CharStyle34">It is interesting to observe from the above examples that both Hebrew and Arabic form denominal verbs in D-stem verbs </text:span><text:span text:style-name="CharStyle59">(Piffil</text:span><text:span text:style-name="CharStyle34"><text:s text:c="1"/>and </text:span><text:span text:style-name="CharStyle59">FaHa)</text:span><text:span text:style-name="CharStyle34"><text:s text:c="1"/>as well as in </text:span><text:span text:style-name="CharStyle59">H-stems (Hiffil</text:span><text:span text:style-name="CharStyle34"><text:s text:c="1"/>and </text:span><text:span text:style-name="CharStyle59">?afiala).</text:span><text:span text:style-name="CharStyle34"><text:s text:c="1"/>The similarity of denominal forms in Arabic and Hebrew strongly suggests that the word formation process of the denominal verb might be also similar. I argue that this is exactly the case and present many pieces of argument in the following sections in favor of the lexical formation of denominal verbs.</text:span></text:p>
        <text:list text:style-name="L6" xml:id="7">
          <text:list-item>
            <text:p text:style-name="P256"><text:bookmark-start text:name="bookmark43"/><text:bookmark-end text:name="bookmark43"/><text:span text:style-name="CharStyle34"><text:tab/>The lexicon of Denominal verbs</text:span></text:p>
          </text:list-item>
        </text:list>
        <text:p text:style-name="P257"><text:span text:style-name="CharStyle34">I argue in this section that denominal verbs in Arabic and Hebrew are best analyzed by being formed at the lexicon. Support for the lexical nature of such verbs comes from the lexical properties based on irregular gaps represented by the lack of verb bases. Another argument is the semantic unpredictability of denominal verbs.</text:span></text:p>
        <text:p text:style-name="P258"><text:span text:style-name="CharStyle34">2.1<text:tab/>Lexical gaps</text:span></text:p>
        <text:p text:style-name="P259"><text:span text:style-name="CharStyle34">Chomsky</text:span><text:span text:style-name="T331"><text:note text:note-class="footnote"><text:note-citation/><text:note-body><text:p text:style-name="P67"><text:span text:style-name="T1"/><text:span text:style-name="CharStyle4"><text:tab/></text:span><text:span text:style-name="CharStyle3">For more examples, see W. Wright, </text:span><text:span text:style-name="CharStyle5">A Grammar of the Arabic Language</text:span><text:span text:style-name="CharStyle3"><text:s text:c="1"/>(Cambridge: Cambridge University Press, 1974), p. 32 and 35. To determine the precise pronunciation of the sounds of Semitic words, see the table of IPA in (1) above.</text:span></text:p></text:note-body></text:note></text:span><text:span text:style-name="T331"><text:s text:c="1"/></text:span><text:span text:style-name="T331"><text:note text:note-class="footnote"><text:note-citation/><text:note-body><text:p text:style-name="P68"><text:span text:style-name="T1"/><text:span text:style-name="CharStyle4"><text:tab/></text:span><text:span text:style-name="CharStyle3">N. Chomsky, “Remarks on Nominalization,” in </text:span><text:span text:style-name="CharStyle5">Studies on Semantics in Generative Grammar,</text:span><text:span text:style-name="CharStyle3"><text:s text:c="1"/>(1972), Mouton: The Hague, p.21.</text:span></text:p></text:note-body></text:note></text:span><text:span text:style-name="CharStyle34"><text:s text:c="1"/>argued against Generative Semantics that assumed a syntactic or a transformational analysis to word formation. He argued that derived nominal like </text:span><text:span text:style-name="CharStyle59">belief</text:span><text:span text:style-name="CharStyle34"><text:s text:c="1"/>cannot be derived via transformation from </text:span><text:span text:style-name="CharStyle59">believe.</text:span><text:span text:style-name="CharStyle34"><text:s text:c="1"/>He proved that derived nominals are lexically formed based on its lexical gaps and its semantic unpredictability. Following Chomsky’s line of thinking, I assume that denominal verbs are lexically formed based on their lexical unpredictability. To illustrate denominal verbs are derived from nouns and lack base verbs (fa؟ala or Pa؟al). Let us first start with Hebrew</text:span><text:span text:style-name="T331"><text:note text:note-class="footnote"><text:note-citation/><text:note-body><text:p text:style-name="P69"><text:span text:style-name="T1"/><text:span text:style-name="CharStyle4"><text:tab/></text:span><text:span text:style-name="CharStyle3">I would like to thank Dr. Ibraheem Nasraddiin Dibikee and Dr. Mohammed Al-Hawary for their significant help in the Hebrew examples.</text:span></text:p></text:note-body></text:note></text:span><text:span text:style-name="CharStyle34">:</text:span></text:p>
        <text:list text:style-name="L8" xml:id="9">
          <text:list-item>
            <text:h text:outline-level="3" text:style-name="P260">(6)<text:bookmark-start text:name="bookmark44"/><text:bookmark-start text:name="bookmark45"/><text:bookmark-start text:name="bookmark46"/><text:bookmark-start text:name="bookmark47"/><text:bookmark-end text:name="bookmark46"/><text:span text:style-name="CharStyle44"><text:tab/></text:span><text:span text:style-name="CharStyle42">Hebrew Denominal verbs</text:span><text:bookmark-end text:name="bookmark44"/><text:bookmark-end text:name="bookmark45"/><text:bookmark-end text:name="bookmark47"/></text:h>
          </text:list-item>
        </text:list>
        <text:p text:style-name="P261"><text:span text:style-name="CharStyle34">Noun<text:tab/>Denominal verb</text:span></text:p>
        <text:list text:style-name="L16" xml:id="17">
          <text:list-item>
            <text:p text:style-name="P262"><text:bookmark-start text:name="bookmark48"/><text:bookmark-end text:name="bookmark48"/><text:span text:style-name="CharStyle34"><text:tab/>riqqud ‘dance’ </text:span></text:p>
          </text:list-item>
          <text:list-item>
            <text:p text:style-name="P263"><text:bookmark-start text:name="bookmark49"/><text:bookmark-end text:name="bookmark49"/><text:span text:style-name="CharStyle34"><text:tab/>melex ‘king’<text:tab/>himlix</text:span><text:span text:style-name="T331"><text:note text:note-class="footnote"><text:note-citation/><text:note-body><text:p text:style-name="P70"><text:span text:style-name="T1"/><text:span text:style-name="CharStyle4"><text:tab/></text:span><text:span text:style-name="CharStyle3">A reviewer suggests that </text:span><text:span text:style-name="CharStyle5">himlix</text:span><text:span text:style-name="CharStyle3"><text:s text:c="1"/>may have a base verb like </text:span><text:span text:style-name="CharStyle5">malax</text:span><text:span text:style-name="CharStyle3"><text:s text:c="1"/>‘to make a king’. Nonetheless Dr Dibikee indicated to me that </text:span><text:span text:style-name="CharStyle5">himlix</text:span><text:span text:style-name="CharStyle3"><text:s text:c="1"/>and </text:span><text:span text:style-name="CharStyle5">malax</text:span><text:span text:style-name="CharStyle3"><text:s text:c="1"/>are both derived from the noun </text:span><text:span text:style-name="CharStyle5">melex</text:span><text:span text:style-name="CharStyle3"><text:s text:c="1"/>‘king’ suggesting that these two verbs are denominal since they are derived from a nominal source.</text:span></text:p></text:note-body></text:note></text:span><text:span text:style-name="CharStyle34"><text:s text:c="1"/>‘to make someone king’</text:span></text:p>
          </text:list-item>
          <text:list-item>
            <text:p text:style-name="P264"><text:bookmark-start text:name="bookmark50"/><text:bookmark-end text:name="bookmark50"/><text:span text:style-name="CharStyle34"><text:tab/>?oxl ‘food’</text:span></text:p>
          </text:list-item>
          <text:list-item>
            <text:p text:style-name="P265"><text:bookmark-start text:name="bookmark51"/><text:bookmark-end text:name="bookmark51"/><text:span text:style-name="CharStyle34"><text:tab/>yadid ‘friend’<text:tab/>hityaddid ‘to be friend’</text:span></text:p>
          </text:list-item>
          <text:list-item>
            <text:p text:style-name="P266"><text:bookmark-start text:name="bookmark52"/><text:bookmark-end text:name="bookmark52"/><text:span text:style-name="CharStyle34"><text:tab/>telbbuit ‘dress’ </text:span></text:p>
          </text:list-item>
        </text:list>
        <text:p text:style-name="P267"><text:span text:style-name="CharStyle34">The nouns in (6 b, d) have the denominal verbs </text:span><text:span text:style-name="CharStyle59">himlix</text:span><text:span text:style-name="CharStyle34"><text:s text:c="1"/>and </text:span><text:span text:style-name="CharStyle59">hityaddid.</text:span><text:span text:style-name="CharStyle34"><text:s text:c="1"/>These nouns do not have a base verb. Instead they are derived from nouns, hence they are called </text:span><text:span text:style-name="CharStyle59">denominal</text:span><text:span text:style-name="CharStyle34"><text:s text:c="1"/>verbs. On the other hand, the nouns in (6) a, c, e do not develop denominal verbs since these nouns have basic </text:span><text:span text:style-name="CharStyle59">PaSal</text:span><text:span text:style-name="CharStyle34"><text:s text:c="1"/>forms</text:span><text:span text:style-name="T331"><text:note text:note-class="footnote"><text:note-citation/><text:note-body><text:p text:style-name="P71"><text:span text:style-name="T1"/><text:span text:style-name="CharStyle4"><text:tab/></text:span><text:span text:style-name="CharStyle3">Examples are taken from G. N. Saad and S. Bolozky, “Causativization and Transitivization in Arabic and Modern hebrew,” </text:span><text:span text:style-name="CharStyle5">Afroasiatic Linguistics,</text:span><text:span text:style-name="CharStyle3"><text:s text:c="1"/>9/2, (1984), p. 34).</text:span></text:p></text:note-body></text:note></text:span><text:span text:style-name="CharStyle34"><text:s text:c="1"/>as (7) shows:</text:span></text:p>
        <text:list text:style-name="L8" xml:id="9">
          <text:list-item>
            <text:h text:outline-level="3" text:style-name="P268">(7)<text:bookmark-start text:name="bookmark53"/><text:bookmark-start text:name="bookmark54"/><text:bookmark-start text:name="bookmark55"/><text:bookmark-start text:name="bookmark56"/><text:bookmark-end text:name="bookmark55"/><text:span text:style-name="CharStyle44"><text:tab/></text:span><text:span text:style-name="CharStyle42">Hebrew Non-Denominal verbs</text:span><text:bookmark-end text:name="bookmark53"/><text:bookmark-end text:name="bookmark54"/><text:bookmark-end text:name="bookmark56"/></text:h>
          </text:list-item>
        </text:list>
        <text:p text:style-name="P269"><text:span text:style-name="CharStyle34">Pa؟al Verb<text:tab/>Hifrl</text:span></text:p>
        <text:list text:style-name="L18" xml:id="19">
          <text:list-item>
            <text:p text:style-name="P270"><text:bookmark-start text:name="bookmark57"/><text:bookmark-end text:name="bookmark57"/><text:span text:style-name="CharStyle34"><text:tab/>raqad ‘dance’<text:tab/>hirqid ‘cause dance’</text:span></text:p>
          </text:list-item>
          <text:list-item>
            <text:p text:style-name="P271"><text:bookmark-start text:name="bookmark58"/><text:bookmark-end text:name="bookmark58"/><text:span text:style-name="CharStyle34"><text:tab/>?axal ‘eat’<text:tab/>hae?axil ‘cause to eat’</text:span></text:p>
          </text:list-item>
        </text:list>
        <text:p text:style-name="P272"><draw:frame draw:style-name="fr12" svg:x="4.791cm" svg:y="0.035cm" svg:width="2.972cm" text:anchor-type="paragraph"><draw:text-box fo:min-height="0.526cm"><text:p text:style-name="P117"><text:span text:style-name="CharStyle34">c. lavash ‘wear’</text:span></text:p></draw:text-box></draw:frame><text:span text:style-name="CharStyle34">hilbish ‘cause to wear, dress someone)</text:span></text:p>
        <text:p text:style-name="P273"><text:span text:style-name="CharStyle34">The nouns in (6) have basic </text:span><text:span text:style-name="CharStyle59">pafal</text:span><text:span text:style-name="CharStyle34"><text:s text:c="1"/>verbs in (7); therefore, such nouns do not form denominal verbs. These </text:span><text:span text:style-name="CharStyle59">pafal</text:span><text:span text:style-name="CharStyle34"><text:s text:c="1"/>verbs can develop the regular causative verbs in </text:span><text:span text:style-name="CharStyle59">Hifftl</text:span><text:span text:style-name="CharStyle34"><text:s text:c="1"/>form</text:span><text:span text:style-name="T331">22</text:span><text:span text:style-name="CharStyle34">. There is no regular rule that determines what nouns have denominal verbs and what nouns do not. As a result, certain nouns have to be lexically specified to take denominal verbs. Such list of irregular verbs is then memorized by native speakers.</text:span></text:p>
        <table:table table:style-name="Table5">
          <table:table-column table:style-name="Table5.C1"/>
          <table:table-column table:style-name="Table5.C2"/>
          <table:table-column table:style-name="Table5.C3"/>
          <table:table-row table:style-name="Table5.R1">
            <table:table-cell table:style-name="Table5.Cell1" table:number-columns-spanned="2">
              <text:p text:style-name="P274"><text:span text:style-name="CharStyle11">Now let us consider Arabic</text:span><text:span text:style-name="T597">23</text:span><text:span text:style-name="CharStyle11">:</text:span></text:p>
            </table:table-cell>
            <table:table-cell table:style-name="Table5.Cell2">
              <text:p text:style-name="P415"/>
            </table:table-cell>
          </table:table-row>
          <table:table-row table:style-name="Table5.R2">
            <table:table-cell table:style-name="Table5.Cell3">
              <text:p text:style-name="P275"><text:span text:style-name="CharStyle11">(8)</text:span></text:p>
            </table:table-cell>
            <table:table-cell table:style-name="Table5.Cell4">
              <text:p text:style-name="P276"><text:span text:style-name="CharStyle69">Arabic Denominal verbs</text:span></text:p>
            </table:table-cell>
            <table:table-cell table:style-name="Table5.Cell5">
              <text:p text:style-name="P415"/>
            </table:table-cell>
          </table:table-row>
          <table:table-row table:style-name="Table5.R3">
            <table:table-cell table:style-name="Table5.Cell6">
              <text:p text:style-name="P415"/>
            </table:table-cell>
            <table:table-cell table:style-name="Table5.Cell7">
              <text:p text:style-name="P277"><text:span text:style-name="CharStyle11">Noun</text:span></text:p>
            </table:table-cell>
            <table:table-cell table:style-name="Table5.Cell8">
              <text:p text:style-name="P278"><text:span text:style-name="CharStyle11">Denominal verb</text:span></text:p>
            </table:table-cell>
          </table:table-row>
          <table:table-row table:style-name="Table5.R4">
            <table:table-cell table:style-name="Table5.Cell9">
              <text:p text:style-name="P415"/>
            </table:table-cell>
            <table:table-cell table:style-name="Table5.Cell10">
              <text:p text:style-name="P279"><text:span text:style-name="CharStyle11">a. raqas ‘dance’</text:span></text:p>
            </table:table-cell>
            <table:table-cell table:style-name="Table5.Cell11">
              <text:p text:style-name="P415"/>
            </table:table-cell>
          </table:table-row>
          <table:table-row table:style-name="Table5.R5">
            <table:table-cell table:style-name="Table5.Cell12">
              <text:p text:style-name="P415"/>
            </table:table-cell>
            <table:table-cell table:style-name="Table5.Cell13">
              <text:p text:style-name="P280"><text:span text:style-name="CharStyle11">b. jaish ‘army’</text:span></text:p>
            </table:table-cell>
            <table:table-cell table:style-name="Table5.Cell14">
              <text:p text:style-name="P281"><text:span text:style-name="CharStyle11">jayysha ‘make an army’</text:span></text:p>
            </table:table-cell>
          </table:table-row>
          <table:table-row table:style-name="Table5.R6">
            <table:table-cell table:style-name="Table5.Cell15">
              <text:p text:style-name="P415"/>
            </table:table-cell>
            <table:table-cell table:style-name="Table5.Cell16">
              <text:p text:style-name="P282"><text:span text:style-name="CharStyle11">c. ?akl ‘food’</text:span></text:p>
            </table:table-cell>
            <table:table-cell table:style-name="Table5.Cell17">
              <text:p text:style-name="P415"/>
            </table:table-cell>
          </table:table-row>
          <table:table-row table:style-name="Table5.R7">
            <table:table-cell table:style-name="Table5.Cell18">
              <text:p text:style-name="P415"/>
            </table:table-cell>
            <table:table-cell table:style-name="Table5.Cell19">
              <text:p text:style-name="P283"><text:span text:style-name="CharStyle11">d. jild ‘skin (an animal)’</text:span></text:p>
            </table:table-cell>
            <table:table-cell table:style-name="Table5.Cell20">
              <text:p text:style-name="P284"><text:span text:style-name="CharStyle11">jallada ‘bound (a book)’</text:span></text:p>
            </table:table-cell>
          </table:table-row>
          <table:table-row table:style-name="Table5.R8">
            <table:table-cell table:style-name="Table5.Cell21">
              <text:p text:style-name="P415"/>
            </table:table-cell>
            <table:table-cell table:style-name="Table5.Cell22">
              <text:p text:style-name="P285"><text:span text:style-name="CharStyle11">e. libs ‘dress’</text:span></text:p>
            </table:table-cell>
            <table:table-cell table:style-name="Table5.Cell23">
              <text:p text:style-name="P415"/>
            </table:table-cell>
          </table:table-row>
        </table:table>
        <text:p text:style-name="P46"/>
        <text:p text:style-name="P286"><text:span text:style-name="CharStyle34">As the case in Hebrew, Arabic nouns in (8b,d) form denominal verbs. Since there is no </text:span><text:span text:style-name="CharStyle59">fa</text:span><text:span text:style-name="CharStyle63">א</text:span><text:span text:style-name="CharStyle59">ala</text:span><text:span text:style-name="CharStyle34"><text:s text:c="1"/>base verb, the verb has no other way but to be derived from the noun. On the other hand, the nouns in (8a, c, e) lack denominal verbs as indicated by the gap because the nouns have basic </text:span><text:span text:style-name="CharStyle59">fa</text:span><text:span text:style-name="CharStyle63">א</text:span><text:span text:style-name="CharStyle59">ala</text:span><text:span text:style-name="CharStyle34"><text:s text:c="1"/>verb forms as (9) shows:</text:span></text:p>
        <text:list text:style-name="L20" xml:id="21">
          <text:list-item>
            <text:p text:style-name="P287"><text:bookmark-start text:name="bookmark59"/><text:bookmark-end text:name="bookmark59"/><text:span text:style-name="CharStyle34"><text:tab/></text:span><text:span text:style-name="CharStyle70">Arabic Non-Denominal verbs</text:span></text:p>
          </text:list-item>
        </text:list>
        <table:table table:style-name="Table6">
          <table:table-column table:style-name="Table6.C1"/>
          <table:table-column table:style-name="Table6.C2"/>
          <table:table-row table:style-name="Table6.R1">
            <table:table-cell table:style-name="Table6.Cell1">
              <text:p text:style-name="P290"><text:span text:style-name="CharStyle54">ala؟Fa</text:span></text:p>
            </table:table-cell>
            <table:table-cell table:style-name="Table6.Cell2">
              <text:p text:style-name="P291"><text:span text:style-name="CharStyle11">Causative</text:span></text:p>
            </table:table-cell>
          </table:table-row>
          <table:table-row table:style-name="Table6.R2">
            <table:table-cell table:style-name="Table6.Cell3">
              <text:p text:style-name="P292"><text:span text:style-name="CharStyle11">a. raqasa ‘dance’</text:span></text:p>
            </table:table-cell>
            <table:table-cell table:style-name="Table6.Cell4">
              <text:p text:style-name="P293"><text:span text:style-name="CharStyle11">raqqasa ‘caused to dance’</text:span></text:p>
            </table:table-cell>
          </table:table-row>
          <table:table-row table:style-name="Table6.R3">
            <table:table-cell table:style-name="Table6.Cell5">
              <text:p text:style-name="P294"><text:span text:style-name="CharStyle11">b. ?akala ‘ate’</text:span></text:p>
            </table:table-cell>
            <table:table-cell table:style-name="Table6.Cell6">
              <text:p text:style-name="P295"><text:span text:style-name="CharStyle11">?akkala ‘caused to eat’</text:span></text:p>
            </table:table-cell>
          </table:table-row>
        </table:table>
        <text:list text:style-name="L22" xml:id="23">
          <text:list-item>
            <text:p text:style-name="P288"><text:span text:style-name="CharStyle49"><text:tab/></text:span><text:span text:style-name="CharStyle48">It is worth mentioning that unlike denominal verbs that are irregularly derived from some nouns, pa</text:span><text:span text:style-name="CharStyle71">^</text:span><text:span text:style-name="CharStyle48">al verbs produce causatives in Hiffil form more productively as (7) shows. The examples in (7) are taken from Saad and Bolozky, “Causativization,”. P. 34</text:span></text:p>
          </text:list-item>
          <text:list-item>
            <text:p text:style-name="P289"><text:span text:style-name="CharStyle49"><text:tab/></text:span><text:span text:style-name="CharStyle48">The denominal verbs in (8) are taken from Wright, </text:span><text:span text:style-name="CharStyle50">A Grammar of the Arabic Language, </text:span><text:span text:style-name="CharStyle48">p.32. Wright observes that such verbs are derived from nouns.</text:span></text:p>
          </text:list-item>
        </text:list>
        <text:list text:style-name="L18" xml:id="19">
          <text:list-item>
            <text:p text:style-name="P296"><text:bookmark-start text:name="bookmark60"/><text:bookmark-end text:name="bookmark60"/><text:span text:style-name="CharStyle34"><text:tab/>labasa ‘dressed’<text:tab/>labbasa ‘caused to dress’</text:span></text:p>
          </text:list-item>
        </text:list>
        <text:p text:style-name="P297"><text:span text:style-name="CharStyle34">The nouns in (8a, c, e) have basic </text:span><text:span text:style-name="CharStyle59">fafala</text:span><text:span text:style-name="CharStyle34"><text:s text:c="1"/>verbs as (9) illustrates. Hence no denominal verb is derived. Unlike the case in a denominal verb, the causative </text:span><text:span text:style-name="CharStyle59">faffala</text:span><text:span text:style-name="CharStyle34"><text:s text:c="1"/>is formed directly and more productively from the</text:span><text:span text:style-name="CharStyle59">fafala</text:span><text:span text:style-name="CharStyle34"><text:s text:c="1"/>verb.</text:span></text:p>
        <text:p text:style-name="P298"><text:span text:style-name="CharStyle34">We can conclude that denominal verbs in Arabic and Hebrew are derived from nouns since they lack base verbs. There is no regular rule that can predict the formation of denominal verb. Instead the formation of a denominal verb is lexically restricted because some nouns choose to develop a denominal verb while others simply do not.</text:span></text:p>
        <text:p text:style-name="P299"><text:span text:style-name="CharStyle34">2.2 Semantic unpredictability</text:span></text:p>
        <text:p text:style-name="P300"><text:span text:style-name="CharStyle34">We observed in the previous section that the formation of denominative verbs is irregular. Not every noun can derive a denominative verb but only those nouns that lack a basic</text:span><text:span text:style-name="CharStyle59">fafala</text:span><text:span text:style-name="CharStyle34"><text:s text:c="1"/>or </text:span><text:span text:style-name="CharStyle59">Pafal</text:span><text:span text:style-name="CharStyle34"><text:s text:c="1"/>form. Therefore the formation of denominative verbs is determined lexically. Beside lexical gaps, another strong indication of the lexical nature of the denominal verb is the unpredictability of its meaning. The denominatives have unpredictable meanings. The noun itself irregularly determines the meaning of the denominative verb. In fact the meaning of the denominative verb varies depending on the underlying noun</text:span><text:span text:style-name="T331"><text:note text:note-class="footnote"><text:note-citation/><text:note-body><text:p text:style-name="P72"><text:span text:style-name="T1"/><text:span text:style-name="CharStyle4"><text:tab/></text:span><text:span text:style-name="CharStyle3">For the possible meanings of denominal verbs, see Wright, </text:span><text:span text:style-name="CharStyle5">A Grammar of the Arabic Language,</text:span><text:span text:style-name="CharStyle3"><text:s text:c="1"/>p.35.</text:span></text:p></text:note-body></text:note></text:span><text:span text:style-name="CharStyle34">. Below I explain three different meanings of denominal verbs. As-sayyed refers to theses meanings in Arabic.</text:span><text:span text:style-name="T331"><text:note text:note-class="footnote"><text:note-citation/><text:note-body><text:p text:style-name="P73"><text:span text:style-name="T1"/><text:span text:style-name="CharStyle4"><text:tab/></text:span><text:span text:style-name="CharStyle3">A. M. as-Sayyed, </text:span><text:span text:style-name="CharStyle5">al-Mughni fii film as-Sarf</text:span><text:span text:style-name="CharStyle3"><text:s text:c="1"/>(College of Science and Arts: al-Hashimyyah University, 1988), 136-141.</text:span></text:p></text:note-body></text:note></text:span></text:p>
        <text:list text:style-name="L24" xml:id="25">
          <text:list-item>
            <text:p text:style-name="P301"><text:bookmark-start text:name="bookmark61"/><text:bookmark-end text:name="bookmark61"/><text:span text:style-name="CharStyle34"><text:tab/>Acquiring a quality or a state:</text:span></text:p>
          </text:list-item>
        </text:list>
        <text:p text:style-name="P302"><text:span text:style-name="CharStyle34">The denominal verb can express a quality or state of the original noun from which the verb was derived. Let us consider examples from Hebrew and Arabic:</text:span></text:p>
        <text:p text:style-name="P47"><draw:frame draw:style-name="fr13" svg:x="3.702cm" svg:y="0.000cm" svg:width="6.350cm" svg:height="6.782cm" text:anchor-type="paragraph"><draw:text-box><text:list text:style-name="L2" xml:id="3"><text:list-item><text:h text:outline-level="3" text:style-name="P118">(10)<text:bookmark-start text:name="bookmark3"/><text:bookmark-start text:name="bookmark4"/><text:bookmark-start text:name="bookmark5"/><text:bookmark-start text:name="bookmark6"/><text:bookmark-end text:name="bookmark5"/><text:span text:style-name="CharStyle44"><text:tab/>a. </text:span><text:span text:style-name="CharStyle42">Hebrew Denominal verbs</text:span><text:bookmark-end text:name="bookmark3"/><text:bookmark-end text:name="bookmark4"/><text:bookmark-end text:name="bookmark6"/></text:h></text:list-item></text:list><text:p text:style-name="P119"><text:span text:style-name="CharStyle34">Noun</text:span></text:p><text:p text:style-name="P120"><text:span text:style-name="CharStyle34">birex ‘blessing’</text:span></text:p><text:p text:style-name="P121"><text:span text:style-name="CharStyle34">sheivah ‘praise’</text:span></text:p><text:h text:outline-level="3" text:style-name="P122"><text:bookmark-start text:name="bookmark7"/><text:bookmark-start text:name="bookmark8"/><text:bookmark-start text:name="bookmark9"/><text:span text:style-name="CharStyle45">b</text:span><text:span text:style-name="CharStyle44"><text:s text:c="1"/></text:span><text:span text:style-name="CharStyle42">Arabic Denominal verbs</text:span><text:bookmark-end text:name="bookmark7"/><text:bookmark-end text:name="bookmark8"/><text:bookmark-end text:name="bookmark9"/></text:h><text:p text:style-name="P123"><text:span text:style-name="CharStyle34">Noun</text:span></text:p><text:p text:style-name="P124"><text:span text:style-name="CharStyle34">؟arabyyun ‘an Arab’</text:span></text:p><text:p text:style-name="P125"><text:span text:style-name="CharStyle34">najdatun ‘aid’</text:span></text:p></draw:text-box></draw:frame><draw:frame draw:style-name="fr14" svg:x="11.204cm" svg:y="0.737cm" svg:width="6.121cm" svg:height="6.045cm" text:anchor-type="paragraph"><draw:text-box><text:p text:style-name="P126"><text:span text:style-name="CharStyle34">Denominal verb</text:span></text:p><text:p text:style-name="P127"><text:span text:style-name="CharStyle34">birrix ‘make blessing’</text:span></text:p><text:p text:style-name="P128"><text:span text:style-name="CharStyle34">shibbah ‘make praise’</text:span></text:p><text:p text:style-name="P129"><text:span text:style-name="CharStyle34">Denominal verb</text:span></text:p><text:p text:style-name="P130"><text:span text:style-name="CharStyle34">؟arraba ‘make an Arab or Arabian’</text:span></text:p><text:p text:style-name="P131"><text:span text:style-name="CharStyle34">?anjada ‘make aid’</text:span></text:p></draw:text-box></draw:frame></text:p>
        <text:p text:style-name="P303"><text:span text:style-name="CharStyle34">The verbs in (10) express states or qualities ‘i.e. blessing, Arab... ’ represented by the nouns deriving these verbs.</text:span></text:p>
        <text:list text:style-name="L24" xml:id="25">
          <text:list-item>
            <text:p text:style-name="P304"><text:bookmark-start text:name="bookmark62"/><text:bookmark-end text:name="bookmark62"/><text:span text:style-name="CharStyle34"><text:tab/>Obtaining or having something</text:span></text:p>
          </text:list-item>
        </text:list>
        <text:p text:style-name="P305"><text:bookmark-start text:name="bookmark63"/><text:span text:style-name="CharStyle34">A</text:span><text:bookmark-end text:name="bookmark63"/><text:span text:style-name="CharStyle34">nother meaning of the denominative verb is to express having or obtaining the noun as the following examples illustrate:</text:span></text:p>
        <text:p text:style-name="P48"><draw:frame draw:style-name="fr15" svg:x="3.600cm" svg:y="0.247cm" svg:width="6.452cm" svg:height="6.528cm" text:anchor-type="paragraph"><draw:text-box><text:list text:style-name="L4" xml:id="5"><text:list-item><text:h text:outline-level="3" text:style-name="P132">(11)<text:bookmark-start text:name="bookmark10"/><text:bookmark-start text:name="bookmark11"/><text:bookmark-start text:name="bookmark12"/><text:bookmark-start text:name="bookmark13"/><text:bookmark-end text:name="bookmark12"/><text:span text:style-name="CharStyle44"><text:tab/>a. </text:span><text:span text:style-name="CharStyle42">Hebrew Denominal verbs</text:span><text:bookmark-end text:name="bookmark10"/><text:bookmark-end text:name="bookmark11"/><text:bookmark-end text:name="bookmark13"/></text:h></text:list-item></text:list><text:p text:style-name="P133"><text:span text:style-name="CharStyle34">Noun</text:span></text:p><text:p text:style-name="P134"><text:span text:style-name="CharStyle34">؛avac ‘heart attack’</text:span></text:p><text:p text:style-name="P135"><text:span text:style-name="CharStyle34">pri ‘a fruit’</text:span></text:p><text:h text:outline-level="3" text:style-name="P136"><text:bookmark-start text:name="bookmark14"/><text:bookmark-start text:name="bookmark15"/><text:bookmark-start text:name="bookmark16"/><text:span text:style-name="CharStyle44">b. </text:span><text:span text:style-name="CharStyle42">Arabic Denominal verbs</text:span><text:bookmark-end text:name="bookmark14"/><text:bookmark-end text:name="bookmark15"/><text:bookmark-end text:name="bookmark16"/></text:h><text:p text:style-name="P137"><text:span text:style-name="CharStyle34">Noun</text:span></text:p><text:p text:style-name="P138"><text:span text:style-name="CharStyle34">waraqun ‘tree leaves’</text:span></text:p><text:p text:style-name="P139"><text:span text:style-name="CharStyle34">eamarun ‘a fruit’</text:span></text:p></draw:text-box></draw:frame><draw:frame draw:style-name="fr16" svg:x="11.202cm" svg:y="0.975cm" svg:width="5.860cm" svg:height="6.156cm" text:anchor-type="paragraph"><draw:text-box><text:p text:style-name="P140"><text:span text:style-name="CharStyle34">Denominal verb</text:span></text:p><text:p text:style-name="P141"><text:span text:style-name="CharStyle34">hijtavec ‘have heart attack’</text:span><text:span text:style-name="T331">26<text:line-break/></text:span><text:span text:style-name="CharStyle34">hifra ‘bore a fruit’</text:span></text:p><text:p text:style-name="P142"><text:span text:style-name="CharStyle34">Denominal verb</text:span></text:p><text:p text:style-name="P143"><text:span text:style-name="CharStyle34">?awraqa ‘have tree leaves’</text:span></text:p><text:p text:style-name="P144"><text:span text:style-name="CharStyle34">?aemara ‘bore a fruit’</text:span></text:p></draw:text-box></draw:frame></text:p>
        <text:p text:style-name="P306"><text:bookmark-start text:name="bookmark64"/><text:span text:style-name="CharStyle34">A</text:span><text:bookmark-end text:name="bookmark64"/><text:span text:style-name="CharStyle34">s-Sayyed observes that the verbs in (11b) express obtaining the noun</text:span><text:span text:style-name="T331"><text:note text:note-class="footnote"><text:note-citation/><text:note-body><text:p text:style-name="P75"><text:span text:style-name="T1"/><text:span text:style-name="CharStyle4"><text:tab/></text:span><text:span text:style-name="CharStyle3">as-Sayyed, </text:span><text:span text:style-name="CharStyle5">al-Mughni fli film as-Sarf,</text:span><text:span text:style-name="CharStyle3"><text:s text:c="1"/>p. 131 and 141.</text:span></text:p></text:note-body></text:note></text:span><text:span text:style-name="CharStyle34">. </text:span><text:span text:style-name="CharStyle59">?aemara</text:span><text:span text:style-name="CharStyle34"><text:s text:c="1"/>for instance suggests having </text:span><text:span text:style-name="CharStyle59">eamarun.</text:span></text:p>
        <text:list text:style-name="L24" xml:id="25">
          <text:list-item>
            <text:p text:style-name="P307"><text:bookmark-start text:name="bookmark65"/><text:bookmark-end text:name="bookmark65"/><text:span text:style-name="CharStyle34"><text:tab/>Entering upon a period of time</text:span></text:p>
          </text:list-item>
        </text:list>
        <text:p text:style-name="P308"><text:span text:style-name="CharStyle34">Denominal verbs can also mean getting into a period of time specified by the noun</text:span><text:span text:style-name="T331"><text:note text:note-class="footnote"><text:note-citation/><text:note-body><text:p text:style-name="P76"><text:span text:style-name="T1"/><text:span text:style-name="CharStyle4"><text:tab/></text:span><text:span text:style-name="CharStyle3">as-Sayyed, </text:span><text:span text:style-name="CharStyle5">al-Mughni fli film as-Sarf,</text:span><text:span text:style-name="CharStyle3"><text:s text:c="1"/>p. 136 and 141.</text:span></text:p></text:note-body></text:note></text:span><text:span text:style-name="CharStyle34">. The well-known Arab scholar </text:span><text:span text:style-name="CharStyle59">Ibn Yafiif</text:span><text:span text:style-name="CharStyle34"><text:s text:c="1"/>argues that some verbs in Arabic can be formed from the times of the day like </text:span><text:span text:style-name="CharStyle59">?asbaha</text:span><text:span text:style-name="CharStyle34"><text:s text:c="1"/>‘was in the morning’</text:span><text:span text:style-name="T331"><text:note text:note-class="footnote"><text:note-citation/><text:note-body><text:p text:style-name="P77"><text:span text:style-name="T1"/><text:span text:style-name="CharStyle4"><text:tab/></text:span><text:span text:style-name="CharStyle3">Ibn Ya؟iif, </text:span><text:span text:style-name="CharStyle5">Jarh al-Mufasal,</text:span><text:span text:style-name="CharStyle3"><text:s text:c="1"/>second volume (Beruit: ؟aalam al-Kutub, no date), 103-104.</text:span></text:p></text:note-body></text:note></text:span><text:span text:style-name="CharStyle34">.</text:span></text:p>
        <text:p text:style-name="P309"><text:span text:style-name="CharStyle34">Consider the following examples:</text:span></text:p>
        <text:list text:style-name="L26" xml:id="27">
          <text:list-item>
            <text:p text:style-name="P310"><text:bookmark-start text:name="bookmark66"/><text:bookmark-end text:name="bookmark66"/><text:span text:style-name="CharStyle34"><text:tab/>Noun<text:tab/>Denominal verb</text:span></text:p>
          </text:list-item>
        </text:list>
        <text:p text:style-name="P311"><text:span text:style-name="CharStyle34">ha xim ‘early in time’<text:tab/>hijkim ‘be in early time’ (Hebrew)</text:span></text:p>
        <text:p text:style-name="P312"><text:span text:style-name="CharStyle34">masaa? ‘night’<text:tab/>?amsa ‘be in night’ (Arabic)</text:span></text:p>
        <text:p text:style-name="P313"><text:span text:style-name="CharStyle34">In conclusion, denominative verbs are lexically formed. Support for the lexical nature of such verbs comes from the lexical properties based on irregular gaps represented by the lack of verb bases. Another argument is the semantic unpredictability of denominal verbs that defined according to the original noun.</text:span></text:p>
        <text:p text:style-name="P314"><text:span text:style-name="CharStyle34">3. The Syntactic evidence</text:span></text:p>
        <text:p text:style-name="P315"><text:span text:style-name="CharStyle34">In this section, I show how modifiers behave in terms of scope and related reading(s). The use of modifiers presents strong evidence for the lexical nature of Arabic and Hebrew denominative verbs. First I begin with the scope of modifiers and then proceed to discuss the possible readings of the modifiers. These arguments show that a denominal verb is not syntactically indivisible into a verb and a noun.</text:span></text:p>
        <text:p text:style-name="P316"><text:span text:style-name="CharStyle34">3.1 Scope of modifiers</text:span></text:p>
        <text:p text:style-name="P317"><text:span text:style-name="CharStyle34">Modifiers can test if a verb predicate is formed as one lexical predicate or made up of two verb predicates. Consider the following examples in Arabic:</text:span></text:p>
        <text:list text:style-name="L26" xml:id="27">
          <text:list-item>
            <text:p text:style-name="P318"><text:bookmark-start text:name="bookmark67"/><text:bookmark-end text:name="bookmark67"/><text:span text:style-name="T527"><text:tab/></text:span><text:span text:style-name="CharStyle34">a. ?amtara-t<text:tab/>as-samaa?-u sarii؟an.</text:span></text:p>
          </text:list-item>
        </text:list>
        <text:p text:style-name="P319"><text:span text:style-name="CharStyle34">had-rain the-sky-nom quickly-acc The sky had rained quickly.</text:span></text:p>
        <text:p text:style-name="P320"><text:span text:style-name="CharStyle34">b. ?albana-ti<text:tab/>n-naaqat-u<text:tab/>؟aajilan.</text:span></text:p>
        <text:p text:style-name="P321"><text:span text:style-name="CharStyle34">become-milked the-she-camel-nom immediately-acc The she-camel came to have milk immediately.</text:span></text:p>
        <text:p text:style-name="P322"><text:span text:style-name="CharStyle34">The adverbs </text:span><text:span text:style-name="CharStyle59">sarUn</text:span><text:span text:style-name="CharStyle34"><text:s text:c="1"/>and </text:span><text:span text:style-name="CharStyle59">Haajilan</text:span><text:span text:style-name="CharStyle34"><text:s text:c="1"/>modify the verbs in (13). However other adverbs have different behavior:</text:span></text:p>
        <text:list text:style-name="L26" xml:id="27">
          <text:list-item>
            <text:p text:style-name="P323"><text:bookmark-start text:name="bookmark68"/><text:bookmark-end text:name="bookmark68"/><text:span text:style-name="CharStyle34"><text:tab/>a. *?albana-ti n-naaqat-u sahii-an.</text:span></text:p>
          </text:list-item>
        </text:list>
        <text:p text:style-name="P324"><text:span text:style-name="CharStyle34">become-milked the-she-camel-nom deliciously The she-camel came to have milk deliciously.</text:span></text:p>
        <text:p text:style-name="P325"><text:span text:style-name="CharStyle72">b</text:span><text:span text:style-name="CharStyle34"><text:s text:c="1"/>*?azhara-ti<text:tab/>l-wuruud-u<text:tab/>hamraa?-a.</text:span></text:p>
        <text:p text:style-name="P326"><text:span text:style-name="CharStyle34">become-bloomed the-flowers-nom red-acc The flowers bloomed red.</text:span></text:p>
        <text:p text:style-name="P327"><text:span text:style-name="CharStyle34">The adverbs </text:span><text:span text:style-name="CharStyle59">fahiian</text:span><text:span text:style-name="CharStyle34"><text:s text:c="1"/>and </text:span><text:span text:style-name="CharStyle59">taimraafa</text:span><text:span text:style-name="CharStyle34"><text:s text:c="1"/>cannot modify the denominative verbs in</text:span></text:p>
        <text:list text:style-name="L28" xml:id="29">
          <text:list-item>
            <text:p text:style-name="P328"><text:bookmark-start text:name="bookmark69"/><text:bookmark-end text:name="bookmark69"/><text:span text:style-name="CharStyle34"><text:tab/>; hence the sentences are ungrammatical. Why is there a difference between (13) and (14)? The adverbs in (14) cannot access the nominal part (i.e. </text:span><text:span text:style-name="CharStyle59">labanun </text:span><text:span text:style-name="CharStyle34">and </text:span><text:span text:style-name="CharStyle59">zaharun)</text:span><text:span text:style-name="CharStyle34"><text:s text:c="1"/>of the verbs </text:span><text:span text:style-name="CharStyle59">?albanat</text:span><text:span text:style-name="CharStyle34"><text:s text:c="1"/>and </text:span><text:span text:style-name="CharStyle59">?azharat.</text:span><text:span text:style-name="CharStyle34"><text:s text:c="1"/>The internal structure of the denominative verb is </text:span><text:span text:style-name="CharStyle59">opaque.</text:span><text:span text:style-name="CharStyle34"><text:s text:c="1"/>Therefore no syntactic operation like adverb modification can refer to the internal noun as a result of the Lexical Integrity Hypothesis (LIH) of Lapointe.</text:span><text:span text:style-name="T331"><text:note text:note-class="footnote"><text:note-citation/><text:note-body><text:p text:style-name="P78"><text:span text:style-name="T11"/><text:span text:style-name="CharStyle4"><text:tab/></text:span><text:span text:style-name="CharStyle3">Di Sciullo and Williams, </text:span><text:span text:style-name="CharStyle5">On the Definition of ^or^</text:span><text:span text:style-name="CharStyle3">, p. 49.</text:span></text:p></text:note-body></text:note></text:span><text:span text:style-name="CharStyle34"><text:s text:c="1"/>It is interesting to observe that when the noun is used as an independent lexical item, it can have modifiers:</text:span></text:p>
          </text:list-item>
          <text:list-item>
            <text:p text:style-name="P329"><text:bookmark-start text:name="bookmark70"/><text:bookmark-end text:name="bookmark70"/><text:span text:style-name="CharStyle34"><text:tab/>a. an-naaqat-u laban-u-ha sahii-un</text:span></text:p>
          </text:list-item>
        </text:list>
        <text:p text:style-name="P330"><text:span text:style-name="CharStyle34">the-she-camel-nom milk-nom-it delicious-nom</text:span></text:p>
        <text:p text:style-name="P331"><text:span text:style-name="CharStyle34">The she-camel’s milk is delicious.</text:span></text:p>
        <text:p text:style-name="P332"><text:span text:style-name="CharStyle34">b. aʃ-ʃajarat-u zuhuur-u-ha<text:tab/>hamraa?-u.</text:span></text:p>
        <text:p text:style-name="P333"><text:span text:style-name="CharStyle34">the-tree-nom flowers-nom-it red-nom</text:span></text:p>
        <text:p text:style-name="P334"><text:span text:style-name="CharStyle34">The tree flowers are red.</text:span></text:p>
        <text:p text:style-name="P335"><text:span text:style-name="CharStyle34">The modifiers in (15) access the nominal category and modify the nouns </text:span><text:span text:style-name="CharStyle59">labanun </text:span><text:span text:style-name="CharStyle34">and </text:span><text:span text:style-name="CharStyle59">zu^uu^un</text:span><text:span text:style-name="CharStyle34">. The same reasoning is applicable to the adverbs in (13). Namely the sentences in (13) are good since </text:span><text:span text:style-name="CharStyle59">sarin</text:span><text:span text:style-name="CharStyle34"><text:s text:c="1"/>and f</text:span><text:span text:style-name="CharStyle59">aajilan</text:span><text:span text:style-name="CharStyle34"><text:s text:c="1"/>refer to the verb as a</text:span></text:p>
        <text:p text:style-name="P336"><text:span text:style-name="CharStyle34">whole and not to the internal noun that is blocked by LIH.</text:span></text:p>
        <text:p text:style-name="P337"><text:span text:style-name="CharStyle34">Thus the noun is an internal part of the denominal verb that cannot be accessed by syntactic operations like modification as a direct result of LIH. This gives a conclusive evidence that the denominal verb is lexically formed as one lexical word that is opaque to the rules of syntax.</text:span></text:p>
        <text:p text:style-name="P338"><text:span text:style-name="CharStyle34">Turning now to Hebrew, let us examine this example</text:span><text:span text:style-name="T331"><text:note text:note-class="footnote"><text:note-citation/><text:note-body><text:p text:style-name="P79"><text:span text:style-name="T11"/><text:span text:style-name="CharStyle4"><text:tab/></text:span><text:span text:style-name="CharStyle3">The judgments and the interpretation of </text:span><text:span text:style-name="CharStyle5">all</text:span><text:span text:style-name="CharStyle3"><text:s text:c="1"/>the Hebrew sentences in this paper in terms of grammaticality as well as the possible readings are all based on the native knowledge of Dr. Shmuel Bolozky, a Professor in the Department of Judiac and Hebrew studies at the University of Massasschusetts-Amherst, as well as some other native speakers. I would like to thank them for their help. I would like to thank Dr. Ibraheem Nasraddiin Dibikee, a professor of Hebrew at the College of Languages and translation at King Saud University in Riyadh, for the time he gave to me to check the pronunciation of all he Hebrew words in this article.</text:span></text:p></text:note-body></text:note></text:span><text:span text:style-name="CharStyle34">:</text:span></text:p>
        <text:list text:style-name="L28" xml:id="29">
          <text:list-item>
            <text:p text:style-name="P339"><text:bookmark-start text:name="bookmark71"/><text:bookmark-end text:name="bookmark71"/><text:span text:style-name="CharStyle34"><text:tab/>John hit?aziiramaher / miyad.</text:span></text:p>
          </text:list-item>
        </text:list>
        <text:p text:style-name="P340"><text:span text:style-name="CharStyle34">John became- a citizen quickly / immediately</text:span></text:p>
        <text:p text:style-name="P341"><text:span text:style-name="CharStyle34">John became a citizen quickly / immediately.</text:span></text:p>
        <text:p text:style-name="P342"><text:span text:style-name="CharStyle34">The adverbs </text:span><text:span text:style-name="CharStyle59">maher</text:span><text:span text:style-name="CharStyle34"><text:s text:c="1"/>and </text:span><text:span text:style-name="CharStyle59">miyad</text:span><text:span text:style-name="CharStyle34"><text:s text:c="1"/>access the verb and hence they modify it. Similar to Arabic denominative verbs, the adverb in Hebrew cannot access the nominal</text:span></text:p>
        <text:p text:style-name="P343"><text:span text:style-name="CharStyle34">part of the verb as consequence of LIH. Consider the following example:</text:span></text:p>
        <text:list text:style-name="L28" xml:id="29">
          <text:list-item>
            <text:p text:style-name="P344"><text:bookmark-start text:name="bookmark72"/><text:bookmark-end text:name="bookmark72"/><text:span text:style-name="CharStyle34"><text:tab/>*John hit?aziirah<text:tab/>beni?manut.</text:span></text:p>
          </text:list-item>
        </text:list>
        <text:p text:style-name="P345"><text:span text:style-name="CharStyle34">John became- a citizen sincerely</text:span></text:p>
        <text:p text:style-name="P346"><text:span text:style-name="CharStyle34">John became a citizen sincerely.</text:span></text:p>
        <text:p text:style-name="P347"><text:span text:style-name="CharStyle34">The denominal verb is formed as one lexical complex word. One strong piece of evidence comes from the adverbial modification in syntax. As the examples from Hebrew and Arabic illustrate, the nominal part of the verb cannot be accessed by the adverbs as a result of LIH that blocks the reference of any syntactic operations to the internal structure of a word.</text:span></text:p>
        <text:p text:style-name="P348"><text:span text:style-name="CharStyle34">3.2 Adverb Semantics</text:span></text:p>
        <text:p text:style-name="P349"><text:span text:style-name="CharStyle34">The use of adverbs can determine if the denominal verb involves one verb predicate in which the noun is a lexical part of the verb. Or the denominative verb involves two predicates in syntax: a verb and a noun. I show in this section that adverbs used with denominal verbs involve one reading which is associated with one lexical word.</text:span></text:p>
        <text:p text:style-name="P350"><text:span text:style-name="CharStyle34">There is asymmetry in the behavior of adverbs in denominal verbs and causative verbs. Let us examine first Arabic and consider the adverb semantics in the causative structure:</text:span></text:p>
        <text:list text:style-name="L28" xml:id="29">
          <text:list-item>
            <text:p text:style-name="P351"><text:bookmark-start text:name="bookmark73"/><text:bookmark-end text:name="bookmark73"/><text:span text:style-name="CharStyle34"><text:tab/>darras-a<text:tab/>Mohammad-un<text:tab/>ataalib-a ðaahik-an.</text:span></text:p>
          </text:list-item>
        </text:list>
        <text:p text:style-name="P352"><text:span text:style-name="CharStyle34">caused-teach Mohammad-nom the-student-acc laughingly-acc Mohammed</text:span><text:span text:style-name="CharStyle64">i </text:span><text:span text:style-name="CharStyle34">taught the student</text:span><text:span text:style-name="CharStyle64">j </text:span><text:span text:style-name="CharStyle34">while he</text:span><text:span text:style-name="CharStyle64">i/j </text:span><text:span text:style-name="CharStyle34">was laughing.</text:span></text:p>
        <text:p text:style-name="P353"><text:span text:style-name="CharStyle34">(18) is ambiguous because the adverb </text:span><text:span text:style-name="CharStyle59">ðaahikan</text:span><text:span text:style-name="CharStyle34"><text:s text:c="1"/>has two readings associated with the two verb predicates. One reading is generated when the adverb refers to the derived causative verb t</text:span><text:span text:style-name="CharStyle59">farrasa</text:span><text:span text:style-name="CharStyle34">. The adverb modifies the matrix subject. Thus we get the reading that Mohammad laughingly taught the student. The other reading is established when the adverb refers to the embedded verb root </text:span><text:span text:style-name="CharStyle59">Tarawa</text:span><text:span text:style-name="CharStyle34">.</text:span></text:p>
        <text:p text:style-name="P354"><text:span text:style-name="CharStyle34">Accordingly, the adverb modifies the object and the reading of the sentence becomes Mohammad taught the student who was laughing. Hoyt confirms the </text:span><text:span text:style-name="CharStyle34">presence of ambiguity whenever causative verbs are used with adverbs in Arabic spoken by Lebanese Arabs.</text:span><text:span text:style-name="T331"><text:note text:note-class="footnote"><text:note-citation/><text:note-body><text:p text:style-name="P80"><text:span text:style-name="T1"/><text:span text:style-name="CharStyle4"><text:tab/></text:span><text:span text:style-name="CharStyle3">See K. E. Hoyt, “Verb Raising in Lebanese Arabic,” in </text:span><text:span text:style-name="CharStyle5">Student Conference in Linguistics, </text:span><text:span text:style-name="CharStyle3">MIT Working papers, Cambridge, Massachusetts: MIT University Press, (1989), Hoyt’s example (6a) p. 78. A reviewer suggests that the case marking should appear on the end of the words in (19), but case marking is deleted in Arabic dialects. Unlike the case in Standard Arabic, Lebanese Arabic dialect just like any other Arabic dialects is characterized by the absence of case marking. Therefore I leave (19) as Hoyt reported it with no modifications.</text:span></text:p></text:note-body></text:note></text:span></text:p>
        <text:list text:style-name="L28" xml:id="29">
          <text:list-item>
            <text:p text:style-name="P355"><text:bookmark-start text:name="bookmark74"/><text:bookmark-end text:name="bookmark74"/><text:span text:style-name="CharStyle34"><text:tab/>John massak xaalid l- nta<text:tab/>bi beit l-jiiraan.</text:span></text:p>
          </text:list-item>
        </text:list>
        <text:p text:style-name="P356"><text:span text:style-name="CharStyle34">John held-cause khaalid the suitcase in the house of neighbors John made Khaalid hold the suitcase in the neighbors’ house.</text:span></text:p>
        <text:p text:style-name="P357"><text:span text:style-name="CharStyle34">Hoyt reports that, according to native speakers, there are two possible readings depending on the verb predicate the adverb modifies.</text:span><text:span text:style-name="T331"><text:note text:note-class="footnote"><text:note-citation/><text:note-body><text:p text:style-name="P81"><text:span text:style-name="T1"/><text:span text:style-name="CharStyle4"><text:tab/></text:span><text:span text:style-name="CharStyle3">Hoyt, “Verb Raising ,” p. 78.</text:span></text:p></text:note-body></text:note></text:span><text:span text:style-name="CharStyle34"><text:s text:c="1"/>To illustrate, the adverb </text:span><text:span text:style-name="CharStyle59">bi beit ljiiraan</text:span><text:span text:style-name="CharStyle34"><text:s text:c="1"/>can modify the causative predicate </text:span><text:span text:style-name="CharStyle59">massak</text:span><text:span text:style-name="CharStyle34"><text:s text:c="1"/>and the meaning is that in the house of neighbors John made Khalid hold the suitcase. The adverb can also modify the verb root </text:span><text:span text:style-name="CharStyle59">masaka.</text:span><text:span text:style-name="CharStyle34"><text:s text:c="1"/>Hence the reading of the sentence becomes Khalid held the suitcase.</text:span></text:p>
        <text:p text:style-name="P358"><text:span text:style-name="CharStyle34">The ambiguity of the adverb in the causative structure is a direct result of the presence of two verb predicates in syntax: the causative verb that is marked morphologically by the gemination of the second consonant of verb, the other predicate is the verb root</text:span><text:span text:style-name="T331"><text:note text:note-class="footnote"><text:note-citation/><text:note-body><text:p text:style-name="P82"><text:span text:style-name="T1"/><text:span text:style-name="CharStyle4"><text:tab/></text:span><text:span text:style-name="CharStyle3">Given the ambiguity of the adverb in (19), Hoyt assumes that the causative is derived syntactically by means of merging the verb root with the causative head. This analysis follows Baker’s incorporation theory (1988) that analyzes the causative by moving the verb root (e.g. </text:span><text:span text:style-name="CharStyle5">darasa)</text:span><text:span text:style-name="CharStyle3"><text:s text:c="1"/>to the higher causative morpheme (e.g. </text:span><text:span text:style-name="CharStyle5">cause)</text:span><text:span text:style-name="CharStyle3">. The two verbal roots incorporate together making up the causative verb (e.g. </text:span><text:span text:style-name="CharStyle5">darrasa)</text:span><text:span text:style-name="CharStyle3">.</text:span></text:p></text:note-body></text:note></text:span><text:span text:style-name="CharStyle34">. What about denominal verbs? Do they have ambiguity with adverbs? Let us consider the following examples:</text:span></text:p>
        <text:list text:style-name="L28" xml:id="29">
          <text:list-item>
            <text:p text:style-name="P359"><text:bookmark-start text:name="bookmark75"/><text:bookmark-end text:name="bookmark75"/><text:span text:style-name="CharStyle34"><text:tab/>a. ?albana-ti n-naaqat-u<text:tab/>؟aajilan.</text:span></text:p>
          </text:list-item>
        </text:list>
        <text:p text:style-name="P360"><text:span text:style-name="CharStyle34">become-milked the-she-camel-nom immediately-acc The she-camel came to have milk immediately.</text:span></text:p>
        <text:p text:style-name="P361"><draw:frame draw:style-name="fr17" svg:x="4.240cm" svg:y="0.035cm" svg:width="2.277cm" text:anchor-type="paragraph"><draw:text-box fo:min-height="0.526cm"><text:p text:style-name="P145"><text:span text:style-name="CharStyle34">b. ?azhara-ti</text:span></text:p></draw:text-box></draw:frame><text:span text:style-name="CharStyle34">l-wuruud-u<text:tab/>fii l-hadiiqat-i.</text:span></text:p>
        <text:p text:style-name="P362"><text:span text:style-name="CharStyle34">become-bloomed the-flowers-nom in the-garden-gen The flowers bloomed in the garden.</text:span></text:p>
        <text:p text:style-name="P363"><text:span text:style-name="CharStyle34">There is no ambiguity in these sentences. The adverbs only refer to the whole denominative verb structure. Had there been more than one predicate (i.e. the verb and the noun), we would consequently expect to have two readings associated with the two predicates. But this is not the case suggesting that both the verb and the noun share syntactically one lexical verbal predicate.</text:span></text:p>
        <text:p text:style-name="P364"><text:span text:style-name="CharStyle34">As for Hebrew, let us consider this example:</text:span><text:span text:style-name="T331"><text:note text:note-class="footnote"><text:note-citation/><text:note-body><text:p text:style-name="P83"><text:span text:style-name="T11"/><text:span text:style-name="CharStyle4"><text:tab/></text:span><text:span text:style-name="CharStyle3">M. Arad, “VP- Structure and the Syntax-Lexicon Interface,” </text:span><text:span text:style-name="CharStyle5">MIT Occasional Papers in Linguistics</text:span><text:span text:style-name="CharStyle3"><text:s text:c="1"/>16, (1998), example 31b, p.160.</text:span></text:p></text:note-body></text:note></text:span></text:p>
        <text:list text:style-name="L28" xml:id="29">
          <text:list-item>
            <text:p text:style-name="P365"><text:bookmark-start text:name="bookmark76"/><text:bookmark-end text:name="bookmark76"/><text:span text:style-name="CharStyle34"><text:tab/>Nina garma le Gal letshoq<text:tab/>leitim krovot / be kavana.</text:span></text:p>
          </text:list-item>
        </text:list>
        <text:p text:style-name="P366"><text:span text:style-name="CharStyle34">Nina caused to Gal to laugh often / on purpose</text:span></text:p>
        <text:p text:style-name="P367"><text:span text:style-name="CharStyle34">Arad believes that the adverbs in (21) are ambiguous because they modify the two verb predicates: </text:span><text:span text:style-name="CharStyle59">garma</text:span><text:span text:style-name="CharStyle34"><text:s text:c="1"/>and </text:span><text:span text:style-name="CharStyle59">letshoq.</text:span><text:span text:style-name="CharStyle34"><text:s text:c="1"/>Hence the adverbs refer to Nina or Gal. The ambiguity of adverbs is not restricted to </text:span><text:span text:style-name="CharStyle59">periphrastic</text:span><text:span text:style-name="CharStyle34"><text:s text:c="1"/>causatives or causatives that are derived by adding </text:span><text:span text:style-name="CharStyle59">garma</text:span><text:span text:style-name="CharStyle34"><text:s text:c="1"/>‘cause’ to a verb root. But ambiguity can also be produced in </text:span><text:span text:style-name="CharStyle59">synthetic</text:span><text:span text:style-name="CharStyle34"><text:s text:c="1"/>causatives like the following:</text:span></text:p>
        <text:list text:style-name="L28" xml:id="29">
          <text:list-item>
            <text:p text:style-name="P368"><text:bookmark-start text:name="bookmark77"/><text:bookmark-end text:name="bookmark77"/><text:span text:style-name="CharStyle34"><text:tab/>Mary limmed 'et Dan babayit.</text:span></text:p>
          </text:list-item>
        </text:list>
        <text:p text:style-name="P369"><text:span text:style-name="CharStyle34">Mary caused-learn Dan in the house.</text:span></text:p>
        <text:p text:style-name="P370"><text:span text:style-name="CharStyle34">The place adverb </text:span><text:span text:style-name="CharStyle59">babayit</text:span><text:span text:style-name="CharStyle34"><text:s text:c="1"/>may modify the higher causative verb or the embedded verb root </text:span><text:span text:style-name="CharStyle59">lamad</text:span><text:span text:style-name="CharStyle34"><text:s text:c="1"/>‘learn’. Thus the adverb ambiguously refers to either </text:span><text:span text:style-name="CharStyle59">Mary</text:span><text:span text:style-name="CharStyle34"><text:s text:c="1"/>or to </text:span><text:span text:style-name="CharStyle59">Dan.</text:span><text:span text:style-name="CharStyle34"><text:s text:c="1"/>The presence of the two verb predicates syntactically as can be proven by the adverb ambiguity lends a strong support to Baker’s incorporation theory.</text:span></text:p>
        <text:p text:style-name="P371"><text:span text:style-name="CharStyle34">Thus the causative verb </text:span><text:span text:style-name="CharStyle59">limmed</text:span><text:span text:style-name="CharStyle34"><text:s text:c="1"/>merges syntactically the two verb predicates. Now let us examine the denominative verb used with adverbs:</text:span></text:p>
        <text:p text:style-name="P49"><draw:frame draw:style-name="fr18" svg:x="3.500cm" svg:y="0.000cm" svg:width="4.521cm" svg:height="0.542cm" text:anchor-type="paragraph"><draw:text-box><text:p text:style-name="P146"><text:span text:style-name="CharStyle34">(23) John<text:tab/>hit?aziirah</text:span></text:p></draw:text-box></draw:frame><draw:frame draw:style-name="fr19" svg:x="9.197cm" svg:y="0.009cm" svg:width="1.245cm" svg:height="0.526cm" text:anchor-type="paragraph"><draw:text-box><text:p text:style-name="P147"><text:span text:style-name="CharStyle34">maher.</text:span></text:p></draw:text-box></draw:frame></text:p>
        <text:p text:style-name="P372"><text:span text:style-name="CharStyle34">John became- a citizen quickly</text:span></text:p>
        <text:p text:style-name="P373"><text:span text:style-name="CharStyle34">John became a citizen quickly.</text:span></text:p>
        <text:p text:style-name="P374"><text:span text:style-name="CharStyle34">The adverb here modifies the denominal verb and refer to John. The reading is that John’s becoming a citizen happened quickly. There is no ambiguity since there is only one verb predicate that is derived as one lexical word.</text:span><text:span text:style-name="T331"><text:note text:note-class="footnote"><text:note-citation/><text:note-body><text:p text:style-name="P84"><text:span text:style-name="T1"/><text:span text:style-name="CharStyle4"><text:tab/></text:span><text:span text:style-name="CharStyle3">The crucial difference between a causative verb like </text:span><text:span text:style-name="CharStyle5">limmed</text:span><text:span text:style-name="CharStyle3"><text:s text:c="1"/>and a denominal verb like </text:span><text:span text:style-name="CharStyle5">hit?aziirah</text:span><text:span text:style-name="CharStyle3"><text:s text:c="1"/>is the number of predicates in syntax. In other words, the causative involves two predicates as evidenced by the ambiguity of the adverb in example (22) above. On the other hand, the denominal verb has only one lexical verb predicate given the lack of ambiguity in (23) as well as the lexical evidence shown in the second section and the semantic argument in the third section. However both the causative and the denominal verb involve morphologically one complex word.</text:span></text:p></text:note-body></text:note></text:span></text:p>
        <text:p text:style-name="P375"><text:span text:style-name="CharStyle34">To conclude this section, the denominal verb based on the use of modifiers cannot access the noun as a result of LIH. Furthermore the verb modifiers prove that denominative verbs involve only one predicate in syntax based on the lack of ambiguity unlike the case in a causative verb. These arguments reinforce the lexical formation of denominal verbs.</text:span></text:p>
        <text:list text:style-name="L24" xml:id="25">
          <text:list-item>
            <text:p text:style-name="P376"><text:bookmark-start text:name="bookmark78"/><text:bookmark-end text:name="bookmark78"/><text:span text:style-name="CharStyle34"><text:tab/>The Semantic evidence</text:span></text:p>
          </text:list-item>
        </text:list>
        <text:p text:style-name="P377"><text:span text:style-name="CharStyle34">I argue in this section that the noun of a denominative verb is referentially opaque. As the noun is transformed into a verb, the noun lacks its referential index and hence it loses its nominal flavor. The lack of the referential index of the noun is a strong argument for the lexical formation of the denominal verb. Baker develops a cross-linguistic theoretical analysis for the basic lexical items: verbs, nouns, and adjectives. For nouns, he argues following </text:span><text:span text:style-name="CharStyle59">Geach</text:span><text:span text:style-name="CharStyle34"><text:s text:c="1"/>that they are characterized by having a referential index.</text:span><text:span text:style-name="T331"><text:note text:note-class="footnote"><text:note-citation/><text:note-body><text:p text:style-name="P85"><text:span text:style-name="T1"/><text:span text:style-name="CharStyle4"><text:tab/></text:span><text:span text:style-name="CharStyle3">M. C. Baker, </text:span><text:span text:style-name="CharStyle5">Lexical Categories: Verbs, Nouns, and Adjectives,</text:span><text:span text:style-name="CharStyle3"><text:s text:c="1"/>(Cambridge, Massachusetts: MIT University Press, 2003), p. 101 and 102.</text:span></text:p></text:note-body></text:note></text:span><text:span text:style-name="CharStyle34"><text:s text:c="1"/>A referential index means that nouns, unlike other lexical categories, refer to things that are the same. That is, </text:span><text:span text:style-name="CharStyle34">only a noun can fill the blank in this syntactic frame that Baker uses “X is the sameasY”. For example, </text:span><text:span text:style-name="CharStyle59">car</text:span><text:span text:style-name="CharStyle34"><text:s text:c="1"/>is a noun that refers to things that are the same as can be evidenced by using it in the syntactic frame: “This is the same car as Ali bought yesterday”. However adjectives or verbs cannot be used in this syntactic frame. For instance, an adjective and a verb are both bad in such frame as the following examples show:</text:span><text:span text:style-name="T331"><text:note text:note-class="footnote"><text:note-citation/><text:note-body><text:p text:style-name="P86"><text:span text:style-name="T1"/><text:span text:style-name="CharStyle4"><text:tab/></text:span><text:span text:style-name="CharStyle3">Baker, </text:span><text:span text:style-name="CharStyle5">Lexical Categories,</text:span><text:span text:style-name="CharStyle3"><text:s text:c="1"/>examples (15b,c) p. 101.</text:span></text:p></text:note-body></text:note></text:span><text:span text:style-name="T331"><text:s text:c="1"/></text:span><text:span text:style-name="T331"><text:note text:note-class="footnote"><text:note-citation/><text:note-body><text:p text:style-name="P87"><text:span text:style-name="T1"/><text:span text:style-name="CharStyle4"><text:tab/></text:span><text:span text:style-name="CharStyle3">The purpose of the sentences in (25) is basically to test what the subject of </text:span><text:span text:style-name="CharStyle5">kana</text:span><text:span text:style-name="CharStyle3"><text:s text:c="1"/>, i.e. the implicit pronoun </text:span><text:span text:style-name="CharStyle5">it</text:span><text:span text:style-name="CharStyle3"><text:s text:c="1"/>, refers to: the noun </text:span><text:span text:style-name="CharStyle5">lma</text:span><text:span text:style-name="CharStyle8">l</text:span><text:span text:style-name="CharStyle5">ruu </text:span><text:span text:style-name="CharStyle8">N</text:span><text:span text:style-name="CharStyle5">a</text:span><text:span text:style-name="CharStyle3"><text:s text:c="1"/>or to the noun </text:span><text:span text:style-name="CharStyle5">maal</text:span><text:span text:style-name="CharStyle3"><text:s text:c="1"/>in the denominal verb. The pronoun refers only to </text:span><text:span text:style-name="CharStyle5">lmafruufa</text:span><text:span text:style-name="CharStyle3"><text:s text:c="1"/>and not to the noun </text:span><text:span text:style-name="CharStyle5">maal</text:span><text:span text:style-name="CharStyle3">, hence supporting the referential opacity of the noun in a denominal verb. The test of the referential index of the denominal verb will no longer work had we, as a reviewer recommended, added </text:span><text:span text:style-name="CharStyle5">lmafruufa</text:span><text:span text:style-name="CharStyle3"><text:s text:c="1"/>to the second sentence.</text:span></text:p></text:note-body></text:note></text:span></text:p>
        <text:list text:style-name="L30" xml:id="31">
          <text:list-item>
            <text:p text:style-name="P378"><text:bookmark-start text:name="bookmark79"/><text:bookmark-end text:name="bookmark79"/><text:span text:style-name="CharStyle34"><text:tab/>a. * She is the same </text:span><text:span text:style-name="CharStyle59">intelligent</text:span><text:span text:style-name="CharStyle34"><text:s text:c="1"/>as he is.</text:span></text:p>
          </text:list-item>
        </text:list>
        <text:p text:style-name="P379"><text:span text:style-name="CharStyle34">b. *I saw Julia the same </text:span><text:span text:style-name="CharStyle59">sing</text:span><text:span text:style-name="CharStyle34"><text:s text:c="1"/>as Mary did.</text:span></text:p>
        <text:p text:style-name="P380"><text:span text:style-name="CharStyle34">A noun has a referential index that allows it to refer to things that are the same while verbs and adjectives do not.</text:span></text:p>
        <text:p text:style-name="P381"><text:span text:style-name="CharStyle34">Now let us examine if the denominal verb in Arabic has a referential index or not:</text:span></text:p>
        <text:list text:style-name="L30" xml:id="31">
          <text:list-item>
            <text:p text:style-name="P382"><text:bookmark-start text:name="bookmark80"/><text:bookmark-end text:name="bookmark80"/><text:span text:style-name="CharStyle34"><text:tab/>mawwal-a at-taajir-u<text:tab/>l-majruu</text:span><text:span text:style-name="T530">؟-</text:span><text:span text:style-name="CharStyle34">a. laqad kana muhim-an.</text:span><text:span text:style-name="CharStyle64">39</text:span></text:p>
          </text:list-item>
        </text:list>
        <text:p text:style-name="P383"><text:span text:style-name="CharStyle68">gave-money the merchant-nom the-project-acc . indeed It was important-acc </text:span><text:span text:style-name="CharStyle34">The merchant financed the project. It was important.</text:span></text:p>
        <text:p text:style-name="P384"><text:span text:style-name="CharStyle59">kana</text:span><text:span text:style-name="CharStyle34"><text:s text:c="1"/>refers to </text:span><text:span text:style-name="CharStyle59">Imafruufia</text:span><text:span text:style-name="CharStyle34"><text:s text:c="1"/>since </text:span><text:span text:style-name="CharStyle59">Imafruufia</text:span><text:span text:style-name="CharStyle34"><text:s text:c="1"/>is a noun and as a result it has a referential index. Hence </text:span><text:span text:style-name="CharStyle59">kana</text:span><text:span text:style-name="CharStyle34"><text:s text:c="1"/>(i.e. it) refers to </text:span><text:span text:style-name="CharStyle59">lmafruufa.</text:span><text:span text:style-name="CharStyle34"><text:s text:c="1"/>But there is no way that </text:span><text:span text:style-name="CharStyle59">it</text:span><text:span text:style-name="CharStyle34"><text:s text:c="1"/>can refer to </text:span><text:span text:style-name="CharStyle59">maal</text:span><text:span text:style-name="CharStyle34"><text:s text:c="1"/>‘money’ that is part of the verb. The case is exactly similar in Hebrew:</text:span></text:p>
        <text:list text:style-name="L30" xml:id="31">
          <text:list-item>
            <text:p text:style-name="P385"><text:bookmark-start text:name="bookmark81"/><text:bookmark-end text:name="bookmark81"/><text:span text:style-name="CharStyle34"><text:tab/>Dan mimmen et haproyeqt. hu haya jel Mary.</text:span></text:p>
          </text:list-item>
        </text:list>
        <text:p text:style-name="P386"><text:span text:style-name="CharStyle34">Dan financed acc the project. It was of Mary. Dan financed the project. It was Mary’s.</text:span></text:p>
        <text:p text:style-name="P387"><text:span text:style-name="CharStyle34">The pronoun </text:span><text:span text:style-name="CharStyle59">it</text:span><text:span text:style-name="CharStyle34"><text:s text:c="1"/>can only refer to </text:span><text:span text:style-name="CharStyle59">haproyeqt.</text:span><text:span text:style-name="CharStyle34"><text:s text:c="1"/>The pronoun can never refer to the underlying noun of the denominative verb. But why is this case? The noun simply has no referential index. The lack of referential index immediately explains why the pronouns in (25; 26) cannot refer to the internal noun of a denominal verb. The question becomes how does the noun lose its referential index and why?</text:span></text:p>
        <text:p text:style-name="P388"><text:span text:style-name="CharStyle34">Baker observes that a word cannot be a noun with a referential index and at the same time a verb. He gives an example of </text:span><text:span text:style-name="CharStyle59">crystalize</text:span><text:span text:style-name="T460"><text:note text:note-class="footnote"><text:note-citation/><text:note-body><text:p text:style-name="P88"><text:span text:style-name="T11"/><text:span text:style-name="CharStyle4"><text:tab/></text:span><text:span text:style-name="CharStyle3">Baker, </text:span><text:span text:style-name="CharStyle5">Lexical Categories,</text:span><text:span text:style-name="CharStyle3"><text:s text:c="1"/>example 150 p. 166.</text:span></text:p></text:note-body></text:note></text:span></text:p>
        <text:list text:style-name="L30" xml:id="31">
          <text:list-item>
            <text:p text:style-name="P389"><text:bookmark-start text:name="bookmark82"/><text:bookmark-end text:name="bookmark82"/><text:span text:style-name="CharStyle34"><text:tab/>a. The solution became a crystal. It was two inches long.</text:span></text:p>
          </text:list-item>
        </text:list>
        <text:p text:style-name="P390"><text:span text:style-name="CharStyle34">b. The solution crystalized. #It was two inches long.</text:span></text:p>
        <text:p text:style-name="P391"><text:span text:style-name="CharStyle34">The noun </text:span><text:span text:style-name="CharStyle59">crystal</text:span><text:span text:style-name="CharStyle34"><text:s text:c="1"/>in (27a) has a referential index that can be referred to by </text:span><text:span text:style-name="CharStyle59">it </text:span><text:span text:style-name="CharStyle34">while </text:span><text:span text:style-name="CharStyle59">it</text:span><text:span text:style-name="CharStyle34"><text:s text:c="1"/>in (27b) cannot refer to the </text:span><text:span text:style-name="CharStyle59">opaque</text:span><text:span text:style-name="CharStyle34"><text:s text:c="1"/>noun </text:span><text:span text:style-name="CharStyle59">crystal</text:span><text:span text:style-name="CharStyle34"><text:s text:c="1"/>that is a lexical part of the verb </text:span><text:span text:style-name="CharStyle59">crystalize</text:span><text:span text:style-name="CharStyle34"><text:s text:c="1"/>as marked by the symbol (#). This symbol suggests ungrammaticality. The noun </text:span><text:span text:style-name="CharStyle59">crystal</text:span><text:span text:style-name="CharStyle34"><text:s text:c="1"/>loses its nominal specification as it loses its referential index when it is turned into a verb.</text:span></text:p>
        <text:p text:style-name="P392"><text:span text:style-name="CharStyle34">The same analysis is exactly applied to denominal verbs in (25; 26). As the noun loses its nominal flavor it loses its referential index. Hence the noun becomes an indivisible lexical part of the verb predicate adding another proof to the lexical nature of denominative verbs.</text:span></text:p>
        <text:list text:style-name="L24" xml:id="25">
          <text:list-item>
            <text:p text:style-name="P393"><text:bookmark-start text:name="bookmark83"/><text:bookmark-end text:name="bookmark83"/><text:span text:style-name="CharStyle34"><text:tab/>Baker’s syntactic analysis</text:span></text:p>
          </text:list-item>
        </text:list>
        <text:p text:style-name="P394"><text:span text:style-name="CharStyle34">Baker argues that morphologically complex words are derived by means of merging two heads in syntax. This syntactic analysis of denominative verbs encounters lexical and syntactic problems that make the syntactic analysis unattainable.</text:span></text:p>
        <text:p text:style-name="P395"><text:span text:style-name="CharStyle34">Baker’s syntactic analysis</text:span><text:span text:style-name="T331"><text:note text:note-class="footnote"><text:note-citation/><text:note-body><text:list text:style-name="L0" xml:id="1"><text:list-item><text:p text:style-name="P89"><text:span text:style-name="CharStyle4"><text:tab/></text:span><text:span text:style-name="CharStyle3">See Baker, </text:span><text:span text:style-name="CharStyle5">Lexical Categories.</text:span><text:span text:style-name="CharStyle3"><text:s text:c="1"/>See also Baker, </text:span><text:span text:style-name="CharStyle5">Incorporation,</text:span><text:span text:style-name="CharStyle3"><text:s text:c="1"/>p. 166</text:span></text:p></text:list-item></text:list></text:note-body></text:note></text:span><text:span text:style-name="CharStyle34"><text:s text:c="1"/>of denominative verbs assumes the merger of the noun with a verb head in syntax according to the following structure:</text:span></text:p>
        <text:list text:style-name="L30" xml:id="31">
          <text:list-item>
            <text:p text:style-name="P396"><text:bookmark-start text:name="bookmark84"/><text:bookmark-end text:name="bookmark84"/><text:span text:style-name="CharStyle34"><text:tab/>VP</text:span></text:p>
          </text:list-item>
        </text:list>
        <text:p text:style-name="P397"><text:span text:style-name="T897">٧</text:span><text:span text:style-name="T530">/\ </text:span><text:span text:style-name="CharStyle34">NP </text:span><text:span text:style-name="CharStyle67">ارر</text:span><text:span text:style-name="T530"><text:s text:c="1"/></text:span><text:span text:style-name="CharStyle34">I N V N</text:span></text:p>
        <text:p text:style-name="P398"><text:span text:style-name="T403">^</text:span><text:span text:style-name="CharStyle58">٠٠٠٠٠٠٠٠٠٠٠٠٠٠٠٠٠٠٠٠٠٠٠٠٠٠٠٠٠٠٠٠٠٠٠</text:span><text:span text:style-name="T403"><text:s text:c="1"/></text:span><text:span text:style-name="CharStyle11">trace of N</text:span></text:p>
        <text:p text:style-name="P399"><text:span text:style-name="CharStyle34">The denominative verb is syntactically represented as two predicates: a verb head predicate corresponding to </text:span><text:span text:style-name="CharStyle59">have, become.</text:span><text:span text:style-name="CharStyle34"><text:s text:c="1"/>The other predicate is the noun root. For example, </text:span><text:span text:style-name="CharStyle59">?aemara</text:span><text:span text:style-name="CharStyle34"><text:s text:c="1"/>‘bore a fruit’ is syntactically represented as two predicates: the noun </text:span><text:span text:style-name="CharStyle59">oamarun</text:span><text:span text:style-name="CharStyle34"><text:s text:c="1"/>is projected under the noun root and the </text:span><text:span text:style-name="CharStyle59">?a-</text:span><text:span text:style-name="CharStyle34"><text:s text:c="1"/>under the verb node. The noun then moves to merge with the verb morpheme </text:span><text:span text:style-name="CharStyle59">?a- </text:span><text:span text:style-name="CharStyle34">deriving the denominative verb Ae</text:span><text:span text:style-name="CharStyle59">mara</text:span><text:span text:style-name="CharStyle34">. Although Baker admits that the denominal word like </text:span><text:span text:style-name="CharStyle59">crystalize</text:span><text:span text:style-name="CharStyle34"><text:s text:c="1"/>is a lexicalized verb. He, nonetheless, argues that the verb is derived from a noun syntactically by means of the syntactic movement of the noun.</text:span></text:p>
        <text:p text:style-name="P400"><text:span text:style-name="CharStyle34">The syntactic analysis of denominative verbs confronts serious problems. Namely this analysis fails to account for the lexical properties and moreover it violates syntactic principles.</text:span></text:p>
        <text:p text:style-name="P401"><text:span text:style-name="CharStyle34">To begin with, the lexical properties of the denominative verb such as the lack of ambiguity and referential index cannot be explained in syntactic framework like that of Baker. For example, the denominative verbs- as we observed in section (3.2)- is unambiguous with adverbs unlike the case in causative verbs. Let us assume for the sake of argument that a denominal verb is projected in syntax as a verb and a noun as the structure in (28). In that case we will not be able to explain the contrast in ambiguity between a denominal verb and a causative verb since both of them are represented in syntax as two predicates. As we saw above in the discussion of example (18), the causative </text:span><text:span text:style-name="CharStyle59">darrasa</text:span><text:span text:style-name="CharStyle34"><text:s text:c="1"/>becomes ambiguous with adverbs since such adverbs can refer to the two verb predicates while the denominative verb is non-ambiguous as we saw in the discussion of example </text:span><text:span text:style-name="T331">*</text:span></text:p>
        <text:p text:style-name="P402"><text:span text:style-name="CharStyle34">(20). Therefore the representation of the denominative verb cannot be like the structure in (28). It has to be represented instead as one verb predicate.</text:span></text:p>
        <text:p text:style-name="P403"><text:span text:style-name="CharStyle34">Furthermore, the syntactic analysis fails to explain the lack of the referential index of the noun in denominative verbs. Let us remember that the syntactic analysis assumes that both the verb and the noun are projected in syntax. Since the noun is syntactically projected, it should retain its nominal identity together with its referential index. The referential index enables the noun of a denominative verb to introduce a referent into the discourse. However this is not the case at all. The syntactic analysis violates the facts of the examples in (25; 26) where the nouns of denominative verbs in Hebrew and Arabic lose their referential index and thus cannot refer to anything. Because the noun is referentially opaque and loses its nominal identity, the noun cannot be represented in syntax as a noun predicate. Consequently the noun should be represented as a lexical part of the verb predicate.</text:span></text:p>
        <text:p text:style-name="P404"><text:span text:style-name="CharStyle34">Hence the lexical representation of the denominative as one verb predicate in syntax not only explains the lack of referential index but also explains its non­ambiguity with modifiers.</text:span></text:p>
        <text:p text:style-name="P405"><text:span text:style-name="CharStyle34">Moreover the syntactic analysis of denominative verbs violates syntactic principles. Let us assume that the denominative verb is represented in syntax as the following structure, the same as structure (28) but prior to syntactic movement of N to V:</text:span></text:p>
        <text:list text:style-name="L30" xml:id="31">
          <text:list-item>
            <text:p text:style-name="P406"><text:bookmark-start text:name="bookmark85"/><text:bookmark-end text:name="bookmark85"/><text:span text:style-name="CharStyle34"><text:tab/>VP</text:span></text:p>
          </text:list-item>
        </text:list>
        <text:p text:style-name="P407"><text:span text:style-name="CharStyle34">V^^NP</text:span></text:p>
        <text:p text:style-name="P408"><text:span text:style-name="CharStyle34">N</text:span></text:p>
        <text:p text:style-name="P409"><text:span text:style-name="CharStyle34">The noun and the verb form a morphologically complex denominative verb. When the verb is formed as one word or </text:span><text:span text:style-name="CharStyle59">lexcalized</text:span><text:span text:style-name="CharStyle34"><text:s text:c="1"/>as Baker puts it</text:span><text:span text:style-name="T331"><text:note text:note-class="footnote"><text:note-citation/><text:note-body><text:p text:style-name="P90"><text:span text:style-name="T11"/><text:span text:style-name="CharStyle4"><text:tab/></text:span><text:span text:style-name="CharStyle3">Baker, </text:span><text:span text:style-name="CharStyle5">Lexical Categories,</text:span><text:span text:style-name="CharStyle3"><text:s text:c="1"/>p. 166.</text:span></text:p></text:note-body></text:note></text:span><text:span text:style-name="CharStyle34">, it moves to </text:span><text:span text:style-name="CharStyle34">another head to check features (i.e. verbal, nominal...) in syntax</text:span><text:span text:style-name="T331"><text:note text:note-class="footnote"><text:note-citation/><text:note-body><text:p text:style-name="P91"><text:span text:style-name="T11"/><text:span text:style-name="CharStyle4"><text:tab/></text:span><text:span text:style-name="CharStyle3">See N. Chomsky, </text:span><text:span text:style-name="CharStyle5">The Minimalist Program</text:span><text:span text:style-name="CharStyle3"><text:s text:c="1"/>(Cambridge, Massachusetts: MIT University Press, 1995), p. 233.</text:span></text:p></text:note-body></text:note></text:span><text:span text:style-name="CharStyle34">. However the structure in (29) poses problems to the representation of denominal verbs. To illustrate, the denominative verb cannot be placed under N node because there is a mismatch in category between the verbal category of the denominative verb and the noun category. But if the N node is not possible, the denominative verb may only be placed under the V head and then lowers down to N. But if the verb lowers down, it will leave a trace in its vacant V position. However this trace will not be c-commanded by the verb in the lower position. Thus the trace will not be bound by the verb in violation of Proper Binding Condition (PBC) that requires traces to be bound throughout the derivation. So the lower movement of the verb is not acceptable. But if the denominative verb cannot be placed under the nodes V and N due to syntactic principles, then the denominative cannot be possibly represented as two predicates in syntax. Consequently the denominative has to be represented only as one predicate syntactically as the structure (30) shows:</text:span></text:p>
        <text:p text:style-name="P410"><text:span text:style-name="T942">קץ<text:tab/>(</text:span><text:span text:style-name="CharStyle54">30</text:span><text:span text:style-name="T942">)</text:span></text:p>
        <text:p text:style-name="P411"><text:span text:style-name="CharStyle34">V</text:span></text:p>
        <text:p text:style-name="P412"><text:span text:style-name="CharStyle34">denominal verb</text:span></text:p>
        <text:list text:style-name="L24" xml:id="25">
          <text:list-item>
            <text:p text:style-name="P413"><text:bookmark-start text:name="bookmark86"/><text:bookmark-end text:name="bookmark86"/><text:span text:style-name="CharStyle34"><text:tab/>Conclusions</text:span></text:p>
          </text:list-item>
        </text:list>
        <text:p text:style-name="P414"><text:span text:style-name="CharStyle34">Denominative verbs in Arabic and Hebrew are lexically formed as one complex word. Evidence for the lexical analysis is based on lexical, semantic, and syntactic arguments. Baker’s syntactic analysis of denominative verbs fails to account for the lexical properties of denominative verbs particularly the lack of referential index of the noun and the non-ambiguity of these verbs with adverbs. Furthermore the dual projection of a verb and a noun in syntax as assumed by the syntactic analysis violates syntactic principles. On the other hand, the lexical </text:span><text:span text:style-name="CharStyle34">analysis of denominatives accounts for their lexical, semantic and syntactic characteristics making such analysis empirically superior.</text:span></text:p>
      </text:section>
      <text:section text:style-name="Sect7" text:name="Section7">
        <text:p text:style-name="P74"><text:span text:style-name="T1">26</text:span><text:span text:style-name="CharStyle4"><text:tab/></text:span><text:span text:style-name="CharStyle3">This example is taken from Bolozky, “Word Formation Strategies", p. 7.</text:span></text:p>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Courier New" svg:font-family="'Courier New'"/>
    <style:font-face style:name="Arial" svg:font-family="'Arial'"/>
    <style:font-face style:name="Times New Roman" svg:font-family="'Times New Roman'"/>
    <style:font-face style:name="Georgia" svg:font-family="'Georgia'"/>
    <style:font-face style:name="Tahoma" svg:font-family="'Tahoma'"/>
  </office:font-face-decls>
  <office:styles>
    <style:style style:family="text" style:name="DefaultFontStyle">
      <style:text-properties fo:language="en" style:language-asian="en" style:language-complex="en" fo:country="US" style:country-asian="US" style:country-complex="US" fo:font-size="12.pt" style:font-size-asian="12.pt" style:font-size-complex="12.pt" style:font-name="Courier New" style:font-name-asian="Courier New" style:font-name-complex="Courier New" style:text-scale="100.%" fo:letter-spacing="0.000cm" fo:color="#000000" style:text-position="0.%"/>
    </style:style>
    <style:style style:family="text" style:name="CharStyle3" style:display-name="CharStyle3"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text" style:name="CharStyle4" style:display-name="CharStyle4" style:parent-style-name="CharStyle3">
      <style:text-properties fo:language="en" style:language-asian="en" style:language-complex="en" fo:country="US" style:country-asian="US" style:country-complex="US" fo:font-size="6.5pt" style:font-size-asian="6.5pt" style:font-size-complex="6.5pt" style:text-scale="100.%" fo:letter-spacing="0.000cm" fo:color="#000000" style:text-position="0.%"/>
    </style:style>
    <style:style style:family="text" style:name="CharStyle5" style:display-name="CharStyle5" style:parent-style-name="CharStyle3">
      <style:text-properties fo:language="en" style:language-asian="en" style:language-complex="en" fo:country="US" style:country-asian="US" style:country-complex="US" fo:font-style="italic" style:font-style-asian="italic" style:font-style-complex="italic" style:text-scale="100.%" fo:letter-spacing="0.000cm" fo:color="#000000" style:text-position="0.%"/>
    </style:style>
    <style:style style:family="text" style:name="CharStyle6" style:display-name="CharStyle6" style:parent-style-name="CharStyle3">
      <style:text-properties fo:language="en" style:language-asian="en" style:language-complex="en" fo:country="US" style:country-asian="US" style:country-complex="US" fo:font-size="6.5pt" style:font-size-asian="6.5pt" style:font-size-complex="6.5pt" style:text-scale="100.%" fo:letter-spacing="0.000cm" fo:color="#000000" fo:background-color="#FFFFFF" style:text-position="0.%"/>
    </style:style>
    <style:style style:family="text" style:name="CharStyle7" style:display-name="CharStyle7" style:parent-style-name="CharStyle3">
      <style:text-properties fo:language="en" style:language-asian="en" style:language-complex="en" fo:country="US" style:country-asian="US" style:country-complex="US" fo:font-variant="small-caps" style:text-scale="100.%" fo:letter-spacing="0.000cm" fo:color="#000000" style:text-position="0.%"/>
    </style:style>
    <style:style style:family="text" style:name="CharStyle8" style:display-name="CharStyle8" style:parent-style-name="CharStyle3">
      <style:text-properties fo:language="en" style:language-asian="en" style:language-complex="en" fo:country="US" style:country-asian="US" style:country-complex="US" fo:font-style="italic" style:font-style-asian="italic" style:font-style-complex="italic" fo:font-size="11.pt" style:font-size-asian="11.pt" style:font-size-complex="11.pt" style:text-scale="100.%" fo:letter-spacing="0.000cm" fo:color="#000000" style:text-position="0.%"/>
    </style:style>
    <style:style style:family="text" style:name="CharStyle9" style:display-name="CharStyle9" style:parent-style-name="CharStyle3">
      <style:text-properties fo:language="en" style:language-asian="en" style:language-complex="en" fo:country="US" style:country-asian="US" style:country-complex="US" style:text-underline-style="solid" style:text-scale="100.%" fo:letter-spacing="0.000cm" fo:color="#000000" style:text-position="0.%"/>
    </style:style>
    <style:style style:family="text" style:name="CharStyle11" style:display-name="CharStyle11" style:parent-style-name="DefaultFontStyle">
      <style:text-properties fo:font-weight="normal" style:font-weight-asian="normal" style:font-weight-complex="normal" fo:font-style="normal" style:font-style-asian="normal" style:font-style-complex="normal" style:text-underline-style="none" style:text-line-through-style="none" style:font-name="Times New Roman" style:font-name-asian="Times New Roman" style:font-name-complex="Times New Roman" fo:background-color="transparent"/>
    </style:style>
    <style:style style:family="text" style:name="CharStyle12" style:display-name="CharStyle12" style:parent-style-name="CharStyle11">
      <style:text-properties fo:language="en" style:language-asian="en" style:language-complex="en" fo:country="US" style:country-asian="US" style:country-complex="US" fo:font-size="11.pt" style:font-size-asian="11.pt" style:font-size-complex="11.pt" style:font-name="Arial" style:font-name-asian="Arial" style:font-name-complex="Arial" style:text-scale="100.%" fo:letter-spacing="0.000cm" fo:color="#00CFAF" style:text-position="0.%"/>
    </style:style>
    <style:style style:family="text" style:name="CharStyle14" style:display-name="CharStyle14" style:parent-style-name="DefaultFontStyle">
      <style:text-properties fo:font-weight="normal" style:font-weight-asian="normal" style:font-weight-complex="normal" fo:font-style="normal" style:font-style-asian="normal" style:font-style-complex="normal" style:text-underline-style="none" style:text-line-through-style="none" fo:font-size="4.5pt" style:font-size-asian="4.5pt" style:font-size-complex="4.5pt" style:font-name="Arial" style:font-name-asian="Arial" style:font-name-complex="Arial" fo:background-color="transparent"/>
    </style:style>
    <style:style style:family="text" style:name="CharStyle15" style:display-name="CharStyle15" style:parent-style-name="CharStyle14">
      <style:text-properties fo:language="en" style:language-asian="en" style:language-complex="en" fo:country="US" style:country-asian="US" style:country-complex="US" style:text-scale="100.%" fo:letter-spacing="0.000cm" fo:color="#333333" style:text-position="0.%"/>
    </style:style>
    <style:style style:family="text" style:name="CharStyle17" style:display-name="CharStyle17" style:parent-style-name="DefaultFontStyle">
      <style:text-properties fo:font-weight="bold" style:font-weight-asian="bold" style:font-weight-complex="bold" fo:font-style="normal" style:font-style-asian="normal" style:font-style-complex="normal" style:text-underline-style="none" style:text-line-through-style="none" fo:font-size="6.pt" style:font-size-asian="6.pt" style:font-size-complex="6.pt" style:font-name="Arial" style:font-name-asian="Arial" style:font-name-complex="Arial" fo:color="#222222" fo:background-color="transparent"/>
    </style:style>
    <style:style style:family="text" style:name="CharStyle18" style:display-name="CharStyle18" style:parent-style-name="CharStyle17">
      <style:text-properties fo:language="en" style:language-asian="en" style:language-complex="en" fo:country="US" style:country-asian="US" style:country-complex="US" fo:font-weight="normal" style:font-weight-asian="normal" style:font-weight-complex="normal" style:text-underline-style="solid" fo:font-size="5.5pt" style:font-size-asian="5.5pt" style:font-size-complex="5.5pt" style:text-scale="100.%" fo:letter-spacing="0.000cm" fo:color="#000000" style:text-position="0.%"/>
    </style:style>
    <style:style style:family="text" style:name="CharStyle19" style:display-name="CharStyle19" style:parent-style-name="CharStyle17">
      <style:text-properties fo:language="en" style:language-asian="en" style:language-complex="en" fo:country="US" style:country-asian="US" style:country-complex="US" fo:font-weight="normal" style:font-weight-asian="normal" style:font-weight-complex="normal" fo:font-size="5.5pt" style:font-size-asian="5.5pt" style:font-size-complex="5.5pt" style:text-scale="100.%" fo:letter-spacing="0.000cm" fo:color="#000000" style:text-position="0.%"/>
    </style:style>
    <style:style style:family="text" style:name="CharStyle20" style:display-name="CharStyle20" style:parent-style-name="CharStyle17">
      <style:text-properties fo:language="en" style:language-asian="en" style:language-complex="en" fo:country="US" style:country-asian="US" style:country-complex="US" fo:font-weight="normal" style:font-weight-asian="normal" style:font-weight-complex="normal" fo:font-size="5.5pt" style:font-size-asian="5.5pt" style:font-size-complex="5.5pt" style:text-scale="100.%" fo:letter-spacing="0.000cm" fo:color="#3874A1" style:text-position="0.%"/>
    </style:style>
    <style:style style:family="text" style:name="CharStyle22" style:display-name="CharStyle22" style:parent-style-name="DefaultFontStyle">
      <style:text-properties fo:font-weight="normal" style:font-weight-asian="normal" style:font-weight-complex="normal" fo:font-style="normal" style:font-style-asian="normal" style:font-style-complex="normal" style:text-underline-style="none" style:text-line-through-style="none" fo:font-size="14.pt" style:font-size-asian="14.pt" style:font-size-complex="14.pt" style:font-name="Georgia" style:font-name-asian="Georgia" style:font-name-complex="Georgia" fo:background-color="transparent"/>
    </style:style>
    <style:style style:family="text" style:name="CharStyle24" style:display-name="CharStyle24" style:parent-style-name="DefaultFontStyle">
      <style:text-properties fo:font-weight="normal" style:font-weight-asian="normal" style:font-weight-complex="normal" fo:font-style="normal" style:font-style-asian="normal" style:font-style-complex="normal" style:text-underline-style="none" style:text-line-through-style="none" fo:font-size="6.pt" style:font-size-asian="6.pt" style:font-size-complex="6.pt" style:font-name="Arial" style:font-name-asian="Arial" style:font-name-complex="Arial" fo:color="#3874A1" fo:background-color="transparent"/>
    </style:style>
    <style:style style:family="text" style:name="CharStyle25" style:display-name="CharStyle25" style:parent-style-name="CharStyle24">
      <style:text-properties fo:language="en" style:language-asian="en" style:language-complex="en" fo:country="US" style:country-asian="US" style:country-complex="US" style:text-scale="100.%" fo:letter-spacing="0.000cm" fo:color="#222222" style:text-position="0.%"/>
    </style:style>
    <style:style style:family="text" style:name="CharStyle26" style:display-name="CharStyle26" style:parent-style-name="CharStyle14">
      <style:text-properties fo:language="en" style:language-asian="en" style:language-complex="en" fo:country="US" style:country-asian="US" style:country-complex="US" fo:font-weight="bold" style:font-weight-asian="bold" style:font-weight-complex="bold" fo:font-size="5.5pt" style:font-size-asian="5.5pt" style:font-size-complex="5.5pt" style:text-scale="100.%" fo:letter-spacing="0.000cm" fo:color="#000000" style:text-position="0.%"/>
    </style:style>
    <style:style style:family="text" style:name="CharStyle27" style:display-name="CharStyle27" style:parent-style-name="CharStyle14">
      <style:text-properties fo:language="en" style:language-asian="en" style:language-complex="en" fo:country="US" style:country-asian="US" style:country-complex="US" style:text-underline-style="solid" style:text-scale="100.%" fo:letter-spacing="0.000cm" fo:color="#333333" style:text-position="0.%"/>
    </style:style>
    <style:style style:family="text" style:name="CharStyle28" style:display-name="CharStyle28" style:parent-style-name="CharStyle14">
      <style:text-properties fo:language="en" style:language-asian="en" style:language-complex="en" fo:country="US" style:country-asian="US" style:country-complex="US" style:text-underline-style="solid" style:text-scale="100.%" fo:letter-spacing="0.000cm" fo:color="#9E9E9E" style:text-position="0.%"/>
    </style:style>
    <style:style style:family="text" style:name="CharStyle29" style:display-name="CharStyle29" style:parent-style-name="CharStyle17">
      <style:text-properties fo:language="en" style:language-asian="en" style:language-complex="en" fo:country="US" style:country-asian="US" style:country-complex="US" fo:font-weight="normal" style:font-weight-asian="normal" style:font-weight-complex="normal" style:text-scale="100.%" fo:letter-spacing="0.000cm" fo:color="#017479" style:text-position="0.%"/>
    </style:style>
    <style:style style:family="text" style:name="CharStyle30" style:display-name="CharStyle30" style:parent-style-name="CharStyle17">
      <style:text-properties fo:language="en" style:language-asian="en" style:language-complex="en" fo:country="US" style:country-asian="US" style:country-complex="US" fo:font-weight="normal" style:font-weight-asian="normal" style:font-weight-complex="normal" style:text-scale="100.%" fo:letter-spacing="0.000cm" fo:color="#333333" style:text-position="0.%"/>
    </style:style>
    <style:style style:family="text" style:name="CharStyle31" style:display-name="CharStyle31" style:parent-style-name="CharStyle17">
      <style:text-properties fo:language="en" style:language-asian="en" style:language-complex="en" fo:country="US" style:country-asian="US" style:country-complex="US" fo:font-weight="normal" style:font-weight-asian="normal" style:font-weight-complex="normal" style:text-scale="100.%" fo:letter-spacing="0.000cm" fo:color="#3874A1" style:text-position="0.%"/>
    </style:style>
    <style:style style:family="text" style:name="CharStyle32" style:display-name="CharStyle32" style:parent-style-name="CharStyle17">
      <style:text-properties fo:language="en" style:language-asian="en" style:language-complex="en" fo:country="US" style:country-asian="US" style:country-complex="US" fo:font-weight="normal" style:font-weight-asian="normal" style:font-weight-complex="normal" style:text-scale="100.%" fo:letter-spacing="0.000cm" fo:color="#000000" style:text-position="0.%"/>
    </style:style>
    <style:style style:family="text" style:name="CharStyle34" style:display-name="CharStyle34" style:parent-style-name="DefaultFontStyle">
      <style:text-properties fo:font-weight="normal" style:font-weight-asian="normal" style:font-weight-complex="normal" fo:font-style="normal" style:font-style-asian="normal" style:font-style-complex="normal" style:text-underline-style="none" style:text-line-through-style="none" style:font-name="Times New Roman" style:font-name-asian="Times New Roman" style:font-name-complex="Times New Roman" fo:background-color="transparent"/>
    </style:style>
    <style:style style:family="text" style:name="CharStyle36" style:display-name="CharStyle36"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text" style:name="CharStyle37" style:display-name="CharStyle37" style:parent-style-name="CharStyle36">
      <style:text-properties fo:language="en" style:language-asian="en" style:language-complex="en" fo:country="US" style:country-asian="US" style:country-complex="US" fo:font-size="12.pt" style:font-size-asian="12.pt" style:font-size-complex="12.pt" style:text-scale="100.%" fo:letter-spacing="0.000cm" fo:color="#000000" style:text-position="0.%"/>
    </style:style>
    <style:style style:family="text" style:name="CharStyle39" style:display-name="CharStyle39" style:parent-style-name="DefaultFontStyle">
      <style:text-properties fo:language="ar" style:language-asian="ar" style:language-complex="ar" fo:country="SA" style:country-asian="SA" style:country-complex="SA" fo:font-weight="normal" style:font-weight-asian="normal" style:font-weight-complex="normal" fo:font-style="normal" style:font-style-asian="normal" style:font-style-complex="normal" style:text-underline-style="none" style:text-line-through-style="none" fo:font-size="11.pt" style:font-size-asian="11.pt" style:font-size-complex="11.pt" fo:background-color="transparent"/>
    </style:style>
    <style:style style:family="text" style:name="CharStyle40" style:display-name="CharStyle40" style:parent-style-name="CharStyle39">
      <style:text-properties fo:language="en" style:language-asian="en" style:language-complex="en" fo:country="US" style:country-asian="US" style:country-complex="US" fo:font-size="12.pt" style:font-size-asian="12.pt" style:font-size-complex="12.pt" style:font-name="Times New Roman" style:font-name-asian="Times New Roman" style:font-name-complex="Times New Roman" style:text-scale="100.%" fo:letter-spacing="0.000cm" fo:color="#000000" style:text-position="0.%"/>
    </style:style>
    <style:style style:family="text" style:name="CharStyle42" style:display-name="CharStyle42" style:parent-style-name="DefaultFontStyle">
      <style:text-properties fo:font-weight="bold" style:font-weight-asian="bold" style:font-weight-complex="bold" fo:font-style="normal" style:font-style-asian="normal" style:font-style-complex="normal" style:text-underline-style="none" style:text-line-through-style="none" style:font-name="Times New Roman" style:font-name-asian="Times New Roman" style:font-name-complex="Times New Roman" fo:background-color="transparent"/>
    </style:style>
    <style:style style:family="text" style:name="CharStyle43" style:display-name="CharStyle43" style:parent-style-name="CharStyle42">
      <style:text-properties fo:language="en" style:language-asian="en" style:language-complex="en" fo:country="US" style:country-asian="US" style:country-complex="US" fo:font-weight="normal" style:font-weight-asian="normal" style:font-weight-complex="normal" fo:font-size="12.pt" style:font-size-asian="12.pt" style:font-size-complex="12.pt" style:text-scale="100.%" fo:letter-spacing="0.000cm" fo:color="#000000" fo:background-color="#FFFFFF" style:text-position="0.%"/>
    </style:style>
    <style:style style:family="text" style:name="CharStyle44" style:display-name="CharStyle44" style:parent-style-name="CharStyle42">
      <style:text-properties fo:language="en" style:language-asian="en" style:language-complex="en" fo:country="US" style:country-asian="US" style:country-complex="US" fo:font-weight="normal" style:font-weight-asian="normal" style:font-weight-complex="normal" fo:font-size="12.pt" style:font-size-asian="12.pt" style:font-size-complex="12.pt" style:text-scale="100.%" fo:letter-spacing="0.000cm" fo:color="#000000" style:text-position="0.%"/>
    </style:style>
    <style:style style:family="text" style:name="CharStyle45" style:display-name="CharStyle45" style:parent-style-name="CharStyle42">
      <style:text-properties fo:language="en" style:language-asian="en" style:language-complex="en" fo:country="US" style:country-asian="US" style:country-complex="US" fo:font-weight="normal" style:font-weight-asian="normal" style:font-weight-complex="normal" style:text-underline-style="solid" fo:font-size="12.pt" style:font-size-asian="12.pt" style:font-size-complex="12.pt" style:text-scale="100.%" fo:letter-spacing="0.000cm" fo:color="#000000" style:text-position="0.%"/>
    </style:style>
    <style:style style:family="text" style:name="CharStyle46" style:display-name="CharStyle46" style:parent-style-name="CharStyle34">
      <style:text-properties fo:language="en" style:language-asian="en" style:language-complex="en" fo:country="US" style:country-asian="US" style:country-complex="US" fo:font-size="12.pt" style:font-size-asian="12.pt" style:font-size-complex="12.pt" style:text-scale="100.%" fo:letter-spacing="0.000cm" fo:color="#000000" fo:background-color="#FFFFFF" style:text-position="0.%"/>
    </style:style>
    <style:style style:family="text" style:name="CharStyle48" style:display-name="CharStyle48"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text" style:name="CharStyle49" style:display-name="CharStyle49" style:parent-style-name="CharStyle48">
      <style:text-properties fo:language="en" style:language-asian="en" style:language-complex="en" fo:country="US" style:country-asian="US" style:country-complex="US" fo:font-size="6.5pt" style:font-size-asian="6.5pt" style:font-size-complex="6.5pt" style:text-scale="100.%" fo:letter-spacing="0.000cm" fo:color="#000000" style:text-position="0.%"/>
    </style:style>
    <style:style style:family="text" style:name="CharStyle50" style:display-name="CharStyle50" style:parent-style-name="CharStyle48">
      <style:text-properties fo:language="en" style:language-asian="en" style:language-complex="en" fo:country="US" style:country-asian="US" style:country-complex="US" fo:font-style="italic" style:font-style-asian="italic" style:font-style-complex="italic" style:text-scale="100.%" fo:letter-spacing="0.000cm" fo:color="#000000" style:text-position="0.%"/>
    </style:style>
    <style:style style:family="text" style:name="CharStyle51" style:display-name="CharStyle51" style:parent-style-name="CharStyle11">
      <style:text-properties fo:language="en" style:language-asian="en" style:language-complex="en" fo:country="US" style:country-asian="US" style:country-complex="US" fo:font-size="9.pt" style:font-size-asian="9.pt" style:font-size-complex="9.pt" style:text-scale="100.%" fo:letter-spacing="0.000cm" fo:color="#000000" style:text-position="0.%"/>
    </style:style>
    <style:style style:family="text" style:name="CharStyle52" style:display-name="CharStyle52" style:parent-style-name="CharStyle11">
      <style:text-properties fo:language="en" style:language-asian="en" style:language-complex="en" fo:country="US" style:country-asian="US" style:country-complex="US" style:text-underline-style="solid" fo:font-size="9.pt" style:font-size-asian="9.pt" style:font-size-complex="9.pt" style:text-scale="100.%" fo:letter-spacing="0.000cm" fo:color="#000000" style:text-position="0.%"/>
    </style:style>
    <style:style style:family="text" style:name="CharStyle54" style:display-name="CharStyle54" style:parent-style-name="DefaultFontStyle">
      <style:text-properties fo:font-weight="normal" style:font-weight-asian="normal" style:font-weight-complex="normal" fo:font-style="normal" style:font-style-asian="normal" style:font-style-complex="normal" style:text-underline-style="none" style:text-line-through-style="none" style:font-name="Times New Roman" style:font-name-asian="Times New Roman" style:font-name-complex="Times New Roman" fo:background-color="transparent"/>
    </style:style>
    <style:style style:family="text" style:name="CharStyle55" style:display-name="CharStyle55" style:parent-style-name="CharStyle54">
      <style:text-properties fo:language="ar" style:language-asian="ar" style:language-complex="ar" fo:country="SA" style:country-asian="SA" style:country-complex="SA" fo:font-size="11.pt" style:font-size-asian="11.pt" style:font-size-complex="11.pt" style:font-name="Courier New" style:font-name-asian="Courier New" style:font-name-complex="Courier New" style:text-scale="100.%" fo:letter-spacing="0.000cm" fo:color="#000000" style:text-position="0.%"/>
    </style:style>
    <style:style style:family="text" style:name="CharStyle56" style:display-name="CharStyle56" style:parent-style-name="CharStyle54">
      <style:text-properties fo:language="ar" style:language-asian="ar" style:language-complex="ar" fo:country="SA" style:country-asian="SA" style:country-complex="SA" fo:font-style="italic" style:font-style-asian="italic" style:font-style-complex="italic" fo:font-size="10.pt" style:font-size-asian="10.pt" style:font-size-complex="10.pt" style:font-name="Tahoma" style:font-name-asian="Tahoma" style:font-name-complex="Tahoma" style:text-scale="100.%" fo:letter-spacing="0.000cm" fo:color="#000000" style:text-position="0.%"/>
    </style:style>
    <style:style style:family="text" style:name="CharStyle57" style:display-name="CharStyle57" style:parent-style-name="CharStyle54">
      <style:text-properties fo:language="he" style:language-asian="he" style:language-complex="he" fo:country="IL" style:country-asian="IL" style:country-complex="IL" fo:font-size="10.pt" style:font-size-asian="10.pt" style:font-size-complex="10.pt" style:text-scale="100.%" fo:letter-spacing="0.000cm" fo:color="#000000" style:text-position="0.%"/>
    </style:style>
    <style:style style:family="text" style:name="CharStyle58" style:display-name="CharStyle58" style:parent-style-name="CharStyle11">
      <style:text-properties fo:language="ar" style:language-asian="ar" style:language-complex="ar" fo:country="SA" style:country-asian="SA" style:country-complex="SA" fo:font-size="11.pt" style:font-size-asian="11.pt" style:font-size-complex="11.pt" style:font-name="Courier New" style:font-name-asian="Courier New" style:font-name-complex="Courier New" style:text-scale="100.%" fo:letter-spacing="0.000cm" fo:color="#000000" style:text-position="0.%"/>
    </style:style>
    <style:style style:family="text" style:name="CharStyle59" style:display-name="CharStyle59" style:parent-style-name="CharStyle34">
      <style:text-properties fo:language="en" style:language-asian="en" style:language-complex="en" fo:country="US" style:country-asian="US" style:country-complex="US" fo:font-style="italic" style:font-style-asian="italic" style:font-style-complex="italic" fo:font-size="12.pt" style:font-size-asian="12.pt" style:font-size-complex="12.pt" style:text-scale="100.%" fo:letter-spacing="0.000cm" fo:color="#000000" style:text-position="0.%"/>
    </style:style>
    <style:style style:family="text" style:name="CharStyle60" style:display-name="CharStyle60" style:parent-style-name="CharStyle42">
      <style:text-properties fo:language="en" style:language-asian="en" style:language-complex="en" fo:country="US" style:country-asian="US" style:country-complex="US" fo:font-style="italic" style:font-style-asian="italic" style:font-style-complex="italic" fo:font-size="12.pt" style:font-size-asian="12.pt" style:font-size-complex="12.pt" style:text-scale="100.%" fo:letter-spacing="0.000cm" fo:color="#000000" style:text-position="0.%"/>
    </style:style>
    <style:style style:family="text" style:name="CharStyle62" style:display-name="CharStyle62" style:parent-style-name="DefaultFontStyle">
      <style:text-properties fo:language="ar" style:language-asian="ar" style:language-complex="ar" fo:country="SA" style:country-asian="SA" style:country-complex="SA"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Arial" style:font-name-asian="Arial" style:font-name-complex="Arial" fo:background-color="transparent"/>
    </style:style>
    <style:style style:family="text" style:name="CharStyle63" style:display-name="CharStyle63" style:parent-style-name="CharStyle34">
      <style:text-properties fo:language="en" style:language-asian="en" style:language-complex="en" fo:country="US" style:country-asian="US" style:country-complex="US" fo:font-style="italic" style:font-style-asian="italic" style:font-style-complex="italic" fo:font-size="11.pt" style:font-size-asian="11.pt" style:font-size-complex="11.pt" style:font-name="Arial" style:font-name-asian="Arial" style:font-name-complex="Arial" style:text-scale="100.%" fo:letter-spacing="0.000cm" fo:color="#000000" style:text-position="0.%"/>
    </style:style>
    <style:style style:family="text" style:name="CharStyle64" style:display-name="CharStyle64" style:parent-style-name="CharStyle34">
      <style:text-properties fo:language="en" style:language-asian="en" style:language-complex="en" fo:country="US" style:country-asian="US" style:country-complex="US" fo:font-size="8.pt" style:font-size-asian="8.pt" style:font-size-complex="8.pt" style:text-scale="100.%" fo:letter-spacing="0.000cm" fo:color="#000000" style:text-position="0.%"/>
    </style:style>
    <style:style style:family="text" style:name="CharStyle65" style:display-name="CharStyle65" style:parent-style-name="CharStyle34">
      <style:text-properties fo:language="en" style:language-asian="en" style:language-complex="en" fo:country="US" style:country-asian="US" style:country-complex="US" fo:font-size="11.pt" style:font-size-asian="11.pt" style:font-size-complex="11.pt" style:font-name="Arial" style:font-name-asian="Arial" style:font-name-complex="Arial" style:text-scale="100.%" fo:letter-spacing="0.000cm" fo:color="#000000" style:text-position="0.%"/>
    </style:style>
    <style:style style:family="text" style:name="CharStyle66" style:display-name="CharStyle66" style:parent-style-name="CharStyle42">
      <style:text-properties fo:language="en" style:language-asian="en" style:language-complex="en" fo:country="US" style:country-asian="US" style:country-complex="US" fo:font-weight="normal" style:font-weight-asian="normal" style:font-weight-complex="normal" fo:font-size="8.pt" style:font-size-asian="8.pt" style:font-size-complex="8.pt" style:text-scale="100.%" fo:letter-spacing="0.000cm" fo:color="#000000" style:text-position="0.%"/>
    </style:style>
    <style:style style:family="text" style:name="CharStyle67" style:display-name="CharStyle67" style:parent-style-name="CharStyle34">
      <style:text-properties fo:language="ar" style:language-asian="ar" style:language-complex="ar" fo:country="SA" style:country-asian="SA" style:country-complex="SA" fo:font-size="11.pt" style:font-size-asian="11.pt" style:font-size-complex="11.pt" style:font-name="Courier New" style:font-name-asian="Courier New" style:font-name-complex="Courier New" style:text-scale="100.%" fo:letter-spacing="0.000cm" fo:color="#000000" style:text-position="0.%"/>
    </style:style>
    <style:style style:family="text" style:name="CharStyle68" style:display-name="CharStyle68" style:parent-style-name="CharStyle34">
      <style:text-properties fo:language="en" style:language-asian="en" style:language-complex="en" fo:country="US" style:country-asian="US" style:country-complex="US" fo:font-size="11.pt" style:font-size-asian="11.pt" style:font-size-complex="11.pt" style:text-scale="100.%" fo:letter-spacing="0.000cm" fo:color="#000000" style:text-position="0.%"/>
    </style:style>
    <style:style style:family="text" style:name="CharStyle69" style:display-name="CharStyle69" style:parent-style-name="CharStyle11">
      <style:text-properties fo:language="en" style:language-asian="en" style:language-complex="en" fo:country="US" style:country-asian="US" style:country-complex="US" fo:font-weight="bold" style:font-weight-asian="bold" style:font-weight-complex="bold" fo:font-size="12.pt" style:font-size-asian="12.pt" style:font-size-complex="12.pt" style:text-scale="100.%" fo:letter-spacing="0.000cm" fo:color="#000000" style:text-position="0.%"/>
    </style:style>
    <style:style style:family="text" style:name="CharStyle70" style:display-name="CharStyle70" style:parent-style-name="CharStyle34">
      <style:text-properties fo:language="en" style:language-asian="en" style:language-complex="en" fo:country="US" style:country-asian="US" style:country-complex="US" fo:font-weight="bold" style:font-weight-asian="bold" style:font-weight-complex="bold" fo:font-size="12.pt" style:font-size-asian="12.pt" style:font-size-complex="12.pt" style:text-scale="100.%" fo:letter-spacing="0.000cm" fo:color="#000000" style:text-position="0.%"/>
    </style:style>
    <style:style style:family="text" style:name="CharStyle71" style:display-name="CharStyle71" style:parent-style-name="CharStyle48">
      <style:text-properties fo:language="en" style:language-asian="en" style:language-complex="en" fo:country="US" style:country-asian="US" style:country-complex="US" fo:font-size="9.5pt" style:font-size-asian="9.5pt" style:font-size-complex="9.5pt" style:font-name="Arial" style:font-name-asian="Arial" style:font-name-complex="Arial" style:text-scale="100.%" fo:letter-spacing="0.000cm" fo:color="#000000" style:text-position="0.%"/>
    </style:style>
    <style:style style:family="text" style:name="CharStyle72" style:display-name="CharStyle72" style:parent-style-name="CharStyle34">
      <style:text-properties fo:language="en" style:language-asian="en" style:language-complex="en" fo:country="US" style:country-asian="US" style:country-complex="US" style:text-underline-style="solid" fo:font-size="12.pt" style:font-size-asian="12.pt" style:font-size-complex="12.pt" style:text-scale="100.%" fo:letter-spacing="0.000cm" fo:color="#000000" style:text-position="0.%"/>
    </style:style>
    <style:style style:family="text" style:name="FootnoteNumberInBody" style:display-name="FootnoteNumberInBody" style:parent-style-name="DefaultFontStyle">
      <style:text-properties fo:language="en" style:language-asian="en" style:language-complex="en" fo:country="US" style:country-asian="US" style:country-complex="US" style:text-position="25%" fo:font-weight="normal" style:font-weight-asian="normal" style:font-weight-complex="normal" fo:font-style="normal" style:font-style-asian="normal" style:font-style-complex="normal" style:text-underline-style="none" style:text-line-through-style="none" fo:font-size="6.5pt" style:font-size-asian="6.5pt" style:font-size-complex="6.5pt" style:font-name="Times New Roman" style:font-name-asian="Times New Roman" style:font-name-complex="Times New Roman" style:text-scale="100.%" fo:letter-spacing="0.000cm" fo:color="#00000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en" style:language-asian="en" style:language-complex="en" fo:country="US" style:country-asian="US" style:country-complex="US" fo:font-size="12.pt" style:font-size-asian="12.pt" style:font-size-complex="12.pt" style:font-name="Courier New" style:font-name-asian="Courier New" style:font-name-complex="Courier New" style:text-scale="100.%" fo:letter-spacing="0.000cm" fo:color="#000000" style:text-position="0.%"/>
    </style:default-style>
    <style:style style:family="paragraph" style:name="Style2" style:display-name="Footnote">
      <style:paragraph-properties fo:background-color="transparent" fo:margin-left="0.459cm" fo:text-indent="-0.459cm"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paragraph" style:name="Style10" style:display-name="Other">
      <style:paragraph-properties fo:background-color="transparent" fo:margin-bottom="0.459cm" fo:line-height="150.%" style:page-number="auto"/>
      <style:text-properties fo:font-weight="normal" style:font-weight-asian="normal" style:font-weight-complex="normal" fo:font-style="normal" style:font-style-asian="normal" style:font-style-complex="normal" style:text-underline-style="none" style:text-line-through-style="none" style:font-name="Times New Roman" style:font-name-asian="Times New Roman" style:font-name-complex="Times New Roman" fo:background-color="transparent"/>
    </style:style>
    <style:style style:family="paragraph" style:name="Style13" style:display-name="Body text (4)">
      <style:paragraph-properties fo:background-color="transparent" fo:margin-bottom="0.035cm" style:page-number="auto"/>
      <style:text-properties fo:font-weight="normal" style:font-weight-asian="normal" style:font-weight-complex="normal" fo:font-style="normal" style:font-style-asian="normal" style:font-style-complex="normal" style:text-underline-style="none" style:text-line-through-style="none" fo:font-size="4.5pt" style:font-size-asian="4.5pt" style:font-size-complex="4.5pt" style:font-name="Arial" style:font-name-asian="Arial" style:font-name-complex="Arial" fo:background-color="transparent"/>
    </style:style>
    <style:style style:family="paragraph" style:name="Style16" style:display-name="Body text (3)">
      <style:paragraph-properties fo:background-color="transparent" style:page-number="auto"/>
      <style:text-properties fo:font-weight="bold" style:font-weight-asian="bold" style:font-weight-complex="bold" fo:font-style="normal" style:font-style-asian="normal" style:font-style-complex="normal" style:text-underline-style="none" style:text-line-through-style="none" fo:font-size="6.pt" style:font-size-asian="6.pt" style:font-size-complex="6.pt" style:font-name="Arial" style:font-name-asian="Arial" style:font-name-complex="Arial" fo:color="#222222" fo:background-color="transparent"/>
    </style:style>
    <style:style style:family="paragraph" style:name="Style21" style:display-name="Heading #1">
      <style:paragraph-properties fo:background-color="transparent" fo:margin-bottom="0.670cm" style:page-number="auto"/>
      <style:text-properties fo:font-weight="normal" style:font-weight-asian="normal" style:font-weight-complex="normal" fo:font-style="normal" style:font-style-asian="normal" style:font-style-complex="normal" style:text-underline-style="none" style:text-line-through-style="none" fo:font-size="14.pt" style:font-size-asian="14.pt" style:font-size-complex="14.pt" style:font-name="Georgia" style:font-name-asian="Georgia" style:font-name-complex="Georgia" fo:background-color="transparent"/>
    </style:style>
    <style:style style:family="paragraph" style:name="Style23" style:display-name="Picture caption">
      <style:paragraph-properties fo:background-color="transparent" fo:margin-bottom="0.053cm" style:page-number="auto"/>
      <style:text-properties fo:font-weight="normal" style:font-weight-asian="normal" style:font-weight-complex="normal" fo:font-style="normal" style:font-style-asian="normal" style:font-style-complex="normal" style:text-underline-style="none" style:text-line-through-style="none" fo:font-size="6.pt" style:font-size-asian="6.pt" style:font-size-complex="6.pt" style:font-name="Arial" style:font-name-asian="Arial" style:font-name-complex="Arial" fo:color="#3874A1" fo:background-color="transparent"/>
    </style:style>
    <style:style style:family="paragraph" style:name="Style33" style:display-name="Body text">
      <style:paragraph-properties fo:background-color="transparent" fo:margin-bottom="0.459cm" fo:line-height="150.%" style:page-number="auto"/>
      <style:text-properties fo:font-weight="normal" style:font-weight-asian="normal" style:font-weight-complex="normal" fo:font-style="normal" style:font-style-asian="normal" style:font-style-complex="normal" style:text-underline-style="none" style:text-line-through-style="none" style:font-name="Times New Roman" style:font-name-asian="Times New Roman" style:font-name-complex="Times New Roman" fo:background-color="transparent"/>
    </style:style>
    <style:style style:family="paragraph" style:name="Style35" style:display-name="Header or footer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paragraph" style:name="Style38" style:display-name="Body text (2)">
      <style:paragraph-properties fo:background-color="transparent" style:writing-mode="rl-tb" fo:line-height="164.%" fo:text-align="right" style:page-number="auto"/>
      <style:text-properties fo:language="ar" style:language-asian="ar" style:language-complex="ar" fo:country="SA" style:country-asian="SA" style:country-complex="SA" fo:font-weight="normal" style:font-weight-asian="normal" style:font-weight-complex="normal" fo:font-style="normal" style:font-style-asian="normal" style:font-style-complex="normal" style:text-underline-style="none" style:text-line-through-style="none" fo:font-size="11.pt" style:font-size-asian="11.pt" style:font-size-complex="11.pt" fo:background-color="transparent"/>
    </style:style>
    <style:style style:family="paragraph" style:name="Style41" style:display-name="Heading #3">
      <style:paragraph-properties fo:background-color="transparent" fo:margin-bottom="0.212cm" fo:line-height="125.%" style:page-number="auto"/>
      <style:text-properties fo:font-weight="bold" style:font-weight-asian="bold" style:font-weight-complex="bold" fo:font-style="normal" style:font-style-asian="normal" style:font-style-complex="normal" style:text-underline-style="none" style:text-line-through-style="none" style:font-name="Times New Roman" style:font-name-asian="Times New Roman" style:font-name-complex="Times New Roman" fo:background-color="transparent"/>
    </style:style>
    <style:style style:family="paragraph" style:name="Style47" style:display-name="Table caption">
      <style:paragraph-properties fo:background-color="transparent" fo:margin-left="0.459cm" fo:text-indent="-0.459cm"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paragraph" style:name="Style53" style:display-name="Other (2)">
      <style:paragraph-properties fo:background-color="transparent" style:writing-mode="rl-tb" fo:text-align="right" style:page-number="auto"/>
      <style:text-properties fo:font-weight="normal" style:font-weight-asian="normal" style:font-weight-complex="normal" fo:font-style="normal" style:font-style-asian="normal" style:font-style-complex="normal" style:text-underline-style="none" style:text-line-through-style="none" style:font-name="Times New Roman" style:font-name-asian="Times New Roman" style:font-name-complex="Times New Roman" fo:background-color="transparent"/>
    </style:style>
    <style:style style:family="paragraph" style:name="Style61" style:display-name="Heading #2">
      <style:paragraph-properties fo:background-color="transparent" style:writing-mode="rl-tb" fo:line-height="75.%" fo:margin-right="0.000cm" style:page-number="auto"/>
      <style:text-properties fo:language="ar" style:language-asian="ar" style:language-complex="ar" fo:country="SA" style:country-asian="SA" style:country-complex="SA"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Arial" style:font-name-asian="Arial" style:font-name-complex="Arial" fo:background-color="transparent"/>
    </style:style>
    <style:style style:name="Frame" style:family="graphic">
      <style:graphic-properties/>
    </style:style>
    <text:notes-configuration text:note-class="footnote" text:start-numbering-at="document" style:num-format="1" text:start-value="0" text:citation-style-name="FootnoteNumberInBody"/>
  </office:styles>
  <office:automatic-styles>
    <style:style style:family="text" style:name="T263" style:display-name="T263" style:parent-style-name="CharStyle37">
      <style:text-properties fo:color="#000000"/>
    </style:style>
    <style:style style:family="paragraph" style:name="P41" style:display-name="P41">
      <style:paragraph-properties fo:line-height="0.002cm" style:page-number="auto"/>
      <style:text-properties/>
    </style:style>
    <style:style style:family="paragraph" style:name="P110" style:display-name="P110" style:parent-style-name="Style35">
      <style:paragraph-properties fo:background-color="transparent" fo:margin-top="0.000cm" fo:margin-bottom="0.000cm" fo:line-height="100.%" fo:margin-left="0.000cm" fo:margin-right="0.000cm" fo:text-indent="0.000cm" fo:text-align="left" style:page-number="auto"/>
      <style:text-properties/>
    </style:style>
    <style:style style:family="paragraph" style:name="P417" style:display-name="P417">
      <style:paragraph-properties style:page-number="auto"/>
      <style:text-properties fo:font-size="5.0000000000000003e-002pt" style:font-size-asian="5.0000000000000003e-002pt" style:font-size-complex="5.0000000000000003e-002pt"/>
    </style:style>
    <style:style style:name="M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20.990cm" fo:page-height="29.704cm" style:print-orientation="portrait" style:num-format="1" fo:margin-left="0.000cm" fo:margin-right="0.000cm" fo:margin-top="0cm" fo:margin-bottom="0cm"/>
      <style:header-style>
        <style:header-footer-properties fo:min-height="1.136cm"/>
      </style:header-style>
      <style:footer-style>
        <style:header-footer-properties fo:min-height="0.173cm" fo:margin-top="0.173cm"/>
      </style:footer-style>
    </style:page-layout>
    <style:page-layout style:name="Mpm1">
      <style:page-layout-properties fo:page-width="20.990cm" fo:page-height="29.704cm" style:print-orientation="portrait" style:num-format="1" fo:margin-left="0.000cm" fo:margin-right="0.000cm" fo:margin-top="0cm" fo:margin-bottom="0cm"/>
      <style:header-style>
        <style:header-footer-properties fo:min-height="3.549cm"/>
      </style:header-style>
      <style:footer-style>
        <style:header-footer-properties fo:min-height="3.549cm" fo:margin-top="3.549cm"/>
      </style:footer-style>
    </style:page-layout>
    <style:page-layout style:name="Mpm2">
      <style:page-layout-properties fo:page-width="20.990cm" fo:page-height="29.704cm" style:print-orientation="portrait" style:num-format="1" fo:margin-left="3.427cm" fo:margin-right="3.510cm" fo:margin-top="0cm" fo:margin-bottom="0cm"/>
      <style:header-style>
        <style:header-footer-properties fo:min-height="3.494cm"/>
      </style:header-style>
      <style:footer-style>
        <style:header-footer-properties fo:min-height="3.080cm" fo:margin-top="3.080cm"/>
      </style:footer-style>
    </style:page-layout>
  </office:automatic-styles>
  <office:master-styles>
    <style:master-page style:name="PageStyle0" style:page-layout-name="Mpm0">
      <style:header>
        <text:p text:style-name="P417"/>
      </style:header>
      <style:footer>
        <text:p text:style-name="P417"/>
      </style:footer>
    </style:master-page>
    <style:master-page style:name="PageStyle1" style:page-layout-name="Mpm1">
      <style:header>
        <text:p text:style-name="P417"/>
      </style:header>
      <style:footer>
        <text:p text:style-name="P41"><draw:frame draw:style-name="Mfr11" svg:x="10.335cm" svg:y="28.074cm" text:anchor-type="paragraph"><draw:text-box fo:min-width="0.356cm" fo:min-height="0.279cm"><text:p text:style-name="P110"><text:page-number/></text:p></draw:text-box></draw:frame></text:p>
      </style:footer>
    </style:master-page>
    <style:master-page style:name="PageStyle2" style:page-layout-name="Mpm2">
      <style:header>
        <text:p text:style-name="P417"/>
      </style:header>
      <style:footer>
        <text:p text:style-name="P41"><draw:frame draw:style-name="Mfr11" svg:x="10.335cm" svg:y="28.074cm" text:anchor-type="paragraph"><draw:text-box fo:min-width="0.356cm" fo:min-height="0.279cm"><text:p text:style-name="P110"><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376\377\000d\000e\000n\000o\000m\000i\000n\000a\000l\000 \000v\000e\000r\000b\000s</dc:title>
    <dc:subject/>
    <meta:initial-creator>\376\377\000A\000b\000d\000l\000l\000a\000h\000 \000a\000l\000-\000D\000o\000b\000a\000i\000a\000n</meta:initial-creator>
    <meta:keyword/>
  </office:meta>
</office:document-meta>
</file>